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3.316cm"/>
    </style:style>
    <style:style style:name="co2" style:family="table-column">
      <style:table-column-properties fo:break-before="auto" style:column-width="4.727cm"/>
    </style:style>
    <style:style style:name="co3" style:family="table-column">
      <style:table-column-properties fo:break-before="auto" style:column-width="3.81cm"/>
    </style:style>
    <style:style style:name="co4" style:family="table-column">
      <style:table-column-properties fo:break-before="auto" style:column-width="3.422cm"/>
    </style:style>
    <style:style style:name="co5" style:family="table-column">
      <style:table-column-properties fo:break-before="auto" style:column-width="3.069cm"/>
    </style:style>
    <style:style style:name="co6" style:family="table-column">
      <style:table-column-properties fo:break-before="auto" style:column-width="2.646cm"/>
    </style:style>
    <style:style style:name="co7" style:family="table-column">
      <style:table-column-properties fo:break-before="auto" style:column-width="4.941cm"/>
    </style:style>
    <style:style style:name="co8" style:family="table-column">
      <style:table-column-properties fo:break-before="auto" style:column-width="2.999cm"/>
    </style:style>
    <style:style style:name="co9" style:family="table-column">
      <style:table-column-properties fo:break-before="auto" style:column-width="6.316cm"/>
    </style:style>
    <style:style style:name="co10" style:family="table-column">
      <style:table-column-properties fo:break-before="auto" style:column-width="6.175cm"/>
    </style:style>
    <style:style style:name="co11" style:family="table-column">
      <style:table-column-properties fo:break-before="auto" style:column-width="3.104cm"/>
    </style:style>
    <style:style style:name="co12" style:family="table-column">
      <style:table-column-properties fo:break-before="auto" style:column-width="4.588cm"/>
    </style:style>
    <style:style style:name="co13" style:family="table-column">
      <style:table-column-properties fo:break-before="auto" style:column-width="5.539cm"/>
    </style:style>
    <style:style style:name="co14" style:family="table-column">
      <style:table-column-properties fo:break-before="auto" style:column-width="8.61cm"/>
    </style:style>
    <style:style style:name="co15" style:family="table-column">
      <style:table-column-properties fo:break-before="auto" style:column-width="4.694cm"/>
    </style:style>
    <style:style style:name="co16" style:family="table-column">
      <style:table-column-properties fo:break-before="auto" style:column-width="7.514cm"/>
    </style:style>
    <style:style style:name="co17" style:family="table-column">
      <style:table-column-properties fo:break-before="auto" style:column-width="5.786cm"/>
    </style:style>
    <style:style style:name="co18" style:family="table-column">
      <style:table-column-properties fo:break-before="auto" style:column-width="6.526cm"/>
    </style:style>
    <style:style style:name="co19" style:family="table-column">
      <style:table-column-properties fo:break-before="auto" style:column-width="3.739cm"/>
    </style:style>
    <style:style style:name="co20" style:family="table-column">
      <style:table-column-properties fo:break-before="auto" style:column-width="4.374cm"/>
    </style:style>
    <style:style style:name="co21" style:family="table-column">
      <style:table-column-properties fo:break-before="auto" style:column-width="12.208cm"/>
    </style:style>
    <style:style style:name="co22" style:family="table-column">
      <style:table-column-properties fo:break-before="auto" style:column-width="5.823cm"/>
    </style:style>
    <style:style style:name="co23" style:family="table-column">
      <style:table-column-properties fo:break-before="auto" style:column-width="8.751cm"/>
    </style:style>
    <style:style style:name="co24" style:family="table-column">
      <style:table-column-properties fo:break-before="auto" style:column-width="5.223cm"/>
    </style:style>
    <style:style style:name="co25" style:family="table-column">
      <style:table-column-properties fo:break-before="auto" style:column-width="4.304cm"/>
    </style:style>
    <style:style style:name="co26" style:family="table-column">
      <style:table-column-properties fo:break-before="auto" style:column-width="5.435cm"/>
    </style:style>
    <style:style style:name="co27" style:family="table-column">
      <style:table-column-properties fo:break-before="auto" style:column-width="2.258cm"/>
    </style:style>
    <style:style style:name="co28" style:family="table-column">
      <style:table-column-properties fo:break-before="auto" style:column-width="9.597cm"/>
    </style:style>
    <style:style style:name="co29" style:family="table-column">
      <style:table-column-properties fo:break-before="auto" style:column-width="5.891cm"/>
    </style:style>
    <style:style style:name="co30" style:family="table-column">
      <style:table-column-properties fo:break-before="auto" style:column-width="12.314cm"/>
    </style:style>
    <style:style style:name="co31" style:family="table-column">
      <style:table-column-properties fo:break-before="auto" style:column-width="21.137cm"/>
    </style:style>
    <style:style style:name="co32" style:family="table-column">
      <style:table-column-properties fo:break-before="auto" style:column-width="11.502cm"/>
    </style:style>
    <style:style style:name="co33" style:family="table-column">
      <style:table-column-properties fo:break-before="auto" style:column-width="12.986cm"/>
    </style:style>
    <style:style style:name="co34" style:family="table-column">
      <style:table-column-properties fo:break-before="auto" style:column-width="10.444cm"/>
    </style:style>
    <style:style style:name="co35" style:family="table-column">
      <style:table-column-properties fo:break-before="auto" style:column-width="19.794cm"/>
    </style:style>
    <style:style style:name="co36" style:family="table-column">
      <style:table-column-properties fo:break-before="auto" style:column-width="11.114cm"/>
    </style:style>
    <style:style style:name="co37" style:family="table-column">
      <style:table-column-properties fo:break-before="auto" style:column-width="11.538cm"/>
    </style:style>
    <style:style style:name="co38" style:family="table-column">
      <style:table-column-properties fo:break-before="auto" style:column-width="11.467cm"/>
    </style:style>
    <style:style style:name="co39" style:family="table-column">
      <style:table-column-properties fo:break-before="auto" style:column-width="6.385cm"/>
    </style:style>
    <style:style style:name="co40" style:family="table-column">
      <style:table-column-properties fo:break-before="auto" style:column-width="8.151cm"/>
    </style:style>
    <style:style style:name="co41" style:family="table-column">
      <style:table-column-properties fo:break-before="auto" style:column-width="8.715cm"/>
    </style:style>
    <style:style style:name="co42" style:family="table-column">
      <style:table-column-properties fo:break-before="auto" style:column-width="8.01cm"/>
    </style:style>
    <style:style style:name="co43" style:family="table-column">
      <style:table-column-properties fo:break-before="auto" style:column-width="10.797cm"/>
    </style:style>
    <style:style style:name="co44" style:family="table-column">
      <style:table-column-properties fo:break-before="auto" style:column-width="6.458cm"/>
    </style:style>
    <style:style style:name="co45" style:family="table-column">
      <style:table-column-properties fo:break-before="auto" style:column-width="7.975cm"/>
    </style:style>
    <style:style style:name="co46" style:family="table-column">
      <style:table-column-properties fo:break-before="auto" style:column-width="8.257cm"/>
    </style:style>
    <style:style style:name="co47" style:family="table-column">
      <style:table-column-properties fo:break-before="auto" style:column-width="6.211cm"/>
    </style:style>
    <style:style style:name="co48" style:family="table-column">
      <style:table-column-properties fo:break-before="auto" style:column-width="7.445cm"/>
    </style:style>
    <style:style style:name="co49" style:family="table-column">
      <style:table-column-properties fo:break-before="auto" style:column-width="14.115cm"/>
    </style:style>
    <style:style style:name="co50" style:family="table-column">
      <style:table-column-properties fo:break-before="auto" style:column-width="8.398cm"/>
    </style:style>
    <style:style style:name="co51" style:family="table-column">
      <style:table-column-properties fo:break-before="auto" style:column-width="2.108cm"/>
    </style:style>
    <style:style style:name="ro1" style:family="table-row">
      <style:table-row-properties style:row-height="0.423cm" fo:break-before="auto" style:use-optimal-row-height="true"/>
    </style:style>
    <style:style style:name="ro2" style:family="table-row">
      <style:table-row-properties style:row-height="0.529cm" fo:break-before="auto" style:use-optimal-row-height="true"/>
    </style:style>
    <style:style style:name="ta1" style:family="table" style:master-page-name="PageStyle_5f_Filtro_5f_Ùnicos">
      <style:table-properties table:display="true" style:writing-mode="lr-tb"/>
    </style:style>
    <style:style style:name="ta2" style:family="table" style:master-page-name="PageStyle_5f_PlanilhaDinâmica">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 style:family="table-cell" style:parent-style-name="Default" style:data-style-name="N10110">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5" style:family="table-cell" style:parent-style-name="Default" style:data-style-name="N0">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Filtro_Ùnico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number-columns-repeated="998" table:default-cell-style-name="ce1"/>
        <table:table-row table:style-name="ro1">
          <table:table-cell office:value-type="string" calcext:value-type="string">
            <text:p>N. Processo</text:p>
          </table:table-cell>
          <table:table-cell office:value-type="string" calcext:value-type="string">
            <text:p>Título (Português)</text:p>
          </table:table-cell>
          <table:table-cell office:value-type="string" calcext:value-type="string">
            <text:p>Título (Inglês)</text:p>
          </table:table-cell>
          <table:table-cell office:value-type="string" calcext:value-type="string">
            <text:p>Beneficiário</text:p>
          </table:table-cell>
          <table:table-cell office:value-type="string" calcext:value-type="string">
            <text:p>Instituição</text:p>
          </table:table-cell>
          <table:table-cell office:value-type="string" calcext:value-type="string">
            <text:p>Empresa</text:p>
          </table:table-cell>
          <table:table-cell office:value-type="string" calcext:value-type="string">
            <text:p>Instituição Parceira</text:p>
          </table:table-cell>
          <table:table-cell office:value-type="string" calcext:value-type="string">
            <text:p>Município</text:p>
          </table:table-cell>
          <table:table-cell office:value-type="string" calcext:value-type="string">
            <text:p>Pesquisador Responsável</text:p>
          </table:table-cell>
          <table:table-cell office:value-type="string" calcext:value-type="string">
            <text:p>Pesquisadores Principais</text:p>
          </table:table-cell>
          <table:table-cell office:value-type="string" calcext:value-type="string">
            <text:p>Supervisor</text:p>
          </table:table-cell>
          <table:table-cell office:value-type="string" calcext:value-type="string">
            <text:p>Local de Pesquisa</text:p>
          </table:table-cell>
          <table:table-cell office:value-type="string" calcext:value-type="string">
            <text:p>Pesquisador Visitante</text:p>
          </table:table-cell>
          <table:table-cell office:value-type="string" calcext:value-type="string">
            <text:p>Instituição do Pesquisador Visitante</text:p>
          </table:table-cell>
          <table:table-cell office:value-type="string" calcext:value-type="string">
            <text:p>Linha de Fomento</text:p>
          </table:table-cell>
          <table:table-cell office:value-type="string" calcext:value-type="string">
            <text:p>Grande Área do Conhecimento</text:p>
          </table:table-cell>
          <table:table-cell office:value-type="string" calcext:value-type="string">
            <text:p>Área do Conhecimento</text:p>
          </table:table-cell>
          <table:table-cell office:value-type="string" calcext:value-type="string">
            <text:p>Subárea do Conhecimento</text:p>
          </table:table-cell>
          <table:table-cell office:value-type="string" calcext:value-type="string">
            <text:p>Data de Início</text:p>
          </table:table-cell>
          <table:table-cell office:value-type="string" calcext:value-type="string">
            <text:p>Data de Término</text:p>
          </table:table-cell>
          <table:table-cell office:value-type="string" calcext:value-type="string">
            <text:p>Acordo(s)/Convênio(s) de Cooperação com a FAPESP</text:p>
          </table:table-cell>
          <table:table-cell office:value-type="string" calcext:value-type="string">
            <text:p>Instituições no Exterior</text:p>
          </table:table-cell>
          <table:table-cell office:value-type="string" calcext:value-type="string">
            <text:p>Pesquisador responsável no exterior</text:p>
          </table:table-cell>
          <table:table-cell office:value-type="string" calcext:value-type="string">
            <text:p>Resumo (Português)</text:p>
          </table:table-cell>
          <table:table-cell office:value-type="string" calcext:value-type="string">
            <text:p>Resumo (Inglês)</text:p>
          </table:table-cell>
          <table:table-cell office:value-type="string" calcext:value-type="string">
            <text:p>Processos Vinculados</text:p>
          </table:table-cell>
          <table:table-cell table:number-columns-repeated="998"/>
        </table:table-row>
        <table:table-row table:style-name="ro1">
          <table:table-cell office:value-type="string" calcext:value-type="string">
            <text:p>13/14577-8</text:p>
          </table:table-cell>
          <table:table-cell office:value-type="string" calcext:value-type="string">
            <text:p>"influência do palmito-juçara (Euterpe edulis Mart.) na estrutura, dinâmica e biomassa de uma Floresta Ombrófila Densa, Ubatuba-SP, Brasil"</text:p>
          </table:table-cell>
          <table:table-cell table:style-name="Default"/>
          <table:table-cell office:value-type="string" calcext:value-type="string">
            <text:p>Rafael Cavalcanti Lembi</text:p>
          </table:table-cell>
          <table:table-cell office:value-type="string" calcext:value-type="string">
            <text:p>Universidade Estadual de Campinas (UNICAMP). Coordenadoria de Centros e Núcleos Disciplinares (COCEN). Núcleo de Estudos e Pesquisas Ambientais (NEPAM)</text:p>
          </table:table-cell>
          <table:table-cell/>
          <table:table-cell table:style-name="Default"/>
          <table:table-cell/>
          <table:table-cell office:value-type="string" calcext:value-type="string">
            <text:p>Simone Aparecida Vieira</text:p>
          </table:table-cell>
          <table:table-cell table:number-columns-repeated="2"/>
          <table:table-cell table:style-name="Default" table:number-columns-repeated="3"/>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13-07-01" calcext:value-type="date">
            <text:p>1/7/2013</text:p>
          </table:table-cell>
          <table:table-cell table:style-name="ce2" office:value-type="date" office:date-value="2014-09-30" calcext:value-type="date">
            <text:p>30/9/2014</text:p>
          </table:table-cell>
          <table:table-cell table:style-name="Default"/>
          <table:table-cell table:number-columns-repeated="2"/>
          <table:table-cell office:value-type="string" calcext:value-type="string">
            <text:p>A Mata Atlântica é considerada um "hot spot" da biodiversidade brasileira, devido à riqueza de espécie e ao elevado grau de endemismo (MYERS et al., 2010). Abrange uma área de um pouco menos de 4 bilhões de hectares (30% da superfície da Terra), ma o desmatamento prossegue em níveis alarmantes (CAMPANILI; SCHAFFER, 2010). <text:s/>Estudos recentes mostram que hoje, restam entre 11,4% a 16% da cobertura original da Mata Atlântica (RIBEIRO et al., 2009), onde somente na fachada da Serra o Mar e no Vale do Ribeira há remanescentes significativos da vegetação original (RODRIGUES et al., 2008). <text:s/>O palmito-juçara (Euterpe edulis Mart.) é um dos mais importantes produtos florestais não-madeireiros explorado da Mata Atlantica, principalmente na região do sudeste do Brasil (FANTINI;GURIES, 2007). <text:s/>Nativa desse bioma, o palmito-juçara (REIS <text:s/>et al.,2000 ), cujo meristema apical, encoberto pelas bainhas, é macio e amplamente utilizado na alimentação, tem como principal produto o "palmito" (SOUZA; LORENZI et al., 2005). <text:s/>Muito explorado atualmente dias de hoje, o palmito encontra-se incluído na lista oficial de espécies da flora brasileira ameaçadas de extinção (BRASIL, 2008), mas a exploração predatória ainda ocorre, e quase todo o palmito comercializado e exportado pelo <text:s/>Brasil é ilegal (CAMPANILI; SCHAFFER, 2010). <text:s/>Estima-se que extração irregular do palmito poderá provocar erosão genética, atuando como uma seleção negativa em relação às palmeiras de maior porte. (RAUPP et al., 2009). Nesse sentido, estudos da estrutura de populações e comunidades de plantas na floresta Atlântica são importantes para o conhecimento dos padrões de distribuição e ocorrência das espécies, contribuindo na elaboração de estratégias para a manutenção, recuperação e conservação dos remanescentes <text:s/>florestais (CARVALHO; NASCIMENTO, 2009). <text:s/>O principal objetivo do trabalho é responder a seguinte questão: Como a presença de palmito influência a estrutura e a biomassa da floresta de Mata Atlântica? <text:s/>Com base nessa questão foco, pretende-se avaliar os aspectos e as características do palmito-juçara, bem como a maneira que interferem na dinâmica da comunidade da floresta. <text:s/>Complementar a isso, espera-se avaliar o impacto que a ação antrópica, através corte ilegal do palmito, interfere na estrutura e no funcionamento da área florestal estudada. <text:s/>O estudo será realizado em 100 subparcelas de 10 x 10 m, totalizando 1 ha, distribuídas em quatro conjuntos amostrais localizados a 600 m e 800 m de altitude, em Ubatuba, no Parque Estadual da Serra do Mar, São Paulo. <text:s/>Será avaliada a distribuição de todos os indivíduos arbóreos (árvores, pteridófitas e <text:s/>outras palmeiras) em relação à presença de palmito-juçara, comparando os resultados entre os níveis altitudinais, entre as parcelas e subparcelas. <text:s/>Para a estimativa da biomassa acima do solo (ABS), adotaremos a equação alométrica de NASCIMENTO; LAURENCE <text:s/>(2002), como proposto por ALVES et al., (2010) para palmeiras em floresta tropical úmida, da Mata Atlântica. Os valores serão analisados (a) entre os diferentes níveis altitudinais, (b) entre as parcelas, dentro do mesmo nível, e, (c) entre as subparcelas, dentro da mesma parcela. <text:s/>Para a avaliação da influencia do palmito-juçara na estrutura da floresta, será analisado o espaço físico que os indivíduos ocupam dentro das subparcelas, através dos dados do mapeamento, para a capacidade de regeneração dos jovens e adultos, crescimento e mortalidade. (AU)</text:p>
          </table:table-cell>
          <table:table-cell table:style-name="Default" table:number-columns-repeated="2"/>
          <table:table-cell table:number-columns-repeated="998"/>
        </table:table-row>
        <table:table-row table:style-name="ro1">
          <table:table-cell office:value-type="string" calcext:value-type="string">
            <text:p>06/06465-1</text:p>
          </table:table-cell>
          <table:table-cell office:value-type="string" calcext:value-type="string">
            <text:p>1.0 workshop sobre crustáceos decápodos áreas estuarinas Estado SP | Ubatuba - SP</text:p>
          </table:table-cell>
          <table:table-cell table:style-name="Default"/>
          <table:table-cell office:value-type="string" calcext:value-type="string">
            <text:p>Maria Lucia Negreiros Fransozo</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Maria Lucia Negreiros Fransozo</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2007-03-14" calcext:value-type="date">
            <text:p>14/3/2007</text:p>
          </table:table-cell>
          <table:table-cell table:style-name="ce2" office:value-type="date" office:date-value="2007-03-16" calcext:value-type="date">
            <text:p>16/3/2007</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1/10662-3</text:p>
          </table:table-cell>
          <table:table-cell office:value-type="string" calcext:value-type="string">
            <text:p>1.º Congresso bayesiao da América Latina | Ubatuba - SP</text:p>
          </table:table-cell>
          <table:table-cell table:style-name="Default"/>
          <table:table-cell office:value-type="string" calcext:value-type="string">
            <text:p>Josémar Rodrigues</text:p>
          </table:table-cell>
          <table:table-cell office:value-type="string" calcext:value-type="string">
            <text:p>Universidade Federal de São Carlos (UFSCAR). Centro de Ciências Exatas e de Tecnologia (CCET)</text:p>
          </table:table-cell>
          <table:table-cell/>
          <table:table-cell table:style-name="Default"/>
          <table:table-cell/>
          <table:table-cell office:value-type="string" calcext:value-type="string">
            <text:p>Josémar Rodrigues</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Probabilidade e Estatística</text:p>
          </table:table-cell>
          <table:table-cell office:value-type="string" calcext:value-type="string">
            <text:p>Estatística</text:p>
          </table:table-cell>
          <table:table-cell table:style-name="ce2" office:value-type="date" office:date-value="2002-02-03" calcext:value-type="date">
            <text:p>3/2/2002</text:p>
          </table:table-cell>
          <table:table-cell table:style-name="ce2" office:value-type="date" office:date-value="2002-02-07" calcext:value-type="date">
            <text:p>7/2/2002</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10/51429-9</text:p>
          </table:table-cell>
          <table:table-cell office:value-type="string" calcext:value-type="string">
            <text:p>1.º escola de altos estudos em bioquímica biocombustíveis - eaebbio | Ubatuba - SP</text:p>
          </table:table-cell>
          <table:table-cell table:style-name="Default"/>
          <table:table-cell office:value-type="string" calcext:value-type="string">
            <text:p>Walter Ribeiro Terra</text:p>
          </table:table-cell>
          <table:table-cell office:value-type="string" calcext:value-type="string">
            <text:p>Universidade de São Paulo (USP). Instituto de Química (IQ)</text:p>
          </table:table-cell>
          <table:table-cell/>
          <table:table-cell table:style-name="Default"/>
          <table:table-cell/>
          <table:table-cell office:value-type="string" calcext:value-type="string">
            <text:p>Walter Ribeiro Terra</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Biológicas</text:p>
          </table:table-cell>
          <table:table-cell office:value-type="string" calcext:value-type="string">
            <text:p>Bioquímica</text:p>
          </table:table-cell>
          <table:table-cell table:style-name="Default"/>
          <table:table-cell table:style-name="ce2" office:value-type="date" office:date-value="2010-09-25" calcext:value-type="date">
            <text:p>25/9/2010</text:p>
          </table:table-cell>
          <table:table-cell table:style-name="ce2" office:value-type="date" office:date-value="2010-10-03" calcext:value-type="date">
            <text:p>3/10/2010</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2/12805-9</text:p>
          </table:table-cell>
          <table:table-cell table:number-columns-repeated="2" office:value-type="string" calcext:value-type="string">
            <text:p>10.a diname - inter symposium on dynamic problems of mechanics | Ubatuba - SP</text:p>
          </table:table-cell>
          <table:table-cell office:value-type="string" calcext:value-type="string">
            <text:p>Paulo Roberto Gardel Kurka</text:p>
          </table:table-cell>
          <table:table-cell office:value-type="string" calcext:value-type="string">
            <text:p>Universidade Estadual de Campinas (UNICAMP). Faculdade de Engenharia Mecânica (FEM)</text:p>
          </table:table-cell>
          <table:table-cell/>
          <table:table-cell table:style-name="Default"/>
          <table:table-cell/>
          <table:table-cell office:value-type="string" calcext:value-type="string">
            <text:p>Paulo Roberto Gardel Kurka</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Engenharias</text:p>
          </table:table-cell>
          <table:table-cell office:value-type="string" calcext:value-type="string">
            <text:p>Engenharia Mecânica</text:p>
          </table:table-cell>
          <table:table-cell office:value-type="string" calcext:value-type="string">
            <text:p>Mecânica dos Sólidos</text:p>
          </table:table-cell>
          <table:table-cell table:style-name="ce2" office:value-type="date" office:date-value="2003-03-07" calcext:value-type="date">
            <text:p>7/3/2003</text:p>
          </table:table-cell>
          <table:table-cell table:style-name="ce2" office:value-type="date" office:date-value="2003-03-14" calcext:value-type="date">
            <text:p>14/3/2003</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5/01695-6</text:p>
          </table:table-cell>
          <table:table-cell office:value-type="string" calcext:value-type="string">
            <text:p>11.0 simpósio de análise em sistemas de recursos florestais | Ubatuba - SP</text:p>
          </table:table-cell>
          <table:table-cell table:style-name="Default"/>
          <table:table-cell office:value-type="string" calcext:value-type="string">
            <text:p>Luiz Carlos Estraviz Rodriguez</text:p>
          </table:table-cell>
          <table:table-cell office:value-type="string" calcext:value-type="string">
            <text:p>Universidade de São Paulo (USP). Escola Superior de Agricultura Luiz de Queiroz (ESALQ)</text:p>
          </table:table-cell>
          <table:table-cell/>
          <table:table-cell table:style-name="Default"/>
          <table:table-cell/>
          <table:table-cell office:value-type="string" calcext:value-type="string">
            <text:p>Luiz Carlos Estraviz Rodriguez</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Agrárias</text:p>
          </table:table-cell>
          <table:table-cell office:value-type="string" calcext:value-type="string">
            <text:p>Recursos Florestais e Engenharia Florestal</text:p>
          </table:table-cell>
          <table:table-cell office:value-type="string" calcext:value-type="string">
            <text:p>Manejo Florestal</text:p>
          </table:table-cell>
          <table:table-cell table:style-name="ce2" office:value-type="date" office:date-value="2005-09-18" calcext:value-type="date">
            <text:p>18/9/2005</text:p>
          </table:table-cell>
          <table:table-cell table:style-name="ce2" office:value-type="date" office:date-value="2005-09-21" calcext:value-type="date">
            <text:p>21/9/2005</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4/09160-1</text:p>
          </table:table-cell>
          <table:table-cell office:value-type="string" calcext:value-type="string">
            <text:p>12.0 Colóquio brasileiro de dinâmica orbital | Ubatuba - SP</text:p>
          </table:table-cell>
          <table:table-cell table:style-name="Default"/>
          <table:table-cell office:value-type="string" calcext:value-type="string">
            <text:p>Sylvio Ferraz Mello</text:p>
          </table:table-cell>
          <table:table-cell office:value-type="string" calcext:value-type="string">
            <text:p>Universidade de São Paulo (USP). Instituto de Astronomia, Geofísica e Ciências Atmosféricas (IAG)</text:p>
          </table:table-cell>
          <table:table-cell/>
          <table:table-cell table:style-name="Default"/>
          <table:table-cell/>
          <table:table-cell office:value-type="string" calcext:value-type="string">
            <text:p>Sylvio Ferraz Mello</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Astronomia</text:p>
          </table:table-cell>
          <table:table-cell office:value-type="string" calcext:value-type="string">
            <text:p>Astronomia de Posição e Mecânica Celeste</text:p>
          </table:table-cell>
          <table:table-cell table:style-name="ce2" office:value-type="date" office:date-value="2004-11-29" calcext:value-type="date">
            <text:p>29/11/2004</text:p>
          </table:table-cell>
          <table:table-cell table:style-name="ce2" office:value-type="date" office:date-value="2004-12-03" calcext:value-type="date">
            <text:p>3/12/2004</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4/06144-5</text:p>
          </table:table-cell>
          <table:table-cell office:value-type="string" calcext:value-type="string">
            <text:p>15.0 Congresso da Sociedade Botânica de São Paulo | Ubatuba - SP</text:p>
          </table:table-cell>
          <table:table-cell table:style-name="Default"/>
          <table:table-cell office:value-type="string" calcext:value-type="string">
            <text:p>Simey Thury Vieira Fisch</text:p>
          </table:table-cell>
          <table:table-cell office:value-type="string" calcext:value-type="string">
            <text:p>Universidade de Taubaté (UNITAU). Instituto Básico de Biociências (IBB)</text:p>
          </table:table-cell>
          <table:table-cell/>
          <table:table-cell table:style-name="Default"/>
          <table:table-cell/>
          <table:table-cell office:value-type="string" calcext:value-type="string">
            <text:p>Simey Thury Vieira Fisch</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Biológicas</text:p>
          </table:table-cell>
          <table:table-cell office:value-type="string" calcext:value-type="string">
            <text:p>Botânica</text:p>
          </table:table-cell>
          <table:table-cell table:style-name="Default"/>
          <table:table-cell table:style-name="ce2" office:value-type="date" office:date-value="2004-08-30" calcext:value-type="date">
            <text:p>30/8/2004</text:p>
          </table:table-cell>
          <table:table-cell table:style-name="ce2" office:value-type="date" office:date-value="2004-09-03" calcext:value-type="date">
            <text:p>3/9/2004</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9/52156-9</text:p>
          </table:table-cell>
          <table:table-cell office:value-type="string" calcext:value-type="string">
            <text:p>18.0 INPEC - intern network protein engineering centers | Ubatuba - SP</text:p>
          </table:table-cell>
          <table:table-cell table:style-name="Default"/>
          <table:table-cell office:value-type="string" calcext:value-type="string">
            <text:p>Richard Charles Garratt</text:p>
          </table:table-cell>
          <table:table-cell office:value-type="string" calcext:value-type="string">
            <text:p>Universidade de São Paulo (USP). Instituto de Física de São Carlos (IFSC)</text:p>
          </table:table-cell>
          <table:table-cell/>
          <table:table-cell table:style-name="Default"/>
          <table:table-cell/>
          <table:table-cell office:value-type="string" calcext:value-type="string">
            <text:p>Richard Charles Garratt</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Biológicas</text:p>
          </table:table-cell>
          <table:table-cell office:value-type="string" calcext:value-type="string">
            <text:p>Bioquímica</text:p>
          </table:table-cell>
          <table:table-cell office:value-type="string" calcext:value-type="string">
            <text:p>Biologia Molecular</text:p>
          </table:table-cell>
          <table:table-cell table:style-name="ce2" office:value-type="date" office:date-value="2009-10-25" calcext:value-type="date">
            <text:p>25/10/2009</text:p>
          </table:table-cell>
          <table:table-cell table:style-name="ce2" office:value-type="date" office:date-value="2009-10-28" calcext:value-type="date">
            <text:p>28/10/2009</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5/02519-7</text:p>
          </table:table-cell>
          <table:table-cell office:value-type="string" calcext:value-type="string">
            <text:p>1st international Congress university-industry cooperat(unindu 2005) | Ubatuba - SP</text:p>
          </table:table-cell>
          <table:table-cell office:value-type="string" calcext:value-type="string">
            <text:p>1st international congress university-industry cooperat(unindu 2005) | Ubatuba - SP</text:p>
          </table:table-cell>
          <table:table-cell office:value-type="string" calcext:value-type="string">
            <text:p>Giorgio Eugênio Oscare Giacaglia</text:p>
          </table:table-cell>
          <table:table-cell office:value-type="string" calcext:value-type="string">
            <text:p>Universidade de Taubaté (UNITAU). Instituto Básico de Ciências Exatas (IBE)</text:p>
          </table:table-cell>
          <table:table-cell/>
          <table:table-cell table:style-name="Default"/>
          <table:table-cell/>
          <table:table-cell office:value-type="string" calcext:value-type="string">
            <text:p>Giorgio Eugênio Oscare Giacaglia</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Engenharias</text:p>
          </table:table-cell>
          <table:table-cell office:value-type="string" calcext:value-type="string">
            <text:p>Engenharia Mecânica</text:p>
          </table:table-cell>
          <table:table-cell table:style-name="Default"/>
          <table:table-cell table:style-name="ce2" office:value-type="date" office:date-value="2005-09-11" calcext:value-type="date">
            <text:p>11/9/2005</text:p>
          </table:table-cell>
          <table:table-cell table:style-name="ce2" office:value-type="date" office:date-value="2005-09-15" calcext:value-type="date">
            <text:p>15/9/2005</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5/56290-0</text:p>
          </table:table-cell>
          <table:table-cell office:value-type="string" calcext:value-type="string">
            <text:p>2.0 CoRoT Brasil workshop | Ubatuba - SP</text:p>
          </table:table-cell>
          <table:table-cell table:style-name="Default"/>
          <table:table-cell office:value-type="string" calcext:value-type="string">
            <text:p>Eduardo Janot Pacheco</text:p>
          </table:table-cell>
          <table:table-cell office:value-type="string" calcext:value-type="string">
            <text:p>Universidade de São Paulo (USP). Instituto de Astronomia, Geofísica e Ciências Atmosféricas (IAG)</text:p>
          </table:table-cell>
          <table:table-cell/>
          <table:table-cell table:style-name="Default"/>
          <table:table-cell/>
          <table:table-cell office:value-type="string" calcext:value-type="string">
            <text:p>Eduardo Janot Pacheco</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Astronomia</text:p>
          </table:table-cell>
          <table:table-cell table:style-name="Default"/>
          <table:table-cell table:style-name="ce2" office:value-type="date" office:date-value="2005-11-02" calcext:value-type="date">
            <text:p>2/11/2005</text:p>
          </table:table-cell>
          <table:table-cell table:style-name="ce2" office:value-type="date" office:date-value="2005-11-06" calcext:value-type="date">
            <text:p>6/11/2005</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8/50284-7</text:p>
          </table:table-cell>
          <table:table-cell office:value-type="string" calcext:value-type="string">
            <text:p>2.0 encontro do programa SOUTH american emissions megacities climate | Ubatuba - SP</text:p>
          </table:table-cell>
          <table:table-cell table:style-name="Default"/>
          <table:table-cell office:value-type="string" calcext:value-type="string">
            <text:p>Saulo Ribeiro de Freitas</text:p>
          </table:table-cell>
          <table:table-cell office:value-type="string" calcext:value-type="string">
            <text:p>Ministério da Ciência, Tecnologia e Inovação (Brasil). Instituto Nacional de Pesquisas Espaciais (INPE)</text:p>
          </table:table-cell>
          <table:table-cell/>
          <table:table-cell table:style-name="Default"/>
          <table:table-cell/>
          <table:table-cell office:value-type="string" calcext:value-type="string">
            <text:p>Saulo Ribeiro de Freitas</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Meteorologia</text:p>
          </table:table-cell>
          <table:table-cell table:style-name="ce2" office:value-type="date" office:date-value="2008-04-02" calcext:value-type="date">
            <text:p>2/4/2008</text:p>
          </table:table-cell>
          <table:table-cell table:style-name="ce2" office:value-type="date" office:date-value="2008-04-04" calcext:value-type="date">
            <text:p>4/4/2008</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11/52106-1</text:p>
          </table:table-cell>
          <table:table-cell table:number-columns-repeated="2" office:value-type="string" calcext:value-type="string">
            <text:p>3rd school of conceptual history or mathematics | Ubatuba - SP</text:p>
          </table:table-cell>
          <table:table-cell office:value-type="string" calcext:value-type="string">
            <text:p>Carlos Henrique Barbosa Gonçalves</text:p>
          </table:table-cell>
          <table:table-cell office:value-type="string" calcext:value-type="string">
            <text:p>Universidade de São Paulo (USP). Escola de Artes, Ciências e Humanidades (EACH)</text:p>
          </table:table-cell>
          <table:table-cell/>
          <table:table-cell table:style-name="Default"/>
          <table:table-cell/>
          <table:table-cell office:value-type="string" calcext:value-type="string">
            <text:p>Carlos Henrique Barbosa Gonçalves</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Humanas</text:p>
          </table:table-cell>
          <table:table-cell office:value-type="string" calcext:value-type="string">
            <text:p>História</text:p>
          </table:table-cell>
          <table:table-cell office:value-type="string" calcext:value-type="string">
            <text:p>História das Ciências</text:p>
          </table:table-cell>
          <table:table-cell table:style-name="ce2" office:value-type="date" office:date-value="2012-04-09" calcext:value-type="date">
            <text:p>9/4/2012</text:p>
          </table:table-cell>
          <table:table-cell table:style-name="ce2" office:value-type="date" office:date-value="2012-04-14" calcext:value-type="date">
            <text:p>14/4/2012</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1/04164-0</text:p>
          </table:table-cell>
          <table:table-cell office:value-type="string" calcext:value-type="string">
            <text:p>5.ª escola brasileira de probabilidade | Ubatuba - SP</text:p>
          </table:table-cell>
          <table:table-cell table:style-name="Default"/>
          <table:table-cell office:value-type="string" calcext:value-type="string">
            <text:p>Pablo Augusto Ferrari</text:p>
          </table:table-cell>
          <table:table-cell office:value-type="string" calcext:value-type="string">
            <text:p>Universidade de São Paulo (USP). Instituto de Matemática e Estatística (IME)</text:p>
          </table:table-cell>
          <table:table-cell/>
          <table:table-cell table:style-name="Default"/>
          <table:table-cell/>
          <table:table-cell office:value-type="string" calcext:value-type="string">
            <text:p>Pablo Augusto Ferrari</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Probabilidade e Estatística</text:p>
          </table:table-cell>
          <table:table-cell office:value-type="string" calcext:value-type="string">
            <text:p>Probabilidade</text:p>
          </table:table-cell>
          <table:table-cell table:style-name="ce2" office:value-type="date" office:date-value="2001-07-30" calcext:value-type="date">
            <text:p>30/7/2001</text:p>
          </table:table-cell>
          <table:table-cell table:style-name="ce2" office:value-type="date" office:date-value="2001-08-04" calcext:value-type="date">
            <text:p>4/8/2001</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2/02375-7</text:p>
          </table:table-cell>
          <table:table-cell office:value-type="string" calcext:value-type="string">
            <text:p>6.ª escola brasileira de probabilidade | Ubatuba - SP</text:p>
          </table:table-cell>
          <table:table-cell table:style-name="Default"/>
          <table:table-cell office:value-type="string" calcext:value-type="string">
            <text:p>Pablo Augusto Ferrari</text:p>
          </table:table-cell>
          <table:table-cell office:value-type="string" calcext:value-type="string">
            <text:p>Universidade de São Paulo (USP). Instituto de Matemática e Estatística (IME)</text:p>
          </table:table-cell>
          <table:table-cell/>
          <table:table-cell table:style-name="Default"/>
          <table:table-cell/>
          <table:table-cell office:value-type="string" calcext:value-type="string">
            <text:p>Pablo Augusto Ferrari</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Probabilidade e Estatística</text:p>
          </table:table-cell>
          <table:table-cell office:value-type="string" calcext:value-type="string">
            <text:p>Probabilidade</text:p>
          </table:table-cell>
          <table:table-cell table:style-name="ce2" office:value-type="date" office:date-value="2002-08-05" calcext:value-type="date">
            <text:p>5/8/2002</text:p>
          </table:table-cell>
          <table:table-cell table:style-name="ce2" office:value-type="date" office:date-value="2002-08-10" calcext:value-type="date">
            <text:p>10/8/2002</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4/05997-4</text:p>
          </table:table-cell>
          <table:table-cell table:number-columns-repeated="2" office:value-type="string" calcext:value-type="string">
            <text:p>8th Brazilian school of probability | Ubatuba - SP</text:p>
          </table:table-cell>
          <table:table-cell office:value-type="string" calcext:value-type="string">
            <text:p>Pablo Augusto Ferrari</text:p>
          </table:table-cell>
          <table:table-cell office:value-type="string" calcext:value-type="string">
            <text:p>Universidade de São Paulo (USP). Instituto de Matemática e Estatística (IME)</text:p>
          </table:table-cell>
          <table:table-cell/>
          <table:table-cell table:style-name="Default"/>
          <table:table-cell/>
          <table:table-cell office:value-type="string" calcext:value-type="string">
            <text:p>Pablo Augusto Ferrari</text:p>
          </table:table-cell>
          <table:table-cell table:number-columns-repeated="2"/>
          <table:table-cell table:style-name="Default" table:number-columns-repeated="3"/>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Probabilidade e Estatística</text:p>
          </table:table-cell>
          <table:table-cell office:value-type="string" calcext:value-type="string">
            <text:p>Probabilidade</text:p>
          </table:table-cell>
          <table:table-cell table:style-name="ce2" office:value-type="date" office:date-value="2004-08-01" calcext:value-type="date">
            <text:p>1/8/2004</text:p>
          </table:table-cell>
          <table:table-cell table:style-name="ce2" office:value-type="date" office:date-value="2004-08-07" calcext:value-type="date">
            <text:p>7/8/2004</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5/55093-7</text:p>
          </table:table-cell>
          <table:table-cell office:value-type="string" calcext:value-type="string">
            <text:p>A importância das interações ecológicas entre plantas e animais e a regeneração de uma Floresta Pluvial Atlântica</text:p>
          </table:table-cell>
          <table:table-cell table:style-name="Default"/>
          <table:table-cell office:value-type="string" calcext:value-type="string">
            <text:p>Ricardo Ribeiro Rodrigues</text:p>
          </table:table-cell>
          <table:table-cell office:value-type="string" calcext:value-type="string">
            <text:p>Universidade de São Paulo (USP). Escola Superior de Agricultura Luiz de Queiroz (ESALQ)</text:p>
          </table:table-cell>
          <table:table-cell/>
          <table:table-cell table:style-name="Default"/>
          <table:table-cell/>
          <table:table-cell office:value-type="string" calcext:value-type="string">
            <text:p>Ricardo Ribeiro Rodrigues</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5-12-01" calcext:value-type="date">
            <text:p>1/12/2005</text:p>
          </table:table-cell>
          <table:table-cell table:style-name="ce2" office:value-type="date" office:date-value="2009-02-28" calcext:value-type="date">
            <text:p>28/2/2009</text:p>
          </table:table-cell>
          <table:table-cell table:style-name="Default"/>
          <table:table-cell table:number-columns-repeated="2"/>
          <table:table-cell office:value-type="string" calcext:value-type="string">
            <text:p>Os ecossistemas de ilhas, continentais ou oceânicas, são considerados os mais sensíveis à perturbação humana. A maioria das ilhas costeiras do Brasil sofreu fortes alterações na fauna e flora silvestre. A Ilha Anchieta (Ubatuba, SP) é uma Área Protegida com um longo histórico de perturbação, tendo sido amplamente desmatada no passado e sofrido a introdução de animais, algumas dessas atualmente superpopulosas. Sabe-se que a fauna possui um papel chave na composição da comunidade vegetal, favorecendo algumas espécies ou prejudicando outras. Sendo assim, a perda ou alterações nos processos de interações mutualistas e antagônicas entre animais e plantas afetam tanto a estrutura e quanto a composição de espécies. Este estudo visa analisar os fatores que possam estar limitando a regeneração natural da Ilha Anchieta. Para isso, será monitorada a fenologia reprodutiva e serão avaliadas as contribuições das interações bióticas (dispersão, predação de sementes e herbivoria) e abióticas (fertilidade do solo e luz) no processo de regeneração, analisando os três habitats mais significativos encontrados na Ilha: campo antrópico e florestas latifoliadas rala e densa. Através da combinação de diferentes métodos, de observação e experimentação, poderemos detectar os possíveis "gargalos" (bottleneck) na regeneração natural da Ilha Anchieta e estabelecer práticas de manejo que favoreçam a atividade de animais mutualistas e inibam a de antagônicos, acelerando assim o processo de regeneração natural. Considerar simultaneamente todos os obstáculos no processo de regeneração nos auxiliará a traçar práticas de restauração e recuperação de áreas degradadas mais efetivas e viáveis economicamente. (AU)</text:p>
          </table:table-cell>
          <table:table-cell table:style-name="Default"/>
          <table:table-cell office:value-type="string" calcext:value-type="string">
            <text:p>06/55592-6; 06/60770-0</text:p>
          </table:table-cell>
          <table:table-cell table:number-columns-repeated="998"/>
        </table:table-row>
        <table:table-row table:style-name="ro1">
          <table:table-cell office:value-type="string" calcext:value-type="string">
            <text:p>04/13230-5</text:p>
          </table:table-cell>
          <table:table-cell office:value-type="string" calcext:value-type="string">
            <text:p>A importância das interações mutualistas e antagônicas entre plantas e animais na regeneração de uma Floresta Pluvial Atlântica</text:p>
          </table:table-cell>
          <table:table-cell table:style-name="Default"/>
          <table:table-cell office:value-type="string" calcext:value-type="string">
            <text:p>Marina Huete Fleury</text:p>
          </table:table-cell>
          <table:table-cell office:value-type="string" calcext:value-type="string">
            <text:p>Universidade de São Paulo (USP). Escola Superior de Agricultura Luiz de Queiroz (ESALQ)</text:p>
          </table:table-cell>
          <table:table-cell/>
          <table:table-cell table:style-name="Default"/>
          <table:table-cell/>
          <table:table-cell office:value-type="string" calcext:value-type="string">
            <text:p>Mauro Galetti Rodrigues</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5-03-01" calcext:value-type="date">
            <text:p>1/3/2005</text:p>
          </table:table-cell>
          <table:table-cell table:style-name="ce2" office:value-type="date" office:date-value="2009-02-28" calcext:value-type="date">
            <text:p>28/2/2009</text:p>
          </table:table-cell>
          <table:table-cell table:style-name="Default"/>
          <table:table-cell table:number-columns-repeated="2"/>
          <table:table-cell office:value-type="string" calcext:value-type="string">
            <text:p>Os ecossistemas de ilhas são considerados os mais sensíveis à perturbação estando muitos altamente ameaçados devido à ação antrópica. Não sendo exceção, a maioria das ilhas costeiras do Brasil sofreu fortes alterações na fauna e flora nativas. A Ilha Anchieta (Ubatuba, SP) é uma Área Protegida com um longo histórico de perturbação, tendo sido amplamente desmatada no passado e sofrido a introdução de animais, algumas atualmente superpopulosas. Estudos comprovaram que a fauna possui um papel chave na composição da comunidade de plantas, favorecendo algumas espécies ou prejudicando outras. Sendo assim, a perda ou alterações dos processos de interações mutualistas e antagônicas entre animais e plantas afetam a estrutura e composição de espécies. Este estudo visa analisar os fatores que possam estar limitando a regeneração natural da Ilha Anchieta, avaliando a contribuição das interações bióticas e abióticas no processo de restauração. Através de experimentos de chuva de sementes, de predação e de herbivoria podemos detectar os possíveis "gargalos" para a regeneração natural da Ilha Anchieta, estabelecendo práticas de manejo possam favorecer a atividade de animais mutualistas e inibir a de antagônicos, acelerando o processo de regeneração natural. Considerar simultaneamente todos os obstáculos possíveis no processo de regeneração natural nos auxiliará a traçar práticas efetivas e viáveis economicamente de restauração e recuperação de áreas degradadas. (AU)</text:p>
          </table:table-cell>
          <table:table-cell table:style-name="Default" table:number-columns-repeated="2"/>
          <table:table-cell table:number-columns-repeated="998"/>
        </table:table-row>
        <table:table-row table:style-name="ro1">
          <table:table-cell office:value-type="string" calcext:value-type="string">
            <text:p>15/07829-6</text:p>
          </table:table-cell>
          <table:table-cell office:value-type="string" calcext:value-type="string">
            <text:p>A influência do ritmo circadiano e da sazonalidade na ictiofauna da zona de arrebentação de uma ilha tropical em Ubatuba, SP</text:p>
          </table:table-cell>
          <table:table-cell office:value-type="string" calcext:value-type="string">
            <text:p>Diel and seasonal influences on the surfzone ichthyofauna of a tropical island in Ubatuba, SP</text:p>
          </table:table-cell>
          <table:table-cell office:value-type="string" calcext:value-type="string">
            <text:p>Pedro Dias Barreto Neto</text:p>
          </table:table-cell>
          <table:table-cell office:value-type="string" calcext:value-type="string">
            <text:p>Universidade Federal de São Carlos (UFSCAR). Centro de Ciências Humanas e Biológicas (CCHB)</text:p>
          </table:table-cell>
          <table:table-cell/>
          <table:table-cell table:style-name="Default"/>
          <table:table-cell/>
          <table:table-cell office:value-type="string" calcext:value-type="string">
            <text:p>George Mendes Taliaferro Mattox</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2015-07-01" calcext:value-type="date">
            <text:p>1/7/2015</text:p>
          </table:table-cell>
          <table:table-cell table:style-name="ce2" office:value-type="date" office:date-value="2016-06-30" calcext:value-type="date">
            <text:p>30/6/2016</text:p>
          </table:table-cell>
          <table:table-cell table:style-name="Default"/>
          <table:table-cell table:number-columns-repeated="2"/>
          <table:table-cell office:value-type="string" calcext:value-type="string">
            <text:p>A zona de arrebentação de praias arenosas funciona como um berçário, abrigando elevado número de larvas e indivíduos juvenis de peixes. Entre os fatores disponíveis neste ambiente estão a possibilidade de abrigo contra predadores e uma rica alimentação de zooplâncton. A ictiofauna da zona de arrebentação é caracterizada geralmente por baixa riqueza de espécies e elevada dominância por uma ou poucas espécies quando comparada a regiões mais profundas, além de apresentar pequeno número de espécies residentes. Abundância e composição da comunidade de peixes da zona de arrebentação estão sujeitas não somente aos fatores abióticos (e.g., marés, direção e velocidade do vento, salinidade), como também às variações sazonais e circadianas. Apesar da importância da zona de arrebentação de praias arenosas para o ciclo de vida dos peixes, estudos focando este ambiente em ilhas brasileiras ainda são escassos. Assim, este projeto iniciado em novembro de 2014 tem como objetivo executar um estudo ecológico da ictiofauna da zona de arrebentação da Ilha do Prumirim, Ubatuba, SP, analisando a composição e estrutura da assembleia de peixes durante a maré de sigízia, levando em consideração as variações sazonal e circadiana. Amostragens ocorrem mensalmente com rede de picaré de manhã e à noite em dois pontos na praia. São coletados também dados de salinidade e temperatura da água e ar. Já foram realizadas seis das doze coletas previstas para completar um ano de amostragens, totalizando por enquanto 31 espécies e 1512 indivíduos. Ao término das coletas, o efeito das estações do ano e período do dia nos índices de diversidade de Shannon-Wiener, Margalef e equabilidade será estabelecido através da ANOVA "Two Factor". Além disso, será avaliado se a abundância e a biomassa são diferentes entre as estações através da ANOSIM e será elaborado também um diagrama de ordenação através da análise NMDS para estabelecer o quão semelhantes as estações são segundo as variáveis citadas acima. (AU)</text:p>
          </table:table-cell>
          <table:table-cell office:value-type="string" calcext:value-type="string">
            <text:p>The surf-zone of sandy beaches acts as nurseries, housing a great number of larval and juvenile fish. Among the available factors in this environment is the possibility of shelter against predators and a rich source of zooplanctonic food. The surf-zone ichthyofauna is often characterized by its low richness and high dominance by one or few species when compared to deeper regions of the ocean, in addition to presenting a low number of resident species. Abundance and composition of the fish community of the surf-zone are subject to abiotic factors (e.g., tidal, wind direction and speed, salinity, etc) as well as seasonal and diel variations. Although the great importance of the surf-zone of sandy beaches for the life cycle of fishes, studies focusing on this environment in Brazilian islands are still scarce. Thus, this project initiated on November 2014 aiming at an ecological study of the ichthyofauna of the surf-zone of Prumirim Island, Ubatuba, SP, analyzing the composition and structure of the fish assemblage during full moon tides, taking into account both seasonal and diel variations. Samplings have been occurring monthly with a beach seine, in the morning and at night at two sites along the beach. Data of salinity, air and water temperature are also collected. Six of the twelve planned sampling trips had already been carried on, totalling so far 31 species and 1512 individuals. By the end of the collecting trips, the effect of year seasons and periods of the day on indices such as diversity of Shannon-Wiener, Margalef and equability will be established by a Two Factor ANOVA. In addition, we will evaluate if abundance and biomass are different between seasons of the year through an ANOSIM, and an ordination diagram will be elaborated with a NMDS analysis to establish how similar the year seasons are according to the variables cited above. (AU)</text:p>
          </table:table-cell>
          <table:table-cell table:style-name="Default"/>
          <table:table-cell table:number-columns-repeated="998"/>
        </table:table-row>
        <table:table-row table:style-name="ro1">
          <table:table-cell office:value-type="string" calcext:value-type="string">
            <text:p>96/03239-7</text:p>
          </table:table-cell>
          <table:table-cell office:value-type="string" calcext:value-type="string">
            <text:p>A ocupação do solo no município de Ubatuba (SP)</text:p>
          </table:table-cell>
          <table:table-cell table:style-name="Default"/>
          <table:table-cell office:value-type="string" calcext:value-type="string">
            <text:p>Maria Luisa Nacca</text:p>
          </table:table-cell>
          <table:table-cell office:value-type="string" calcext:value-type="string">
            <text:p>Universidade de São Paulo (USP). Faculdade de Filosofia, Letras e Ciências Humanas (FFLCH)</text:p>
          </table:table-cell>
          <table:table-cell/>
          <table:table-cell table:style-name="Default"/>
          <table:table-cell/>
          <table:table-cell office:value-type="string" calcext:value-type="string">
            <text:p>Felisberto Cavalheir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grafia Física</text:p>
          </table:table-cell>
          <table:table-cell table:style-name="ce2" office:value-type="date" office:date-value="1997-01-01" calcext:value-type="date">
            <text:p>1/1/1997</text:p>
          </table:table-cell>
          <table:table-cell table:style-name="ce2" office:value-type="date" office:date-value="1997-06-30" calcext:value-type="date">
            <text:p>30/6/1997</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12/12227-7</text:p>
          </table:table-cell>
          <table:table-cell office:value-type="string" calcext:value-type="string">
            <text:p>A territorialização do trabalho dos pescadores artesanais da colônia z10 "ministro Fernando Costa" de Ubatuba-SP: nas tramas da água e as disputas pelo devir</text:p>
          </table:table-cell>
          <table:table-cell office:value-type="string" calcext:value-type="string">
            <text:p>The territorialization of work ARTESANAL fishermen of colony Z10 "minister Fernando Costa" in Ubatuba-SP: plots in the water and the dispute by becoming</text:p>
          </table:table-cell>
          <table:table-cell office:value-type="string" calcext:value-type="string">
            <text:p>Larissa Tavares Moreno</text:p>
          </table:table-cell>
          <table:table-cell office:value-type="string" calcext:value-type="string">
            <text:p>Universidade Estadual Paulista (UNESP). Campus de Ourinhos</text:p>
          </table:table-cell>
          <table:table-cell/>
          <table:table-cell table:style-name="Default"/>
          <table:table-cell/>
          <table:table-cell office:value-type="string" calcext:value-type="string">
            <text:p>Marcelo Dornelis Carvalhal</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Humanas</text:p>
          </table:table-cell>
          <table:table-cell office:value-type="string" calcext:value-type="string">
            <text:p>Geografia</text:p>
          </table:table-cell>
          <table:table-cell office:value-type="string" calcext:value-type="string">
            <text:p>Geografia Humana</text:p>
          </table:table-cell>
          <table:table-cell table:style-name="ce2" office:value-type="date" office:date-value="2012-09-01" calcext:value-type="date">
            <text:p>1/9/2012</text:p>
          </table:table-cell>
          <table:table-cell table:style-name="ce2" office:value-type="date" office:date-value="2013-08-31" calcext:value-type="date">
            <text:p>31/8/2013</text:p>
          </table:table-cell>
          <table:table-cell table:style-name="Default"/>
          <table:table-cell table:number-columns-repeated="2"/>
          <table:table-cell office:value-type="string" calcext:value-type="string">
            <text:p>O presente trabalho pretende realizar um estudo quanto ao caráter territorial que assume as atividades dos pescadores artesanais da Colônia Z10 "Ministro Fernando Costa" de Ubatuba, assim como a formação e constituição da Colônia Z10, visando apreender as relações desta com os pescadores. Neste sentido, sendo consideradas as tramas que permeiam o universo do trabalho dos pescadores artesanais de Ubatuba, visto que os mesmo nos últimos anos vivenciam transformações estruturais no trabalho que influenciam nas suas organizações coletivas, no acesso aos recursos naturais e fonte de sua sobrevivência, com as disputas territoriais pelo acesso à água e à terra. Além de se atentar também para as dinâmicas econômicas, políticas e ambientais que permeiam as atividades dos pescadores artesanais de Ubatuba. (AU)</text:p>
          </table:table-cell>
          <table:table-cell office:value-type="string" calcext:value-type="string">
            <text:p>This work intends to conduct a study on the territorial character who takes on the activities of artisanal fishermen of the Colony Z10 "Minister Fernando Costa" Ubatuba, as well as the formation and constitution of the Colony Z10 to intend grasp its relations with the fishermen. In this sense, considering plots that permeate the world of work of the fishermen of Ubatuba, since even in recent years experience structural changes at work that influence their collective organizations, access to natural resources and source of their survival with territorial disputes over access to water and land. In addition to attend to the dynamic economic, political and environmental factors that permeate the activities of the fishermen of Ubatuba. (AU)</text:p>
          </table:table-cell>
          <table:table-cell table:style-name="Default"/>
          <table:table-cell table:number-columns-repeated="998"/>
        </table:table-row>
        <table:table-row table:style-name="ro1">
          <table:table-cell office:value-type="string" calcext:value-type="string">
            <text:p>07/58094-0</text:p>
          </table:table-cell>
          <table:table-cell office:value-type="string" calcext:value-type="string">
            <text:p>Abundância e a distribuição espaço-temporal do camarão lucifer faxoni borradaile, 1915 (Crustacea: luciferidae) na Enseada de Ubatuba, Ubatuba/SP</text:p>
          </table:table-cell>
          <table:table-cell table:style-name="Default"/>
          <table:table-cell office:value-type="string" calcext:value-type="string">
            <text:p>Sarah de Souza Alves Teodoro</text:p>
          </table:table-cell>
          <table:table-cell office:value-type="string" calcext:value-type="string">
            <text:p>Universidade Estadual Paulista (UNESP). Campus de Bauru. Faculdade de Ciências (FC)</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Zoologia Aplicada</text:p>
          </table:table-cell>
          <table:table-cell table:style-name="ce2" office:value-type="date" office:date-value="2008-01-01" calcext:value-type="date">
            <text:p>1/1/2008</text:p>
          </table:table-cell>
          <table:table-cell table:style-name="ce2" office:value-type="date" office:date-value="2009-04-30" calcext:value-type="date">
            <text:p>30/4/2009</text:p>
          </table:table-cell>
          <table:table-cell table:style-name="Default"/>
          <table:table-cell table:number-columns-repeated="2"/>
          <table:table-cell office:value-type="string" calcext:value-type="string">
            <text:p>Lucifer faxoni apresenta uma ampla distribuição geográfica, ocorrendo por todo o Atlântico Ocidental, tendo seu limite norte Nova Scotia, no Canadá, e como limite Sul o Rio Grande do Sul. No Atlântico Oriental seus limites são imprecisos. A espécie tem hábito planctônico, ocorrendo entre 6 e 55 metros de profundidade, ocorrendo em águas costeiras (D'Incao,1995). No entanto, durante o dia, os indivíduos encontram-se mais próximos ao fundo (porém sem o comportamento de enterrarem-se, como os peneideos no geral), migrando para mais perto da superfície durante a noite (Chiou et al., 2000). Para o presente estudo propõe-se estudara abundância e a distribuição espaço-temporal do camarão Lucífer faxoni na Enseada de Ubatuba, Ubatuba/SP, em nove transectos localizados até os 15 metros. A área a ser utilizada para as coletas (Enseada de Ubatuba) localiza-se no litoral norte do estado de São Paulo, entre as latitudes 23º 25' - 23º 27'S e longitudes 45º 00' - 45º 03'18" W. Os indivíduos do presente estudo foram coletados mensalmente na Enseada de Ubatuba e área adjacente, Ubatuba/SP, durante o período de julho de 2005 a dezembro de 2006. As coletas foram efetuadas com auxílio de uma rede de renfro (largura na boca de 1 m com malha de 1 mm) por uma distância pré-estabelecida de 50 m totalizando um esforço amostra de 50 m2. Um total de 9 estações foi amostrado, sendo que 6 (1 a 6) localizaram-se na região entre 1 e 5 metros e 3 (7 a 9), na região entre 10 e 15 metros de profundidade (Figura 1). Em cada estação foram coletadas, mensalmente, amostras de água de fundo no momento de cada amostragem especifica, para posterior análise da salinidade e temperatura. No laboratório, todos os exemplares serão identificados de acordo com D'Incao (1995) e Pérez-Farfante (1997) e, em seguida, os indivíduos serão quantificados (abundância) mensalmente para cada uma das estações amostradas. Os indivíduos foram armazenados em formol 5%. (AU)</text:p>
          </table:table-cell>
          <table:table-cell table:style-name="Default" table:number-columns-repeated="2"/>
          <table:table-cell table:number-columns-repeated="998"/>
        </table:table-row>
        <table:table-row table:style-name="ro1">
          <table:table-cell office:value-type="string" calcext:value-type="string">
            <text:p>05/55321-0</text:p>
          </table:table-cell>
          <table:table-cell office:value-type="string" calcext:value-type="string">
            <text:p>Abundância e distribuição espaço-temporal do camarão-branco Litopenaeus schmitti (burkenroad, 1936) (Crustacea, Decapoda, Penaeidae) na região de Ubatuba, São Paulo</text:p>
          </table:table-cell>
          <table:table-cell table:style-name="Default"/>
          <table:table-cell office:value-type="string" calcext:value-type="string">
            <text:p>Mariana Vellosa Capparelli</text:p>
          </table:table-cell>
          <table:table-cell office:value-type="string" calcext:value-type="string">
            <text:p>Universidade Estadual Paulista (UNESP). Campus de Bauru. Faculdade de Ciências (FC)</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5-12-01" calcext:value-type="date">
            <text:p>1/12/2005</text:p>
          </table:table-cell>
          <table:table-cell table:style-name="ce2" office:value-type="date" office:date-value="2006-11-30" calcext:value-type="date">
            <text:p>30/11/2006</text:p>
          </table:table-cell>
          <table:table-cell table:style-name="Default"/>
          <table:table-cell table:number-columns-repeated="2"/>
          <table:table-cell office:value-type="string" calcext:value-type="string">
            <text:p>O objetivo do presente estudo é verificar a abundância e a distribuição espacial e temporal do camarão-branco Litopenaeus schmitti em associação a certos fatores abióticos (temperatura e salinidade da água de fundo, profundidade, textura e matéria orgânica do sedimento) na enseada de Ubatuba, Ubatuba, São Paulo durante 1 ano de amostragem. As coletas serão efetuadas mensalmente de agosto/05 a julho/06, na enseada de Ubatuba, em 4 transectos distribuídos entre as profundidades de 5 até 20 metros. Os camarões, serão capturados por meio de um barco camaroneiro equipado com redes de arrasto. Em cada transecto terá um esforço amostral de 30 minutos. No ponto médio de cada transecto também serão quantificados os fatores abióticos a serem analisados no presente estudo. Mensalmente serão quantificados o número de indivíduos (abundância) e a biomassa total (Kg) capturados em cada transecto. A comparação do número de camarões e a biomassa total amostrados entre os meses os transectos, bem como a associação da abundância em relação aos fatores abióticos serão analisados de acordo com testes estatísticos pertinentes. (AU)</text:p>
          </table:table-cell>
          <table:table-cell table:style-name="Default" table:number-columns-repeated="2"/>
          <table:table-cell table:number-columns-repeated="998"/>
        </table:table-row>
        <table:table-row table:style-name="ro1">
          <table:table-cell office:value-type="string" calcext:value-type="string">
            <text:p>98/03182-0</text:p>
          </table:table-cell>
          <table:table-cell office:value-type="string" calcext:value-type="string">
            <text:p>Allocation of the portunid CRAB Callinectes ornatus (Decapoda: Brachyura) in Ubatuba BAY, Northern Coast of São Paulo state, Brazil</text:p>
          </table:table-cell>
          <table:table-cell office:value-type="string" calcext:value-type="string">
            <text:p>Allocation of the portunid crab Callinectes ornatus (Decapoda: Brachyura) in Ubatuba bay, northern coast of São Paulo State, Brazil</text:p>
          </table:table-cell>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Fernando Luis Medina Mantelatto</text:p>
          </table:table-cell>
          <table:table-cell table:number-columns-repeated="2"/>
          <table:table-cell table:style-name="Default" table:number-columns-repeated="3"/>
          <table:table-cell office:value-type="string" calcext:value-type="string">
            <text:p>Auxílio à Pesquisa - Reunião - Exterio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8-07-20" calcext:value-type="date">
            <text:p>20/7/1998</text:p>
          </table:table-cell>
          <table:table-cell table:style-name="ce2" office:value-type="date" office:date-value="1998-07-30" calcext:value-type="date">
            <text:p>30/7/1998</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98/14539-7</text:p>
          </table:table-cell>
          <table:table-cell office:value-type="string" calcext:value-type="string">
            <text:p>Allocation of the portunid CRAB Callinectes ornatus (Decapoda: Brachyura) in Ubatuba bay,nortern coast SP state</text:p>
          </table:table-cell>
          <table:table-cell office:value-type="string" calcext:value-type="string">
            <text:p>Allocation of the portunid crab Callinectes ornatus (Decapoda: Brachyura) in Ubatuba bay,nortern coast SP state</text:p>
          </table:table-cell>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Fernando Luis Medina Mantelatto</text:p>
          </table:table-cell>
          <table:table-cell table:number-columns-repeated="2"/>
          <table:table-cell table:style-name="Default" table:number-columns-repeated="3"/>
          <table:table-cell office:value-type="string" calcext:value-type="string">
            <text:p>Auxílio à Pesquisa - Publicações científicas - Artig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9-01-01" calcext:value-type="date">
            <text:p>1/1/1999</text:p>
          </table:table-cell>
          <table:table-cell table:style-name="ce2" office:value-type="date" office:date-value="2000-05-31" calcext:value-type="date">
            <text:p>31/5/2000</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8/53648-0</text:p>
          </table:table-cell>
          <table:table-cell office:value-type="string" calcext:value-type="string">
            <text:p>Alternativas de subsistência da comunidade caicara/quilombola do sertão da fazenda, no Núcleo Picinguaba do Parque Estadual da Serra do Mar, Ubatuba-SP</text:p>
          </table:table-cell>
          <table:table-cell table:style-name="Default"/>
          <table:table-cell office:value-type="string" calcext:value-type="string">
            <text:p>Fábio Frattini Marchetti</text:p>
          </table:table-cell>
          <table:table-cell office:value-type="string" calcext:value-type="string">
            <text:p>Universidade Estadual Paulista (UNESP). Campus de Rio Claro. Instituto de Biociências (IB)</text:p>
          </table:table-cell>
          <table:table-cell/>
          <table:table-cell table:style-name="Default"/>
          <table:table-cell/>
          <table:table-cell office:value-type="string" calcext:value-type="string">
            <text:p>Maria Christina de Mello Amoroz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8-08-01" calcext:value-type="date">
            <text:p>1/8/2008</text:p>
          </table:table-cell>
          <table:table-cell table:style-name="ce2" office:value-type="date" office:date-value="2009-11-30" calcext:value-type="date">
            <text:p>30/11/2009</text:p>
          </table:table-cell>
          <table:table-cell table:style-name="Default"/>
          <table:table-cell table:number-columns-repeated="2"/>
          <table:table-cell office:value-type="string" calcext:value-type="string">
            <text:p>O modo de vida das populações tradicionais tem garantido a proteção ecológica de ecossistemas florestais e aquáticos fundamentais para a conservação da biodiversidade. Esses hábitos são valorizados pela riqueza cultural e potencialidade em trazer contribuições importantes na busca pelo desenvolvimento sustentável. Nos últimos anos, as comunidades do, litoral norte do Estado de São Paulo sofreram profundas mudanças na sua estrutura social e econômica, provocadas pela criação de parques e reservas, turismo, especulação imobiliária, modernização e expansão urbana. O presente estudo tem o objetivo de analisar as alternativas de subsistência da Comunidade do Sertão da Fazenda, no núcleo Picinguaba, e sua Inter-relação com o Parque Estadual da Serra do Mar, o turismo e a crescente urbanização da região. Será realizada uma avaliação dos parâmetros sócio-econômicos da comunidade, por meio de abordagens qualitativas como observação participante, entrevistas semi-estruturadas e levantamento do contexto histórico de ocupação da área através de pesquisas documentárias. Se os dados permitirem, abordagens quantitativas serão utilizadas em análises de estatísticas descritivas e não-paramétricas. Com o auxilio e espaços de uso comunitário. (AU)</text:p>
          </table:table-cell>
          <table:table-cell table:style-name="Default" table:number-columns-repeated="2"/>
          <table:table-cell table:number-columns-repeated="998"/>
        </table:table-row>
        <table:table-row table:style-name="ro1">
          <table:table-cell office:value-type="string" calcext:value-type="string">
            <text:p>92/03992-6</text:p>
          </table:table-cell>
          <table:table-cell office:value-type="string" calcext:value-type="string">
            <text:p>Análise ambiental das ilhas costeiras da região de Ubatuba (SP), situação conservacionista e proposta de manejo para a Ilha do Mar virado</text:p>
          </table:table-cell>
          <table:table-cell table:style-name="Default"/>
          <table:table-cell office:value-type="string" calcext:value-type="string">
            <text:p>Claudia de Figueiredo Vieitas</text:p>
          </table:table-cell>
          <table:table-cell office:value-type="string" calcext:value-type="string">
            <text:p>Universidade de São Paulo (USP). Pró-Reitoria de Pós-Graduação (PRO-PGRAD)</text:p>
          </table:table-cell>
          <table:table-cell/>
          <table:table-cell table:style-name="Default"/>
          <table:table-cell/>
          <table:table-cell office:value-type="string" calcext:value-type="string">
            <text:p>Álvaro Fernando de Almeida</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Agrárias</text:p>
          </table:table-cell>
          <table:table-cell office:value-type="string" calcext:value-type="string">
            <text:p>Recursos Florestais e Engenharia Florestal</text:p>
          </table:table-cell>
          <table:table-cell office:value-type="string" calcext:value-type="string">
            <text:p>Conservação da Natureza</text:p>
          </table:table-cell>
          <table:table-cell table:style-name="ce2" office:value-type="date" office:date-value="1993-03-01" calcext:value-type="date">
            <text:p>1/3/1993</text:p>
          </table:table-cell>
          <table:table-cell table:style-name="ce2" office:value-type="date" office:date-value="1995-06-30" calcext:value-type="date">
            <text:p>30/6/1995</text:p>
          </table:table-cell>
          <table:table-cell table:style-name="Default"/>
          <table:table-cell table:number-columns-repeated="2"/>
          <table:table-cell office:value-type="string" calcext:value-type="string">
            <text:p>A maioria das ilhas do litoral norte do estado de São Paulo já se encontra protegida pela legislação na forma de unidades de conservação ou área tombada, mas apenas este fato não tem assegurado sua conservação. A intenção deste trabalho é realizar um levantamento completo do estado de conservação destas ilhas e utilizar a Ilha do Mar Virado (23º34'Las e 45º09'LoW) como exemplo de ilha particular em modelo prático de ocupação conservacionista. Trabalhos de educação ambiental com as populações ilhoas podem também auxiliar no manejo e conservação das ilhas, uma vez que são estas comunidades que, na prática, zelam por estes ambientes. (AU)</text:p>
          </table:table-cell>
          <table:table-cell table:style-name="Default" table:number-columns-repeated="2"/>
          <table:table-cell table:number-columns-repeated="998"/>
        </table:table-row>
        <table:table-row table:style-name="ro1">
          <table:table-cell office:value-type="string" calcext:value-type="string">
            <text:p>93/03546-9</text:p>
          </table:table-cell>
          <table:table-cell office:value-type="string" calcext:value-type="string">
            <text:p>Análise ambiental das ilhas costeiras da região de Ubatuba (SP), situação conservacionista e proposta de manejo para a Ilha do Mar Virado</text:p>
          </table:table-cell>
          <table:table-cell table:style-name="Default"/>
          <table:table-cell office:value-type="string" calcext:value-type="string">
            <text:p>Álvaro Fernando de Almeida</text:p>
          </table:table-cell>
          <table:table-cell office:value-type="string" calcext:value-type="string">
            <text:p>Universidade de São Paulo (USP). Pró-Reitoria de Pós-Graduação (PRO-PGRAD)</text:p>
          </table:table-cell>
          <table:table-cell/>
          <table:table-cell table:style-name="Default"/>
          <table:table-cell/>
          <table:table-cell office:value-type="string" calcext:value-type="string">
            <text:p>Álvaro Fernando de Almeida</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Agrárias</text:p>
          </table:table-cell>
          <table:table-cell office:value-type="string" calcext:value-type="string">
            <text:p>Recursos Florestais e Engenharia Florestal</text:p>
          </table:table-cell>
          <table:table-cell office:value-type="string" calcext:value-type="string">
            <text:p>Conservação da Natureza</text:p>
          </table:table-cell>
          <table:table-cell table:style-name="ce2" office:value-type="date" office:date-value="1993-11-01" calcext:value-type="date">
            <text:p>1/11/1993</text:p>
          </table:table-cell>
          <table:table-cell table:style-name="ce2" office:value-type="date" office:date-value="1995-10-31" calcext:value-type="date">
            <text:p>31/10/1995</text:p>
          </table:table-cell>
          <table:table-cell table:style-name="Default"/>
          <table:table-cell table:number-columns-repeated="2"/>
          <table:table-cell office:value-type="string" calcext:value-type="string">
            <text:p>Análise ambiental das ilhas costeiras da região de Ubatuba (SP), situação conservacionista e proposta de manejo para a Ilha do Mar Virado. (AU)</text:p>
          </table:table-cell>
          <table:table-cell table:style-name="Default" table:number-columns-repeated="2"/>
          <table:table-cell table:number-columns-repeated="998"/>
        </table:table-row>
        <table:table-row table:style-name="ro1">
          <table:table-cell office:value-type="string" calcext:value-type="string">
            <text:p>01/12454-9</text:p>
          </table:table-cell>
          <table:table-cell office:value-type="string" calcext:value-type="string">
            <text:p>Análise citogenética em algumas espécies de opiliões (Opiliones Laniatores, Gonyleptidae) da Mata Atlântica (Parque Estadual da Serra do Mar, núcleo de Picinguaba, Ubatuba, SP, Alto da Serra..</text:p>
          </table:table-cell>
          <table:table-cell table:style-name="Default"/>
          <table:table-cell office:value-type="string" calcext:value-type="string">
            <text:p>Rosângela Martins de Oliveira</text:p>
          </table:table-cell>
          <table:table-cell office:value-type="string" calcext:value-type="string">
            <text:p>Universidade Estadual Paulista (UNESP). Campus de Rio Claro. Instituto de Biociências (IB)</text:p>
          </table:table-cell>
          <table:table-cell/>
          <table:table-cell table:style-name="Default"/>
          <table:table-cell/>
          <table:table-cell office:value-type="string" calcext:value-type="string">
            <text:p>Doralice Maria Cell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Genética</text:p>
          </table:table-cell>
          <table:table-cell table:style-name="Default"/>
          <table:table-cell table:style-name="ce2" office:value-type="date" office:date-value="2002-01-01" calcext:value-type="date">
            <text:p>1/1/2002</text:p>
          </table:table-cell>
          <table:table-cell table:style-name="ce2" office:value-type="date" office:date-value="2002-12-31" calcext:value-type="date">
            <text:p>31/12/2002</text:p>
          </table:table-cell>
          <table:table-cell table:style-name="Default"/>
          <table:table-cell table:number-columns-repeated="2"/>
          <table:table-cell office:value-type="string" calcext:value-type="string">
            <text:p>A ordem Opiliones possui aproximadamente 5.550 espécies descritas taxonomicamente. Está espécies estão divididas em três subordens: Palpatores, Laniatores e Cyphophthalmi. Apenas 63 espécies foram descritas citogenéticamente. O número diplóide de cromossomos varia de 2n=10 a 2n=109 e a morfologia cromossômica é predominantemente meta e submetacêntrica. O sistema de determinação sexual mais comum é o XY/XX. Neste trabalho pretende-se caracterizar o cariótipo de algumas espécies de opiliões da família Gonyleptidae, a mais representativa em número e diversidade de espécies da fauna paulista, ressaltando que apenas 6 espécies brasileiras foram estudadas cromossomicamente. Para tal caracterização serão utilizadas as técnicas de coloração convencional (Giemsa) e a de impregnação pelo íon prata, visando adicionar informações a respeito da evolução cromossômica dos opiliões e comparar espécies neotropicais com as demais faunas da região Holoártica. (AU)</text:p>
          </table:table-cell>
          <table:table-cell table:style-name="Default" table:number-columns-repeated="2"/>
          <table:table-cell table:number-columns-repeated="998"/>
        </table:table-row>
        <table:table-row table:style-name="ro1">
          <table:table-cell office:value-type="string" calcext:value-type="string">
            <text:p>05/57182-7</text:p>
          </table:table-cell>
          <table:table-cell office:value-type="string" calcext:value-type="string">
            <text:p>Análise da dispersão inicial dos primeiros estágios larvais de braquiuros (Crustacea:Decapoda) de Costão Rochoso na região de Ubatuba, São Paulo</text:p>
          </table:table-cell>
          <table:table-cell table:style-name="Default"/>
          <table:table-cell office:value-type="string" calcext:value-type="string">
            <text:p>Marília Bueno Fernandes</text:p>
          </table:table-cell>
          <table:table-cell office:value-type="string" calcext:value-type="string">
            <text:p>Universidade Estadual Paulista (UNESP). Campus Experimental do Litoral Paulista</text:p>
          </table:table-cell>
          <table:table-cell/>
          <table:table-cell table:style-name="Default"/>
          <table:table-cell/>
          <table:table-cell office:value-type="string" calcext:value-type="string">
            <text:p>Augusto Alberto Valero Flores</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2005-12-01" calcext:value-type="date">
            <text:p>1/12/2005</text:p>
          </table:table-cell>
          <table:table-cell table:style-name="ce2" office:value-type="date" office:date-value="2006-11-30" calcext:value-type="date">
            <text:p>30/11/2006</text:p>
          </table:table-cell>
          <table:table-cell table:style-name="Default"/>
          <table:table-cell table:number-columns-repeated="2"/>
          <table:table-cell office:value-type="string" calcext:value-type="string">
            <text:p>A emissão larval em caranguejos braquiúros do entre-marés ocorre geralmente em torno da preamar pós-crepuscular, durante períodos de sizígia. Esse comportamento é considerado vantajoso, uma vez que promoveria a rápida advecção para longe da costa, onde a concentração de predadores visuais é máxima. Por outro lado, existem processos físicos que promovem a retenção de massas de água nas adjacências de algumas feições costeiras, como cabos e pontais, comuns a áreas de costão rochoso. No presente estudo é pretendido examinara dispersão inicial de larvas de braquiúros que habitam esses locais. Numa primeira fase, será testado se ocorre migração vertical circadiana, em espécies representativas de costões rochosos, já a partir destes estágios iniciais. O delineamento de amostragem permitirá ainda testar a generalidade espaço-temporal desse processo (às escalas das unidades de quilômetros e semanas) e ainda o efeito da exposição à ação das ondas. Numa segunda fase, pretende-se seguir o deslocamento de manchas de larvas recém-emitidas, em ciclos de 24h, no eixo perpendicular à linha de costa, e comparar esse movimento com o de derivadores passivos à superfície. Esse estudo, mais descritivo, permitirá inferir, embora pontualmente, sobre o potencial de advecção das zoeas recém-emitidas e sua relação com a eventual ocorrência de migração vertical. Espera-se desse modo avançar novas hipóteses sobre estratégias reprodutivas de invertebrados meroplanctônicos que habitam substratos consolidados do entre-marés. (AU)</text:p>
          </table:table-cell>
          <table:table-cell table:style-name="Default" table:number-columns-repeated="2"/>
          <table:table-cell table:number-columns-repeated="998"/>
        </table:table-row>
        <table:table-row table:style-name="ro1">
          <table:table-cell office:value-type="string" calcext:value-type="string">
            <text:p>02/03808-4</text:p>
          </table:table-cell>
          <table:table-cell office:value-type="string" calcext:value-type="string">
            <text:p>Análise de uma vila de pescadores em Ubatuba, visando uma proposta arquitetônica bioclimática</text:p>
          </table:table-cell>
          <table:table-cell table:style-name="Default"/>
          <table:table-cell office:value-type="string" calcext:value-type="string">
            <text:p>Leticia de Oliveira Neves</text:p>
          </table:table-cell>
          <table:table-cell office:value-type="string" calcext:value-type="string">
            <text:p>Universidade de São Paulo (USP). Escola de Engenharia de São Carlos (EESC)</text:p>
          </table:table-cell>
          <table:table-cell/>
          <table:table-cell table:style-name="Default"/>
          <table:table-cell/>
          <table:table-cell office:value-type="string" calcext:value-type="string">
            <text:p>Rosana Maria Caram</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Sociais Aplicadas</text:p>
          </table:table-cell>
          <table:table-cell office:value-type="string" calcext:value-type="string">
            <text:p>Arquitetura e Urbanismo</text:p>
          </table:table-cell>
          <table:table-cell office:value-type="string" calcext:value-type="string">
            <text:p>Tecnologia de Arquitetura e Urbanismo</text:p>
          </table:table-cell>
          <table:table-cell table:style-name="ce2" office:value-type="date" office:date-value="2002-07-01" calcext:value-type="date">
            <text:p>1/7/2002</text:p>
          </table:table-cell>
          <table:table-cell table:style-name="ce2" office:value-type="date" office:date-value="2003-06-30" calcext:value-type="date">
            <text:p>30/6/2003</text:p>
          </table:table-cell>
          <table:table-cell table:style-name="Default"/>
          <table:table-cell table:number-columns-repeated="2"/>
          <table:table-cell office:value-type="string" calcext:value-type="string">
            <text:p>A presente pesquisa tem como objetivos principais o estudo da arquitetura típica existente na Ilha dos Pescadores, situada em Ubatuba, litoral Norte do Estado de São Paulo, bem como a proposição de soluções bioclimáticas adequadas ao local. Como base para a realização da pesquisa, serão utilizados o Projeto Normalização em Conforto Ambiental e as Planilhas Mahoney, e também será consultada a bibliografia levantada sobre arquitetura bioclimática. Como resultado, espera-se a possibilidade de proposição de melhorias para a arquitetura local. (AU)</text:p>
          </table:table-cell>
          <table:table-cell table:style-name="Default" table:number-columns-repeated="2"/>
          <table:table-cell table:number-columns-repeated="998"/>
        </table:table-row>
        <table:table-row table:style-name="ro1">
          <table:table-cell office:value-type="string" calcext:value-type="string">
            <text:p>11/06990-7</text:p>
          </table:table-cell>
          <table:table-cell office:value-type="string" calcext:value-type="string">
            <text:p>Análise do perfil estrutural, florístico, estrutura e biomassa viva acima do solo da FOD montana (cota 600m), Parque Estadual da Serra do Mar (Ubatuba-SP</text:p>
          </table:table-cell>
          <table:table-cell table:style-name="Default"/>
          <table:table-cell office:value-type="string" calcext:value-type="string">
            <text:p>Cínthia Aparecida da Silva</text:p>
          </table:table-cell>
          <table:table-cell office:value-type="string" calcext:value-type="string">
            <text:p>Universidade Estadual de Campinas (UNICAMP). Instituto de Biologia (IB)</text:p>
          </table:table-cell>
          <table:table-cell/>
          <table:table-cell table:style-name="Default"/>
          <table:table-cell/>
          <table:table-cell office:value-type="string" calcext:value-type="string">
            <text:p>Carlos Alfredo Joly</text:p>
          </table:table-cell>
          <table:table-cell table:number-columns-repeated="2"/>
          <table:table-cell table:style-name="Default" table:number-columns-repeated="3"/>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11-05-01" calcext:value-type="date">
            <text:p>1/5/2011</text:p>
          </table:table-cell>
          <table:table-cell table:style-name="ce2" office:value-type="date" office:date-value="2013-03-31" calcext:value-type="date">
            <text:p>31/3/2013</text:p>
          </table:table-cell>
          <table:table-cell table:style-name="Default"/>
          <table:table-cell table:number-columns-repeated="2"/>
          <table:table-cell office:value-type="string" calcext:value-type="string">
            <text:p>Integrando o projeto FAPESP 10/50811-7, o presente plano de trabalho tem como objetivo auxiliar no estabelecimento de parcelas permanentes de monitoramento, assim como na coleta de dados e identificação botânica das espécies. Um dos principais objetivos do projeto é <text:s/>analisar o perfil estrutural, florístico e estimar o estoque de biomassa viva acima do solo de um hectare de Floresta Ombrófila Densa Montana. Para tanto, serão estabelecidas 4 parcelas de 50x50m localizadas na cota 600m de altitude, no Parque Estadual da Serra do Mar em São Paulo. Todos os indivíduos (vivos ou mortos) do estrato arbóreo com diâmetro à altura do peito (1,30cm) igual ou superior a 4,8cm serão amostrados, incluindo aqui, palmeiras e pteridófitas. A coleta e o processamento de material botânico para incorporação no acervo seguirão os padrões usuais para este tipo de trabalho. Os dados levantados referentes a estrutura da florestas serão analisados e comparados com os dados de parcelas de floresta de outras altitudes (projeto FAPESP 03/12595-7) e utilizados na estimativa dos estoques de carbono da vegetação. (AU)</text:p>
          </table:table-cell>
          <table:table-cell table:style-name="Default" table:number-columns-repeated="2"/>
          <table:table-cell table:number-columns-repeated="998"/>
        </table:table-row>
        <table:table-row table:style-name="ro1">
          <table:table-cell office:value-type="string" calcext:value-type="string">
            <text:p>10/18976-6</text:p>
          </table:table-cell>
          <table:table-cell office:value-type="string" calcext:value-type="string">
            <text:p>Análise genética, espectroscópica e ultraestrutural de FIBROPAPILOMA de Chelonia mydas</text:p>
          </table:table-cell>
          <table:table-cell office:value-type="string" calcext:value-type="string">
            <text:p>Genetic, spectroscopy and the ultrastructural analysis of FIBROPAPILOMA of Chelonia mydas</text:p>
          </table:table-cell>
          <table:table-cell office:value-type="string" calcext:value-type="string">
            <text:p>Samara Maftoum Costa</text:p>
          </table:table-cell>
          <table:table-cell office:value-type="string" calcext:value-type="string">
            <text:p>Universidade do Vale do Paraíba (UNIVAP). Instituto de Pesquisa e Desenvolvimento (IP&amp;D)</text:p>
          </table:table-cell>
          <table:table-cell/>
          <table:table-cell table:style-name="Default"/>
          <table:table-cell/>
          <table:table-cell office:value-type="string" calcext:value-type="string">
            <text:p>Cristina Pacheco Soares</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Biologia Geral</text:p>
          </table:table-cell>
          <table:table-cell table:style-name="Default"/>
          <table:table-cell table:style-name="ce2" office:value-type="date" office:date-value="2011-02-01" calcext:value-type="date">
            <text:p>1/2/2011</text:p>
          </table:table-cell>
          <table:table-cell table:style-name="ce2" office:value-type="date" office:date-value="2011-12-31" calcext:value-type="date">
            <text:p>31/12/2011</text:p>
          </table:table-cell>
          <table:table-cell table:style-name="Default"/>
          <table:table-cell table:number-columns-repeated="2"/>
          <table:table-cell office:value-type="string" calcext:value-type="string">
            <text:p>A tartaruga verde (Chelonia mydas) é a maior tartaruga com carapaça rígida. Ela apresenta uma ampla distribuição, ocorrendo na maior parte dos mares tropicais e subtropicais, perto de costas ou envolta de ilhas. A União Internacional de Conservação da Natureza considera a tartaruga verde uma espécie "em perigo". A existência dessa espécie vem sendo comprometida devido a exploração de seus ovos e carne, destruição de habitat pela poluição e desenvolvimento humano e a predisposição para contrair fibropapilomatose (FP). FP é uma doença caracterizada por múltiplos tumores na epiderme das tartarugas verdes que pode interferir as atividades necessárias para sobrevivência. Descoberta em 1958, a doença foi documentada como sendo de rara ocorrência. Entretanto, nas últimas duas décadas a doença tem mostrado um aumento na freqüência e também a infecção de outras espécies. Hoje, a via de transmissão continua desconhecida. Pesquisas vêm mostrando uma correlação entre o aparecimento da FP e um herpesvirus chamado Chelonid Fribropapillomatosis-Associated Herpesvirus (CPHV). A proposta desse projeto é estudar a conexão entre CPHV e metais pesados com a FP na região de Ubatuba-SP. (AU)</text:p>
          </table:table-cell>
          <table:table-cell office:value-type="string" calcext:value-type="string">
            <text:p>The green turtle (Chelonia mydas) is the largest turtle with a rigid carapace. The green turtle has a wide distribution, occurring mostly in tropical and subtropical seas, near continental coasts or around islands. The International Union for Conservation of Nature considers the green turtle to be an endangered species. The existence of the green turtle has been endangered because their eggs and meat were harvested, their habitat suffered from pollution and human development and they are predisposed to contract fibropapillomatosis (FP). FP is a disease characterized by multiple tumors in the epidermis of the green turtle that can disrupt actions necessary for survival. Discovered in 1958, the disease was once thought to only be a rare occurrence. However, the past two decades have shown an increase in frequency as well as the contraction of FP by other turtle species. Today, the route of transmission remains unknown. Current research has shown a correlation between the appearance of FP and a strain of herpesvirus called Chelonid Fibropapillomatosis-Associated Herpesvirus (CPHV). The purpose of this research project is to study the connection between CPHV and heavy metals with FP in the coastal waters of Ubatuba-SP. (AU)</text:p>
          </table:table-cell>
          <table:table-cell table:style-name="Default"/>
          <table:table-cell table:number-columns-repeated="998"/>
        </table:table-row>
        <table:table-row table:style-name="ro1">
          <table:table-cell office:value-type="string" calcext:value-type="string">
            <text:p>08/09350-6</text:p>
          </table:table-cell>
          <table:table-cell office:value-type="string" calcext:value-type="string">
            <text:p>Análise morfológica e cromossômica de duas populações da palmeira clonal Geonoma elegans Mart. em diferentes altitudes no Núcleo Picinguaba, Parque Estadual da Serra do Mar - SP</text:p>
          </table:table-cell>
          <table:table-cell office:value-type="string" calcext:value-type="string">
            <text:p>Morphological and chromosome analysis of two populations of clonal palm Geonoma elegans Mart. in different altitudes in Núcleo Picinguaba, Parque Estadual da Serra do Mar – SP</text:p>
          </table:table-cell>
          <table:table-cell office:value-type="string" calcext:value-type="string">
            <text:p>Bianca Netto Rodrigues</text:p>
          </table:table-cell>
          <table:table-cell office:value-type="string" calcext:value-type="string">
            <text:p>Universidade de Taubaté (UNITAU). Instituto Básico de Biociências (IBB)</text:p>
          </table:table-cell>
          <table:table-cell/>
          <table:table-cell table:style-name="Default"/>
          <table:table-cell/>
          <table:table-cell office:value-type="string" calcext:value-type="string">
            <text:p>Simey Thury Vieira Fisch</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Botânica</text:p>
          </table:table-cell>
          <table:table-cell office:value-type="string" calcext:value-type="string">
            <text:p>Morfologia Vegetal</text:p>
          </table:table-cell>
          <table:table-cell table:style-name="ce2" office:value-type="date" office:date-value="2009-03-01" calcext:value-type="date">
            <text:p>1/3/2009</text:p>
          </table:table-cell>
          <table:table-cell table:style-name="ce2" office:value-type="date" office:date-value="2010-12-31" calcext:value-type="date">
            <text:p>31/12/2010</text:p>
          </table:table-cell>
          <table:table-cell table:style-name="Default"/>
          <table:table-cell table:number-columns-repeated="2"/>
          <table:table-cell office:value-type="string" calcext:value-type="string">
            <text:p>Este projeto tem como objetivo caracterizar morfologicamente duas populações da palmeira clonal Geonoma elegans que ocorre no sub-bosque da Mata Atlântica em diferentes altitudes no Parque Estadual da Serra do Mar - Núcleo Picinguaba, Ubatuba - SP e verificar como se apresentam as possíveis variações a nível macro-morfológico e como estas estão expressas nos cromossomos. Serão avaliados 30 indivíduos reprodutivos de duas populações, uma situada na Floresta Ombrófila Densa de Terras Baixas (5 a 50m de altitude) e a outra na Floresta Ombrófila Densa Submontana (300 a 500m). Todos os indivíduos serão medidos quanto ao comprimento do caule da base até o ponto de abertura das folhas apicais, diâmetro do caule abaixo da coroa foliar, número de nós, número de folhas, comprimento e largura da folha mais nova, comprimento da raquis foliar, ângulo das nervuras e quando presentes, serão medidas as inflorescências ou infrutescências. Os estudos cromossômicos serão realizados no Laboratório de Biossistemática do Depto. de Botânica/IB/ UNICAMP, sob os cuidados da Profª Eliana R. Forni-Martins, em células em divisão mitótica extraídas dos ápices radiculares de sementes recém-germinadas, dependendo da disponibilidade das sementes. Caso as sementes não germinem, serão utilizadas raízes obtidas de indivíduos clonados, uma vez que a palmeira apresenta reprodução assexuada abundante. (AU)</text:p>
          </table:table-cell>
          <table:table-cell table:style-name="Default" table:number-columns-repeated="2"/>
          <table:table-cell table:number-columns-repeated="998"/>
        </table:table-row>
        <table:table-row table:style-name="ro1">
          <table:table-cell office:value-type="string" calcext:value-type="string">
            <text:p>11/08065-9</text:p>
          </table:table-cell>
          <table:table-cell office:value-type="string" calcext:value-type="string">
            <text:p>Análise qualitativa e quantitativa da poluição por metais no caranguejo chama-marés Uca rapax (Ocypodidae, Brachyura) avaliada por biomarcadores fisiológicos, bioquímicos e genéticos</text:p>
          </table:table-cell>
          <table:table-cell office:value-type="string" calcext:value-type="string">
            <text:p>A qualitative and quantitative analysis of metal pollution in the fiddler crab Uca rapax (Ocypodidae, Brachyura) evaluated using physiological, biochemical and genetic biomarkers</text:p>
          </table:table-cell>
          <table:table-cell office:value-type="string" calcext:value-type="string">
            <text:p>Mariana Vellosa Capparelli</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John Campbell McNamara</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Fisiologia dos Grupos Recentes</text:p>
          </table:table-cell>
          <table:table-cell table:style-name="ce2" office:value-type="date" office:date-value="2011-09-01" calcext:value-type="date">
            <text:p>1/9/2011</text:p>
          </table:table-cell>
          <table:table-cell table:style-name="ce2" office:value-type="date" office:date-value="2015-02-28" calcext:value-type="date">
            <text:p>28/2/2015</text:p>
          </table:table-cell>
          <table:table-cell table:style-name="Default"/>
          <table:table-cell table:number-columns-repeated="2"/>
          <table:table-cell office:value-type="string" calcext:value-type="string">
            <text:p>Uma das principais preocupações ecológicas refere-se ao impacto da liberação antrópica de metais em diversos ecossistemas. A falta de conhecimento dos efeitos desses poluentes sobre a biologia das espécies torna difícil avaliar a extensão e grau desse impacto. Algumas populações de caranguejos chama-marés (Uca), gênero típico de manguezais, tem respondido negativamente à poluição, observando-se seu declínio populacional. Entretanto, estudos descrevendo os efeitos da contaminação por metais sobre esse grupo são escassos, particularmente considerando sua importância ecológica neste ecossistema. O presente estudo propõe analisar como Uca rapax responde a diferentes níveis de contaminação in situ por metais. Para tal, serão utilizados biomarcadores fisiológicos (consumo de oxigênio e osmoregulação), bioquímicos (enzimas de depuração) e genéticos (danos no DNA). Estes serão confrontados com teores de metais nos tecidos dos caranguejos e no sedimento do qual serão coletados e com sua toxicidade. Foram escolhidos três locais de coleta com diferentes níveis de contaminação por metais, do mais ao menos poluído sendo respectivamente, Largo do Caneu, Cubatão (SP); Rio Itapanhaú, Bertioga (SP); Estuário do rio da Fazenda,Ubatuba(SP). Para examinar a variação sazonal dos parâmetros supracitados, serão realizadas duas coletas em cada local, uma no verão outra no inverno. Objetiva-se avaliar se Uca rapax de diferentes áreas é efetivamente exposto a metais presentes no ambiente e investigar respostas fisiológicas, bioquímicas e genéticas frente a esse poluente. Pretende-se avaliar seu potencial uso como espécie bioindicadora da saúde de ecossistemas de manguezais. (AU)</text:p>
          </table:table-cell>
          <table:table-cell table:style-name="Default"/>
          <table:table-cell office:value-type="string" calcext:value-type="string">
            <text:p>13/10672-6</text:p>
          </table:table-cell>
          <table:table-cell table:number-columns-repeated="998"/>
        </table:table-row>
        <table:table-row table:style-name="ro1">
          <table:table-cell office:value-type="string" calcext:value-type="string">
            <text:p>99/05505-4</text:p>
          </table:table-cell>
          <table:table-cell office:value-type="string" calcext:value-type="string">
            <text:p>Análises da conservação ambiental em relação a conscientização das comunidades e as ações antrópicas em um trecho do litoral de Ubatuba (SP)</text:p>
          </table:table-cell>
          <table:table-cell table:style-name="Default"/>
          <table:table-cell office:value-type="string" calcext:value-type="string">
            <text:p>Álvaro Fernando de Almeida</text:p>
          </table:table-cell>
          <table:table-cell office:value-type="string" calcext:value-type="string">
            <text:p>Universidade de São Paulo (USP). Escola Superior de Agricultura Luiz de Queiroz (ESALQ)</text:p>
          </table:table-cell>
          <table:table-cell/>
          <table:table-cell table:style-name="Default"/>
          <table:table-cell/>
          <table:table-cell office:value-type="string" calcext:value-type="string">
            <text:p>Álvaro Fernando de Almeida</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Agrárias</text:p>
          </table:table-cell>
          <table:table-cell office:value-type="string" calcext:value-type="string">
            <text:p>Recursos Florestais e Engenharia Florestal</text:p>
          </table:table-cell>
          <table:table-cell office:value-type="string" calcext:value-type="string">
            <text:p>Conservação da Natureza</text:p>
          </table:table-cell>
          <table:table-cell table:style-name="ce2" office:value-type="date" office:date-value="2000-03-01" calcext:value-type="date">
            <text:p>1/3/2000</text:p>
          </table:table-cell>
          <table:table-cell table:style-name="ce2" office:value-type="date" office:date-value="2002-02-28" calcext:value-type="date">
            <text:p>28/2/2002</text:p>
          </table:table-cell>
          <table:table-cell table:style-name="Default"/>
          <table:table-cell table:number-columns-repeated="2"/>
          <table:table-cell office:value-type="string" calcext:value-type="string">
            <text:p>As comunidades localizadas entre Ubatumirim e Vila de Picinguaba, no Município de Ubatuba, extremo norte do litoral de São Paulo, podem ser agrupadas em três tipos: a) aquelas que estão sujeitas a leis de proteção ambiental mais severas: são as que estão inseridas dentro do Parque Estadual da Serra do Mar, mas parecem não ter iniciativas próprias de conservação; b) aquelas que não estão dentro do Parque, mas que apresentam iniciativas próprias de conservação e; c) aquelas que não estão dentro do Parque e não têm iniciativas próprias de conservação. Pretende-se pesquisar se existe uma diferença significativa no estado de conservação dos ecossistemas do entorno dessas, comunidades, e descobrir o que mais está influindo na conservação dos recursos naturais: se as ações efetivas dos órgãos ambientais ou as iniciativas de conservação das próprias comunidades. Os parâmetros para comparações entre as comunidades serão as análises da conservação ambiental feitas com a ajuda de fotografias aéreas, imagem de satélite e coleta de dados em campo, enfocando os tipos e estado de conservação das vegetações, as ações antrópicas sobre a avifauna e mastofauna silvestres, presença de lixo, esgotos irregulares, erosões, deslizamentos e contaminações do solo e da água. (AU)</text:p>
          </table:table-cell>
          <table:table-cell table:style-name="Default" table:number-columns-repeated="2"/>
          <table:table-cell table:number-columns-repeated="998"/>
        </table:table-row>
        <table:table-row table:style-name="ro1">
          <table:table-cell office:value-type="string" calcext:value-type="string">
            <text:p>11/50219-3</text:p>
          </table:table-cell>
          <table:table-cell office:value-type="string" calcext:value-type="string">
            <text:p>Aplicação de geotecnologias na orientação do uso da terra com base nos imactos das mudanças climáticas globais: sub-bacias hidrográficas litorâneas do Estado de SP e do estado do RJ (FAPESP/FAPERJ)</text:p>
          </table:table-cell>
          <table:table-cell table:style-name="Default"/>
          <table:table-cell office:value-type="string" calcext:value-type="string">
            <text:p>Celia Regina de Gouveia Souza</text:p>
          </table:table-cell>
          <table:table-cell office:value-type="string" calcext:value-type="string">
            <text:p>Secretaria do Meio Ambiente (São Paulo - Estado). Instituto Geológico</text:p>
          </table:table-cell>
          <table:table-cell/>
          <table:table-cell table:style-name="Default"/>
          <table:table-cell/>
          <table:table-cell office:value-type="string" calcext:value-type="string">
            <text:p>Celia Regina de Gouveia Souza</text:p>
          </table:table-cell>
          <table:table-cell table:number-columns-repeated="2"/>
          <table:table-cell table:style-name="Default" table:number-columns-repeated="3"/>
          <table:table-cell office:value-type="string" calcext:value-type="string">
            <text:p>Auxílio à Pesquisa - Programa de Pesquisa sobre Mudanças Climáticas Globais - Regular</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grafia Física</text:p>
          </table:table-cell>
          <table:table-cell table:style-name="ce2" office:value-type="date" office:date-value="2011-10-01" calcext:value-type="date">
            <text:p>1/10/2011</text:p>
          </table:table-cell>
          <table:table-cell table:style-name="ce2" office:value-type="date" office:date-value="2014-09-30" calcext:value-type="date">
            <text:p>30/9/2014</text:p>
          </table:table-cell>
          <table:table-cell office:value-type="string" calcext:value-type="string">
            <text:p>FAPERJ</text:p>
          </table:table-cell>
          <table:table-cell table:number-columns-repeated="2"/>
          <table:table-cell office:value-type="string" calcext:value-type="string">
            <text:p>O projeto consiste na aplicação de geotecnologias na avaliação e orientação do uso da Terra diante dos impactos das mudanças climáticas globais sobre o ambiente costeiro delimitado pelas bacias hidrográficas litorâneas, tendo como recorte espacial a zona compreendida entre o litoral do Estado de São Paulo e do Estado do Rio de Janeiro. Terá a pesquisa aplicada apoio em uso de geotecnologias fortemente vinculadas às ferramentas de tratamento de imagens de satélites e geração de mapas digitais, com o propósito de permitir orientação na estratégia da ocupação e uso da Terra, contribuindo para o reordenamento do espaço geográfico regional, como ação imperativa para o desenvolvimento territorial, diante dos impactos prováveis (em curso e futuros) das mudanças climáticas na região sudeste do Brasil. Como recorte espacial, com tratamento em maior escala de análise, é. estabelecida a zona costeira prioritária compreendida entre o norte do Estado de São Paulo e Sul do Estado do Rio de Janeiro, tendo como referencia os municípios de Caraguatatuba (SP), Ubatuba (SP), Parati (RJ), Angra dos Reis (RJ) e Mangaratiba (RJ) (Mapa 1). (AU)</text:p>
          </table:table-cell>
          <table:table-cell table:style-name="Default" table:number-columns-repeated="2"/>
          <table:table-cell table:number-columns-repeated="998"/>
        </table:table-row>
        <table:table-row table:style-name="ro1">
          <table:table-cell office:value-type="string" calcext:value-type="string">
            <text:p>96/02699-4</text:p>
          </table:table-cell>
          <table:table-cell office:value-type="string" calcext:value-type="string">
            <text:p>Aplicação do método da gravimetria em um segmento da Faixa Ribeira: Pouso Alegre (mg) - Ubatuba (SP)</text:p>
          </table:table-cell>
          <table:table-cell table:style-name="Default"/>
          <table:table-cell office:value-type="string" calcext:value-type="string">
            <text:p>Claudio Alexandre de Souza</text:p>
          </table:table-cell>
          <table:table-cell office:value-type="string" calcext:value-type="string">
            <text:p>Universidade Estadual Paulista (UNESP). Campus de Rio Claro. Instituto de Geociências e Ciências Exatas (IGCE)</text:p>
          </table:table-cell>
          <table:table-cell/>
          <table:table-cell table:style-name="Default"/>
          <table:table-cell/>
          <table:table-cell office:value-type="string" calcext:value-type="string">
            <text:p>Walter Malagutti Filho</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física</text:p>
          </table:table-cell>
          <table:table-cell table:style-name="ce2" office:value-type="date" office:date-value="1996-05-01" calcext:value-type="date">
            <text:p>1/5/1996</text:p>
          </table:table-cell>
          <table:table-cell table:style-name="ce2" office:value-type="date" office:date-value="1997-04-30" calcext:value-type="date">
            <text:p>30/4/1997</text:p>
          </table:table-cell>
          <table:table-cell table:style-name="Default"/>
          <table:table-cell table:number-columns-repeated="2"/>
          <table:table-cell office:value-type="string" calcext:value-type="string">
            <text:p>Com o objetivo de se obter um modelo geológico-estrutural do sul de Minas Gerais e leste de São Paulo, assim como a delimitação das principais unidades litões-tratigráficas e as suturas marcantes, serão realizados um levantamento gravimétrico em escala de semi-detalhe e dois perfis magnetométricos, este levantamento geofísico servirá como base para um modelamento gravimétrico, que juntamente com informações geológico-estruturais, serão essenciais para um entendimento geotectônico da área. (AU)</text:p>
          </table:table-cell>
          <table:table-cell table:style-name="Default" table:number-columns-repeated="2"/>
          <table:table-cell table:number-columns-repeated="998"/>
        </table:table-row>
        <table:table-row table:style-name="ro1">
          <table:table-cell office:value-type="string" calcext:value-type="string">
            <text:p>03/06203-9</text:p>
          </table:table-cell>
          <table:table-cell office:value-type="string" calcext:value-type="string">
            <text:p>Aurora Morgana | Università degli Studi di Roma "La Sapienza" - Itália</text:p>
          </table:table-cell>
          <table:table-cell table:style-name="Default"/>
          <table:table-cell office:value-type="string" calcext:value-type="string">
            <text:p>Celia Picinin de Mello</text:p>
          </table:table-cell>
          <table:table-cell office:value-type="string" calcext:value-type="string">
            <text:p>Universidade Estadual de Campinas (UNICAMP). Instituto de Computação (IC)</text:p>
          </table:table-cell>
          <table:table-cell/>
          <table:table-cell table:style-name="Default"/>
          <table:table-cell/>
          <table:table-cell office:value-type="string" calcext:value-type="string">
            <text:p>Celia Picinin de Mello</text:p>
          </table:table-cell>
          <table:table-cell table:number-columns-repeated="2"/>
          <table:table-cell table:style-name="Default"/>
          <table:table-cell office:value-type="string" calcext:value-type="string">
            <text:p>Aurora Morgana</text:p>
          </table:table-cell>
          <table:table-cell office:value-type="string" calcext:value-type="string">
            <text:p>Università degli Studi di Roma "La Sapienza"</text:p>
          </table:table-cell>
          <table:table-cell office:value-type="string" calcext:value-type="string">
            <text:p>Auxílio à Pesquisa - Pesquisador Visitante - Internacional</text:p>
          </table:table-cell>
          <table:table-cell office:value-type="string" calcext:value-type="string">
            <text:p>Ciências Exatas e da Terra</text:p>
          </table:table-cell>
          <table:table-cell office:value-type="string" calcext:value-type="string">
            <text:p>Ciência da Computação</text:p>
          </table:table-cell>
          <table:table-cell office:value-type="string" calcext:value-type="string">
            <text:p>Teoria da Computação</text:p>
          </table:table-cell>
          <table:table-cell table:style-name="ce2" office:value-type="date" office:date-value="2003-08-29" calcext:value-type="date">
            <text:p>29/8/2003</text:p>
          </table:table-cell>
          <table:table-cell table:style-name="ce2" office:value-type="date" office:date-value="2003-09-26" calcext:value-type="date">
            <text:p>26/9/2003</text:p>
          </table:table-cell>
          <table:table-cell table:style-name="Default"/>
          <table:table-cell table:number-columns-repeated="2"/>
          <table:table-cell office:value-type="string" calcext:value-type="string">
            <text:p>1. Dar continuidade à pesquisa em conjunto sobre o comportamento de classes de grafos sob a ação iterada do operador clique (K-comportamento). Em particular, descrever o K-comportamento das classes de grafos: P4-tidy e p-tree. 2. Manter e consolidar o relacionamento entre a Universitá degli Studi di Roma "La Sapienza" e o Instituto de Computação - UNICAMP. 3. Participar do Workshop on Combinatorics, Algorithms, and Applications, de 01 a 05 de setembro de 2003 em Ubatuba, SP. (AU)</text:p>
          </table:table-cell>
          <table:table-cell table:style-name="Default" table:number-columns-repeated="2"/>
          <table:table-cell table:number-columns-repeated="998"/>
        </table:table-row>
        <table:table-row table:style-name="ro1">
          <table:table-cell office:value-type="string" calcext:value-type="string">
            <text:p>12/07629-9</text:p>
          </table:table-cell>
          <table:table-cell office:value-type="string" calcext:value-type="string">
            <text:p>Avaliação da diversidade genética de etnovariedades de taioba (Xanthosoma spp.) provenientes de distintas regiões do Brasil</text:p>
          </table:table-cell>
          <table:table-cell office:value-type="string" calcext:value-type="string">
            <text:p>Assessment of the genetic diversity of cocoyam (Xanthosoma spp.) from different regions in Brazil</text:p>
          </table:table-cell>
          <table:table-cell office:value-type="string" calcext:value-type="string">
            <text:p>Ana Cláudia Pereira Cuenca</text:p>
          </table:table-cell>
          <table:table-cell office:value-type="string" calcext:value-type="string">
            <text:p>Universidade de São Paulo (USP). Escola Superior de Agricultura Luiz de Queiroz (ESALQ)</text:p>
          </table:table-cell>
          <table:table-cell/>
          <table:table-cell table:style-name="Default"/>
          <table:table-cell/>
          <table:table-cell office:value-type="string" calcext:value-type="string">
            <text:p>Elizabeth Ann Veasey</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Genética</text:p>
          </table:table-cell>
          <table:table-cell office:value-type="string" calcext:value-type="string">
            <text:p>Genética Vegetal</text:p>
          </table:table-cell>
          <table:table-cell table:style-name="ce2" office:value-type="date" office:date-value="2012-06-01" calcext:value-type="date">
            <text:p>1/6/2012</text:p>
          </table:table-cell>
          <table:table-cell table:style-name="ce2" office:value-type="date" office:date-value="2013-05-31" calcext:value-type="date">
            <text:p>31/5/2013</text:p>
          </table:table-cell>
          <table:table-cell table:style-name="Default"/>
          <table:table-cell table:number-columns-repeated="2"/>
          <table:table-cell office:value-type="string" calcext:value-type="string">
            <text:p>O presente projeto tem como principal objetivo caracterizar a diversidade genética de etnovariedades de taioba (Xanthosoma spp.) coletadas em várias regiões do Brasil, por meio da utilização de marcadores ISSR (Inter Simple Sequence Repeat). Os acessos disponíveis até o presente momento foram obtidos nos seguintes municípios: Cáceres (MT), Viçosa (MG), Iporanga (SP), Ubatuba (SP), Botucatu (SP), Piracicaba (SP), Adrianópolis (PR), Manaus (AM), Iranduba (AM), e Recife (PE). Serão avaliados um total de 20 iniciadores ISSR e será realizada a otimização dos iniciadores que se mostrarem promissores (presença de polimorfismo e presença de padrões de bandas nítidos). Os dados obtidos serão transformados em dados binários (presença/ausência de bandas). Além disso, o material será avaliado por meio da porcentagem de bandas polimórficas e análise do conteúdo de informação de polimorfismo (PIC). Serão realizadas análises multivariadas de agrupamento e de coordenadas principais, a fim de verificar os acessos geneticamente mais próximos e/ou mais distantes. Será também realizada uma análise de correlação entre distâncias genéticas e distâncias geográficas, para verificar a estruturação espacial do material coletado. (AU)</text:p>
          </table:table-cell>
          <table:table-cell office:value-type="string" calcext:value-type="string">
            <text:p>This project has as main objective to characterize the genetic diversity of landraces of cocoyam (Xanthosoma spp.) collected in various regions of Brazil, through the use of ISSR (Inter Simple Sequence Repeat) markers. The accessions <text:s/>available to date were obtained in the following municipalities: Cáceres (MT), Viçosa (MG), Iporanga (SP), Ubatuba (SP), Botucatu (SP), Piracicaba (SP), Adrianópolis (PR), Manaus (AM), Iranduba (AM), e Recife (PE). A total of 20 ISSR primers will be evaluated and optimized, so that primers showing polymorphic patterns and the presence of sharp bands will be selected. The data will be transformed into binary data (presence / absence of bands). Furthermore, the material will be evaluated by the percentage polymorphism analysis and the polymorphism information content (PIC). Multivariate analyzes such as cluster and principal coordinates analysis will be conducted in order to verify the genetically closest and/or more distant accessions. An analysis of correlation between genetic and geographical distances will also be conducted, to verify the spatial structure of the material collected. (AU)</text:p>
          </table:table-cell>
          <table:table-cell table:style-name="Default"/>
          <table:table-cell table:number-columns-repeated="998"/>
        </table:table-row>
        <table:table-row table:style-name="ro1">
          <table:table-cell office:value-type="string" calcext:value-type="string">
            <text:p>11/02682-6</text:p>
          </table:table-cell>
          <table:table-cell office:value-type="string" calcext:value-type="string">
            <text:p>Avaliação da toxicidade do sedimento na Área de Proteção Ambiental marinha do litoral norte, no entorno do Parque Estadual da Ilha Anchieta, Ubatuba, SP</text:p>
          </table:table-cell>
          <table:table-cell office:value-type="string" calcext:value-type="string">
            <text:p>Sediment toxicity assessment of marine protected area in the northern coast, surrounding the State Park of Ilha Anchieta, Ubatuba, SP</text:p>
          </table:table-cell>
          <table:table-cell office:value-type="string" calcext:value-type="string">
            <text:p>Tainá Garcia da Fonseca</text:p>
          </table:table-cell>
          <table:table-cell office:value-type="string" calcext:value-type="string">
            <text:p>Universidade Estadual Paulista (UNESP). Campus Experimental do Litoral Paulista</text:p>
          </table:table-cell>
          <table:table-cell/>
          <table:table-cell table:style-name="Default"/>
          <table:table-cell/>
          <table:table-cell office:value-type="string" calcext:value-type="string">
            <text:p>Denis Moledo de Souza Abess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Engenharias</text:p>
          </table:table-cell>
          <table:table-cell office:value-type="string" calcext:value-type="string">
            <text:p>Engenharia Sanitária</text:p>
          </table:table-cell>
          <table:table-cell office:value-type="string" calcext:value-type="string">
            <text:p>Recursos Hídricos</text:p>
          </table:table-cell>
          <table:table-cell table:style-name="ce2" office:value-type="date" office:date-value="2011-06-01" calcext:value-type="date">
            <text:p>1/6/2011</text:p>
          </table:table-cell>
          <table:table-cell table:style-name="ce2" office:value-type="date" office:date-value="2013-12-31" calcext:value-type="date">
            <text:p>31/12/2013</text:p>
          </table:table-cell>
          <table:table-cell table:style-name="Default"/>
          <table:table-cell table:number-columns-repeated="2"/>
          <table:table-cell office:value-type="string" calcext:value-type="string">
            <text:p>A zona marinha de entorno do Parque Estadual da Ilha Anchieta, Ubatuba, atualmente encontra-se protegida pela Área de Proteção Ambiental Marinha do Litoral Norte, estabelecida pelo Decreto n° 53.525/2008. O intenso fluxo de visitas ao Parque durante todo o ano favorece a ocorrência de impactos na região de entorno, causados pelo tráfego e fundeio de embarcações, e o descarte de resíduos das embarcações, os quais podem liberar compostos tóxicos na coluna d´água e sofrerem deposição no compartimento sedimentar, entrando em contato com as comunidades biológicas locais. No presente projeto, pretende-se realizar a avaliação da qualidade dos sedimentos na área marinha adjacente ao Parque por meio de testes ecotoxicológicos, baseados em diferentes formas de exposição dos organismos aos possíveis contaminantes, verificando-se assim, se as atividades de uso público e diretrizes legais impostas pelas unidades estão de acordo entre si, no que diz respeito à manutenção da qualidade dos ecossistemas marinhos. Será realizada uma campanha de amostragem logo após o período de maior visitação, na alta temporada, nas praias centrais do Presídio, do Sapateiro, das Palmas e do Engenho, com detalhamento do delineamento amostral concluído após discussões com as gestoras das UC. Os bioensaios realizados serão: testes de sedimento integral desenvolvidos com o anfípoda Tiburonella viscana e o copépoda Tisbe biminiensis; e de interface sedimento-água com embriões recém fecundados do ouriço Litechynus variegatus. Ainda, o procedimento contará com análises dos conteúdos totais de carbonatos e matéria orgânica e da granulometria dos sedimentos. Ao final de cada teste, as a verificação de toxicidade será determinada por meio de testes estatísticos, fornecendo informações sobre a qualidade dos sedimentos amostrados, e eventualmente, auxiliando na gestão de uso público e da conservação da biodiversidade na área marinha em questão. (AU)</text:p>
          </table:table-cell>
          <table:table-cell table:style-name="Default" table:number-columns-repeated="2"/>
          <table:table-cell table:number-columns-repeated="998"/>
        </table:table-row>
        <table:table-row table:style-name="ro1">
          <table:table-cell office:value-type="string" calcext:value-type="string">
            <text:p>00/10298-7</text:p>
          </table:table-cell>
          <table:table-cell office:value-type="string" calcext:value-type="string">
            <text:p>Avaliação multitemática do transporte de sedimentos em um ambiente praial: praia da Sununga, Ubatuba, Estado de São Paulo</text:p>
          </table:table-cell>
          <table:table-cell table:style-name="Default"/>
          <table:table-cell office:value-type="string" calcext:value-type="string">
            <text:p>Michel Michaelovitch de Mahiques</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Michel Michaelovitch de Mahiques</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Geológica</text:p>
          </table:table-cell>
          <table:table-cell table:style-name="ce2" office:value-type="date" office:date-value="2001-01-01" calcext:value-type="date">
            <text:p>1/1/2001</text:p>
          </table:table-cell>
          <table:table-cell table:style-name="ce2" office:value-type="date" office:date-value="2003-12-31" calcext:value-type="date">
            <text:p>31/12/2003</text:p>
          </table:table-cell>
          <table:table-cell table:style-name="Default"/>
          <table:table-cell table:number-columns-repeated="2"/>
          <table:table-cell office:value-type="string" calcext:value-type="string">
            <text:p>O presente projeto tem por objetivo avaliar as variações temporais do transporte de sedimentos em segmento praial (Praia da Sununga, litoral norte do Estado de São Paulo), a partir de proposição metodológica multitemática, visando a estabelecer as bases de um modelo evolutivo para praias refletivas intermediárias no estado de São Paulo, quanto à variabilidade morfológica do prisma praial como função do transporte de sedimentos que, por sua vez, é condicionado por diferentes agentes hidrodinâmicos e meteorológicos. Visa, também, à determinação da eventual direção residual do transporte de sedimentos e de como este transporte associa-se às diferentes morfologias, seja da face praial, seja de seu setor submerso. A proposição metodológica prevê levantamentos topográficos de detalhes de áreas emersas e submersas, análises sedimentológicas, e acompanhamento da dinâmica de ondas, marés e dos agentes meteorológicos. (AU)</text:p>
          </table:table-cell>
          <table:table-cell table:style-name="Default" table:number-columns-repeated="2"/>
          <table:table-cell table:number-columns-repeated="998"/>
        </table:table-row>
        <table:table-row table:style-name="ro1">
          <table:table-cell office:value-type="string" calcext:value-type="string">
            <text:p>05/55317-2</text:p>
          </table:table-cell>
          <table:table-cell office:value-type="string" calcext:value-type="string">
            <text:p>Avaliação química e biológica da alga marinha Bostrychia radicans (Rhodomelaceae) - coleta manguezal do rio escuro, Ubatuba - SP</text:p>
          </table:table-cell>
          <table:table-cell table:style-name="Default"/>
          <table:table-cell office:value-type="string" calcext:value-type="string">
            <text:p>Pamela Cristina Vieira Maciel</text:p>
          </table:table-cell>
          <table:table-cell office:value-type="string" calcext:value-type="string">
            <text:p>Universidade de São Paulo (USP). Faculdade de Ciências Farmacêuticas de Ribeirão Preto (FCFRP)</text:p>
          </table:table-cell>
          <table:table-cell/>
          <table:table-cell table:style-name="Default"/>
          <table:table-cell/>
          <table:table-cell office:value-type="string" calcext:value-type="string">
            <text:p>Hosana Maria Debonsi</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Química</text:p>
          </table:table-cell>
          <table:table-cell office:value-type="string" calcext:value-type="string">
            <text:p>Química Orgânica</text:p>
          </table:table-cell>
          <table:table-cell table:style-name="ce2" office:value-type="date" office:date-value="2005-09-01" calcext:value-type="date">
            <text:p>1/9/2005</text:p>
          </table:table-cell>
          <table:table-cell table:style-name="ce2" office:value-type="date" office:date-value="2006-08-31" calcext:value-type="date">
            <text:p>31/8/2006</text:p>
          </table:table-cell>
          <table:table-cell table:style-name="Default"/>
          <table:table-cell table:number-columns-repeated="2"/>
          <table:table-cell office:value-type="string" calcext:value-type="string">
            <text:p>Os metabólitos provenientes de fontes naturais têm sido utilizados na medicina popular desde os primórdios da civilização. Atualmente, ainda desempenham importante papel na saúde pública, abrangendo em torno de 80% da população mundial. Na literatura foram encontrados poucos artigos referentes à alga marinha do gênero Bostrychia, mas há uma diversidade de metabólitos com atividade biológica expressiva descrita para outros gêneros da família Rhodomelaceae, destacando-se substâncias halogenadas, acetogeninas e sesquiterpenos com atividade bactericida comprovada, além do potencial hipotensivo, sedativo, colinérgico, bactericida, relaxante e bloqueador polisináptico exibido por espécies da ordem Ceramiales. Dentro deste contexto, pretende-se realizar o estudo fitoquímico e de avaliação biológica da alga Bostrychia radicans, pertencente à família Rhodomelaceae, encontrada no Manguezal do Rio Escuro, Ubatuba - SP. Com relação a avaliação da atividade biológica, apesar dos fungos Cladosporium sphaerospermum e C. cladosporioides serem fitopatogênicós, um resultado positivo pode ser considerado um indicativo para uma possível atividade contra fungos patogênicos humanos. A avaliação da atividade moluscicida é de interesse, uma vez que a esquistossomose é muito difundida no Brasil, sobretudo no Nordeste, onde é endêmica. Finalmente, pretende-se avaliar a citotoxicidade dos extratos, frações e substâncias isoladas por meio de um bioensaio utilizando os camarões da espécie Artemia salina Leach. (AU)</text:p>
          </table:table-cell>
          <table:table-cell table:style-name="Default" table:number-columns-repeated="2"/>
          <table:table-cell table:number-columns-repeated="998"/>
        </table:table-row>
        <table:table-row table:style-name="ro1">
          <table:table-cell office:value-type="string" calcext:value-type="string">
            <text:p>05/55316-6</text:p>
          </table:table-cell>
          <table:table-cell office:value-type="string" calcext:value-type="string">
            <text:p>Avaliação química e biológica da alga marinha Bostrychia tenella (Rhodomelaceae) - coleta praia da fortaleza/ubatuba-sp</text:p>
          </table:table-cell>
          <table:table-cell table:style-name="Default"/>
          <table:table-cell office:value-type="string" calcext:value-type="string">
            <text:p>Rafael de Felício</text:p>
          </table:table-cell>
          <table:table-cell office:value-type="string" calcext:value-type="string">
            <text:p>Universidade de São Paulo (USP). Faculdade de Ciências Farmacêuticas de Ribeirão Preto (FCFRP)</text:p>
          </table:table-cell>
          <table:table-cell/>
          <table:table-cell table:style-name="Default"/>
          <table:table-cell/>
          <table:table-cell office:value-type="string" calcext:value-type="string">
            <text:p>Hosana Maria Debonsi</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Química</text:p>
          </table:table-cell>
          <table:table-cell office:value-type="string" calcext:value-type="string">
            <text:p>Química Orgânica</text:p>
          </table:table-cell>
          <table:table-cell table:style-name="ce2" office:value-type="date" office:date-value="2006-01-01" calcext:value-type="date">
            <text:p>1/1/2006</text:p>
          </table:table-cell>
          <table:table-cell table:style-name="ce2" office:value-type="date" office:date-value="2007-11-30" calcext:value-type="date">
            <text:p>30/11/2007</text:p>
          </table:table-cell>
          <table:table-cell table:style-name="Default"/>
          <table:table-cell table:number-columns-repeated="2"/>
          <table:table-cell office:value-type="string" calcext:value-type="string">
            <text:p>Os metabólitos provenientes de fontes naturais têm sido utilizados na medicina popular desde os primórdios da civilização. Atualmente, ainda desempenham importante papel na saúde pública, abrangendo em torno de 80% da população mundial. Na literatura foram encontrados poucos artigos referentes à alga marinha do gênero Bostrychia, mas há uma diversidade de metabólitos com atividade biológica expressiva descrita para outros gêneros da família Rhodomelaceae, destacando-se substâncias halogenadas, acetogeninas e sesquiterpenos com atividade bactericida comprovada, além do potencial hipotensivo, sedativo, colinérgico, bactericida, relaxante e bloqueador polisináptico exibido por espécies da ordem Ceramiales. Dentro deste contexto, pretende-se realizar o estudo fitoquímico e de avaliação biológica da alga Bostrychia tenella, pertencente à família Rhodomelaceae, encontrada na Praia da Fortaleza, Ubatuba - SP. Com relação à avaliação da atividade biológica, apesar dos fungos Cladosporium sphaerospermum e C. cladosporioides serem fitopatogênicos, um resultado positivo neste ensaio pode ser considerado um indicativo para uma possível atividade contra fungos patogênicos humanos. A avaliação da atividade moluscicida é de grande interesse, uma vez que a esquistossomose é muito difundida no Brasil, sobretudo no Nordeste, onde é endêmica. Finalmente, pretende-se avaliar a citotoxicidadé dos extratos, frações e substâncias isoladas por meio de um bioensaio utilizando os camarões de água salgada da espécie Artemia salina Leach. (AU)</text:p>
          </table:table-cell>
          <table:table-cell table:style-name="Default" table:number-columns-repeated="2"/>
          <table:table-cell table:number-columns-repeated="998"/>
        </table:table-row>
        <table:table-row table:style-name="ro1">
          <table:table-cell office:value-type="string" calcext:value-type="string">
            <text:p>10/01976-3</text:p>
          </table:table-cell>
          <table:table-cell office:value-type="string" calcext:value-type="string">
            <text:p>Avaliação temporal e aplicação de metodologias de análise de água salina de poços em três municípios: Petrolina, pe; Piracicaba e Ubatuba, SP</text:p>
          </table:table-cell>
          <table:table-cell office:value-type="string" calcext:value-type="string">
            <text:p>Temporal assessment and application of methods for analysis of saline water from wells in three municipalities: Petrolina, pe, Piracicaba and Ubatuba,SP</text:p>
          </table:table-cell>
          <table:table-cell office:value-type="string" calcext:value-type="string">
            <text:p>Giulia Gerdes Gyuricza</text:p>
          </table:table-cell>
          <table:table-cell office:value-type="string" calcext:value-type="string">
            <text:p>Universidade de São Paulo (USP). Centro de Energia Nuclear na Agricultura (CENA)</text:p>
          </table:table-cell>
          <table:table-cell/>
          <table:table-cell table:style-name="Default"/>
          <table:table-cell/>
          <table:table-cell office:value-type="string" calcext:value-type="string">
            <text:p>Plínio Barbosa de Camarg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10-06-01" calcext:value-type="date">
            <text:p>1/6/2010</text:p>
          </table:table-cell>
          <table:table-cell table:style-name="ce2" office:value-type="date" office:date-value="2011-05-31" calcext:value-type="date">
            <text:p>31/5/2011</text:p>
          </table:table-cell>
          <table:table-cell table:style-name="Default"/>
          <table:table-cell table:number-columns-repeated="2"/>
          <table:table-cell office:value-type="string" calcext:value-type="string">
            <text:p>Águas com altas concentrações de sais promovem um problema ambiental de magnitude mundial, já que o seu uso é restrito tanto para agricultura, quanto para indústrias e uso doméstico. Águas com estas características se encontram naturalmente e em maior quantidade em regiões áridas e semiáridas, como o semiárido brasileiro que apresenta um grande problema quanto a salinização de águas de poços devido à estrutura geológica, o regime irregular de chuvas e a alta taxa de evaporação. Além da ocorrência de água salinizada em regiões áridas e semiáridas são observados processos semelhantes em regiões com alta produtividade agrícola, causada, principalmente, pelo uso intensivo de fertilizantes minerais. Este projeto de iniciação científica tem como objetivo implantar metodologias de análises químicas de águas salinas e salobras no Laboratório de Ecologia Isotópica do Centro de Energia Nuclear na Agricultura (USP) para atender uma futura demanda por amostras com altas concentrações de sais que já ocorrem na região e, ainda, avaliar a variação temporal da concentração dos íons selecionados comparativamente entre os três municípios: Petrolina, PE; Piracicaba e Ubatuba, SP. Os parâmetros analíticos que serão analisados são: alcalinidade, fósforo total, dureza, cloreto e sulfato. (AU)</text:p>
          </table:table-cell>
          <table:table-cell office:value-type="string" calcext:value-type="string">
            <text:p>Water with high salt concentrations promote an environmental problem of global magnitude, since its use is restricted for agriculture, for industry and domestic use. Water with these characteristics are naturally in greater quantities in arid and semiarid regions, such as Brazilian semiarid wich presents a major problem of salinization of water wells due to geological structure, the irregular rainfall and high evaporation. Besides the occurrence of saline water in arid and semiarid areas similar processes are observed in regions with high agricultural productivity, caused mainly by the intensive use of mineral fertilizers. This undergraduate project aims to establish methodologies for chemical analysis of saline waters in the Laboratory of Isotopic Ecology from the Center for Nuclear Energy in Agriculture (USP) to support future demand for samples with high concentrations of salts that are already happening in the region and also to assess the temporal variation of the concentration of selected ions comparing the three cities: Petrolina, PE, Piracicaba and Ubatuba, SP. The analytical parameters to be analyzed are: alkalinity, total phosphorus, hardness, chloride and sulfate. (AU)</text:p>
          </table:table-cell>
          <table:table-cell table:style-name="Default"/>
          <table:table-cell table:number-columns-repeated="998"/>
        </table:table-row>
        <table:table-row table:style-name="ro1">
          <table:table-cell office:value-type="string" calcext:value-type="string">
            <text:p>04/05098-0</text:p>
          </table:table-cell>
          <table:table-cell office:value-type="string" calcext:value-type="string">
            <text:p>Bioecologia de duas espécies do gênero hexapanopeus (Crustacea, Decapoda, xanthidae) na região de Ubatuba, litoral norte do Estado de São Paulo</text:p>
          </table:table-cell>
          <table:table-cell table:style-name="Default"/>
          <table:table-cell office:value-type="string" calcext:value-type="string">
            <text:p>Patricia Bianca Fumis</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4-09-01" calcext:value-type="date">
            <text:p>1/9/2004</text:p>
          </table:table-cell>
          <table:table-cell table:style-name="ce2" office:value-type="date" office:date-value="2006-02-28" calcext:value-type="date">
            <text:p>28/2/2006</text:p>
          </table:table-cell>
          <table:table-cell table:style-name="Default"/>
          <table:table-cell table:number-columns-repeated="2"/>
          <table:table-cell office:value-type="string" calcext:value-type="string">
            <text:p>O propósito deste projeto visa a caracterização dos aspectos bioecológicos de duas espécies de caranguejos (Hexapanopeus paulensis e Hexapanopeus schmitti) no litoral norte do estado de São Paulo, com ênfase na determinação da distribuição espacial e temporal relacionada aos fatores ambientais. Para a realização destes estudos, os animais foram coletados mensalmente, por um período de dois anos (1998 e 1999) utilizando-se um barco de pesca equipado com duas redes de arrasto. Foram amostradas três enseadas: Mar Virado, Ubatuba e Ubatumirim, localizadas na região de Ubatuba, litoral norte do estado de São Paulo. Em cada enseada foram realizados seis transectos, sendo que em cada transecto foram amostrados os fatores abióticos. Os animais encontram-se acondicionados na coleção científica do Depto. de Zoologia (Unesp, Campus de Botucatu). Para análise do crescimento relativo diversas mensurações serão realizadas, como comprimento e largura da carapaça, largura do abdome, largura e comprimento do própodo quelar. Para o estudo da estrutura populacional, os animais serão distribuídos em classes de tamanho, observando-se a freqüência de ocorrência em tais classes. Todos os fatores ambientais serão analisados descritivamente. Com relação aos demais dados, o nível, de significância dos testes aplicados serão de 5%. (AU)</text:p>
          </table:table-cell>
          <table:table-cell table:style-name="Default" table:number-columns-repeated="2"/>
          <table:table-cell table:number-columns-repeated="998"/>
        </table:table-row>
        <table:table-row table:style-name="ro1">
          <table:table-cell office:value-type="string" calcext:value-type="string">
            <text:p>10/18292-0</text:p>
          </table:table-cell>
          <table:table-cell office:value-type="string" calcext:value-type="string">
            <text:p>Biogeografia de costões rochosos de Ubatuba, Litoral Norte do estado de São Paulo</text:p>
          </table:table-cell>
          <table:table-cell office:value-type="string" calcext:value-type="string">
            <text:p>Biogeography of rock shores from Ubatuba, Northern Coast of the State of São Paulo</text:p>
          </table:table-cell>
          <table:table-cell office:value-type="string" calcext:value-type="string">
            <text:p>Celia Regina de Gouveia Souza</text:p>
          </table:table-cell>
          <table:table-cell office:value-type="string" calcext:value-type="string">
            <text:p>Secretaria do Meio Ambiente (São Paulo - Estado). Instituto Geológico</text:p>
          </table:table-cell>
          <table:table-cell/>
          <table:table-cell table:style-name="Default"/>
          <table:table-cell/>
          <table:table-cell office:value-type="string" calcext:value-type="string">
            <text:p>Celia Regina de Gouveia Souza</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grafia Física</text:p>
          </table:table-cell>
          <table:table-cell table:style-name="ce2" office:value-type="date" office:date-value="2011-06-01" calcext:value-type="date">
            <text:p>1/6/2011</text:p>
          </table:table-cell>
          <table:table-cell table:style-name="ce2" office:value-type="date" office:date-value="2014-05-31" calcext:value-type="date">
            <text:p>31/5/2014</text:p>
          </table:table-cell>
          <table:table-cell table:style-name="Default"/>
          <table:table-cell table:number-columns-repeated="2"/>
          <table:table-cell office:value-type="string" calcext:value-type="string">
            <text:p>No Brasil, os costões rochosos são estruturados de diversas maneiras, podendo ser formados por paredões verticais a suavemente inclinados e bastante uniformes, que se estendem muitos metros acima e abaixo da superfície do mar, ou por matacões rochosos de tamanho e forma irregulares. Os costões rochosos destacam-se pela ocorrência de várias espécies de plantas e animais com grande diversidade e relevância ecológica e socioeconômica. O presente projeto tem como objetivo caracterizar a biogeografia de costões rochosos localizados no município de Ubatuba, Litoral Norte de São Paulo, visando à identificação dos fatores controladores da biota. Para tanto, serão realizados levantamentos da biota associada ao fital da orla infralitoral dos costões rochosos, dos aspectos geomorfológicos, geológicos e oceanográficos associados, bem como a análise de possíveis impactos antrópicos nesses costões. As amostragens ocorrerão ao longo 18 meses em pelo menos três costões rochosos com diferentes características geológicas e geomorfológicas, com o objetivo de quantificar os parâmetros populacionais relevantes para os taxa dominante das comunidades. Também serão investigados aspectos relacionados às variações quaternárias e atuais do nível relativo do mar, em especial a presença de indicadores físicos e biológicos de paleoníveis marinhos e se a elevação atual do nível do mar estaria afetando esses costões. (AU)</text:p>
          </table:table-cell>
          <table:table-cell office:value-type="string" calcext:value-type="string">
            <text:p>Rocky shores are structured in different ways in Brazilian coast. They can be composed by fairly uniform vertical to gently sloped walls that extend themselves for several meters both above and below to the sea water surface, or even by rocky boulders of irregular size and shape. Rocky shores are distinguished by the occurrence of various species of plants and animals with high ecological and socioeconomic importance. The objective of this project is to characterize the biogeography of rocky shores from Ubatuba County, Northern Littoral of the State of São Paulo, in order to identify the factors controlling the sub-tidal phytal biota, such as their geomorphologic, geological and oceanographic attributes, as well as the potential human impacts on these habitats. Field survey will be carried out 18 months-long on three different rocky shores at least. It is also intended to look for physical and biological indicators of Quaternary sea levels, and besides to verify how lifting the current relative sea-level rising might be influencing the present biota behavior. (AU)</text:p>
          </table:table-cell>
          <table:table-cell office:value-type="string" calcext:value-type="string">
            <text:p>11/12268-2; 11/12302-6</text:p>
          </table:table-cell>
          <table:table-cell table:number-columns-repeated="998"/>
        </table:table-row>
        <table:table-row table:style-name="ro1">
          <table:table-cell office:value-type="string" calcext:value-type="string">
            <text:p>05/51011-6</text:p>
          </table:table-cell>
          <table:table-cell office:value-type="string" calcext:value-type="string">
            <text:p>Biologia da polinização e reprodução de espécies arbóreas da família Fabaceae, polinizadas por abelhas, de Floresta Atlântica no Sudeste do Brasil</text:p>
          </table:table-cell>
          <table:table-cell table:style-name="Default"/>
          <table:table-cell office:value-type="string" calcext:value-type="string">
            <text:p>Mardiore Tanara Pinheiro dos Santos</text:p>
          </table:table-cell>
          <table:table-cell office:value-type="string" calcext:value-type="string">
            <text:p>Universidade Estadual de Campinas (UNICAMP). Instituto de Biologia (IB)</text:p>
          </table:table-cell>
          <table:table-cell/>
          <table:table-cell table:style-name="Default"/>
          <table:table-cell/>
          <table:table-cell office:value-type="string" calcext:value-type="string">
            <text:p>Marlies Sazima</text:p>
          </table:table-cell>
          <table:table-cell table:number-columns-repeated="2"/>
          <table:table-cell table:style-name="Default" table:number-columns-repeated="3"/>
          <table:table-cell office:value-type="string" calcext:value-type="string">
            <text:p>Bolsas no Brasil - Pós-Douto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5-09-01" calcext:value-type="date">
            <text:p>1/9/2005</text:p>
          </table:table-cell>
          <table:table-cell table:style-name="ce2" office:value-type="date" office:date-value="2007-08-31" calcext:value-type="date">
            <text:p>31/8/2007</text:p>
          </table:table-cell>
          <table:table-cell table:style-name="Default"/>
          <table:table-cell table:number-columns-repeated="2"/>
          <table:table-cell office:value-type="string" calcext:value-type="string">
            <text:p>O presente projeto está vinculado ao projeto temático (Biota/Fapesp proc. nº 03/12595-7) que estudará a composição floristica, a estrutura e o funcionamento da Floresta Ombrófila Densa dos núcleos Picinguaba e Santa Virgínia do Parque Estadual da Serra do Mar. No referido projeto de pesquisa, por sua relevância ecológica na composição e estrutura de muitas fitofisionomias no domínio da Floresta Atlântica, bem como por sua importância nos ciclos do nitrogênio e do carbono, a família Fabaceae foi eleita o principal objeto de estudo. Conforme as propostas e necessidades do projeto temático, o presente estudo tem por objetivo contribuir para a definição de grupos funcionais da Floresta Atlântica, através do estudo da auto-ecologia de espécies arbóreas da família Fabaceae, ocorrentes em duas áreas de floresta (Floresta de Restinga e Floresta de Encosta) no Núcleo de Picinguaba, Ubatuba, SP. Inicialmente, foram pré-selecionadas 31 espécies vegetais, representantes de Caesalpinioideae, Mimosoideae e Faboideae, as quais serão investigadas sob os aspectos da biologia floral, da polinização, e reprodução. As observações serão mensais, e os métodos aplicados à pesquisa serão os usuais para estas áreas de estudo. As abordagens deste projeto são de especial interesse, pois seus resultados poderão ser utilizados para a compreensão da estrutura das comunidades estudadas, bem como para a preservação da sua biodiversidade. (AU)</text:p>
          </table:table-cell>
          <table:table-cell table:style-name="Default" table:number-columns-repeated="2"/>
          <table:table-cell table:number-columns-repeated="998"/>
        </table:table-row>
        <table:table-row table:style-name="ro1">
          <table:table-cell office:value-type="string" calcext:value-type="string">
            <text:p>94/01688-3</text:p>
          </table:table-cell>
          <table:table-cell office:value-type="string" calcext:value-type="string">
            <text:p>Biologia de Pachygrapsus transversus (Gibbes, 1850) (Crustacea, Brachyura, Grapsidae) na região de Ubatuba - SP</text:p>
          </table:table-cell>
          <table:table-cell table:style-name="Default"/>
          <table:table-cell office:value-type="string" calcext:value-type="string">
            <text:p>Augusto Alberto Valero Flores</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Maria Lucia Negreiros Fransozo</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4-09-01" calcext:value-type="date">
            <text:p>1/9/1994</text:p>
          </table:table-cell>
          <table:table-cell table:style-name="ce2" office:value-type="date" office:date-value="1996-08-31" calcext:value-type="date">
            <text:p>31/8/1996</text:p>
          </table:table-cell>
          <table:table-cell table:style-name="Default"/>
          <table:table-cell table:number-columns-repeated="2"/>
          <table:table-cell office:value-type="string" calcext:value-type="string">
            <text:p>O presente projeto tem como objetivo o estudo da biologia do caranguejo semiterrestre Pachygrapsus transversus num ambiente intertidal rochoso no litoral norte do Estado de São Paulo. Com esta finalidade, serão realizados pelo período de um ano, amostragens mensais de população de estudo. Paralelamente às atividades de campo, serão desenvolvidas as análises laboratoriais. O conhecimento básico de biologia deste grapsídeo, acreditamos ser indispensável para o entendimento do papel desta abundante espécie no ambiente intertidal. (AU)</text:p>
          </table:table-cell>
          <table:table-cell table:style-name="Default" table:number-columns-repeated="2"/>
          <table:table-cell table:number-columns-repeated="998"/>
        </table:table-row>
        <table:table-row table:style-name="ro1">
          <table:table-cell office:value-type="string" calcext:value-type="string">
            <text:p>97/12108-6</text:p>
          </table:table-cell>
          <table:table-cell office:value-type="string" calcext:value-type="string">
            <text:p>Biologia e distribuição espacial e temporal das espécies de camarões Dendrobranchiata (Crustacea: Decapoda) na região de Ubatuba (SP)</text:p>
          </table:table-cell>
          <table:table-cell table:style-name="Default"/>
          <table:table-cell office:value-type="string" calcext:value-type="string">
            <text:p>Rogério Caetano da Costa</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Fisiologia dos Grupos Recentes</text:p>
          </table:table-cell>
          <table:table-cell table:style-name="ce2" office:value-type="date" office:date-value="1998-06-01" calcext:value-type="date">
            <text:p>1/6/1998</text:p>
          </table:table-cell>
          <table:table-cell table:style-name="ce2" office:value-type="date" office:date-value="2002-02-28" calcext:value-type="date">
            <text:p>28/2/2002</text:p>
          </table:table-cell>
          <table:table-cell table:style-name="Default"/>
          <table:table-cell table:number-columns-repeated="2"/>
          <table:table-cell office:value-type="string" calcext:value-type="string">
            <text:p>O presente projeto visa caracterizar as comunidades bentônicas dos camarões Penaeoidea (Crustacea: Decapoda) em três enseadas (Mar Virado, Ubatuba e Ubatumirim) e áreas adjacentes na região de Ubatuba (SP). As coletas serão realizadas durante o período de janeiro de 1998 a dezembro de 1999. Em cada região serão realizados arrastos em 6 pontos predeterminados (transectos), sendo 3 perpendiculares a praia e 3 nas isóbatas de 10, 20 e 30 metros de profundidade. O material será coletado com o auxílio de um barco de pesca comercial equipado de duas redes do tipo mexicana (double rig) e no ponto médio de cada transecto serão amostrados os fatores abióticos. Os resultados serão analisados segundo os testes estatísticos específicos. (AU)</text:p>
          </table:table-cell>
          <table:table-cell table:style-name="Default" table:number-columns-repeated="2"/>
          <table:table-cell table:number-columns-repeated="998"/>
        </table:table-row>
        <table:table-row table:style-name="ro1">
          <table:table-cell office:value-type="string" calcext:value-type="string">
            <text:p>97/12106-3</text:p>
          </table:table-cell>
          <table:table-cell office:value-type="string" calcext:value-type="string">
            <text:p>Biologia e distribuição espacial e temporal dos caranguejos (Crustacea: Decapoda: Brachyura) do substrato não-consolidado, na região de Ubatuba (SP)</text:p>
          </table:table-cell>
          <table:table-cell table:style-name="Default"/>
          <table:table-cell office:value-type="string" calcext:value-type="string">
            <text:p>Giovana Bertini</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Fisiologia dos Grupos Recentes</text:p>
          </table:table-cell>
          <table:table-cell table:style-name="ce2" office:value-type="date" office:date-value="1998-06-01" calcext:value-type="date">
            <text:p>1/6/1998</text:p>
          </table:table-cell>
          <table:table-cell table:style-name="ce2" office:value-type="date" office:date-value="2002-02-28" calcext:value-type="date">
            <text:p>28/2/2002</text:p>
          </table:table-cell>
          <table:table-cell table:style-name="Default"/>
          <table:table-cell table:number-columns-repeated="2"/>
          <table:table-cell office:value-type="string" calcext:value-type="string">
            <text:p>A presente pesquisa visa caracterizar a biologia e a distribuição espacial e temporal dos crustáceos braquiúros, nas enseadas do Mar Virado, Ubatuba e Ubatumirim em Ubatuba (SP), enfocando a composição, a distribuição em função dos fatores ambientais, o período reprodutivo e a descrição dos estágios larvais de alguns braquiúros. As coletas serão realizadas mensalmente durante janeiro/98 a dezembro/99. Em cada enseada serão realizados seis arrastos, sendo três perpendiculares a linha da praia e três nas isóbatas de 10, 20 e 30 metros, com o auxílio de um barco de pesca comercial equipado com duas redes do tipo "double-rig". Os fatores ambientais serão coletados no ponto médio de cada transecto. Os estudos das comunidades de animais bentônicos que habitam a plataforma continental apresentam grande importância na ecologia marinha, principalmente em áreas que possuem espécies de valor comercial. (AU)</text:p>
          </table:table-cell>
          <table:table-cell table:style-name="Default" table:number-columns-repeated="2"/>
          <table:table-cell table:number-columns-repeated="998"/>
        </table:table-row>
        <table:table-row table:style-name="ro1">
          <table:table-cell office:value-type="string" calcext:value-type="string">
            <text:p>04/12531-1</text:p>
          </table:table-cell>
          <table:table-cell office:value-type="string" calcext:value-type="string">
            <text:p>Biologia floral e reprodutiva de Cyrtopodium polyphyllum (Vell.) Pabst ex F. Barros (Orchidaceae, Cyrtopodiinae): anatomia de estruturas secretoras e análise química dos recursos florais</text:p>
          </table:table-cell>
          <table:table-cell table:style-name="Default"/>
          <table:table-cell office:value-type="string" calcext:value-type="string">
            <text:p>Ludmila Mickeliunas Pansarin</text:p>
          </table:table-cell>
          <table:table-cell office:value-type="string" calcext:value-type="string">
            <text:p>Universidade Estadual de Campinas (UNICAMP). Instituto de Biologia (IB)</text:p>
          </table:table-cell>
          <table:table-cell/>
          <table:table-cell table:style-name="Default"/>
          <table:table-cell/>
          <table:table-cell office:value-type="string" calcext:value-type="string">
            <text:p>Marlies Sazima</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5-03-01" calcext:value-type="date">
            <text:p>1/3/2005</text:p>
          </table:table-cell>
          <table:table-cell table:style-name="ce2" office:value-type="date" office:date-value="2007-02-28" calcext:value-type="date">
            <text:p>28/2/2007</text:p>
          </table:table-cell>
          <table:table-cell table:style-name="Default"/>
          <table:table-cell table:number-columns-repeated="2"/>
          <table:table-cell office:value-type="string" calcext:value-type="string">
            <text:p>O gênero Cyrtopodium Schltr apresenta cerca de 42 espécies, sendo que 28 delas ocorrem no Brasil. Entre essas espécies Cyrtopodium polyphyllum (Vell.) Pabst ex F. Barros ocorre, principalmente, na região litorânea do sul e sudeste brasileiros, sendo amplamente distribuída na planície litorânea de Picinguaba, Ubatuba-SP, local onde será desenvolvido este estudo. Será estudada a biologia floral e reprodutiva de C. polyphyllum, bem como a fenologia, a morfo-anatomia, a análise química dos recursos oferecidos aos polinizadores e o mecanismo de polinização. Serão feitos diversos tratamentos de polinização para verificar o sistema reprodutivo. A quantidade de sementes potencialmente viáveis obtidas em cada tratamento, bem como a taxa de frutificação em ambiente natural para avaliar o sucesso reprodutivo serão determinados. Os resultados serão comparados com os dados da Cyrtopodiinae Grobya amherstiae Lindl. (Mickeliunas et al. em preparação), obtidos em estudo desenvolvido durante estágio de Iniciação Científica (processo 03/05383-3 FAPESP). (AU)</text:p>
          </table:table-cell>
          <table:table-cell table:style-name="Default" table:number-columns-repeated="2"/>
          <table:table-cell table:number-columns-repeated="998"/>
        </table:table-row>
        <table:table-row table:style-name="ro1">
          <table:table-cell office:value-type="string" calcext:value-type="string">
            <text:p>01/07159-8</text:p>
          </table:table-cell>
          <table:table-cell office:value-type="string" calcext:value-type="string">
            <text:p>Biologia populacional do caranguejo "Sesarma rectum handall, 1840" (Crustacea, Decapoda, Grapsidae) no manguezal de itamambuca do Litoral Norte de São Paulo</text:p>
          </table:table-cell>
          <table:table-cell table:style-name="Default"/>
          <table:table-cell office:value-type="string" calcext:value-type="string">
            <text:p>Stella Maris Januario da Silva</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Maria Lucia Negreiros Fransoz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1-09-01" calcext:value-type="date">
            <text:p>1/9/2001</text:p>
          </table:table-cell>
          <table:table-cell table:style-name="ce2" office:value-type="date" office:date-value="2002-12-31" calcext:value-type="date">
            <text:p>31/12/2002</text:p>
          </table:table-cell>
          <table:table-cell table:style-name="Default"/>
          <table:table-cell table:number-columns-repeated="2"/>
          <table:table-cell office:value-type="string" calcext:value-type="string">
            <text:p>Este trabalho visa estudar alguns aspectos da biologia de uma população de Sesarma rectum, tais como a estrutura populacional, crescimento relativo, maturidade sexual e fecundidade, em função das características do hábitat. Os animais utilizados foram coletados no manguezal de Itamambuca, no município de Ubatuba (SP) no período de julho de 1999 a junho de 2000 e encontram-se acondicionados na coleção de crustáceos do Depto. de Zoologia IBB (Unesp). Para a análise do crescimento relativo, os animais serão mensurados e agrupados em classes de tamanho com amplitude de 2mm. As estruturas: comprimento da carapaça (CC), largura da carapaça (LC), altura do própodo quelar (APQ), comprimento do própodo quelar (CPQ), largura do abdômen (LA) e comprimento do gonopódio (CG), serão utilizadas nas análises morfométricas. O estudo do crescimento relativo será utilizado para indicar a maturidade sexual morfológica da espécie. A estrutura da população será determinada pelo tamanho dos caranguejos/proporção sexual e recrutamento. Para o estudo da fecundidade serão utilizadas massas de ovos em estágio inicial de desenvolvimento, os quais serão separados dos pleópodos utilizando-se uma solução de Hipoclorito de Sódio, e serão subamostrados com o auxílio de um Separador de Motoda. Tendo em vista o hábito alimentar detritívoro-herbívoro e o comportamento de escavar tocas, esta espécie é um modificador do ambiente e importante reciclador de nutrientes no ecossistema. (AU)</text:p>
          </table:table-cell>
          <table:table-cell table:style-name="Default" table:number-columns-repeated="2"/>
          <table:table-cell table:number-columns-repeated="998"/>
        </table:table-row>
        <table:table-row table:style-name="ro1">
          <table:table-cell office:value-type="string" calcext:value-type="string">
            <text:p>92/01941-5</text:p>
          </table:table-cell>
          <table:table-cell office:value-type="string" calcext:value-type="string">
            <text:p>Biologia reprodutiva de Portunus spinimanus Latreille, 1819 (Crustacea, Brachyura, Portunidae) na região de Ubatuba (SP)</text:p>
          </table:table-cell>
          <table:table-cell table:style-name="Default"/>
          <table:table-cell office:value-type="string" calcext:value-type="string">
            <text:p>Sandro Santos</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Maria Lucia Negreiros Fransozo</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1992-09-01" calcext:value-type="date">
            <text:p>1/9/1992</text:p>
          </table:table-cell>
          <table:table-cell table:style-name="ce2" office:value-type="date" office:date-value="1994-06-08" calcext:value-type="date">
            <text:p>8/6/1994</text:p>
          </table:table-cell>
          <table:table-cell table:style-name="Default"/>
          <table:table-cell table:number-columns-repeated="2"/>
          <table:table-cell office:value-type="string" calcext:value-type="string">
            <text:p>Este projeto visa o estudo da biologia reprodutiva de Portunus spinimanus Latreille, 1819 (Crustacea, Portunidae) com ênfase nos aspectos de desenvolvimento macroscópico, gonadal, estágio de muda, fecundidade, etc, associados ao período reprodutivo. Os animais serão coletados bimestralmente, durante dois anos na região de Ubatuba (SP) com um barco de pesca equipado com rede do tipo "otter-trawl". O material será armazenado congelado até as análises, as quais serão feitas no laboratório, em Botucatu (SP). (AU)</text:p>
          </table:table-cell>
          <table:table-cell table:style-name="Default" table:number-columns-repeated="2"/>
          <table:table-cell table:number-columns-repeated="998"/>
        </table:table-row>
        <table:table-row table:style-name="ro1">
          <table:table-cell office:value-type="string" calcext:value-type="string">
            <text:p>02/09100-3</text:p>
          </table:table-cell>
          <table:table-cell office:value-type="string" calcext:value-type="string">
            <text:p>Biologia reprodutiva do camarão rimapenaeus constrictus (stimpson, 1874) (Decapoda, Penaeidae) na região de Ubatuba, SP</text:p>
          </table:table-cell>
          <table:table-cell table:style-name="Default"/>
          <table:table-cell office:value-type="string" calcext:value-type="string">
            <text:p>Rogério Caetano da Costa</text:p>
          </table:table-cell>
          <table:table-cell office:value-type="string" calcext:value-type="string">
            <text:p>Pessoa Física</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Auxílio à Pesquisa - Reunião - Brasil</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2-11-10" calcext:value-type="date">
            <text:p>10/11/2002</text:p>
          </table:table-cell>
          <table:table-cell table:style-name="ce2" office:value-type="date" office:date-value="2002-11-14" calcext:value-type="date">
            <text:p>14/11/2002</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92/01752-8</text:p>
          </table:table-cell>
          <table:table-cell office:value-type="string" calcext:value-type="string">
            <text:p>Biologia reprodutiva do siri chita Arenaeus cribrarius (Lamarck, 1818) (Crustacea Brachyura Portunidae) na região de Ubatuba, Litoral Norte do estado de São Paulo</text:p>
          </table:table-cell>
          <table:table-cell table:style-name="Default"/>
          <table:table-cell office:value-type="string" calcext:value-type="string">
            <text:p>Marcelo Antonio Amaro Pinheiro</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2-07-01" calcext:value-type="date">
            <text:p>1/7/1992</text:p>
          </table:table-cell>
          <table:table-cell table:style-name="ce2" office:value-type="date" office:date-value="1994-02-28" calcext:value-type="date">
            <text:p>28/2/1994</text:p>
          </table:table-cell>
          <table:table-cell table:style-name="Default"/>
          <table:table-cell table:number-columns-repeated="2"/>
          <table:table-cell office:value-type="string" calcext:value-type="string">
            <text:p>O projeto baseia-se na análise do ciclo reprodutivo do siri chita Arenaeus cribarius (LAMARCK, 1818) por meio de coletas mensais pelo período de dois anos no litoral norte paulista. Arrastos com rede do tipo "otter-trawl" serão utilizados para a captura dos exemplares, os quais ficarão acondicionados num freezer até o momento do manuseio. Os tópicos abordados nas análises dos espécimes serão o comportamento reprodutivo em cativeiro, maturidade sexual, fecundidade, desenvolvimento das gomadas, ciclo de muda e estágios dos ovos; visando-se caracterizar o ciclo reprodutivo deste crustáceo. (AU)</text:p>
          </table:table-cell>
          <table:table-cell table:style-name="Default" table:number-columns-repeated="2"/>
          <table:table-cell table:number-columns-repeated="998"/>
        </table:table-row>
        <table:table-row table:style-name="ro1">
          <table:table-cell office:value-type="string" calcext:value-type="string">
            <text:p>09/54672-4</text:p>
          </table:table-cell>
          <table:table-cell office:value-type="string" calcext:value-type="string">
            <text:p>Biologia reprodutiva e dinâmica populacional dos camarões Penaeoidea (Crustacea, Decapoda) em duas regiões do sudeste brasileiro: efeito latitudinal e proposta para o período de defeso</text:p>
          </table:table-cell>
          <table:table-cell office:value-type="string" calcext:value-type="string">
            <text:p>Reproductive biology and dynamic population of the Penaeoidean shrimps (Crustacea, Decapoda) from southeastern Brazilian coast: latitudinal effect and suggestion for fishery control</text:p>
          </table:table-cell>
          <table:table-cell office:value-type="string" calcext:value-type="string">
            <text:p>Rogério Caetano da Costa</text:p>
          </table:table-cell>
          <table:table-cell office:value-type="string" calcext:value-type="string">
            <text:p>Universidade Estadual Paulista (UNESP). Campus de Bauru. Faculdade de Ciências (FC)</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10-04-01" calcext:value-type="date">
            <text:p>1/4/2010</text:p>
          </table:table-cell>
          <table:table-cell table:style-name="ce2" office:value-type="date" office:date-value="2012-03-31" calcext:value-type="date">
            <text:p>31/3/2012</text:p>
          </table:table-cell>
          <table:table-cell table:style-name="Default"/>
          <table:table-cell table:number-columns-repeated="2"/>
          <table:table-cell office:value-type="string" calcext:value-type="string">
            <text:p>No sentido de averiguar se o paradigma do efeito latitudinal atua no padrão reprodutivo, recrutamento juvenil, maturidade sexual, crescimento e longevidade dos Penaeoidea, dois locais distintos do Sudeste brasileiro serão comparados em relação à biologia reprodutiva e a dinâmica populacional destes camarões. Esta proposta também tem objetivo de obter informações novas e seguras para um melhor plano de manejo e controle pesqueiro do que o atual (IBAMA/CEPSUL) para a pesca dos camarões Penaeoideos do litoral Sudeste brasileiro. As amostragens serão realizadas em duas distintas localidades: ao norte da ressurgência de Cabo Frio (Macaé, RJ) (22° 37'S; 41° 78'W) e outra ao sul (Ubatuba, SP) (23° 55'S; 46° 20'W). Em cada região, três áreas com quatro transectos/ área cada, serão levados a cabo mensalmente durante um ano. Os arrastos serão realizados nos 5, 10, 15 e 20 m de profundidade em cada local. Os fatores ambientais (textura e matéria orgânica do sedimento, temperatura e salinidade de fundo e de superfície; e clorofila a) serão registrados e associados com a abundância absoluta de cada espécie de acordo com cada categoria demográfica (juvenis, machos adultos e fêmeas adultas). O estágio de desenvolvimento gonadal também será considerado. As comparações estatísticas serão realizadas no sentido de checar a semelhança das populações amostradas entre as localidades. A verificação da existência de diferenças estatísticas permitirá inferir sobre o decréscimo do estoque natural para um melhor plano de manejo e controle da pesca. (AU)</text:p>
          </table:table-cell>
          <table:table-cell office:value-type="string" calcext:value-type="string">
            <text:p>Two distinct sites (different latitudes) will be compared with respect to the latitudinal variations o the population dynamics and reproductive biology of the Penaoidean shrimps in order to check the paradigm of the latitudinal effect on such aspects (reproductive pattern, juvenile recruitment, sexual maturity, growth and longevity of the specimens). This proposal also focuses to obtain new and secure information for a better management and fishery control than the current one (IBAMA/CEPSUL) for Penaoidean shrimp fishery at the southeastern Brazilian coast. The samplings will be carried out in two distinct regions: at the north of the resurgence in Cabo Frio (Macaé, RJ) (22° 37'S and 41° 78'W) and other at the south (Ubatuba, SP) (23° 55'S and 46° 20'W). In each region, tree sites with 4 trawling/area each will be carried out monthly during one year-round. The trawling will be performed at 5, 10, 15 and 20m depth. Environmental factors (sediment texture and organic matter, temperature and bottom salinity and surface; and a-chlorophyll) will be registered and associated with the absolute abundance of each demographic category (juveniles, adult males, and adult females) of shrimps' species. The gonad development will be also taken into account. Statistical comparisons of the obtained data will be performed in order to check the null hypothesis (no difference between latitudes). The observation of differences will allow inferring about the decrease of the natural stock and the suggestion of a better management control. (AU)</text:p>
          </table:table-cell>
          <table:table-cell office:value-type="string" calcext:value-type="string">
            <text:p>10/15474-0</text:p>
          </table:table-cell>
          <table:table-cell table:number-columns-repeated="998"/>
        </table:table-row>
        <table:table-row table:style-name="ro1">
          <table:table-cell office:value-type="string" calcext:value-type="string">
            <text:p>10/15474-0</text:p>
          </table:table-cell>
          <table:table-cell office:value-type="string" calcext:value-type="string">
            <text:p>Biologia reprodutiva e dinâmica populacional dos camarões Penaeoidea (Crustacea, Decapoda) em duas regiões do sudeste brasileiro: efeito latitudinal e proposta para o período de defeso</text:p>
          </table:table-cell>
          <table:table-cell table:style-name="Default"/>
          <table:table-cell office:value-type="string" calcext:value-type="string">
            <text:p>Cinthia Helena Costa</text:p>
          </table:table-cell>
          <table:table-cell office:value-type="string" calcext:value-type="string">
            <text:p>Universidade Estadual Paulista (UNESP). Campus de Bauru. Faculdade de Ciências (FC)</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10-10-01" calcext:value-type="date">
            <text:p>1/10/2010</text:p>
          </table:table-cell>
          <table:table-cell table:style-name="ce2" office:value-type="date" office:date-value="2011-09-30" calcext:value-type="date">
            <text:p>30/9/2011</text:p>
          </table:table-cell>
          <table:table-cell table:style-name="Default"/>
          <table:table-cell table:number-columns-repeated="2"/>
          <table:table-cell office:value-type="string" calcext:value-type="string">
            <text:p>De Julho/2010 a Junho/2011 serão efetuados 144 pontos de coleta de camarões marinhos nas regiões de Macaé/RJ e Ubatuba/SP. Amostras de sedimento serão coletadas juntamente para o cálculo de matéria orgânica e a textura. Este material será transportado para o Laboratório de Biologia de Camarões Marinhos e de Água Doce (LABCAM) junto ao Departamento de Ciências Biológicas da UNESP de Bauru e posteriormente serão analisados. Além do material que faz parte do objetivo do projeto, outras espécies de camarões marinhos e de outros Decapoda serão coletadas e serão utilizadas em estudos paralelos. Nestas incluem aquelas que estão incluídas no grupo dos camarões Caridea, caranguejos Brachyura e Anomura. O treinamento visa: A) Para os fatores ambientais: 1 - Calcular mensalmente a quantidade de matéria orgânica e a textura do sedimento (fi); 2 - Armazenamento dos dados de todos os fatores ambientais amostrados em planilhas em um programa específico de computador; B) Para os camarões coletados: 1 - Armazenamento e fixação dos indivíduos de espécies que não forem identificadas no ato das mensurações em frascos devidamente etiquetados e depositados no junto ao Laboratório de Pesquisa (Labcam); 2 - Armazenamento dos dados mensurados dos organismos coletados e, posteriormente, transferidos para planilhas específicas em um programa de computador (Excel); 3 - Organização da bibliografia pertinente ao estudo em questão na coleção junto ao presente Laboratório; C) Para os demais grupos coletados: 1 - Auxílio na mensuração dos organismos coletados. 2 - Transferência dos dados para planilhas em programa de computador específico D) Curadoria dos grupos citados acima armazenados no presente laboratório. (AU)</text:p>
          </table:table-cell>
          <table:table-cell table:style-name="Default" table:number-columns-repeated="2"/>
          <table:table-cell table:number-columns-repeated="998"/>
        </table:table-row>
        <table:table-row table:style-name="ro1">
          <table:table-cell office:value-type="string" calcext:value-type="string">
            <text:p>06/52687-6</text:p>
          </table:table-cell>
          <table:table-cell office:value-type="string" calcext:value-type="string">
            <text:p>Bioprospecção de actinobactérias rizosféricas de mangue vermelho (Rhizophora mangle): biodiversidade e produção de antibióticos</text:p>
          </table:table-cell>
          <table:table-cell table:style-name="Default"/>
          <table:table-cell office:value-type="string" calcext:value-type="string">
            <text:p>Sarah Pigato Canova</text:p>
          </table:table-cell>
          <table:table-cell office:value-type="string" calcext:value-type="string">
            <text:p>Ministério da Agricultura, Pecuária e Abastecimento (Brasil). Empresa Brasileira de Pesquisa Agropecuária (EMBRAPA). Embrapa Meio-Ambiente</text:p>
          </table:table-cell>
          <table:table-cell/>
          <table:table-cell table:style-name="Default"/>
          <table:table-cell/>
          <table:table-cell office:value-type="string" calcext:value-type="string">
            <text:p>Itamar Soares de Melo</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Microbiologia</text:p>
          </table:table-cell>
          <table:table-cell office:value-type="string" calcext:value-type="string">
            <text:p>Microbiologia Aplicada</text:p>
          </table:table-cell>
          <table:table-cell table:style-name="ce2" office:value-type="date" office:date-value="2006-09-01" calcext:value-type="date">
            <text:p>1/9/2006</text:p>
          </table:table-cell>
          <table:table-cell table:style-name="ce2" office:value-type="date" office:date-value="2008-08-31" calcext:value-type="date">
            <text:p>31/8/2008</text:p>
          </table:table-cell>
          <table:table-cell table:style-name="Default"/>
          <table:table-cell table:number-columns-repeated="2"/>
          <table:table-cell office:value-type="string" calcext:value-type="string">
            <text:p>Manguezais são ecossistemas costeiros que ocorrem na transição entre os ambientes terrestre e marinho, ao longo das regiões tropicais e subtropicais, sofrendo influência direta do regime das marés. A comunidade microbiana diversificada é fundamental para a ciclagem de nutrientes e, portanto, manutenção da biodiversidade faunística e florística nestes ambientes. As actinobactérias correspondem um grupo heterogênio de bactérias filamentosas, que naturalmente habitam o solo, adaptam-se às diversas condições do ambiente produzem antibióticos e são capazes de colonizar a rizosfera de plantas e tecidos internos das plantas de interesse. Este trabalho visa avaliar a diversidade de actinobactérias rizosféricas isoladas de Rhizophora mangie, nos manguezais da Baia de Trampandé da Ilha do Cardoso, Baixada Santista (Cubatão) e Ubatuba-SP e avaliar a produção de metabólitos secundários antifúngicos desses microrganismos, seguidos de avaliação dos constituintes químicos dos extratos por: cromatografia em camada delgada, cromatografia líquida de alta eficiência, ionização por "electrospray" e ressonância magnética nuclear. (AU)</text:p>
          </table:table-cell>
          <table:table-cell table:style-name="Default" table:number-columns-repeated="2"/>
          <table:table-cell table:number-columns-repeated="998"/>
        </table:table-row>
        <table:table-row table:style-name="ro1">
          <table:table-cell office:value-type="string" calcext:value-type="string">
            <text:p>00/11783-6</text:p>
          </table:table-cell>
          <table:table-cell office:value-type="string" calcext:value-type="string">
            <text:p>Brachyuran community in Ubatuba BAY, Northern Coast of São Paulo state, Brazil</text:p>
          </table:table-cell>
          <table:table-cell office:value-type="string" calcext:value-type="string">
            <text:p>Brachyuran community in Ubatuba bay, northern coast of São Paulo State, Brazil</text:p>
          </table:table-cell>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Fernando Luis Medina Mantelatto</text:p>
          </table:table-cell>
          <table:table-cell table:number-columns-repeated="2"/>
          <table:table-cell table:style-name="Default" table:number-columns-repeated="3"/>
          <table:table-cell office:value-type="string" calcext:value-type="string">
            <text:p>Auxílio à Pesquisa - Publicações científicas - Artig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0-12-01" calcext:value-type="date">
            <text:p>1/12/2000</text:p>
          </table:table-cell>
          <table:table-cell table:style-name="ce2" office:value-type="date" office:date-value="2001-11-30" calcext:value-type="date">
            <text:p>30/11/2001</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12/50425-5</text:p>
          </table:table-cell>
          <table:table-cell office:value-type="string" calcext:value-type="string">
            <text:p>Características florais e reprodutivas de espécies de Melastomataceae em um gradiente altitudinal no Sudeste do Brasil</text:p>
          </table:table-cell>
          <table:table-cell office:value-type="string" calcext:value-type="string">
            <text:p>Floral and reproductive traits of Melastomataceae species in an altitudinal gradient of southeastern of Brazil</text:p>
          </table:table-cell>
          <table:table-cell office:value-type="string" calcext:value-type="string">
            <text:p>Marlies Sazima</text:p>
          </table:table-cell>
          <table:table-cell office:value-type="string" calcext:value-type="string">
            <text:p>Universidade Estadual de Campinas (UNICAMP). Instituto de Biologia (IB)</text:p>
          </table:table-cell>
          <table:table-cell/>
          <table:table-cell table:style-name="Default"/>
          <table:table-cell/>
          <table:table-cell office:value-type="string" calcext:value-type="string">
            <text:p>Marlies Sazima</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12-08-01" calcext:value-type="date">
            <text:p>1/8/2012</text:p>
          </table:table-cell>
          <table:table-cell table:style-name="ce2" office:value-type="date" office:date-value="2014-07-31" calcext:value-type="date">
            <text:p>31/7/2014</text:p>
          </table:table-cell>
          <table:table-cell table:style-name="Default"/>
          <table:table-cell table:number-columns-repeated="2"/>
          <table:table-cell office:value-type="string" calcext:value-type="string">
            <text:p>Poucos estudos têm sido realizados nas montanhas das florestas úmidas abordando os sistemas de reprodução de plantas. Em altitudes elevadas, as condições ambientais podem reduzir a quantidade de polinizadores, principalmente de abelhas, e consequentemente a transferência de grãos de pólen aos estigmas de flores co-específicas (limitação de pólen), reduzindo as possibilidades de polinização cruzada. Estes fatores podem influenciar características das plantas como a cor das flores e a genética das populações. Este projeto pretende estudar as variações nas cores das flores de espécies da família Melastomataceae ocorrentes em dois pontos de um gradiente altitudinal: Núcleo Santa Virgínia (Floresta Montana) e Núcleo Picinguaba (Floresta de terras baixas) do Parque Estadual da Serra do Mar, Ubatuba, SP. Serão feitas visitas mensais durante um ano para a coleta dos espectros de reflectância das flores da cada uma das espécies de Melastomataceae encontradas nos dois locais. Estes dados serão posteriormente analisados através de métodos comparativos que considerem o componente filogenético. Pretende-se complementar o estudo de caso com Tibouchina pulchra Cogn. (Melastomataceae) envolvendo a diversidade genética de populações de adultos e da prole nos dois pontos do gradiente. Neste estudo, serão analisados os materiais genéticos de 105 indivíduos adultos de cada uma das duas áreas (total 210). Dentre eles, 28 serão escolhidos para coleta e germinação de 20 sementes provenientes de dois frutos de cada indivíduo (totalizando 560 indivíduos). Adultos e proles serão genotipados para que seja conduzida uma análise de diversidade em diferentes níveis (população, indivíduo e fruto) nas duas localidades. (AU)</text:p>
          </table:table-cell>
          <table:table-cell office:value-type="string" calcext:value-type="string">
            <text:p>Few studies about reproductive systems of plants have been carried out at rainforests. At high altitudes the environmental conditions reduce pollinator abundance, mainly bees, and consequently the transference of pollen grains to the stigmas of co-specific flowers (pollen limitation), which should reduce the possibilities of cross-pollination. Then, environmental conditions may also influence plant traits like floral color and genetic diversity of populations. In this project we intent to study the patterns of variation of flower colors of Melastomataceae species that occur in two areas of an altitudinal gradient: Núcleo Santa Virgínia (highland rainforest) and Núcleo Picinguaba (lowland rainforest) of the Parque Estadual da Serra do Mar, Ubatuba, SP. We planned field trips each month during a year to collect data about the color reflectance spectrum of each species of Melastomataceae occurring in these two sites. These data will be analyzed in the comparative method framework considering the phylogenetic information available for Melastomataceae family. We also intent to develop a case study with Tibouchina pulchra Cogn. (Melastomataceae) considering the genetic diversity of mature plants and their offspring in these two areas. In this study, we will collect genetic material of 105 mature specimens of each area (total 210), and among them we will choose 28 specimens to collect 20 seeds (from 2 fruits) and germinate their offspring (total of 560 specimens). Matures and offspring will be genotyped to conduct an analysis of genetic diversity in different levels (population, individuals and fruits) in each area. (AU)</text:p>
          </table:table-cell>
          <table:table-cell table:style-name="Default"/>
          <table:table-cell table:number-columns-repeated="998"/>
        </table:table-row>
        <table:table-row table:style-name="ro1">
          <table:table-cell office:value-type="string" calcext:value-type="string">
            <text:p>05/50002-3</text:p>
          </table:table-cell>
          <table:table-cell office:value-type="string" calcext:value-type="string">
            <text:p>Caracterização ambiental da Enseada da Fortaleza, Ubatuba, SP, baseada em análises sedimentológicas e em estudos populacionais, morfométricos e tafonômicos de foraminíferos</text:p>
          </table:table-cell>
          <table:table-cell table:style-name="Default"/>
          <table:table-cell office:value-type="string" calcext:value-type="string">
            <text:p>Luciana Saraiva Filippos</text:p>
          </table:table-cell>
          <table:table-cell office:value-type="string" calcext:value-type="string">
            <text:p>Universidade de São Paulo (USP). Instituto de Geociências (IGC)</text:p>
          </table:table-cell>
          <table:table-cell/>
          <table:table-cell table:style-name="Default"/>
          <table:table-cell/>
          <table:table-cell office:value-type="string" calcext:value-type="string">
            <text:p>Wânia Duleb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Paleozoologia</text:p>
          </table:table-cell>
          <table:table-cell table:style-name="ce2" office:value-type="date" office:date-value="2005-09-01" calcext:value-type="date">
            <text:p>1/9/2005</text:p>
          </table:table-cell>
          <table:table-cell table:style-name="ce2" office:value-type="date" office:date-value="2006-08-31" calcext:value-type="date">
            <text:p>31/8/2006</text:p>
          </table:table-cell>
          <table:table-cell table:style-name="Default"/>
          <table:table-cell table:number-columns-repeated="2"/>
          <table:table-cell office:value-type="string" calcext:value-type="string">
            <text:p>O projeto tem por objetivos verificar os possíveis efeitos da circulação de fundo e dos processos tafonômicos nas associações de foraminíferos da Enseada da Fortaleza, Ubatuba, SP. Para atingir estes objetivos serão analisadas as distribuições espaciais das espécies e dos parâmetros populacionais das associações de foraminíferos (i.e., densidade e riqueza). Análises morfométricas e morfológicas das carapaças (medição e identificação de carapaças fragmentadas ou corroídas) também serão realizadas. Posteriormente, os diagnósticos ambientais sobre circulação de fundo, obtidos por meio dos foraminíferos, serão confrontados com o modelo de circulação sedimentológica desta enseada. (AU)</text:p>
          </table:table-cell>
          <table:table-cell table:style-name="Default" table:number-columns-repeated="2"/>
          <table:table-cell table:number-columns-repeated="998"/>
        </table:table-row>
        <table:table-row table:style-name="ro1">
          <table:table-cell office:value-type="string" calcext:value-type="string">
            <text:p>98/05470-3</text:p>
          </table:table-cell>
          <table:table-cell office:value-type="string" calcext:value-type="string">
            <text:p>Caracterização da dieta alimentar do siri Callinectes ornatus (Crustacea, Brachyura) da Enseada de Ubatuba, São Paulo, Brasil</text:p>
          </table:table-cell>
          <table:table-cell table:style-name="Default"/>
          <table:table-cell office:value-type="string" calcext:value-type="string">
            <text:p>Ronaldo Adriano Christofoletti</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Fernando Luis Medina Mantelatt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8-07-01" calcext:value-type="date">
            <text:p>1/7/1998</text:p>
          </table:table-cell>
          <table:table-cell table:style-name="ce2" office:value-type="date" office:date-value="1999-12-31" calcext:value-type="date">
            <text:p>31/12/1999</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9/10842-3</text:p>
          </table:table-cell>
          <table:table-cell office:value-type="string" calcext:value-type="string">
            <text:p>Caracterização da fauna de foraminíferos recentes da Enseada do Flamengo (Ubatuba, SP) com a utilização de ferramentas biomoleculares</text:p>
          </table:table-cell>
          <table:table-cell office:value-type="string" calcext:value-type="string">
            <text:p>Characterization of the recent foraminifera fauna at Flamengo inlet (Ubatuba, SP) by molecular tools and comparison with the classical method</text:p>
          </table:table-cell>
          <table:table-cell office:value-type="string" calcext:value-type="string">
            <text:p>Vivian Helena Pellizari</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Vivian Helena Pellizari</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9-12-01" calcext:value-type="date">
            <text:p>1/12/2009</text:p>
          </table:table-cell>
          <table:table-cell table:style-name="ce2" office:value-type="date" office:date-value="2012-05-31" calcext:value-type="date">
            <text:p>31/5/2012</text:p>
          </table:table-cell>
          <table:table-cell table:style-name="Default"/>
          <table:table-cell table:number-columns-repeated="2"/>
          <table:table-cell office:value-type="string" calcext:value-type="string">
            <text:p>O presente projeto de pesquisa pretende avaliar a biodiversidade de foraminíferos na Enseada do Flamengo (Ubatuba, SP) com auxílio de ferramentas biomoleculares e, através da relação da riqueza e diversidade de espécies determinadas pela biologia molecular e análises multivariadas com parâmetros ambientais, comparar e relacionar os resultados obtidos com a determinação de associações de foraminíferos recentes com a da técnica clássica, amplamente utilizada em estudos com distribuição de foraminíferos recente e sub-recentes, para abordagens ecológicas, oceanográficas e micropaleontológicas. O sedimento de fundo marinho na Enseada do Flamengo será amostrado com auxílio de um Van Veen em 33 estações de amostragem, onde além do sedimento para análise da fauna de foraminíferos serão determinadas variáveis abióticas do meio e material para granulometria e geoquímica. As amostras para análise de foraminíferos pelo método clássico irão determinar abundância, riqueza e alguns índices ecológicos tanto para a fauna viva (testas coradas com Rosa de Bengala) como para a morta (testas não coradas), das 33 estações amostradas serão avaliados seis estações para análise para determinação da riqueza e diversidade de foraminíferos através da extração de DNA total do sedimento de fundo, realização de análise de PCR com primers espécies-específicos para foraminíferos e, a partir da construção de bibliotecas genômicas, será realizado o sequenciamento do material resultante e cálculo de riqueza e índices ecológicos. Análises de correlação entre os dados obtidos nas duas abordagens (clássica e biomolecular) serão realizados com os valores de riqueza e índices ecológicos. Análises multivariadas como PCA e MDS serão realizadas com os resultados obtidos nas duas abordagens de forma separada também serão utilizadas como parâmetro comparativo. (AU)</text:p>
          </table:table-cell>
          <table:table-cell office:value-type="string" calcext:value-type="string">
            <text:p>The aim of this project is to assess the real biodiversity of foraminifera in the Flamengo Inlet (Ubatuba, SP) using biomolecular tools and by the relationship between the richness and diversity of the found species by molecular analysis with environmental factors sampled. This project intents to compare the biomolecular results with the recent foraminifera assemblages determined by the classical technique, which are widely used in studies of distribution of recent and sub-recent foraminifera and as proxies in environmental studies. The bottom sediment of Flamengo Inlet will be sampled using a Van Veen grab in 33 different stations to determine the foraminifera fauna and its assemblages and their relations between some biotic and abiotic factors. The material analyzed by the classical method will determine abundance, richness, and some ecological indexes for the living foraminifera fauna (Rose Bengal stained) and dead (empty tests). From the 33 stations sampled six stations will be analyzed by the molecular biology techniques which by the extraction of total DNA from the bottom sediment, realization of PCR analyze with foraminiferal-specific primers to the construction of genomic libraries for the sequencing. The calculation of richness diversity of foraminifera will be calculated by the results of these analyses. Analysis of simple correlation between the data obtained by the two different approaches (classical and biomolecular) will be made with values of richness and ecological indexes and to verify the applicability of molecular biology in studies of distribution of marine foraminifera. Multivariate analysis as PCA and MDS will be undertaken with the results obtained by the two techniques will also be used as comparative parameter. (AU)</text:p>
          </table:table-cell>
          <table:table-cell table:style-name="Default"/>
          <table:table-cell table:number-columns-repeated="998"/>
        </table:table-row>
        <table:table-row table:style-name="ro1">
          <table:table-cell office:value-type="string" calcext:value-type="string">
            <text:p>99/11679-5</text:p>
          </table:table-cell>
          <table:table-cell office:value-type="string" calcext:value-type="string">
            <text:p>Caracterização da ocupação de conchas pelo ermitão Pagurus brevidactylus (Crustacea, Anomura) da Ilha Anchieta, Ubatuba, SP</text:p>
          </table:table-cell>
          <table:table-cell table:style-name="Default"/>
          <table:table-cell office:value-type="string" calcext:value-type="string">
            <text:p>Andrea de Lucca Meireles</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0-05-01" calcext:value-type="date">
            <text:p>1/5/2000</text:p>
          </table:table-cell>
          <table:table-cell table:style-name="ce2" office:value-type="date" office:date-value="2002-04-30" calcext:value-type="date">
            <text:p>30/4/2002</text:p>
          </table:table-cell>
          <table:table-cell table:style-name="Default"/>
          <table:table-cell table:number-columns-repeated="2"/>
          <table:table-cell office:value-type="string" calcext:value-type="string">
            <text:p>A forte associação existente entre os ermitões e as conchas influencia muitos aspectos da biologia destes animais. Por isso, os processos de seleção e de ocupação de conchas, a disponibilidade destas no ambiente, e sua influência quanto ao padrão comportamental e reprodutivo dos ermitões têm sido investigados. São escassos os trabalhos que conciliam as observações in natura e em laboratório, o que entende-se como uma complementação de fundamental importância que não deve ser desvinculada. O objetivo principal deste projeto é caracterizar o padrão de ocupação de conchas pelo ermitão Pagurus brevidactylus, habitante do infralitoral da Ilha Anchieta, Ubatuba, SP. Para tal finalidade serão estudados os tipos de conchas mais ocupadas na natureza e a seleção destas em laboratório (enfocando a seleção pelo tipo e pelo tamanho das conchas mais ocupadas). As coletas serão realizadas mensalmente, no período de um ano na Ilha Anchieta, Ubatuba. Em laboratório serão realizadas os experimentos de seleção do tipo e do tamanho da concha pelos ermitões, para se estabelecer quais as conchas mais adequadas à ocupação, avaliada em função das suas características biométricas e de ocorrência. Análises de regressão caracterizarão as relações entre as dimensões do ermitão e das conchas. A disponibilidade (Testas no ambiente será avaliada em função das espécies de gastrópodes viventes e das conchas vazias encontradas na área de estudo. (AU)</text:p>
          </table:table-cell>
          <table:table-cell table:style-name="Default" table:number-columns-repeated="2"/>
          <table:table-cell table:number-columns-repeated="998"/>
        </table:table-row>
        <table:table-row table:style-name="ro1">
          <table:table-cell office:value-type="string" calcext:value-type="string">
            <text:p>98/07454-5</text:p>
          </table:table-cell>
          <table:table-cell office:value-type="string" calcext:value-type="string">
            <text:p>Caracterização dos ermitões (Crustacea, Anomura) infra-litorâneos do Parque Estadual da Ilha Anchieta, Ubatuba, São Paulo, Brasil</text:p>
          </table:table-cell>
          <table:table-cell table:style-name="Default"/>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Fernando Luis Medina Mantelatto</text:p>
          </table:table-cell>
          <table:table-cell table:number-columns-repeated="2"/>
          <table:table-cell table:style-name="Default" table:number-columns-repeated="3"/>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8-12-01" calcext:value-type="date">
            <text:p>1/12/1998</text:p>
          </table:table-cell>
          <table:table-cell table:style-name="ce2" office:value-type="date" office:date-value="2000-11-30" calcext:value-type="date">
            <text:p>30/11/2000</text:p>
          </table:table-cell>
          <table:table-cell table:style-name="Default"/>
          <table:table-cell table:number-columns-repeated="2"/>
          <table:table-cell office:value-type="string" calcext:value-type="string">
            <text:p>Este projeto tem como objetivo caracterizar a composição dos ermitões do infra-litoral da Ilha Anchieta, em Ubatuba (SP), destacando-se a diversidade e a constância das espécies, bem como as espécies de conchas de gastrópodos ocupadas. As coletas serão efetuadas mensalmente (Agosto/1998 a Julho/1999), na região infra-litorânea de quatro áreas da Ilha. As amostragens serão realizadas por mergulho autônomo, através de um esforço de captura total dos animais, delimitado por três coletores, num período de 25 minutos por área. O comprimento do escudo cefalo-torácico (CEC) será utilizado na análise da estrutura populacional, bem como correlação com as conchas. Será determinada a associação entre os ermitões e as conchas. (AU)</text:p>
          </table:table-cell>
          <table:table-cell table:style-name="Default" table:number-columns-repeated="2"/>
          <table:table-cell table:number-columns-repeated="998"/>
        </table:table-row>
        <table:table-row table:style-name="ro1">
          <table:table-cell office:value-type="string" calcext:value-type="string">
            <text:p>04/08163-7</text:p>
          </table:table-cell>
          <table:table-cell office:value-type="string" calcext:value-type="string">
            <text:p>Caracterização espacial e temporal das áreas mineradas para saibro e rocha ornamental de Ubatuba, SP, a partir da análise de fotografias aéreas</text:p>
          </table:table-cell>
          <table:table-cell table:style-name="Default"/>
          <table:table-cell office:value-type="string" calcext:value-type="string">
            <text:p>Marta Eichemberger Ummus</text:p>
          </table:table-cell>
          <table:table-cell office:value-type="string" calcext:value-type="string">
            <text:p>Secretaria do Meio Ambiente (São Paulo - Estado). Instituto Geológico</text:p>
          </table:table-cell>
          <table:table-cell/>
          <table:table-cell table:style-name="Default"/>
          <table:table-cell/>
          <table:table-cell office:value-type="string" calcext:value-type="string">
            <text:p>Cláudio José Ferreir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grafia Física</text:p>
          </table:table-cell>
          <table:table-cell table:style-name="ce2" office:value-type="date" office:date-value="2004-10-01" calcext:value-type="date">
            <text:p>1/10/2004</text:p>
          </table:table-cell>
          <table:table-cell table:style-name="ce2" office:value-type="date" office:date-value="2005-12-31" calcext:value-type="date">
            <text:p>31/12/2005</text:p>
          </table:table-cell>
          <table:table-cell table:style-name="Default"/>
          <table:table-cell table:number-columns-repeated="2"/>
          <table:table-cell office:value-type="string" calcext:value-type="string">
            <text:p>O município de Ubatuba-SP possui atualmente 102 áreas mineradas por saibro e rocha ornamental, a maior parte deias abandonadas sem recuperação ambiental. O aumento na demanda por recursos naturais a fim de se criar infraestrutura para receber os turistas e migrantes nas últimas décadas fez com que o entorno e até mesmo essas áreas se tornassem potencialmente locais de apropriação. Frente a isso, torna-se imprescindível a recuperação destas áreas, uma vez que expõe a população a riscos relacionados a processos de movimentos gravitacionais de massa. Além disso, a existência desse passivo ambiental prejudica o desenvolvimento sustentável da extração do saibro. O projeto busca traçar um panorama da evolução de 102 áreas mineradas no período entre 1962 até os dias atuais por meio do tratamento e análise de fotografias aéreas de diferentes datas. Além da obtenção das tendências evolutivas espaciais e temporais da mineração em Ubatuba, o material será disponibilizado em formato raster para uso em SIG's (Sistemas de Informações Geográficas). Os resultados obtidos têm aplicação direta no desenvolvimento do projeto Diretrizes para a Regeneração Sócio-Ambiental de Áreas Degradadas por Mineração de Saibro (caixas de empréstimo), Ubatuba, SP, financiado pela FAPESP no âmbito do Programa de Políticas Públicas (processo 03/07182-5), sob coordenação do Pesquisador Dr. Cláudio José Ferreira. (AU)</text:p>
          </table:table-cell>
          <table:table-cell table:style-name="Default" table:number-columns-repeated="2"/>
          <table:table-cell table:number-columns-repeated="998"/>
        </table:table-row>
        <table:table-row table:style-name="ro1">
          <table:table-cell office:value-type="string" calcext:value-type="string">
            <text:p>07/50561-8</text:p>
          </table:table-cell>
          <table:table-cell office:value-type="string" calcext:value-type="string">
            <text:p>Caracterização química do solo em Floresta Ombrófila Densa do Parque Estadual da Serra do Mar</text:p>
          </table:table-cell>
          <table:table-cell office:value-type="string" calcext:value-type="string">
            <text:p>Characterization of the soil in dense ombrophilous forest in the Serra do Mar State Park, São Paulo</text:p>
          </table:table-cell>
          <table:table-cell office:value-type="string" calcext:value-type="string">
            <text:p>Carla Alberoni Rosada</text:p>
          </table:table-cell>
          <table:table-cell office:value-type="string" calcext:value-type="string">
            <text:p>Universidade de São Paulo (USP). Centro de Energia Nuclear na Agricultura (CENA)</text:p>
          </table:table-cell>
          <table:table-cell/>
          <table:table-cell table:style-name="Default"/>
          <table:table-cell/>
          <table:table-cell office:value-type="string" calcext:value-type="string">
            <text:p>Marisa de Cassia Piccol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7-04-01" calcext:value-type="date">
            <text:p>1/4/2007</text:p>
          </table:table-cell>
          <table:table-cell table:style-name="ce2" office:value-type="date" office:date-value="2007-12-31" calcext:value-type="date">
            <text:p>31/12/2007</text:p>
          </table:table-cell>
          <table:table-cell table:style-name="Default"/>
          <table:table-cell table:number-columns-repeated="2"/>
          <table:table-cell office:value-type="string" calcext:value-type="string">
            <text:p>A mata atlântica originalmente estendia-se do Rio Grande do Norte ao Rio Grande do Sul, ocupando uma área de 1,3 milhão de quilômetros quadrados. Atualmente, da segunda maior floresta brasileira, resta apenas cerca de 7,6 % de sua extensão original. Porém, ainda restam manchas da floresta na Serra do Mar e na Serra da Mantiqueira, no sudeste do Brasil. Os tipos de solos da Mata Atlântica e seus ecossistemas associados dependem da topografia e da sua origem geológica que determinam a vegetação e flora que neles se desenvolvem. Devido à escassez de informações sobre a estrutura e o funcionamento da Floresta Ombrófila Densa Atlântica ao longo de um gradiente longitudinal, este trabalho tem como objetivo caracterizar os solos das áreas de Floresta Ombrófila Densa Submontana (50 a 100 m) e de Floresta Ombrófila Densa Montana (300 a 600 m de altitude). Será realizado o levantamento da fertilidade do solo, em função da variação estacional, através das análises químicas e dos teores de carbono e nitrogênio total do solo, em todas as áreas de estudo nas duas toposseqüências do Parque Estadual da Serra do Mar - Núcleo Picinguaba em Ubatuba/SP. (AU)</text:p>
          </table:table-cell>
          <table:table-cell table:style-name="Default" table:number-columns-repeated="2"/>
          <table:table-cell table:number-columns-repeated="998"/>
        </table:table-row>
        <table:table-row table:style-name="ro1">
          <table:table-cell office:value-type="string" calcext:value-type="string">
            <text:p>92/01607-8</text:p>
          </table:table-cell>
          <table:table-cell office:value-type="string" calcext:value-type="string">
            <text:p>Ciclo reprodutivo de Hepatus pudibundus (Herbst, 1785) (Crustacea, Decapoda, Calappidae) na região de Ubatuba (SP)</text:p>
          </table:table-cell>
          <table:table-cell table:style-name="Default"/>
          <table:table-cell office:value-type="string" calcext:value-type="string">
            <text:p>Alvaro Luiz Diogo Reigada</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Maria Lucia Negreiros Fransozo</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2-09-01" calcext:value-type="date">
            <text:p>1/9/1992</text:p>
          </table:table-cell>
          <table:table-cell table:style-name="ce2" office:value-type="date" office:date-value="1994-11-30" calcext:value-type="date">
            <text:p>30/11/1994</text:p>
          </table:table-cell>
          <table:table-cell table:style-name="Default"/>
          <table:table-cell table:number-columns-repeated="2"/>
          <table:table-cell office:value-type="string" calcext:value-type="string">
            <text:p>Este projeto visa à determinação do ciclo reprodutivo baseado, no desenvolvimento gonadal, no ciclo de muda e na fecundidade de Hepatus pudibundus (Herbst, 1785) em se u ambiente natural. Os animais serão coletados, bimestralmente, durante dois anos na região de Ubatuba (SP) com um barco de pesca equipado com rede do tipo "otter-trawl". O material será armazenado congelado até as análises, as quais serão feitas no laboratório, em Botucatu (SP). (AU)</text:p>
          </table:table-cell>
          <table:table-cell table:style-name="Default" table:number-columns-repeated="2"/>
          <table:table-cell table:number-columns-repeated="998"/>
        </table:table-row>
        <table:table-row table:style-name="ro1">
          <table:table-cell office:value-type="string" calcext:value-type="string">
            <text:p>04/09994-0</text:p>
          </table:table-cell>
          <table:table-cell office:value-type="string" calcext:value-type="string">
            <text:p>Circulação do fundo da Enseada do Flamengo, Ubatuba, SP, inferida a partir da distribuição espacial e morfometria de foraminíferos</text:p>
          </table:table-cell>
          <table:table-cell table:style-name="Default"/>
          <table:table-cell office:value-type="string" calcext:value-type="string">
            <text:p>Priscilla Pinto da Fonseca</text:p>
          </table:table-cell>
          <table:table-cell office:value-type="string" calcext:value-type="string">
            <text:p>Universidade de São Paulo (USP). Instituto de Geociências (IGC)</text:p>
          </table:table-cell>
          <table:table-cell/>
          <table:table-cell table:style-name="Default"/>
          <table:table-cell/>
          <table:table-cell office:value-type="string" calcext:value-type="string">
            <text:p>Wânia Duleb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Geociências</text:p>
          </table:table-cell>
          <table:table-cell table:style-name="Default"/>
          <table:table-cell table:style-name="ce2" office:value-type="date" office:date-value="2004-09-01" calcext:value-type="date">
            <text:p>1/9/2004</text:p>
          </table:table-cell>
          <table:table-cell table:style-name="ce2" office:value-type="date" office:date-value="2005-08-31" calcext:value-type="date">
            <text:p>31/8/2005</text:p>
          </table:table-cell>
          <table:table-cell table:style-name="Default"/>
          <table:table-cell table:number-columns-repeated="2"/>
          <table:table-cell office:value-type="string" calcext:value-type="string">
            <text:p>O projeto tem por objetivos verificar os possíveis efeitos da circulação de fundo e dos processos tafonômicos nas associações de foraminíferos da Enseada do Flamengo, Ubatuba, SP. Para atingir estes objetivos serão analisadas as distribuições espaciais das espécies e dos parâmetros populacionais das associações de foraminíferos (i.e., densidade e riqueza). Análises morfométricas e morfológicas das carapaças (medição e identificação de carapaças fragmentadas ou corroídas) também serão realizadas. Posteriormente, os diagnósticos ambientais sobre circulação de fundo, obtidos por meio dos foraminíferos, serão confrontados com o modelo de circulação sedimentológica desta enseada. (AU)</text:p>
          </table:table-cell>
          <table:table-cell table:style-name="Default" table:number-columns-repeated="2"/>
          <table:table-cell table:number-columns-repeated="998"/>
        </table:table-row>
        <table:table-row table:style-name="ro1">
          <table:table-cell office:value-type="string" calcext:value-type="string">
            <text:p>06/56541-6</text:p>
          </table:table-cell>
          <table:table-cell office:value-type="string" calcext:value-type="string">
            <text:p>Classificação dos solos e sua quantificação do estoque de carbono e nitrogênio na Mata Atlântica, Ubatuba, SP</text:p>
          </table:table-cell>
          <table:table-cell table:style-name="Default"/>
          <table:table-cell office:value-type="string" calcext:value-type="string">
            <text:p>Diego Queiroz Alegria de Almeida</text:p>
          </table:table-cell>
          <table:table-cell office:value-type="string" calcext:value-type="string">
            <text:p>Universidade de São Paulo (USP). Centro de Energia Nuclear na Agricultura (CENA)</text:p>
          </table:table-cell>
          <table:table-cell/>
          <table:table-cell table:style-name="Default"/>
          <table:table-cell/>
          <table:table-cell office:value-type="string" calcext:value-type="string">
            <text:p>Plínio Barbosa de Camarg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6-10-01" calcext:value-type="date">
            <text:p>1/10/2006</text:p>
          </table:table-cell>
          <table:table-cell table:style-name="ce2" office:value-type="date" office:date-value="2008-03-31" calcext:value-type="date">
            <text:p>31/3/2008</text:p>
          </table:table-cell>
          <table:table-cell table:style-name="Default"/>
          <table:table-cell table:number-columns-repeated="2"/>
          <table:table-cell office:value-type="string" calcext:value-type="string">
            <text:p>Esta proposta visa classificar os solos e quantificar seus estoques de carbono e nitrogênio nos solos da Mata Atlântica na região de Ubatuba, SP. Para atingir este objetivo, pretende-se realizar as seguintes ações específicas: i) levantamento dos solos; ii) analisar as concentrações e totais de carbono (C) e nitrogênio (N) e medir a densidade do sota; iii) realizar análise isotópica do 13C e 15N visando promover um levantamento de dados isotópicos para os solos de Mata Atlântica e iv) realizar análise estatística dos dados. Espera-se com esse trabalho entender melhor a relação dos atributos destes solos, com os estoques destes elementos, considerando-se que a vegetação natural de Mata Atlântica existente na região pode variar conforme a altitude com que se encontra em relação ao nível do mar. (AU)</text:p>
          </table:table-cell>
          <table:table-cell table:style-name="Default" table:number-columns-repeated="2"/>
          <table:table-cell table:number-columns-repeated="998"/>
        </table:table-row>
        <table:table-row table:style-name="ro1">
          <table:table-cell office:value-type="string" calcext:value-type="string">
            <text:p>13/14764-2</text:p>
          </table:table-cell>
          <table:table-cell office:value-type="string" calcext:value-type="string">
            <text:p>Co-habitar com a fonte: uma pesquisa com os pescadores da vila de Picinguaba a partir do método BPI (Bailarino-Pesquisador-Intérprete)</text:p>
          </table:table-cell>
          <table:table-cell office:value-type="string" calcext:value-type="string">
            <text:p>Co-inhabiting with the source: a survey of the fishermen of the village of Picinguaba using the Dancer-Researcher-Performer method (DRP)</text:p>
          </table:table-cell>
          <table:table-cell office:value-type="string" calcext:value-type="string">
            <text:p>Ana Carolina Constantino Mazolini</text:p>
          </table:table-cell>
          <table:table-cell office:value-type="string" calcext:value-type="string">
            <text:p>Universidade Estadual de Campinas (UNICAMP). Instituto de Artes (IA)</text:p>
          </table:table-cell>
          <table:table-cell/>
          <table:table-cell table:style-name="Default"/>
          <table:table-cell/>
          <table:table-cell office:value-type="string" calcext:value-type="string">
            <text:p>Larissa Sato Turtelli</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Linguística, Letras e Artes</text:p>
          </table:table-cell>
          <table:table-cell office:value-type="string" calcext:value-type="string">
            <text:p>Artes</text:p>
          </table:table-cell>
          <table:table-cell office:value-type="string" calcext:value-type="string">
            <text:p>Dança</text:p>
          </table:table-cell>
          <table:table-cell table:style-name="ce2" office:value-type="date" office:date-value="2013-10-01" calcext:value-type="date">
            <text:p>1/10/2013</text:p>
          </table:table-cell>
          <table:table-cell table:style-name="ce2" office:value-type="date" office:date-value="2015-11-30" calcext:value-type="date">
            <text:p>30/11/2015</text:p>
          </table:table-cell>
          <table:table-cell table:style-name="Default"/>
          <table:table-cell table:number-columns-repeated="2"/>
          <table:table-cell office:value-type="string" calcext:value-type="string">
            <text:p>Este projeto pretende dar continuidade aos estudos realizados nas disciplinas de Dança do Brasil (de I a V) do Curso de Graduação em Dança da Universidade Estadual de Campinas, oferecidas nos anos 2011 e 2012. Através do método BPI (Bailarino-Pesquisador-Intérprete), criado e desenvolvido pela Professora Doutora Graziela Rodrigues, o projeto possui como objetivo aprofundar o estudo das referências corporais de um determinado segmento social, os pescadores da Vila de Pescadores de Picinguaba, Ubatuba-SP. Esta investigação terá como base pesquisas de campo e trabalhos corporais realizados em laboratórios dirigidos. Pretende-se ao final da pesquisa chegar a uma síntese prática e teórica relacionada ao conteúdo provindo das investigações realizadas (AU)</text:p>
          </table:table-cell>
          <table:table-cell office:value-type="string" calcext:value-type="string">
            <text:p>This project aims to give continuity to the studies in the subjects Dances of Brazil (I to V) of the Undergraduate Program in Dance from the State University of Campinas, offered in the years 2011 and 2012. Through the DRP method (Dancer-Researcher-Performer), created and developed by Professor Graziela Rodrigues, the project has aimed to deepen the study of body references of the social group Fishermen Village Picinguaba, Ubatuba-SP . This research will be based on field research and bodywork performed in directed laboratories. The final goal is to reach a synthesis of practical and theoretical content related to the investigations carried out. (AU)</text:p>
          </table:table-cell>
          <table:table-cell table:style-name="Default"/>
          <table:table-cell table:number-columns-repeated="998"/>
        </table:table-row>
        <table:table-row table:style-name="ro1">
          <table:table-cell office:value-type="string" calcext:value-type="string">
            <text:p>07/58172-0</text:p>
          </table:table-cell>
          <table:table-cell office:value-type="string" calcext:value-type="string">
            <text:p>Comparação diuturna da abundância e tamanho do camarão Artemesia longinaris Bate (1888) (Crustacea: Decapoda: Penaeidae) na Enseada de Ubatuba, SP</text:p>
          </table:table-cell>
          <table:table-cell table:style-name="Default"/>
          <table:table-cell office:value-type="string" calcext:value-type="string">
            <text:p>Abner Carvalho Batista</text:p>
          </table:table-cell>
          <table:table-cell office:value-type="string" calcext:value-type="string">
            <text:p>Universidade Estadual Paulista (UNESP). Campus de Bauru. Faculdade de Ciências (FC)</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Zoologia Aplicada</text:p>
          </table:table-cell>
          <table:table-cell table:style-name="ce2" office:value-type="date" office:date-value="2008-01-01" calcext:value-type="date">
            <text:p>1/1/2008</text:p>
          </table:table-cell>
          <table:table-cell table:style-name="ce2" office:value-type="date" office:date-value="2009-04-30" calcext:value-type="date">
            <text:p>30/4/2009</text:p>
          </table:table-cell>
          <table:table-cell table:style-name="Default"/>
          <table:table-cell table:number-columns-repeated="2"/>
          <table:table-cell office:value-type="string" calcext:value-type="string">
            <text:p>O camarão Artemesia longinaris distribui-se em zonas costeiras do Atlântico Sul Ocidental desde a Atafona (Rio de Janeiro) até a província de Chubut (Argentina). Dentre os camarões marinhos, é a segunda espécie mais rentável e explorada no litoral argentino, e a sexta no litoral brasileiro. O presente estudo tem como objetivo principal averiguar se ocorre uma variação diuturna da abundância e do tamanho dos indivíduos de Artemesia longinaris em cada estação do ano, e em 9 transectos localizados até os 40 metros de profundidade na região de Ubatuba, SP. Foram realizadas coletas nas quatro estações do ano (verão, outono, inverno e primavera) na enseada de Ubatuba/SP, durante o ano de 2000. Os arrastos foram realizados em nove pontos predeterminados (transectos), com profundidades de 2, 5,10,15, 20, 25, 30, 35, 40 metros nos períodos diurno e noturno. O esforço amostra foi de, aproximadamente, 2 quilômetros de extensão, com duração de 30 minutos, em cada transecto. Um barco de pesca comercial equipado de duas redes do tipo mexicana, denominada "double rigged" foi utilizado. A malha da rede possuía 15mm entre nós na panagem e 10 mm no ensacador. Em cada transecto nas respectivas estações do ano foram amostrados os seguintes fatores abióticos: salinidade, temperatura, matéria orgânica e textura do sedimento. De acordo com os resultados obtidos serão aplicados testes estatísticos pertinentes. (AU)</text:p>
          </table:table-cell>
          <table:table-cell table:style-name="Default" table:number-columns-repeated="2"/>
          <table:table-cell table:number-columns-repeated="998"/>
        </table:table-row>
        <table:table-row table:style-name="ro1">
          <table:table-cell office:value-type="string" calcext:value-type="string">
            <text:p>02/09045-2</text:p>
          </table:table-cell>
          <table:table-cell office:value-type="string" calcext:value-type="string">
            <text:p>Comparação do potencial reprodutivo de "Uca leptodactyla rathbun", 1998 (brachyura,ocypodiadae) em dois manguezais do Litoral Norte Paulista, Ubatuba (SP)</text:p>
          </table:table-cell>
          <table:table-cell table:style-name="Default"/>
          <table:table-cell office:value-type="string" calcext:value-type="string">
            <text:p>Ricardo Figueira</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3-02-01" calcext:value-type="date">
            <text:p>1/2/2003</text:p>
          </table:table-cell>
          <table:table-cell table:style-name="ce2" office:value-type="date" office:date-value="2004-12-31" calcext:value-type="date">
            <text:p>31/12/2004</text:p>
          </table:table-cell>
          <table:table-cell table:style-name="Default"/>
          <table:table-cell table:number-columns-repeated="2"/>
          <table:table-cell office:value-type="string" calcext:value-type="string">
            <text:p>O objetivo deste projeto será determinar o potencial reprodutivo de Uca leptodactyla por meio da verificação da taxa mensal de fêmeas ovígeras e da análise de fecundidade em dois manguezais do litoral norte paulista: rios Indaiá e Ubatumirim, Ubatuba. O material obtido encontra-se acondicionado a coleção científica do NEBECC, Departamento de Zoologia da UNESP, "Campus" de Botucatu. A coleta dos exemplares foi realizada por 2 métodos de amostragem: esforço de captura e quadrados. Os caranguejos coletados terão a largura (LC), comprimento (CC) e altura da carapaça (AC) mensurados com paquímetro de precisão (0,1 mm) e agrupados em classes de tamanho. O período reprodutivo será determinado pela freqüência de fêmeas ovígeras em relação às fêmeas maduras ao longo do ano. Os ovos serão removidos e desagregados manualmente dos pleópodos, sob estereomicroscópio, utilizando estiletes. A contagem será direta e o número total de ovos produzido por fêmea, registrado num contador mecânico manual. O diâmetro dos ovos será mensurado sob esteromicroscópio provido de sistema de imagem (Axiovision). A fecundidade será relacionada a uma dimensão corpórea (LC ou CC). Após a obtenção dos resultados, pretende-se elaborar uma comparação entre os manguezais estudados em função das diferentes características ambientais. (AU)</text:p>
          </table:table-cell>
          <table:table-cell table:style-name="Default" table:number-columns-repeated="2"/>
          <table:table-cell table:number-columns-repeated="998"/>
        </table:table-row>
        <table:table-row table:style-name="ro1">
          <table:table-cell office:value-type="string" calcext:value-type="string">
            <text:p>94/00824-0</text:p>
          </table:table-cell>
          <table:table-cell office:value-type="string" calcext:value-type="string">
            <text:p>Comparative biology of Callinectes ornatus Ordway, 1863 and Callinectes danae Smith, 1869 (decapoda,portunidae) from Ubatuba (SP) Brazil</text:p>
          </table:table-cell>
          <table:table-cell office:value-type="string" calcext:value-type="string">
            <text:p>Comparative biology of Callinectes ornatus ordway, 1863 and Callinectes danae Smith, 1869 (decapoda,portunidae) from Ubatuba (SP) Brazil</text:p>
          </table:table-cell>
          <table:table-cell office:value-type="string" calcext:value-type="string">
            <text:p>Maria Lucia Negreiros Fransozo</text:p>
          </table:table-cell>
          <table:table-cell office:value-type="string" calcext:value-type="string">
            <text:p>Universidade Estadual Paulista (UNESP). Campus de Rio Claro. Instituto de Biociências (IB)</text:p>
          </table:table-cell>
          <table:table-cell/>
          <table:table-cell table:style-name="Default"/>
          <table:table-cell/>
          <table:table-cell office:value-type="string" calcext:value-type="string">
            <text:p>Maria Lucia Negreiros Fransozo</text:p>
          </table:table-cell>
          <table:table-cell table:number-columns-repeated="2"/>
          <table:table-cell table:style-name="Default" table:number-columns-repeated="3"/>
          <table:table-cell office:value-type="string" calcext:value-type="string">
            <text:p>Auxílio à Pesquisa - Reunião - Exterio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4-06-22" calcext:value-type="date">
            <text:p>22/6/1994</text:p>
          </table:table-cell>
          <table:table-cell table:style-name="ce2" office:value-type="date" office:date-value="1994-06-25" calcext:value-type="date">
            <text:p>25/6/1994</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95/01356-3</text:p>
          </table:table-cell>
          <table:table-cell office:value-type="string" calcext:value-type="string">
            <text:p>Comportamento alimentar da tartaruga-verde Chelonia mydas (Linnaeus, 1758) na Enseada da Fortaleza, Ubatuba, litoral norte do Estado de São Paulo</text:p>
          </table:table-cell>
          <table:table-cell table:style-name="Default"/>
          <table:table-cell office:value-type="string" calcext:value-type="string">
            <text:p>Carina Zukauskas dos Santos</text:p>
          </table:table-cell>
          <table:table-cell office:value-type="string" calcext:value-type="string">
            <text:p>Secretaria do Meio Ambiente (São Paulo - Estado). Fundação Parque Zoológico de São Paulo (ZOO)</text:p>
          </table:table-cell>
          <table:table-cell/>
          <table:table-cell table:style-name="Default"/>
          <table:table-cell/>
          <table:table-cell office:value-type="string" calcext:value-type="string">
            <text:p>Flavio de Barros Molin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Comportamento Animal</text:p>
          </table:table-cell>
          <table:table-cell table:style-name="ce2" office:value-type="date" office:date-value="1995-06-01" calcext:value-type="date">
            <text:p>1/6/1995</text:p>
          </table:table-cell>
          <table:table-cell table:style-name="ce2" office:value-type="date" office:date-value="1996-05-31" calcext:value-type="date">
            <text:p>31/5/1996</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11/50411-1</text:p>
          </table:table-cell>
          <table:table-cell office:value-type="string" calcext:value-type="string">
            <text:p>Composição e dinâmica populacional da assembleia de Portunoidea (Crustacea, Decapoda) ao longo de um gradiente latitudinal e efeito da ressurgência</text:p>
          </table:table-cell>
          <table:table-cell table:style-name="Default"/>
          <table:table-cell office:value-type="string" calcext:value-type="string">
            <text:p>Luciana Segura de Andrade</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Zoologia Aplicada</text:p>
          </table:table-cell>
          <table:table-cell table:style-name="ce2" office:value-type="date" office:date-value="2011-08-01" calcext:value-type="date">
            <text:p>1/8/2011</text:p>
          </table:table-cell>
          <table:table-cell table:style-name="ce2" office:value-type="date" office:date-value="2014-03-31" calcext:value-type="date">
            <text:p>31/3/2014</text:p>
          </table:table-cell>
          <table:table-cell table:style-name="Default"/>
          <table:table-cell table:number-columns-repeated="2"/>
          <table:table-cell office:value-type="string" calcext:value-type="string">
            <text:p>No sentido de averiguar se o paradigma do efeito latitudinal atua no padrão reprodutivo, recrutamento juvenil, maturidade sexual, crescimento e longevidade de Portunídeos, dois locais distintos do Sudeste brasileiro serão comparados em relação à biologia reprodutiva e à dinâmica populacional destes animais. As amostragens são realizadas em duas distintas localidades: ao norte da ressurgência de Cabo Frio (Macaé, RJ) (22º 37'S; 41º 78'W) e outra ao sul (Ubatuba, SP) (23º 55'S; 46º 20"W). Em cada região, três áreas com quatro transectos (5, 10, 15 e 20 m de profundidade) cada, estão sendo arrastadas e levadas a cabo mensalmente, durante um ano (julho/2010 a junho/2011). Os fatores ambientais (textura e matéria orgânica do sedimento, temperatura e salinidade de fundo e de superfície; e clorofila a) são registrados e serão associadas com a abundância absoluta de cada espécie de acordo com a categoria demográfica (juvenis, machos adultos e fêmeas adultas). O estágio de desenvolvimento gonadal também é avaliado macroscopicamente, a fim de levantar informações sobre a biologia reprodutiva. As comparações estatísticas serão realizadas no sentido de checar a semelhança das populações amostradas entre as localidades. (AU)</text:p>
          </table:table-cell>
          <table:table-cell table:style-name="Default" table:number-columns-repeated="2"/>
          <table:table-cell table:number-columns-repeated="998"/>
        </table:table-row>
        <table:table-row table:style-name="ro1">
          <table:table-cell office:value-type="string" calcext:value-type="string">
            <text:p>01/08177-0</text:p>
          </table:table-cell>
          <table:table-cell office:value-type="string" calcext:value-type="string">
            <text:p>Composição e distribuição da macrofauna bêntica num gradiente de salinidade e poluição orgânica, e comparações com os padrões de distribuição dos foraminíferos na enseada de Ubatuba (SP)</text:p>
          </table:table-cell>
          <table:table-cell table:style-name="Default"/>
          <table:table-cell office:value-type="string" calcext:value-type="string">
            <text:p>Juliana Aureliano Ferreira</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Ana Maria Setubal Pires-Vanin</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2-04-01" calcext:value-type="date">
            <text:p>1/4/2002</text:p>
          </table:table-cell>
          <table:table-cell table:style-name="ce2" office:value-type="date" office:date-value="2004-03-31" calcext:value-type="date">
            <text:p>31/3/2004</text:p>
          </table:table-cell>
          <table:table-cell table:style-name="Default"/>
          <table:table-cell table:number-columns-repeated="2"/>
          <table:table-cell office:value-type="string" calcext:value-type="string">
            <text:p>Atualmente, muitos trabalhos sugerem o uso da fauna bêntica para a descrição ecológica de áreas impactadas por poluição orgânica, programas de monitoramento ambiental e pesquisa dos efeitos de atividades antrópicas em ambientes marinhos. Estudos indicam que diferentes frações dos bentos respondem de formas distintas diante de fontes poluidoras. Assim, o uso complementar de grupos faunísticos com características ecológicas diversas, tais como por macro- e meiofauna, podem levar a uma melhor avaliação dos processos que afetam a região poluída. Ambientes rasos estão sujeitos ao lançamento de esgotos domésticos e há uma grande tendência ao acúmulo de diversas substâncias, sendo que grande parte dos poluentes assentam no substrato, alterando a composição faunística. No presente trabalho, a comunidade bêntica será representada pelos foraminíferos (meiofauna) e pela macrofauna total. Os objetivos são: 1-) analisar a influência de um gradiente de salinidade e de poluição orgânica causada por esgotos domésticos e hidrocarbonetos, sobre as comunidades da macro- e meiofauna; 2-) verificar a relação existente entre o padrão de distribuição da macro- e meiofauna, face ao ambiente poluído. O material foi obtido em 7 pontos no interior da Enseada de Ubatuba e nos 4 rios que nela desembocam mensalmente durante 6 meses do período hidrologicamente mais homogêneo, e sem a influência da Água Central do Atlântico Sul (ACAS). (AU)</text:p>
          </table:table-cell>
          <table:table-cell table:style-name="Default" table:number-columns-repeated="2"/>
          <table:table-cell table:number-columns-repeated="998"/>
        </table:table-row>
        <table:table-row table:style-name="ro1">
          <table:table-cell office:value-type="string" calcext:value-type="string">
            <text:p>97/12107-0</text:p>
          </table:table-cell>
          <table:table-cell office:value-type="string" calcext:value-type="string">
            <text:p>Composição e distribuição de anomuros (Crustacea: Decapoda) do substrato não consolidado na região de Ubatuba, SP</text:p>
          </table:table-cell>
          <table:table-cell table:style-name="Default"/>
          <table:table-cell office:value-type="string" calcext:value-type="string">
            <text:p>Lissandra Corrêa Fernandes Góes</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Adilson Fransozo</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Fisiologia dos Grupos Recentes</text:p>
          </table:table-cell>
          <table:table-cell table:style-name="ce2" office:value-type="date" office:date-value="1998-06-01" calcext:value-type="date">
            <text:p>1/6/1998</text:p>
          </table:table-cell>
          <table:table-cell table:style-name="ce2" office:value-type="date" office:date-value="2000-06-30" calcext:value-type="date">
            <text:p>30/6/2000</text:p>
          </table:table-cell>
          <table:table-cell table:style-name="Default"/>
          <table:table-cell table:number-columns-repeated="2"/>
          <table:table-cell office:value-type="string" calcext:value-type="string">
            <text:p>O estudo de comunidades bentônicas é considerado de fundamental importância, pois estes organismos exercem importante papel no ciclo de nutrientes sendo em sua maioria detritívoros. O presente trabalho tem como objetivos principais determinar a composição e abundância de anomuros do substrato não consolidado nas áreas de estudo, analisar os índices ecológicos, verificar a distribuição espacial e temporal das espécies de anomuros em função dos fatores ambientais e também caracterizar o período reprodutivo de algumas destas espécies. As coletas serão realizadas mensalmente nas enseadas do Mar Virado, Ubatuba e Ubatumirim, na região de Ubatuba, SP, durante o período de dois anos (janeiro/1998 a dezembro/1999). Em cada enseada serão realizados 6 arrastos, sendo 3 perpendiculares a linha da praia e 3 nas isóbatas de 10, 20 e 30 metros. Os arrastos serão de 2 km de extensão, com cerca de 40 minutos de duração. Será utilizado um de barco de pesca comercial provido de duas redes do tipo "Double-rig". Em laboratório será efetuada a identificação do material, determinação do sexo, contagem, peso úmido, medida do comprimento do escudo cefalotorácico (CE) e análise macroscópica das gônadas. (AU)</text:p>
          </table:table-cell>
          <table:table-cell table:style-name="Default" table:number-columns-repeated="2"/>
          <table:table-cell table:number-columns-repeated="998"/>
        </table:table-row>
        <table:table-row table:style-name="ro1">
          <table:table-cell office:value-type="string" calcext:value-type="string">
            <text:p>11/01441-5</text:p>
          </table:table-cell>
          <table:table-cell office:value-type="string" calcext:value-type="string">
            <text:p>Composição florística e estrutura da Floresta Ombrófila Densa Atlântica, na cota de 800 m de altitude, Parque Estadual da Serra do Mar (Ubatuba - SP, Brasil)</text:p>
          </table:table-cell>
          <table:table-cell table:style-name="Default"/>
          <table:table-cell office:value-type="string" calcext:value-type="string">
            <text:p>Isabela Porto Renó</text:p>
          </table:table-cell>
          <table:table-cell office:value-type="string" calcext:value-type="string">
            <text:p>Universidade Estadual de Campinas (UNICAMP). Instituto de Biologia (IB)</text:p>
          </table:table-cell>
          <table:table-cell/>
          <table:table-cell table:style-name="Default"/>
          <table:table-cell/>
          <table:table-cell office:value-type="string" calcext:value-type="string">
            <text:p>Carlos Alfredo Joly</text:p>
          </table:table-cell>
          <table:table-cell table:number-columns-repeated="2"/>
          <table:table-cell table:style-name="Default" table:number-columns-repeated="3"/>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2011-03-01" calcext:value-type="date">
            <text:p>1/3/2011</text:p>
          </table:table-cell>
          <table:table-cell table:style-name="ce2" office:value-type="date" office:date-value="2013-02-28" calcext:value-type="date">
            <text:p>28/2/2013</text:p>
          </table:table-cell>
          <table:table-cell table:style-name="Default"/>
          <table:table-cell table:number-columns-repeated="2"/>
          <table:table-cell office:value-type="string" calcext:value-type="string">
            <text:p>O presente subprojeto faz parte do projeto FAPESP 10/50811-7, possuindo como objetivo auxiliar no levantamento da composição florística e estrutura de um hectare de Floresta Ombrófila Densa Atlântica. <text:s/>Para realização do mesmo foram estabelecidas 100 parcelas de 10 x 10 m, totalizando 1 hectare, distribuídas em quatro conjuntos amostrais, localizados na cota de 800 m (ca. 765 a 838 m) de altitude, em Ubatuba, no Parque Estadual da Serra do Mar, São Paulo. <text:s/>Todos os indivíduos, inclusive palmeiras, pteridófitas e exemplares mortos com PAP (perímetro à altura do peito) maior que 15 cm serão amostrados, sendo marcados, mapeados e medidos. <text:s/>A coleta e o processamento do material botânico seguirão os padrões usuais neste tipo de trabalho, possibilitando sua identificação e o cálculo dos parâmetros fitossociológicos, que serão realizados com o auxílio do programa FITOPAC. <text:s/>Paralelamente os dados alométricos, relacionados à biomassa vegetal dos indivíduos selecionados, serão investigados, visando ampliar o estudo de caracterização desse bioma. (AU)</text:p>
          </table:table-cell>
          <table:table-cell table:style-name="Default" table:number-columns-repeated="2"/>
          <table:table-cell table:number-columns-repeated="998"/>
        </table:table-row>
        <table:table-row table:style-name="ro1">
          <table:table-cell office:value-type="string" calcext:value-type="string">
            <text:p>02/12049-0</text:p>
          </table:table-cell>
          <table:table-cell office:value-type="string" calcext:value-type="string">
            <text:p>Comunidade de peixes de um riacho costeiro: partilha de recursos alimentares</text:p>
          </table:table-cell>
          <table:table-cell table:style-name="Default"/>
          <table:table-cell office:value-type="string" calcext:value-type="string">
            <text:p>Marisa Rowinski</text:p>
          </table:table-cell>
          <table:table-cell office:value-type="string" calcext:value-type="string">
            <text:p>Universidade Estadual Paulista (UNESP). Campus de Botucatu. Instituto de Biociências (IBB)</text:p>
          </table:table-cell>
          <table:table-cell/>
          <table:table-cell table:style-name="Default"/>
          <table:table-cell/>
          <table:table-cell office:value-type="string" calcext:value-type="string">
            <text:p>Virginia Sanches Uieda</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3-09-01" calcext:value-type="date">
            <text:p>1/9/2003</text:p>
          </table:table-cell>
          <table:table-cell table:style-name="ce2" office:value-type="date" office:date-value="2005-03-31" calcext:value-type="date">
            <text:p>31/3/2005</text:p>
          </table:table-cell>
          <table:table-cell table:style-name="Default"/>
          <table:table-cell table:number-columns-repeated="2"/>
          <table:table-cell office:value-type="string" calcext:value-type="string">
            <text:p>O estudo da partilha de recursos permite entender as interações entre as espécies, identificando as principais dimensões dos recursos ao longo das quais as espécies se segregam, além de fornecer os requisitos para testar hipóteses relativas a estudos de controle das comunidades. No presente trabalho, um estudo sobre os hábitos alimentares de uma comunidade de peixes será realizado no Riacho do Canto da Paciência, Ubatuba-SP. A ictiofauna será estudada com o objetivo de se conhecer a composição de espécies, preferências de habitat, táticas alimentares e dieta. Estes dados servirão de subsídio para verificar se ocorrem diferenças na partilha de recursos alimentares em função de diferenças no habitat e na composição da ictiofauna. Levando-se em conta que rios e ambientes costeiros, de uma maneira geral, vem sendo rapidamente modificados pela ação do homem, que provoca sérias alterações na composição original tanto da fauna quanto da flora, e que os problemas relacionados com a poluição destruirão muitas espécies antes mesmo de se poder fazer levantamentos, qualquer informação sobre o que cada espécie faz em seu habitat natural torna-se relevante para a administração dos ecossistemas e a própria preservação das espécies. (AU)</text:p>
          </table:table-cell>
          <table:table-cell table:style-name="Default" table:number-columns-repeated="2"/>
          <table:table-cell table:number-columns-repeated="998"/>
        </table:table-row>
        <table:table-row table:style-name="ro1">
          <table:table-cell office:value-type="string" calcext:value-type="string">
            <text:p>99/09739-0</text:p>
          </table:table-cell>
          <table:table-cell office:value-type="string" calcext:value-type="string">
            <text:p>Comunidades macrobenticas como indicadoras da qualidade ambiental de ecossistemas costeiros rasos: estudo de caso - Enseada de Ubatuba (SP, Brasil)</text:p>
          </table:table-cell>
          <table:table-cell table:style-name="Default"/>
          <table:table-cell office:value-type="string" calcext:value-type="string">
            <text:p>Pablo Muniz Maciel</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Ana Maria Setubal Pires-Vanin</text:p>
          </table:table-cell>
          <table:table-cell table:number-columns-repeated="2"/>
          <table:table-cell table:style-name="Default" table:number-columns-repeated="3"/>
          <table:table-cell office:value-type="string" calcext:value-type="string">
            <text:p>Bolsas no Brasil - Douto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0-03-01" calcext:value-type="date">
            <text:p>1/3/2000</text:p>
          </table:table-cell>
          <table:table-cell table:style-name="ce2" office:value-type="date" office:date-value="2003-02-28" calcext:value-type="date">
            <text:p>28/2/2003</text:p>
          </table:table-cell>
          <table:table-cell table:style-name="Default"/>
          <table:table-cell table:number-columns-repeated="2"/>
          <table:table-cell office:value-type="string" calcext:value-type="string">
            <text:p>O presente projeto tem como objetivo principal a utilização da macrofauna bêntica de ecossistemas costeiros rasos em estudos de avaliação de impacto e determinação da qualidade ambiental desses ecossistemas (da forma mais eficiente possível no que se refere aos custos e tempo necessários para seu desenvolvimento) com o intuito de avaliar e preservar a diversidade biológica aquática. Para isso foi escolhida a Enseada de Ubatuba como área de estudo do caso e a de Picinguaba como área controle, ambas situadas no litoral norte paulista. Pretende-se estudar as comunidades bênticas com relação às principais fontes de contaminantes causadas pelas atividades antrópicas que se desenvolvem na região e com relação aos distúrbios naturais de importância para áreas rasas. As amostragens serão realizadas numa escala bimensal durante 12 meses, com dois tipos de aparelhos. O material biológico coletado será peneirado em diferentes tipos de malha e os dados serão tratados com diferentes técnicas e em diferentes níveis de resolução taxonômica para a posterior avaliação da melhor e mais rápida estratégia de trabalho com o intuito de simplificar esse tipo de estudos. Os resultados obtidos, além de serem divulgados em revistas científicas e congressos, pretende-se que sirvam de base aos órgãos decisórios e às autoridades competentes na hora de realizar projetos de manejo e monitoramento para a conservação das áreas costeiras do litoral brasileiro. (AU)</text:p>
          </table:table-cell>
          <table:table-cell table:style-name="Default" table:number-columns-repeated="2"/>
          <table:table-cell table:number-columns-repeated="998"/>
        </table:table-row>
        <table:table-row table:style-name="ro1">
          <table:table-cell office:value-type="string" calcext:value-type="string">
            <text:p>10/05775-2</text:p>
          </table:table-cell>
          <table:table-cell office:value-type="string" calcext:value-type="string">
            <text:p>Continuidades e rupturas: contextos e desdobramentos da "rebelião de 1952" no presídio da Ilha Anchieta</text:p>
          </table:table-cell>
          <table:table-cell office:value-type="string" calcext:value-type="string">
            <text:p>Continuities and changes: the "rebellion of 1952" in the prison of Anchieta island, Brazil</text:p>
          </table:table-cell>
          <table:table-cell office:value-type="string" calcext:value-type="string">
            <text:p>Filipe Moreno Horta</text:p>
          </table:table-cell>
          <table:table-cell office:value-type="string" calcext:value-type="string">
            <text:p>Universidade Federal de São Carlos (UFSCAR). Centro de Educação e Ciências Humanas (CECH)</text:p>
          </table:table-cell>
          <table:table-cell/>
          <table:table-cell table:style-name="Default"/>
          <table:table-cell/>
          <table:table-cell office:value-type="string" calcext:value-type="string">
            <text:p>Gabriel de Santis Feltran</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Humanas</text:p>
          </table:table-cell>
          <table:table-cell office:value-type="string" calcext:value-type="string">
            <text:p>Sociologia</text:p>
          </table:table-cell>
          <table:table-cell office:value-type="string" calcext:value-type="string">
            <text:p>Sociologia Urbana</text:p>
          </table:table-cell>
          <table:table-cell table:style-name="ce2" office:value-type="date" office:date-value="2010-12-01" calcext:value-type="date">
            <text:p>1/12/2010</text:p>
          </table:table-cell>
          <table:table-cell table:style-name="ce2" office:value-type="date" office:date-value="2011-11-30" calcext:value-type="date">
            <text:p>30/11/2011</text:p>
          </table:table-cell>
          <table:table-cell table:style-name="Default"/>
          <table:table-cell table:number-columns-repeated="2"/>
          <table:table-cell office:value-type="string" calcext:value-type="string">
            <text:p>Este projeto de pesquisa propõe um estudo da "Rebelião de 1952" no Instituto Correcional da Ilha Anchieta (ICIA), em Ubatuba-SP. Seu objetivo geral é reconstruir o contexto social e político desse "evento crítico" (Das, 1995), na perspectiva de seus protagonistas e observar como a estrutura e as relações sociais naquele contexto poderiam ter possibilitado uma ação de ruptura. Através de pesquisa bibliográfica e documental, pretende-se descrever e analisar: i) contextos e estruturação do Instituto Correcional da Ilha Anchieta, sobretudo entre 1942-1955; ii) relações sociais e políticas que se desenvolveram entre presos, funcionários da Secretaria de Segurança Pública, funcionários da Secretaria de Justiça e moradores da ilha; iii) as etapas de elaboração, planejamento e execução da rebelião. A análise pretende propor hipóteses quanto a possíveis desdobramentos daquela rebelião para o sistema prisional paulista, para possível desenvolvimento posterior. (AU)</text:p>
          </table:table-cell>
          <table:table-cell office:value-type="string" calcext:value-type="string">
            <text:p>This research project proposes a study of the "Rebellion of 1952" at the Correctional Institute of Anchieta Island, in Ubatuba (Brazil). Its general objective is to reconstruct thesocial and political context of this "critical event" (Das, 1995), in view of theirprotagonists. Through archival research and study of the trajectories of prisonersthat staged the event, intended to describe and analyze: i) contexts and structuring of the Correctional Institute of Anchieta Island, especially between 1942-1955; ii) social and political relationships that was developed between prisoners, officials of the Department of Public Security, Department of Justice officials and residents of the island iii) the steps of preparation, planning and executionthe rebellion. Theanalysis intends to propose hypotheses regarding the possible consequences of that rebellionfor the prison system in São Paulo. (AU)</text:p>
          </table:table-cell>
          <table:table-cell table:style-name="Default"/>
          <table:table-cell table:number-columns-repeated="998"/>
        </table:table-row>
        <table:table-row table:style-name="ro1">
          <table:table-cell office:value-type="string" calcext:value-type="string">
            <text:p>92/01743-9</text:p>
          </table:table-cell>
          <table:table-cell office:value-type="string" calcext:value-type="string">
            <text:p>Contribuição ao estudo da fauna de Ichneumonidae (Hymenoptera) da região de Ubatuba, SP</text:p>
          </table:table-cell>
          <table:table-cell table:style-name="Default"/>
          <table:table-cell office:value-type="string" calcext:value-type="string">
            <text:p>Tânia Mara Guerra</text:p>
          </table:table-cell>
          <table:table-cell office:value-type="string" calcext:value-type="string">
            <text:p>Universidade Federal de São Carlos (UFSCAR). Centro de Ciências Biológicas e da Saúde (CCBS)</text:p>
          </table:table-cell>
          <table:table-cell/>
          <table:table-cell table:style-name="Default"/>
          <table:table-cell/>
          <table:table-cell office:value-type="string" calcext:value-type="string">
            <text:p>Angélica Maria Penteado Martins Dias</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Taxonomia dos Grupos Recentes</text:p>
          </table:table-cell>
          <table:table-cell table:style-name="ce2" office:value-type="date" office:date-value="1992-10-01" calcext:value-type="date">
            <text:p>1/10/1992</text:p>
          </table:table-cell>
          <table:table-cell table:style-name="ce2" office:value-type="date" office:date-value="1993-03-31" calcext:value-type="date">
            <text:p>31/3/1993</text:p>
          </table:table-cell>
          <table:table-cell table:style-name="Default"/>
          <table:table-cell table:number-columns-repeated="2"/>
          <table:table-cell office:value-type="string" calcext:value-type="string">
            <text:p>Este trabalho tem como objetivo principal, contribuir para o estudo da diversidade dos indivíduos da Família Ichneumonidae (Hymenoptera), que foram coletados na Mata Atlântica, na região de Ubatuba-SP. O material coletado está sendo submetido à bibliografia especializada com finalidade de identificação até nível de gênero. O resultado final será comparado com trabalhos semelhantes feitos para a região de São Carlos-SP e para a região de Curitiba-PR. (AU)</text:p>
          </table:table-cell>
          <table:table-cell table:style-name="Default" table:number-columns-repeated="2"/>
          <table:table-cell table:number-columns-repeated="998"/>
        </table:table-row>
        <table:table-row table:style-name="ro1">
          <table:table-cell office:value-type="string" calcext:value-type="string">
            <text:p>05/53050-9</text:p>
          </table:table-cell>
          <table:table-cell office:value-type="string" calcext:value-type="string">
            <text:p>Contribuição para o período de defeso do camarão do estado de São Paulo: distribuição espaço-temporal das pós-larvas e juvenis dos camarões rosa (Farfantepenaeus spp), branco (Litopenaeus schmitti) e sete-barbas (Xiphopenaeus kroyeri) na região de Ubatuba, SP</text:p>
          </table:table-cell>
          <table:table-cell table:style-name="Default"/>
          <table:table-cell office:value-type="string" calcext:value-type="string">
            <text:p>Rogério Caetano da Costa</text:p>
          </table:table-cell>
          <table:table-cell office:value-type="string" calcext:value-type="string">
            <text:p>Universidade Estadual Paulista (UNESP). Campus de Bauru. Faculdade de Ciências (FC)</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Bolsas no Brasil - Apoio a Jovens Pesquisadores</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5-05-01" calcext:value-type="date">
            <text:p>1/5/2005</text:p>
          </table:table-cell>
          <table:table-cell table:style-name="ce2" office:value-type="date" office:date-value="2009-04-30" calcext:value-type="date">
            <text:p>30/4/2009</text:p>
          </table:table-cell>
          <table:table-cell table:style-name="Default"/>
          <table:table-cell table:number-columns-repeated="2"/>
          <table:table-cell office:value-type="string" calcext:value-type="string">
            <text:p>Este trabalho visa o conhecimento da distribuição espaço-temporal dos estágios pós-larvais e juvenis dos camarões Farfantepenaeus brasiliensis, F. paulensis, Litopenaeus schmitti e Xiphopenaeus kroyeri (Decapoda, Penaeidae) em um estuário e uma enseada da região de Ubatuba, SP, com a finalidade de um melhor conhecimento do ciclo de vida destas espécies, bem como a contribuição das épocas ideais para implantação dos períodos de defeso. Deste modo, serão verificados os seguintes objetivos específicos: 1- identificar os principais períodos do ano em que ocorre a presença das pós-larvas e juvenis no estuário e na enseada; 2 - período de permanência dos juvenis e subadultos na enseada, e em termos espaciais; 3 - verificar distribuição das pós-larvas e dos juvenis das quatro espécies ao longo de um rio estuarino e na enseada adjacente (Ubatuba) em função de certos fatores abióticos; 4 - verificar a preferência quanto ao tipo de sedimento e a tolerância dos juvenis frente à variação de valores da salinidade em laboratório. As coletas serão realizadas nos períodos de lua cheia ou nova, mensalmente, durante o período de 2 anos em um rio estuarino e em uma enseada adjacente. Os animais e os fatores ambientais serão amostrados em sítios (transectos) ao longo do estuário e da enseada. De acordo com os resultados obtidos, serão efetuadas as análises estatísticas pertinentes. (AU)</text:p>
          </table:table-cell>
          <table:table-cell table:style-name="Default" table:number-columns-repeated="2"/>
          <table:table-cell table:number-columns-repeated="998"/>
        </table:table-row>
        <table:table-row table:style-name="ro1">
          <table:table-cell office:value-type="string" calcext:value-type="string">
            <text:p>04/07309-8</text:p>
          </table:table-cell>
          <table:table-cell office:value-type="string" calcext:value-type="string">
            <text:p>Contribuição para o período de defeso do camarão do estado de São Paulo: distribuição espaço-temporal das pós-larvas e juvenis dos camarões rosa (Farfantepenaeus spp.), branco (Litopenaeus schmitti) e sete-barbas (Xiphopenaeus kroyeri) na região de Ubatuba, SP</text:p>
          </table:table-cell>
          <table:table-cell table:style-name="Default"/>
          <table:table-cell office:value-type="string" calcext:value-type="string">
            <text:p>Rogério Caetano da Costa</text:p>
          </table:table-cell>
          <table:table-cell office:value-type="string" calcext:value-type="string">
            <text:p>Universidade Estadual Paulista (UNESP). Campus de Bauru. Faculdade de Ciências (FC)</text:p>
          </table:table-cell>
          <table:table-cell/>
          <table:table-cell table:style-name="Default"/>
          <table:table-cell/>
          <table:table-cell office:value-type="string" calcext:value-type="string">
            <text:p>Rogério Caetano da Costa</text:p>
          </table:table-cell>
          <table:table-cell table:number-columns-repeated="2"/>
          <table:table-cell table:style-name="Default" table:number-columns-repeated="3"/>
          <table:table-cell office:value-type="string" calcext:value-type="string">
            <text:p>Auxílio à Pesquisa - Apoio a Jovens Pesquisadores</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5-05-01" calcext:value-type="date">
            <text:p>1/5/2005</text:p>
          </table:table-cell>
          <table:table-cell table:style-name="ce2" office:value-type="date" office:date-value="2009-04-30" calcext:value-type="date">
            <text:p>30/4/2009</text:p>
          </table:table-cell>
          <table:table-cell table:style-name="Default"/>
          <table:table-cell table:number-columns-repeated="2"/>
          <table:table-cell office:value-type="string" calcext:value-type="string">
            <text:p>O presente projeto é composto por módulos independentes quanto à sua execução, mas complementares com relação aos objetivos gerais propostos. Visa investigar a distribuição espaço-temporal dos estágios pós-larvais e juvenis dos camarões Farfantepenaeus brasiliensis, F. paulensis, Litopenaeus schmitti e Xiphopenaeus kroyeri em um estuário e uma enseada da região de Ubatuba, SP, com a finalidade de um melhor conhecimento do ciclo de vida dessas espécies, bem como a contribuição das épocas ideais para a implantação dos períodos de defeso. Os seguintes objetivos específicos são propostos: 1) identificar os principais períodos do ano em que ocorre a presença das pós-larvas e juvenis no estuário e na enseada; 2) verificar o período de permanência dos juvenis e subadultos na enseada e em termos espaciais; 3) verificar a distribuição das pós-larvas e dos juvenis das quatro espécies ao longo de um rio estuarino e na enseada adjacente (Ubatuba), em função de certos fatores abióticos; 4) verificar a preferência quanto ao tipo de sedimento e a tolerância dos juvenis frente à variação de valores da salinidade em laboratório. No objetivo 1, tem-se como meta evidenciar se as espécies dependem do ambiente estuarino durante os estágios iniciais de vida ou se estas se estabelecem na enseada (região costeira). No objetivo 2, serão obtidas informações precisas sobre o período de defeso para a região estudada. Em ambos, também será verificado se os períodos de recrutamento pós-larval e juvenil dessas espécies ocorrem sincronicamente ou em épocas distintas. Nos objetivos 3 e 4 serão levantados dados sobre a preferência de locais de assentamento das formas larvais e juvenis frente aos fatores abióticos tanto no ambiente como em laboratório. Nestes objetivos (3 e 4), a meta é investigar, também, se os estágios iniciais de vida podem distribuir-se diferencialmente, em termos espaciais, tendo como referência os gradientes de salinidade, tipo de sedimento e conteúdo orgânico e, por outro lado, no estudo laboratorial, espera-se obter resultados que auxiliem na compreensão da distribuição das espécies verificadas no ambiente. Os tamanhos (comprimento da carapaça em mm) das pós-larvas, dos indivíduos juvenis e dos subadultos serão verificados e plotados em distribuição de frequência por classes de tamanho. Com isso, serão obtidas informações da estrutura espacial de tamanhos dos indivíduos entre as áreas amostradas. As coletas serão realizadas nos períodos de lua cheia ou nova, mensalmente, durante o período de dois anos no estuário formado pelo rio Indaiá e na enseada adjacente (Ubatuba). Serão amostrados sítios ao longo do estuário e na enseada. As pós-larvas serão coletadas com uma rede Renfro (malha 2 mm) no interior do estuário e na enseada. Para os camarões juvenis, as amostragens serão efetuadas com uma rede de picaré (manual) com malha de 5 mm no interior do estuário e, na enseada, até uma profundidade de 3 m, será utilizado um barco de alumínio, equipado com uma rede do tipo otter trawl com malha de 5 mm, e, em áreas superiores a 5 m de profundidade, um barco camaroneiro equipado com uma rede double rig com malha de 15 mm e 10mm no saco final. Em cada sítio de coleta serão verificados os seguintes fatores abióticos: salinidade e temperatura de fundo, profundidade, matéria orgânica e textura do sedimento. Dados relativos sobre os índices pluviométricos serão obtidos. De acordo com os resultados, serão efetuadas as análises estatísticas pertinentes. (AU)</text:p>
          </table:table-cell>
          <table:table-cell table:style-name="Default"/>
          <table:table-cell office:value-type="string" calcext:value-type="string">
            <text:p>05/53050-9; 05/55321-0; 06/51471-0; 06/58407-5; 06/58408-1; 07/50804-8; 07/57316-9; 07/58094-0; 07/58172-0; 08/53999-7</text:p>
          </table:table-cell>
          <table:table-cell table:number-columns-repeated="998"/>
        </table:table-row>
        <table:table-row table:style-name="ro1">
          <table:table-cell office:value-type="string" calcext:value-type="string">
            <text:p>98/01317-6</text:p>
          </table:table-cell>
          <table:table-cell office:value-type="string" calcext:value-type="string">
            <text:p>Correlação do perfil hematológico de tartarugas marinhas da região de Ubatuba, Litoral de São Paulo, com fibropapilomas cutâneos</text:p>
          </table:table-cell>
          <table:table-cell table:style-name="Default"/>
          <table:table-cell office:value-type="string" calcext:value-type="string">
            <text:p>Tatiana Soares da Silva</text:p>
          </table:table-cell>
          <table:table-cell office:value-type="string" calcext:value-type="string">
            <text:p>Universidade de São Paulo (USP). Faculdade de Medicina Veterinária e Zootecnia (FMVZ)</text:p>
          </table:table-cell>
          <table:table-cell/>
          <table:table-cell table:style-name="Default"/>
          <table:table-cell/>
          <table:table-cell office:value-type="string" calcext:value-type="string">
            <text:p>Eliana Reiko Matushima</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Agrárias</text:p>
          </table:table-cell>
          <table:table-cell office:value-type="string" calcext:value-type="string">
            <text:p>Medicina Veterinária</text:p>
          </table:table-cell>
          <table:table-cell office:value-type="string" calcext:value-type="string">
            <text:p>Patologia Animal</text:p>
          </table:table-cell>
          <table:table-cell table:style-name="ce2" office:value-type="date" office:date-value="1998-06-01" calcext:value-type="date">
            <text:p>1/6/1998</text:p>
          </table:table-cell>
          <table:table-cell table:style-name="ce2" office:value-type="date" office:date-value="1999-05-31" calcext:value-type="date">
            <text:p>31/5/1999</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10/15193-0</text:p>
          </table:table-cell>
          <table:table-cell office:value-type="string" calcext:value-type="string">
            <text:p>Crescimento de Emerita brasiliensis Schmitt, 1935 (Crustacea, Anomura, Hippidae), em Ubatuba (SP)</text:p>
          </table:table-cell>
          <table:table-cell office:value-type="string" calcext:value-type="string">
            <text:p>Growth of Emerita brasiliensis Schmitt, 1935 (Crustacea, Anomura, Hippidae), in Ubatuba (SP)</text:p>
          </table:table-cell>
          <table:table-cell office:value-type="string" calcext:value-type="string">
            <text:p>Bruna Trevisan Souza</text:p>
          </table:table-cell>
          <table:table-cell office:value-type="string" calcext:value-type="string">
            <text:p>Universidade Estadual Paulista (UNESP). Campus Experimental do Litoral Paulista</text:p>
          </table:table-cell>
          <table:table-cell/>
          <table:table-cell table:style-name="Default"/>
          <table:table-cell/>
          <table:table-cell office:value-type="string" calcext:value-type="string">
            <text:p>Marcelo Antonio Amaro Pinheiro</text:p>
          </table:table-cell>
          <table:table-cell table:number-columns-repeated="2"/>
          <table:table-cell table:style-name="Default" table:number-columns-repeated="3"/>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10-11-01" calcext:value-type="date">
            <text:p>1/11/2010</text:p>
          </table:table-cell>
          <table:table-cell table:style-name="ce2" office:value-type="date" office:date-value="2011-10-31" calcext:value-type="date">
            <text:p>31/10/2011</text:p>
          </table:table-cell>
          <table:table-cell table:style-name="Default"/>
          <table:table-cell table:number-columns-repeated="2"/>
          <table:table-cell office:value-type="string" calcext:value-type="string">
            <text:p>O conhecimento da taxa de crescimento e a estimativa da idade de crustáceos decápodos em função do tamanho são informações de extrema importância em análise do ciclo de vida de uma espécie. O presente estudo visa determinar a curva de crescimento em tamanho de Emerita brasiliensis SCHMITT, 1935, em Ubatuba (SP). Os exemplares foram obtidos manualmente ou com peneiras em coletas mensais, durante um ano (outubro/1996 a setembro/1997). Os espécimes serão sexados, medidos (CC, comprimento da carapaça) e distribuídos em classes de tamanho (1mm). Os dados obtidos mensalmente serão submetidos ao programa FiSAT, para decomposição das componentes normais pelo método de BATTACHARYA (1967) e confirmação pela rotina NORMSEP. De posse das médias e desvios padrão mensais, os dados serão plotados, com união das médias e constituição das cortes etárias anuais. A curva de crescimento de cada sexo será obtida pela determinação do tamanho máximo assintótico (CC) e constante de crescimento (k), estimados a partir de um modelo não linear ponderado pelo algoritmo de Marquardt. A rotina ELEFAN do FiSAT será utilizada para checar os valores de "CC" e "k", verificando sua aceitabilidade biológica. Para cada sexo o ajuste dos pontos empíricos será avaliado pelo modelo de Von Bertalanffy (sazonal e não sazonal), com estabelecimento da longevidade (tmáx) e tamanho máximo (CCmáx), este último com base em 95% do tamanho assintótico (CC). Os dados obtidos serão confrontados aos já disponíveis na literatura para outras espécies congenéricas, verificando um possível padrão para os Hippoidea. (AU)</text:p>
          </table:table-cell>
          <table:table-cell table:style-name="Default" table:number-columns-repeated="2"/>
          <table:table-cell table:number-columns-repeated="998"/>
        </table:table-row>
        <table:table-row table:style-name="ro1">
          <table:table-cell office:value-type="string" calcext:value-type="string">
            <text:p>11/04138-1</text:p>
          </table:table-cell>
          <table:table-cell office:value-type="string" calcext:value-type="string">
            <text:p>Crescimento e produção de Costus productus Maas como planta de vaso em função de doses de nitrogênio</text:p>
          </table:table-cell>
          <table:table-cell office:value-type="string" calcext:value-type="string">
            <text:p>Growth and yield of Costus productus Maas as a container plant on the basis of nitrogen</text:p>
          </table:table-cell>
          <table:table-cell office:value-type="string" calcext:value-type="string">
            <text:p>Daniela Merida</text:p>
          </table:table-cell>
          <table:table-cell office:value-type="string" calcext:value-type="string">
            <text:p>Universidade Estadual Paulista (UNESP). Campus de Jaboticabal. Faculdade de Ciências Agrárias e Veterinárias (FCAV)</text:p>
          </table:table-cell>
          <table:table-cell/>
          <table:table-cell table:style-name="Default"/>
          <table:table-cell/>
          <table:table-cell office:value-type="string" calcext:value-type="string">
            <text:p>Kathia Fernandes Lopes Pivetta</text:p>
          </table:table-cell>
          <table:table-cell table:number-columns-repeated="2"/>
          <table:table-cell table:style-name="Default" table:number-columns-repeated="3"/>
          <table:table-cell office:value-type="string" calcext:value-type="string">
            <text:p>Bolsas no Brasil - Mestrado</text:p>
          </table:table-cell>
          <table:table-cell office:value-type="string" calcext:value-type="string">
            <text:p>Ciências Agrárias</text:p>
          </table:table-cell>
          <table:table-cell office:value-type="string" calcext:value-type="string">
            <text:p>Agronomia</text:p>
          </table:table-cell>
          <table:table-cell office:value-type="string" calcext:value-type="string">
            <text:p>Floricultura, Parques e Jardins</text:p>
          </table:table-cell>
          <table:table-cell table:style-name="ce2" office:value-type="date" office:date-value="2011-08-01" calcext:value-type="date">
            <text:p>1/8/2011</text:p>
          </table:table-cell>
          <table:table-cell table:style-name="ce2" office:value-type="date" office:date-value="2013-07-31" calcext:value-type="date">
            <text:p>31/7/2013</text:p>
          </table:table-cell>
          <table:table-cell table:style-name="Default"/>
          <table:table-cell table:number-columns-repeated="2"/>
          <table:table-cell office:value-type="string" calcext:value-type="string">
            <text:p>Entre as espécies ornamentais tropicais vem ganhando destaque aquelas da Família Costaceae, especialmente o Costus productus Maas, que pode ser utilizado como flor de corte, planta para jardim ou planta envasada. Em face da carência de estudos no tocante à fitotecnia, envolvendo o manejo da nutrição mineral de plantas ornamentais são objetivos desta proposta, verificar o crescimento e a produção de Costus productus em vasos, em função de doses de nitrogênio, visando à oferta de plantas de elevada qualidade ao mercado consumidor. O experimento será conduzido em vasos de 14 litros, em ambiente protegido, na Unidade de Pesquisa e Desenvolvimento de Ubatuba (APTA/UPDU), em Ubatuba, SP. O delineamento experimental será de blocos casualizados; serão cinco tratamentos e cinco repetições. Os tratamentos consistirão de doses de nitrogênio por planta ou vaso (0; 1,2; 2,4; 3,6 e 4,8 g), definidas <text:s/>a partir de um estudo prévio do teor de N na planta. As plantas que serão cultivadas, obtidas por meio de estaquia, terão ciclo de um ano. Mensalmente serão avaliadas as seguintes características: altura da planta, preenchimento do vaso, período de crescimento vegetativo, período de florescimento e número inflorescências por planta, informações que embasarão o estabelecimento da atratividade da espécie como planta de vaso. Será avaliado, no momento do transplante e aos quatro, oito e doze meses de ciclo produtivo: massa de matéria fresca e seca (g) da parte aérea das plantas. No ínicio do florescimento e no final do ciclo será determinado o teor de nitrato no suco celular das folhas da planta, índice relativo de clorofila (SPAD) e teor de nutrientes no tecido foliar (laboratório). Os dados obtidos no experimento serão analisados estatisticamente por meio da análise de variância e por meio do teste F. Caso haja significância para as dose será feita análise de regressão, definindo o melhor ajuste segundo combinação de significância e maior coeficiente de determinação. (AU)</text:p>
          </table:table-cell>
          <table:table-cell office:value-type="string" calcext:value-type="string">
            <text:p>Among the tropical ornamental species the Family Costaceae has been getting attention, especially Costus productus Maas, which can be used as a cut flower, plant for garden or potted plant. Concerning the lack of studies in crop science, involving the management of mineral nutrition of ornamental plants the aim of this proposal is verify <text:s/>the growth and production of Costus productus in pots, in different levels of nitrogen, in order to offer high quality plants to consumers. The experiment will be developed in 14 liter pots in a protected environment, in the Unidade de Pesquisa e Desenvolvimento de Ubatuba (APTA/UPDU) in Ubatuba, SP. The experiment design will be in randomized block, with five treatments and five replications. Treatments consist of in different nitrogen amount per plant or pot (0, 1.2, 2.4, 3.6 and 4.8 g), defined from a previous study of N content in the plant. Plants will be obtained by cutting and will have a cycle of one year. In each month will be evaluated the following characteristics: plant height, pot filling, period of the vegetative growth, flowering time and inflorescence number per plant, information that will support the establishment of these species as a pot plant. At the time of transplantation and at four, eight and twelve months of production cycle will be measure the fresh and dry weight (g) of the shoots. At the beginning of flowering and late season will be determined the nitrate content in the cell juice of the plant leaves, relative chlorophyll index and nutrient content in the leaves (laboratory). The data obtained in the experiment will be statistically analyzed using analysis of variance and using the F test.If there is significance for any dose, a regression analysis will be done setting the best fit according significance combination and higher coefficient of determination. (AU)</text:p>
          </table:table-cell>
          <table:table-cell table:style-name="Default"/>
          <table:table-cell table:number-columns-repeated="998"/>
        </table:table-row>
        <table:table-row table:style-name="ro1">
          <table:table-cell office:value-type="string" calcext:value-type="string">
            <text:p>07/03009-8</text:p>
          </table:table-cell>
          <table:table-cell office:value-type="string" calcext:value-type="string">
            <text:p>Definição de geoindicadores e quantificação numérica da degradação ambiental devido à extração mineral no Litoral Norte do Estado de São Paulo</text:p>
          </table:table-cell>
          <table:table-cell office:value-type="string" calcext:value-type="string">
            <text:p>Definition of Indicators and Numerical Assessment of Land dereliction due to mineral exploitation at the North Shore of State of Sao Paulo, Brazil</text:p>
          </table:table-cell>
          <table:table-cell office:value-type="string" calcext:value-type="string">
            <text:p>Cláudio José Ferreira</text:p>
          </table:table-cell>
          <table:table-cell office:value-type="string" calcext:value-type="string">
            <text:p>Secretaria do Meio Ambiente (São Paulo - Estado). Instituto Geológico</text:p>
          </table:table-cell>
          <table:table-cell/>
          <table:table-cell table:style-name="Default"/>
          <table:table-cell/>
          <table:table-cell office:value-type="string" calcext:value-type="string">
            <text:p>Cláudio José Ferreira</text:p>
          </table:table-cell>
          <table:table-cell table:number-columns-repeated="2"/>
          <table:table-cell office:value-type="string" calcext:value-type="string">
            <text:p>University of Sheffield</text:p>
          </table:table-cell>
          <table:table-cell table:style-name="Default" table:number-columns-repeated="2"/>
          <table:table-cell office:value-type="string" calcext:value-type="string">
            <text:p>Bolsas no Exterior - Novas Fronteiras</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logia</text:p>
          </table:table-cell>
          <table:table-cell table:style-name="ce2" office:value-type="date" office:date-value="2008-01-16" calcext:value-type="date">
            <text:p>16/1/2008</text:p>
          </table:table-cell>
          <table:table-cell table:style-name="ce2" office:value-type="date" office:date-value="2009-01-15" calcext:value-type="date">
            <text:p>15/1/2009</text:p>
          </table:table-cell>
          <table:table-cell table:style-name="Default"/>
          <table:table-cell table:number-columns-repeated="2"/>
          <table:table-cell office:value-type="string" calcext:value-type="string">
            <text:p>O Litoral Norte do Estado de São Paulo apresenta expressivo desenvolvimento econômico com conseqüentes demandas para o uso dos recursos naturais e de espaços para a ocupação urbana. Por outro lado, a região apresenta grande relevância para a conservação da biodiversidade do bioma Mata Atlântica, pois cerca de 80% dos seus 1977km2 são constituídas por unidades de conservação de proteção integral. A exploração mineral de materiais de uso direto na construção civil, tais como areia, saibro e rocha para brita e para cantaria constituiu fator importante para a ocupação da região. Dentre esses, a extração de saibro (material argilo-arenoso proveniente do solo de alteração de rochas granítico-gnáissicas da região) teve papel fundamental, pois permitiu o aterramento de áreas alagadiças e a implantação de núcleos habitacionais e da infraestrutura viária. Ainda que seja um bem mineral abundante e não requeira tecnologia sofisticada para sua produção, seu aproveitamento desordenado ocasionou grave degradação ambiental no período entre 1960 e 1990. A ação fiscalizadora do poder público a partir da década de 1990 foi capaz de limitar quase que completamente esse tipo de lavra ilegal, porém não conseguiu sucesso na promoção da recuperação ambiental de pelo menos 285 áreas degradadas pela atividade de mineração. As áreas degradadas pela mineração depreciam o patrimônio paisagístico da região com vocação turística, oferecem perigos relacionados à movimentos de massa e veiculação hídrica à população, à equipamentos e ao meio ambiente e consistem num fator de restrição ao desenvolvimento da atividade econômica de mineração. O projeto procura responder as questões: Qual intensidade de degradação dos sítios minerados? Como classificar e hierarquizar a degradação nos diferentes municípios, sub-bacias ou bairros? Quais indicadores e índices seriam adequados para serem utilizados em um monitoramento da qualidade ambiental? O estudo tem como objetivos a definição de indicadores da degradação ambiental devido à exploração mineral de saibro e rocha, ocorrida no Litoral Norte nas últimas quatro décadas; a quantificação numérica da degradação e a análise da evolução dos indicadores e do índice de degradação no período entre a década de 1960 e 2001 para os quatro municípios do Litoral Norte (Caraguatatuba, Ilhabela, São Sebastião e Ubatuba) e para a região como um todo. Suas etapas principais de desenvolvimento são: 1) revisão bibliográfica; 2) tratamento das imagens de sensoriamento remoto de diferentes épocas; 3) delimitação das áreas mineradas; 4) definição e obtenção dos atributos e parâmetros de interesse para a quantificação da degradação; 5) análise do uso e ocupação do solo no entorno das áreas mineradas e definição de indicadores para o estabelecimento de áreas críticas; 6) testes e definição de algorítmos, incluindo os pesos de cada parâmetro ou índice, a ser utilizado na definição do índice de degradação e no estabelecimento de áreas críticas; 7) classificação e fatiamento dos índices e geração de mapas geoambientais de intensidade de degradação e áreas críticas. A pesquisa enquadra-se no contexto do desenvolvimento do projeto; Diretrizes para a Regeneração Sócio-Ambiental de Áreas Degradadas por Mineração de Saibro (Caixas de Empréstimo), Ubatuba, SP ampliando seu escopo para o Litoral Norte do Estado de São Paulo. O aumento da amostragem procura avançar no desenvolvimento metodológico e no tratamento e análise dos dados, o que permitirá a proposição de melhores práticas para a implantação de políticas públicas de recuperação sócio-ambiental das áreas degradadas pela mineração do Litoral Norte, assim como fornecerá instrumentos que possam subsidiar a elaboração e implementação de planos e ações para a melhoria da qualidade ambiental e conseqüentemente, a sustentabilidade das práticas e políticas do uso da terra. (AU)</text:p>
          </table:table-cell>
          <table:table-cell office:value-type="string" calcext:value-type="string">
            <text:p>The North Coast of State of Sao Paulo, Brazil, stretches from NE to SW between the Serra do Mar Ridge and the Atlantic Ocean comprising an area of 1977 km2. Besides its expressive regional development which implies pressure over the natural resources and areas for the set in of economic activities, this region plays a relevant ecological role as well. It has almost 80% of the area occupied by the Atlantic Forest biome, considered a global hotspot for biodiversity conservation. The sustainable development policies has to tackle with high susceptibility ground and ecological conditions and a crescent demand for housing, industrialization, tourism development, water supply and sanitation. The production of minerals for use in construction (sand, stone and clay material) can be considered strategic to the regional development, specially in the sea border, where the occurrence of mangrove and waterlogged fields require terrain filling before the construction of houses, roads, streets or buildings. Between the 60's and early 90's intensive and non-regulated exploitation of clay material (residual soil) for civil construction took place in the North Coast of the State of Sao Paulo. Exploitation of large volumes of this material required only very simple technology, which on the other hand has caused highly adverse environmental impacts, such as deforestation, soil erosion, land instability hazards, scenic deterioration, pollution and disturbance of local water flow regime. However, only by the late 90&amp;#180;s, State and local authorities properly managed to stop non-licensed exploitation of residual soil. Even though no land reclamation was undertaken until present so that there are nearly 300 of unsightly sites at the region. The aim of this project is to find out indicators of land dereliction due mineral exploitation, for example, intensity of erosion processes and terrain irregularities, area of exposed soil and vegetal cover and land use, and then to quantify the dereliction for almost 300 mined sites scattered over the North Shore of State of Sao Paulo and assess the evolution of those indicators and dereliction index from the 1960's until 2000. The methods envisaged consist of data analysis of inventory and fieldwork of mined sites, processing and interpretation of high-resolution images and aerial photographs of different periods (since 1966 until 2001) and GIS-based spatial data analysis. (AU)</text:p>
          </table:table-cell>
          <table:table-cell table:style-name="Default"/>
          <table:table-cell table:number-columns-repeated="998"/>
        </table:table-row>
        <table:table-row table:style-name="ro1">
          <table:table-cell office:value-type="string" calcext:value-type="string">
            <text:p>06/01524-0</text:p>
          </table:table-cell>
          <table:table-cell office:value-type="string" calcext:value-type="string">
            <text:p>Dereliction problems from explotation of residual soil and ornamental Stone at Ubatuba, São Paulo State, Brazil</text:p>
          </table:table-cell>
          <table:table-cell office:value-type="string" calcext:value-type="string">
            <text:p>Dereliction problems from explotation of residual soil and ornamental stone at Ubatuba, São Paulo State, Brazil</text:p>
          </table:table-cell>
          <table:table-cell office:value-type="string" calcext:value-type="string">
            <text:p>Cláudio José Ferreira</text:p>
          </table:table-cell>
          <table:table-cell office:value-type="string" calcext:value-type="string">
            <text:p>Secretaria do Meio Ambiente (São Paulo - Estado). Instituto Geológico</text:p>
          </table:table-cell>
          <table:table-cell/>
          <table:table-cell table:style-name="Default"/>
          <table:table-cell/>
          <table:table-cell office:value-type="string" calcext:value-type="string">
            <text:p>Cláudio José Ferreira</text:p>
          </table:table-cell>
          <table:table-cell table:number-columns-repeated="3"/>
          <table:table-cell table:style-name="Default" table:number-columns-repeated="2"/>
          <table:table-cell office:value-type="string" calcext:value-type="string">
            <text:p>Auxílio à Pesquisa - Reunião - Exterior</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logia</text:p>
          </table:table-cell>
          <table:table-cell table:style-name="ce2" office:value-type="date" office:date-value="2006-08-27" calcext:value-type="date">
            <text:p>27/8/2006</text:p>
          </table:table-cell>
          <table:table-cell table:style-name="ce2" office:value-type="date" office:date-value="2006-09-10" calcext:value-type="date">
            <text:p>10/9/2006</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3/10459-9</text:p>
          </table:table-cell>
          <table:table-cell office:value-type="string" calcext:value-type="string">
            <text:p>Descrição fisionômica de comunidades de substrato consolidado de mesolitoral e supralitoral entre a praia do engenho e a ponta do norte (Parque Estadual da Ilha Anchieta - Ubatuba - SP)</text:p>
          </table:table-cell>
          <table:table-cell table:style-name="Default"/>
          <table:table-cell office:value-type="string" calcext:value-type="string">
            <text:p>Suzana de Souza Rodrigues</text:p>
          </table:table-cell>
          <table:table-cell office:value-type="string" calcext:value-type="string">
            <text:p>Universidade de São Paulo (USP). Instituto de Biociências (IB)</text:p>
          </table:table-cell>
          <table:table-cell/>
          <table:table-cell table:style-name="Default"/>
          <table:table-cell/>
          <table:table-cell office:value-type="string" calcext:value-type="string">
            <text:p>Flavio Augusto de Souza Berchez</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4-01-01" calcext:value-type="date">
            <text:p>1/1/2004</text:p>
          </table:table-cell>
          <table:table-cell table:style-name="ce2" office:value-type="date" office:date-value="2004-09-30" calcext:value-type="date">
            <text:p>30/9/2004</text:p>
          </table:table-cell>
          <table:table-cell table:style-name="Default"/>
          <table:table-cell table:number-columns-repeated="2"/>
          <table:table-cell office:value-type="string" calcext:value-type="string">
            <text:p>Há apenas cerca de uma dezena de trabalhos que analisam a biodiversidade de organismos de substratos consolidados no nível de comunidade no litoral brasileiro. O presente estudo faz parte do "Levantamento Fisionômico de Comunidades Marinhas Bentônicas de Substrato Consolidado do Estado de São Paulo" (Biota/ FAPESP) e tem como objetivo descrever comunidades de mesolitoral e supralitoral utilizando metodologia nova baseada em fisionomias, que permitirá maior velocidade e abrangência das amostragens. O projeto a ser desenvolvido corresponde à Etapa 1 desta metodologia, envolvendo a descrição das fisionomias encontradas, de sua distribuição espacial horizontal e vertical (georeferenciadas), nível em que ocorrem, tipo de ambiente, variações na estrutura e composição básica, bem como a inserção desses dados num banco de fisionomias a serem disponibilizados on-line, juntamente com o restante dos dados do projeto. (AU)</text:p>
          </table:table-cell>
          <table:table-cell table:style-name="Default" table:number-columns-repeated="2"/>
          <table:table-cell table:number-columns-repeated="998"/>
        </table:table-row>
        <table:table-row table:style-name="ro1">
          <table:table-cell office:value-type="string" calcext:value-type="string">
            <text:p>97/01050-7</text:p>
          </table:table-cell>
          <table:table-cell office:value-type="string" calcext:value-type="string">
            <text:p>Desenvolvimento de uma metodologia de remontagem de peças arqueológicas como subsídio ao estudo de processos de formação do sítio Mar Virado, Ubatuba, SP</text:p>
          </table:table-cell>
          <table:table-cell table:style-name="Default"/>
          <table:table-cell office:value-type="string" calcext:value-type="string">
            <text:p>Sasha Tom Hart</text:p>
          </table:table-cell>
          <table:table-cell office:value-type="string" calcext:value-type="string">
            <text:p>Universidade de São Paulo (USP). Museu de Arqueologia e Etnologia (MAE)</text:p>
          </table:table-cell>
          <table:table-cell/>
          <table:table-cell table:style-name="Default"/>
          <table:table-cell/>
          <table:table-cell office:value-type="string" calcext:value-type="string">
            <text:p>Dorath Pinto Uchô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Humanas</text:p>
          </table:table-cell>
          <table:table-cell office:value-type="string" calcext:value-type="string">
            <text:p>Arqueologia</text:p>
          </table:table-cell>
          <table:table-cell office:value-type="string" calcext:value-type="string">
            <text:p>Arqueologia Pré-histórica</text:p>
          </table:table-cell>
          <table:table-cell table:style-name="ce2" office:value-type="date" office:date-value="1997-09-01" calcext:value-type="date">
            <text:p>1/9/1997</text:p>
          </table:table-cell>
          <table:table-cell table:style-name="ce2" office:value-type="date" office:date-value="1998-08-31" calcext:value-type="date">
            <text:p>31/8/1998</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09/13666-1</text:p>
          </table:table-cell>
          <table:table-cell office:value-type="string" calcext:value-type="string">
            <text:p>Determinação da biodiversidade de foraminíferos recentes da Enseada do Flamengo (Ubatuba, SP) através da utilização de ferramentas biomoleculares</text:p>
          </table:table-cell>
          <table:table-cell office:value-type="string" calcext:value-type="string">
            <text:p>Determination of the biodiversity of foraminifera at Flamengo Inlet (Ubatuba, SP) by molecular tools and comparison with the classical method</text:p>
          </table:table-cell>
          <table:table-cell office:value-type="string" calcext:value-type="string">
            <text:p>André Rosch Rodrigues</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Vivian Helena Pellizari</text:p>
          </table:table-cell>
          <table:table-cell table:number-columns-repeated="3"/>
          <table:table-cell table:style-name="Default" table:number-columns-repeated="2"/>
          <table:table-cell office:value-type="string" calcext:value-type="string">
            <text:p>Bolsas no Brasil - Pós-Douto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9-12-01" calcext:value-type="date">
            <text:p>1/12/2009</text:p>
          </table:table-cell>
          <table:table-cell table:style-name="ce2" office:value-type="date" office:date-value="2012-11-30" calcext:value-type="date">
            <text:p>30/11/2012</text:p>
          </table:table-cell>
          <table:table-cell table:style-name="Default"/>
          <table:table-cell table:number-columns-repeated="2"/>
          <table:table-cell office:value-type="string" calcext:value-type="string">
            <text:p>O presente projeto pretende determinar a biodiversidade de foraminíferos na Enseada do Flamengo (Ubatuba, SP) com auxílio de ferramentas biomoleculares e, através da relação da riqueza e diversidade de espécies determinadas pela biologia molecular e análises multivariadas com parâmetros ambientais, comparar e relacionar os resultados obtidos com a determinação de associações de foraminíferos recentes com a utilização da técnica clássica, amplamente utilizada em estudos com distribuição de foraminíferos recente e sub-recentes, para abordagens ecológicas, oceanográficas e micropaleontológicas. A partir de 33 amostras de sedimento coletadas Enseada do Flamengo será analisada a fauna de foraminíferos e determinadas algumas variáveis abióticas do meio bem como granulometria. As amostras para análise de foraminíferos pelo método clássico irão indicar abundância de espécimes, riqueza e alguns índices ecológicos tanto para a fauna viva (testas coradas com Rosa de Bengala), como para a morta (testas não coradas). As análises biomoleculares serão realizadas em seis amostras, onde será determinado riqueza e diversidade de foraminíferos através de DNA extraído e a realização de análise de PCR com primers espécies-específicos para foraminíferos e sequenciamento do material resultante. Análises de correlação entre os dados obtidos nas duas abordagens (clássica e biomolecular) serão realizados com valores de riqueza e índices ecológicos. Análises multivariadas como PCA e MDS serão realizadas com os resultados obtidos nas duas abordagens e também servirão como parâmetro comparativo. (AU)</text:p>
          </table:table-cell>
          <table:table-cell office:value-type="string" calcext:value-type="string">
            <text:p>The aim of this project is assess the real biodiversity of foraminifera in the Flamengo Inlet (Ubatuba, SP) using biomolecular tools and by the relationship between the richness and diversity of the found species by molecular analysis with environmental factors sampled. This project intent to compare the biomolecular results with the recent foraminifera assemblages determined by the classical technique, which are widely used in studies of distribution of recent and sub-recent foraminifera and as proxies in environmental, oceanographic and micropaleontologic studies. The bottom sediment of Flamengo Inlet will be sampled in 33 different stations to determine the foraminifera fauna and its assemblages. The material analyzed by the classical method will determine abundance, richness, and some ecological indexes for the living foraminifera fauna (Rose Bengal stained) and dead (empty tests). From the 33 stations sampled six stations will be analyzed by the molecular biology techniques which through the extraction of total DNA from the bottom sediment, realization of PCR analyze with foraminiferal-specific primers to the construction of genomic libraries for the sequencing. The calculation of richness diversity of foraminifera will be calculated by the results of these analyses. Analysis of simple correlation between the data obtained by the two different approaches (classical and biomolecular) and multivariate analysis as PCA and MDS will be undertaken with the results obtained by the two techniques will be used as comparative parameter. (AU)</text:p>
          </table:table-cell>
          <table:table-cell table:style-name="Default"/>
          <table:table-cell table:number-columns-repeated="998"/>
        </table:table-row>
        <table:table-row table:style-name="ro1">
          <table:table-cell office:value-type="string" calcext:value-type="string">
            <text:p>02/07297-4</text:p>
          </table:table-cell>
          <table:table-cell office:value-type="string" calcext:value-type="string">
            <text:p>Determinação das concentrações de Ra-226 e de Ra-228 em amostras de água do mar das enseadas de Ubatuba, litoral norte do Estado de São Paulo</text:p>
          </table:table-cell>
          <table:table-cell table:style-name="Default"/>
          <table:table-cell office:value-type="string" calcext:value-type="string">
            <text:p>Alessandra da Costa Ribeiro Elisio</text:p>
          </table:table-cell>
          <table:table-cell office:value-type="string" calcext:value-type="string">
            <text:p>Secretaria de Desenvolvimento Econômico, Ciência e Tecnologia (São Paulo - Estado). Instituto de Pesquisas Energéticas e Nucleares (IPEN)</text:p>
          </table:table-cell>
          <table:table-cell/>
          <table:table-cell table:style-name="Default"/>
          <table:table-cell/>
          <table:table-cell office:value-type="string" calcext:value-type="string">
            <text:p>Joselene de Oliveir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Química</text:p>
          </table:table-cell>
          <table:table-cell office:value-type="string" calcext:value-type="string">
            <text:p>Química Analítica</text:p>
          </table:table-cell>
          <table:table-cell table:style-name="ce2" office:value-type="date" office:date-value="2002-10-01" calcext:value-type="date">
            <text:p>1/10/2002</text:p>
          </table:table-cell>
          <table:table-cell table:style-name="ce2" office:value-type="date" office:date-value="2003-09-30" calcext:value-type="date">
            <text:p>30/9/2003</text:p>
          </table:table-cell>
          <table:table-cell table:style-name="Default"/>
          <table:table-cell table:number-columns-repeated="2"/>
          <table:table-cell office:value-type="string" calcext:value-type="string">
            <text:p>O presente trabalho tem por finalidades a determinação das concentrações de Ra-226 e de Ra-228 em amostras de água do mar coletadas na região de Ubatuba, litoral Norte do estado de São Paulo. Esses radionuclídeos serão determinados pelas contagens alfa e beta total, respectivamente, de um precipitado de Ba(Ra)SO4, em um detector proporcional de fluxo gasoso de baixa radiação de fundo. A metodologia é muito conveniente para se quantificar Ra-226 e Ra-228 Sm amostras ambientais, nas quais estes radionuclídeos estão presentes, na maior parte das vezes, em concentrações muito baixas ou como traços. (AU)</text:p>
          </table:table-cell>
          <table:table-cell table:style-name="Default" table:number-columns-repeated="2"/>
          <table:table-cell table:number-columns-repeated="998"/>
        </table:table-row>
        <table:table-row table:style-name="ro1">
          <table:table-cell office:value-type="string" calcext:value-type="string">
            <text:p>01/12919-1</text:p>
          </table:table-cell>
          <table:table-cell office:value-type="string" calcext:value-type="string">
            <text:p>Diagnóstico e intervenções emergentes para viabilizar a comercialização e o beneficiamento do pescado e derivados mexilhões no litoral norte de São Paulo</text:p>
          </table:table-cell>
          <table:table-cell table:style-name="Default"/>
          <table:table-cell office:value-type="string" calcext:value-type="string">
            <text:p>Marília Oetterer</text:p>
          </table:table-cell>
          <table:table-cell office:value-type="string" calcext:value-type="string">
            <text:p>Universidade de São Paulo (USP). Escola Superior de Agricultura Luiz de Queiroz (ESALQ)</text:p>
          </table:table-cell>
          <table:table-cell/>
          <table:table-cell office:value-type="string" calcext:value-type="string">
            <text:p>Prefeitura Municipal de Ubatuba ✔</text:p>
          </table:table-cell>
          <table:table-cell/>
          <table:table-cell office:value-type="string" calcext:value-type="string">
            <text:p>Marília Oetterer</text:p>
          </table:table-cell>
          <table:table-cell table:number-columns-repeated="3"/>
          <table:table-cell table:style-name="Default" table:number-columns-repeated="2"/>
          <table:table-cell office:value-type="string" calcext:value-type="string">
            <text:p>Auxílio à Pesquisa - Pesquisa em Políticas Públicas</text:p>
          </table:table-cell>
          <table:table-cell office:value-type="string" calcext:value-type="string">
            <text:p>Ciências Agrárias</text:p>
          </table:table-cell>
          <table:table-cell office:value-type="string" calcext:value-type="string">
            <text:p>Ciência e Tecnologia de Alimentos</text:p>
          </table:table-cell>
          <table:table-cell office:value-type="string" calcext:value-type="string">
            <text:p>Ciência de Alimentos</text:p>
          </table:table-cell>
          <table:table-cell table:style-name="ce2" office:value-type="date" office:date-value="2002-10-01" calcext:value-type="date">
            <text:p>1/10/2002</text:p>
          </table:table-cell>
          <table:table-cell table:style-name="ce2" office:value-type="date" office:date-value="2008-09-30" calcext:value-type="date">
            <text:p>30/9/2008</text:p>
          </table:table-cell>
          <table:table-cell table:style-name="Default"/>
          <table:table-cell table:number-columns-repeated="2"/>
          <table:table-cell office:value-type="string" calcext:value-type="string">
            <text:p>Atualmente é possível estabelecer programas públicos em parceira, que possibilitem conduzir a formação de recursos humanos, com habilidades que ampliam a inserção destes cidadãos no mercado de trabalho. No município de Ubatuba, SP, desenvolveu-se com certa facilidade a atividade de criação de mexilhões, através de repasse de tecnologia proveniente de técnicos lotados na Secretaria da Agricultura. No entanto, a atividade está envolvida em inúmeros problemas organizacionais com produtores desinformados, com dificuldades em obter financiamentos pela falta de registro e consequente fiscalização, com a impossibilidade de transportar legalmente o produto que se constitui em risco a saúde. A clandestinidade inviabiliza a comercialização com marketing. Outros produtos de outras espécies sofrem do processo de descontinuidade entre captura e venda devido à desorganização do setor. Há, no entanto, a possibilidade de se estabelecer a atividade de criação e/ou pesca/captura ligada a infraestrutura de unidades comunitárias de comercialização e de beneficiamento e industrialização, que permitam a colocação no mercado de produtos com valor agregado, certificados, com qualidade e segurança ao consumidor. Ubatuba tem técnicos que nos auxiliarão nesta investida, conhecem os caiçaras e são integrantes dos quadros da prefeitura; a universidade colaborando com a prefeitura deverá estabelecer as etapas de levantamento da situação, diagnosticando os pontos críticos e sugerindo os caminhos para tornar viável a comercialização do pescado, com valor agregado dirigido ao produtor, fixando-o em uma atividade mais sólida e rentável e de maior demanda por parte do consumidor moderno. Qualidade de vida melhor poderá ser esperada para os pescadores mediante um maior grau de instrução a respeito dos alimentos, higiene e valor nutritivo. (AU)</text:p>
          </table:table-cell>
          <table:table-cell table:style-name="Default" table:number-columns-repeated="2"/>
          <table:table-cell table:number-columns-repeated="998"/>
        </table:table-row>
        <table:table-row table:style-name="ro1">
          <table:table-cell office:value-type="string" calcext:value-type="string">
            <text:p>08/05835-5</text:p>
          </table:table-cell>
          <table:table-cell office:value-type="string" calcext:value-type="string">
            <text:p>Dieta da tartaruga-verde Chelonia mydas (Testudines: chelonidae) no Litoral de São Paulo e Espírito Santo</text:p>
          </table:table-cell>
          <table:table-cell office:value-type="string" calcext:value-type="string">
            <text:p>Diet of the green sea turtle Chelonia mydas (Testudines: CHELONIDAE)OF litoral of São Paulo and Espírito Santo</text:p>
          </table:table-cell>
          <table:table-cell office:value-type="string" calcext:value-type="string">
            <text:p>Leticia Tiemi Yoshida</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Lucy Satiko Hashimoto Soares</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2008-08-01" calcext:value-type="date">
            <text:p>1/8/2008</text:p>
          </table:table-cell>
          <table:table-cell table:style-name="ce2" office:value-type="date" office:date-value="2009-07-31" calcext:value-type="date">
            <text:p>31/7/2009</text:p>
          </table:table-cell>
          <table:table-cell table:style-name="Default"/>
          <table:table-cell table:number-columns-repeated="2"/>
          <table:table-cell office:value-type="string" calcext:value-type="string">
            <text:p>Este estudo está vinculado ao projeto "Avaliação da dieta das tartarugas marinhas (Chelonya mydas) juvenis que habitam o litoral brasileiro, através do uso de isótopos estáveis e sua correlação com metais tóxicos" (projeto FAPESP 06/07256-6). Tem como objetivo a descrição da dieta de tartarugas verdes (Chelonia mydas) juvenis de duas regiões de alimentação da costa brasileira, através da análise qualitativa e quantitativa dos conteúdos estomacais e esofágicos. Esses animais encontram-se na lista de espécies ameaçadas de extinção, sendo o conhecimento de sua ecologia imprescindível para o estabelecimento de protocolos de preservação e proteção. Os itens alimentares serão identificados até o nível taxonômico mais detalhado possível. A ingestão de material antrópico por estes animais também será avaliada. A análise envolverá um total de 30 amostras, as quais serão coletadas pela equipe do Projeto Tamar-ICMBio nas regiões de Ubatuba (São Paulo) e Vitória (Espírito Santo). Amostras de macroalgas marinhas dos locais de alimentação também serão amostradas para auxiliar no processo de identificação as espécies. (AU)</text:p>
          </table:table-cell>
          <table:table-cell table:style-name="Default" table:number-columns-repeated="2"/>
          <table:table-cell table:number-columns-repeated="998"/>
        </table:table-row>
        <table:table-row table:style-name="ro1">
          <table:table-cell office:value-type="string" calcext:value-type="string">
            <text:p>96/12586-2</text:p>
          </table:table-cell>
          <table:table-cell office:value-type="string" calcext:value-type="string">
            <text:p>Dieta e comportamento alimentar de duas espécies de peixes bentivoros na Ilha Anchieta (Ubatuba, São Paulo)</text:p>
          </table:table-cell>
          <table:table-cell table:style-name="Default"/>
          <table:table-cell office:value-type="string" calcext:value-type="string">
            <text:p>Patricia Zahorcsak</text:p>
          </table:table-cell>
          <table:table-cell office:value-type="string" calcext:value-type="string">
            <text:p>Universidade Estadual de Campinas (UNICAMP). Instituto de Biologia (IB)</text:p>
          </table:table-cell>
          <table:table-cell/>
          <table:table-cell table:style-name="Default"/>
          <table:table-cell/>
          <table:table-cell office:value-type="string" calcext:value-type="string">
            <text:p>Ivan Sazim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1997-04-01" calcext:value-type="date">
            <text:p>1/4/1997</text:p>
          </table:table-cell>
          <table:table-cell table:style-name="ce2" office:value-type="date" office:date-value="1997-12-31" calcext:value-type="date">
            <text:p>31/12/1997</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98/15417-2</text:p>
          </table:table-cell>
          <table:table-cell office:value-type="string" calcext:value-type="string">
            <text:p>Dinâmica da comunidade meiobentônica da enseada de Picinguaba e plataforma interna adjacente, Ubatuba, SP</text:p>
          </table:table-cell>
          <table:table-cell table:style-name="Default"/>
          <table:table-cell office:value-type="string" calcext:value-type="string">
            <text:p>Rita Rosário Curvelo</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Thais Navajas Corbisier</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0-03-01" calcext:value-type="date">
            <text:p>1/3/2000</text:p>
          </table:table-cell>
          <table:table-cell table:style-name="ce2" office:value-type="date" office:date-value="2003-08-31" calcext:value-type="date">
            <text:p>31/8/2003</text:p>
          </table:table-cell>
          <table:table-cell table:style-name="Default"/>
          <table:table-cell table:number-columns-repeated="2"/>
          <table:table-cell office:value-type="string" calcext:value-type="string">
            <text:p>Este projeto tem como objetivo o estudo da ecologia de Copepoda Harpacticoida na plataforma continental e talude superior da região sudeste do Brasil, entre as latitudes de 23º e 29ºS, visando à análise da estrutura das associações de espécies, em termos de composição específica, diversidade, densidade e biomassa em relação a fatores ambientais. O material foi coletado em cruzeiros do N/Oc Prof. Besnard com amostrador box corer, na plataforma externa e parte superior do talude, entre as isóbatas de 78 e 980 m, em 1997 e será coletado na plataforma interna e externa, ao largo de Cabo Frio (RJ) e de São Sebastião (SP), entre as isóbatas de 30 e 100 m, em 1999. O material para identificação faz parte de estudos sobre a meio fauna bentônica envolvidos nos projetos institucionais, em andamento no Instituto Oceanográfico, "Importância e Caracterização da Quebra da Plataforma Continental para Recursos Vivos e Não Vivos" (CNPq - PADCT, processo no. 62.0314/92-3) e "Dinâmica do Ecossistema de Plataforma da Região Oeste do Atlântico Sul" (DEPROAS) (PRONEX, convênio 41.96.0934.00). Por se tratar de projetos multidisciplinares, possibilitarão o estudo das características estruturais das associações de espécies de Copepoda Harpacticoida em conjunto com outros aspectos como presença de massa d'água, produção primária fitoplanctônica, biomassa microfitobentônica, tipo de sedimento, e variação temporal em ambiente de ressurgência, ou sob influência sazonal da Água Central do Atlântico Sul (ACAS), complementando a análise da meio fauna no ecossistema. Parte do material já esta coletado (70%) e em fase de triagem. (AU)</text:p>
          </table:table-cell>
          <table:table-cell table:style-name="Default" table:number-columns-repeated="2"/>
          <table:table-cell table:number-columns-repeated="998"/>
        </table:table-row>
        <table:table-row table:style-name="ro1">
          <table:table-cell office:value-type="string" calcext:value-type="string">
            <text:p>04/08501-0</text:p>
          </table:table-cell>
          <table:table-cell office:value-type="string" calcext:value-type="string">
            <text:p>Dinâmica de fundo da enseada do Mar Virado, Ubatuba, SP inferida a partir da distribuição espacial e morfometria de foraminíferos</text:p>
          </table:table-cell>
          <table:table-cell table:style-name="Default"/>
          <table:table-cell office:value-type="string" calcext:value-type="string">
            <text:p>Rafaela Bonfante Lancone</text:p>
          </table:table-cell>
          <table:table-cell office:value-type="string" calcext:value-type="string">
            <text:p>Universidade de São Paulo (USP). Instituto de Geociências (IGC)</text:p>
          </table:table-cell>
          <table:table-cell/>
          <table:table-cell table:style-name="Default"/>
          <table:table-cell/>
          <table:table-cell office:value-type="string" calcext:value-type="string">
            <text:p>Wânia Duleb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Geociências</text:p>
          </table:table-cell>
          <table:table-cell table:style-name="Default"/>
          <table:table-cell table:style-name="ce2" office:value-type="date" office:date-value="2004-09-01" calcext:value-type="date">
            <text:p>1/9/2004</text:p>
          </table:table-cell>
          <table:table-cell table:style-name="ce2" office:value-type="date" office:date-value="2005-08-31" calcext:value-type="date">
            <text:p>31/8/2005</text:p>
          </table:table-cell>
          <table:table-cell table:style-name="Default"/>
          <table:table-cell table:number-columns-repeated="2"/>
          <table:table-cell office:value-type="string" calcext:value-type="string">
            <text:p>O projeto tem por objetivos verificar os possíveis efeitos da circulação de fundo e dos processos tafonômicos nas associações de foraminíferos da Enseada do Mar Virado, Ubatuba, SP. Para atingir estes objetivos serão analisadas as distribuições espaciais das espécies e dos parâmetros populacionais das associações de foraminíferos (i.e., densidade e riqueza). Análises morfométricas e morfológicas das carapaças (medição e identificação de carapaças fragmentadas ou corroídas) também serão realizadas. Posteriormente, os diagnósticos ambientais sobre circulação de fundo, obtidos por meio dos foraminíferos, serão confrontados com o modelo de circulação sedimentológica desta enseada. (AU)</text:p>
          </table:table-cell>
          <table:table-cell table:style-name="Default" table:number-columns-repeated="2"/>
          <table:table-cell table:number-columns-repeated="998"/>
        </table:table-row>
        <table:table-row table:style-name="ro1">
          <table:table-cell office:value-type="string" calcext:value-type="string">
            <text:p>07/56931-1</text:p>
          </table:table-cell>
          <table:table-cell office:value-type="string" calcext:value-type="string">
            <text:p>Dinâmica populacional de Appendicularia e Cladocera na plataforma interna de Ubatuba (SP): um estudo sazonal e multianual</text:p>
          </table:table-cell>
          <table:table-cell office:value-type="string" calcext:value-type="string">
            <text:p>Appendicularia and Cladocera population dynamics on the inner shelf off Ubatuba (SP): a seasonal and multiannual study</text:p>
          </table:table-cell>
          <table:table-cell office:value-type="string" calcext:value-type="string">
            <text:p>Leonardo Kenji Miyashita</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Rubens Mendes Lope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8-03-01" calcext:value-type="date">
            <text:p>1/3/2008</text:p>
          </table:table-cell>
          <table:table-cell table:style-name="ce2" office:value-type="date" office:date-value="2010-02-28" calcext:value-type="date">
            <text:p>28/2/2010</text:p>
          </table:table-cell>
          <table:table-cell table:style-name="Default"/>
          <table:table-cell table:number-columns-repeated="2"/>
          <table:table-cell office:value-type="string" calcext:value-type="string">
            <text:p>Dentre os diversos táxons ocorrentes no zooplâncton marinho é sabido que em certas ocasiões Appendicularia e Cladocera podem ser bastante numerosos e apresentar altos valores de produção. Estes dois táxons são muito importantes no meio marinho, pois além de participar da trama trófica convencional através do consumo de fitoplâncton também são capazes de atuar diretamente sobre a alça microbiana. No entanto, no Brasil nada se sabe sobre valores da taxa de crescimento e de produção destes organismos. Assim, este trabalho tem como principal objetivo quantificar e estudar a variação temporal da produção secundária das apendiculárias e cladóceros no litoral norte paulista. As amostras de zooplâncton a serem utilizadas são provenientes do projeto ANTARES e estão sendo coletadas mensalmente a bordo do B/Pq. Véliger II próximo a ilha Vitória (SP) através de arrastos verticais com uma rede de fechamento do tipo Nansen com malha de 200 um. Serão analisadas 45 amostras provenientes de janeiro de 2006 a dezembro de 2007. As apendiculárias e os cladóceros serão identificados no menor nível taxonômico possível, contados e medidos sob microscópio estereoscópico dotado de uma câmara clara e mesa digitalizadora, utilizando o software ZoopBiom enquanto os outros táxons serão apenas contados e identificados. Este programa possibilita o cálculo da biomassa utilizando a medida tomada na mesa digitalizadora. As taxas de crescimento (g) serão obtidas através de experimentos no laboratório e comparadas com aquelas resultantes de modelos de regressão múltipla obtidos na literatura. (AU)</text:p>
          </table:table-cell>
          <table:table-cell table:style-name="Default" table:number-columns-repeated="2"/>
          <table:table-cell table:number-columns-repeated="998"/>
        </table:table-row>
        <table:table-row table:style-name="ro1">
          <table:table-cell office:value-type="string" calcext:value-type="string">
            <text:p>00/02554-3</text:p>
          </table:table-cell>
          <table:table-cell office:value-type="string" calcext:value-type="string">
            <text:p>Dinâmica populacional e reprodutiva do ermitão Paguristes erythrops (Crustacea, Diogenidae) do infralitoral da Ilha Anchieta, Ubatuba, SP</text:p>
          </table:table-cell>
          <table:table-cell table:style-name="Default"/>
          <table:table-cell office:value-type="string" calcext:value-type="string">
            <text:p>Renata Biagi Garcia</text:p>
          </table:table-cell>
          <table:table-cell office:value-type="string" calcext:value-type="string">
            <text:p>Universidade de São Paulo (USP). Faculdade de Filosofia, Ciências e Letras de Ribeirão Preto (FFCLRP)</text:p>
          </table:table-cell>
          <table:table-cell/>
          <table:table-cell table:style-name="Default"/>
          <table:table-cell/>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0-05-01" calcext:value-type="date">
            <text:p>1/5/2000</text:p>
          </table:table-cell>
          <table:table-cell table:style-name="ce2" office:value-type="date" office:date-value="2003-07-31" calcext:value-type="date">
            <text:p>31/7/2003</text:p>
          </table:table-cell>
          <table:table-cell table:style-name="Default"/>
          <table:table-cell table:number-columns-repeated="2"/>
          <table:table-cell office:value-type="string" calcext:value-type="string">
            <text:p>O presente projeto tem como objetivo caracterizar a dinâmica populacional e reprodutiva de Paguristes erythrops da região infralitorânea da Ilha Anchieta, Ubatuba (SP). Os ermitões serão coletados mensalmente durante o período de um ano na região infra-litorânea na Praia do Leste. As amostragens serão realizadas por mergulho autônomo, com um esforço de captura delimitado por dois coletores, abrangendo-se uma área total de aproximadamente 1500m2. A estrutura populacional será analisada pela distribuição de freqüência dos indivíduos em classes de tamanho, pela razão sexual e pelo crescimento relativo. A caracterização reprodutiva será realizada pelo período reprodutivo, pela fecundidade total e a sazonal. O processo de ocupação de conchas de gastrópodos por P. erythrops, será estudado pela porcentagem de ocupação das espécies e pelas relações morfométricas entre os ermitões e as conchas ocupadas. O estudo sobre o recrutamento das megalopas e/ou dos primeiros estágios juvenis será avaliado pela densidade de espécimes capturados na área de ocorrência dos adultos em amostragens efetuadas durante o período de um ano. Dessa maneira, um estudo amplo abrangendo desde o assentamento dos indivíduos (megalopas) até a maturidade sexual e a potencialidade reprodutiva, permitirá o entendimento sobre o ciclo de vida de P. erythrops neste ambiente insular. (AU)</text:p>
          </table:table-cell>
          <table:table-cell table:style-name="Default" table:number-columns-repeated="2"/>
          <table:table-cell table:number-columns-repeated="998"/>
        </table:table-row>
        <table:table-row table:style-name="ro1">
          <table:table-cell office:value-type="string" calcext:value-type="string">
            <text:p>07/56211-9</text:p>
          </table:table-cell>
          <table:table-cell office:value-type="string" calcext:value-type="string">
            <text:p>Dinâmica sedimentar atual da praia de Massaguaçú (SP). identificação dos processos que controlam o desenvolvimento acelerado dos fenômenos erosivos do arco praial</text:p>
          </table:table-cell>
          <table:table-cell table:style-name="Default"/>
          <table:table-cell office:value-type="string" calcext:value-type="string">
            <text:p>Moyses Gonsalez Tessler</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Moyses Gonsalez Tessler</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Geológica</text:p>
          </table:table-cell>
          <table:table-cell table:style-name="ce2" office:value-type="date" office:date-value="2007-12-01" calcext:value-type="date">
            <text:p>1/12/2007</text:p>
          </table:table-cell>
          <table:table-cell table:style-name="ce2" office:value-type="date" office:date-value="2010-05-31" calcext:value-type="date">
            <text:p>31/5/2010</text:p>
          </table:table-cell>
          <table:table-cell table:style-name="Default"/>
          <table:table-cell table:number-columns-repeated="2"/>
          <table:table-cell office:value-type="string" calcext:value-type="string">
            <text:p>São múltiplos os fatores indutores dos atuais fenômenos erosivos que atingem grande parte das linhas de costa mundiais. Os diversos estudos sobre a evolução dos litorais examinam e exploram as razões pelas quais a posição da linha de costa se altera de tempos em tempos como o resultado de mudanças globais (ex: variações do nível do mar, incremento da intensidade das tempestades), bem como dos impactos antropogênicos (ex: urbanização, mineração) sobre o balanço sedimentar. Muito embora alguns desses fatores possam ser considerados como elementos naturais, a maior parte é conseqüência direta, ou indireta, de interferência antropogênica sobre o ambiente praial, na tentativa de proteger ou condicionar a forma e as características dinâmicas dos ambientes costeiros. Processos costeiros em arcos praias (praias ria enseadas) cão dominados tanto por componentes ao longo da costa, como também através da costa. Neste tipo de costa, ambos os processos são pobremente conhecidos, particularmente quando se faz uma análise em larga escala. Um conhecimento preciso destes processos dinâmicos, das mudanças morfológicas e sedimentológicas resultará na definição de período de eventos de erosão e acresção, nas diferentes escalas temporais (instantânea, eventos, histórica e geológica). O arco praial de Massaguaçu localizado no município de Caraguatatuba, litoral norte do estado de São Paulo, vem sofrendo na última década um acelerado processo erosivo. Neste período, a face praial perdeu mais de 60 metros horizontais de largura, sendo que em alguns pontos, o recuo da praia atingiu o aterro da via expressa de ligação das cidades de Caraguatatuba e Ubatuba (SP55). O principal objetivo deste projeto é conhecer a evolução da linha de costa através de estudos de processos ao longo e através da costa, em diferentes escalas de tempo e espaço, associados a estudos sobre os impactos sócio-econômicos destas mudanças. Para alcançar este objetivo, no período de dois anos, serão analisadas as características hidrodinâmicas, sedimentares e morfológicas (morfodinâmica), e os impactos sócio-econômicos atuantes sobre o arco praial de Massaguaçu. (AU)</text:p>
          </table:table-cell>
          <table:table-cell table:style-name="Default" table:number-columns-repeated="2"/>
          <table:table-cell table:number-columns-repeated="998"/>
        </table:table-row>
        <table:table-row table:style-name="ro1">
          <table:table-cell office:value-type="string" calcext:value-type="string">
            <text:p>92/04990-7</text:p>
          </table:table-cell>
          <table:table-cell office:value-type="string" calcext:value-type="string">
            <text:p>Dinâmica sedimentar atual das enseadas de Ubatumirim e Picinguaba, Ubatuba, Estado de São Paulo</text:p>
          </table:table-cell>
          <table:table-cell table:style-name="Default"/>
          <table:table-cell office:value-type="string" calcext:value-type="string">
            <text:p>Michel Michaelovitch de Mahiques</text:p>
          </table:table-cell>
          <table:table-cell office:value-type="string" calcext:value-type="string">
            <text:p>Universidade de São Paulo (USP). Instituto Oceanográfico (IO)</text:p>
          </table:table-cell>
          <table:table-cell/>
          <table:table-cell table:style-name="Default"/>
          <table:table-cell/>
          <table:table-cell office:value-type="string" calcext:value-type="string">
            <text:p>Michel Michaelovitch de Mahiques</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Geológica</text:p>
          </table:table-cell>
          <table:table-cell table:style-name="ce2" office:value-type="date" office:date-value="1993-05-01" calcext:value-type="date">
            <text:p>1/5/1993</text:p>
          </table:table-cell>
          <table:table-cell table:style-name="ce2" office:value-type="date" office:date-value="1995-04-30" calcext:value-type="date">
            <text:p>30/4/1995</text:p>
          </table:table-cell>
          <table:table-cell table:style-name="Default"/>
          <table:table-cell table:number-columns-repeated="2"/>
          <table:table-cell office:value-type="string" calcext:value-type="string">
            <text:p>O presente projeto de pesquisa tem, como objetivo, a determinação da distribuição de sedimentos atuais e o padrão dinâmico responsável pela deposição e transporte de sedimentos nas enseadas de Ubatumirim e Picinguaba, Ubatuba, Estado de São Paulo. A metodologia proposta prevê a realização de um levantamento sedimentológico e sete campanhas de obtenção de dados hidrodinâmicos. Ao final do trabalho deverão ser gerados documentos cartográficos, representativos dos parâmetros geológicos analisados, e um mapa síntese, contendo informações sobre a natureza, intensidade e sentido de propagação do agente dinâmico, zonas de deposição preferencial de sedimentos atuais, e uma estimativa do aporte de material em suspensão, carreado pelos principais rios da região. (AU)</text:p>
          </table:table-cell>
          <table:table-cell table:style-name="Default" table:number-columns-repeated="2"/>
          <table:table-cell table:number-columns-repeated="998"/>
        </table:table-row>
        <table:table-row table:style-name="ro1">
          <table:table-cell office:value-type="string" calcext:value-type="string">
            <text:p>06/54840-6</text:p>
          </table:table-cell>
          <table:table-cell office:value-type="string" calcext:value-type="string">
            <text:p>Diretrizes para a regeneração sócio ambiental de áreas degradadas por mineração de saibro (caixas de empréstimo), Ubatuba, SP</text:p>
          </table:table-cell>
          <table:table-cell table:style-name="Default"/>
          <table:table-cell office:value-type="string" calcext:value-type="string">
            <text:p>Pedro Paulo Gonçalves Barbiere</text:p>
          </table:table-cell>
          <table:table-cell office:value-type="string" calcext:value-type="string">
            <text:p>Universidade de São Paulo (USP). Faculdade de Filosofia, Letras e Ciências Humanas (FFLCH)</text:p>
          </table:table-cell>
          <table:table-cell/>
          <table:table-cell table:style-name="Default"/>
          <table:table-cell/>
          <table:table-cell office:value-type="string" calcext:value-type="string">
            <text:p>Sueli Angelo Furlan</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grafia Física</text:p>
          </table:table-cell>
          <table:table-cell table:style-name="ce2" office:value-type="date" office:date-value="2006-08-01" calcext:value-type="date">
            <text:p>1/8/2006</text:p>
          </table:table-cell>
          <table:table-cell table:style-name="ce2" office:value-type="date" office:date-value="2007-06-30" calcext:value-type="date">
            <text:p>30/6/2007</text:p>
          </table:table-cell>
          <table:table-cell table:style-name="Default"/>
          <table:table-cell table:number-columns-repeated="2"/>
          <table:table-cell office:value-type="string" calcext:value-type="string">
            <text:p>O município de Ubatuba recebeu, a partir da década de 1980, um contingente de migrantes atraídos pela possibilidade de conseguir emprego, principalmente, na construção civil, além disto o mesmo período é marcado por grande exploração turística, ocasionando o fenômeno da segunda moradia, onde privilegia a construção e a estruturação da Infraestrutura urbana para as chamadas casas de veraneio. Grande parte desse contingente migrante e a própria população local que antes ocupava áreas agora servidas ao turismo passam a ocupar bairros localizados em áreas de risco e sem infraestrutura adequada. Os empreendimentos minerários, como a extração de Saibro, sem dispor de regulamentação adequada deixam diversos passivos ambientais, áreas degradadas que são ocupadas desordenadamente para moradia, colocando em risco à população residente. Estes grupos populacionais envolvidos a presentam características sócio - culturais e econômicas diferentes, o que diferencia o grau de vulnerabilidade e suas respectivas percepções frente ao risco proporcionado pelas áreas mineradas. A presente pesquisa tem como objetivo maior um diagnóstico da vulnerabilidade social dos grupos envolvidos, tendo como instrumentos a cartografia temática, sensoriamento remoto e SIG, voltado ao uma recuperação participativa da área. (AU)</text:p>
          </table:table-cell>
          <table:table-cell table:style-name="Default" table:number-columns-repeated="2"/>
          <table:table-cell table:number-columns-repeated="998"/>
        </table:table-row>
        <table:table-row table:style-name="ro1">
          <table:table-cell office:value-type="string" calcext:value-type="string">
            <text:p>03/07182-5</text:p>
          </table:table-cell>
          <table:table-cell office:value-type="string" calcext:value-type="string">
            <text:p>Diretrizes para a regeneração socioambiental de áreas degradadas por mineração de saibro (caixas de empréstimo), Ubatuba, SP</text:p>
          </table:table-cell>
          <table:table-cell table:style-name="Default"/>
          <table:table-cell office:value-type="string" calcext:value-type="string">
            <text:p>Cláudio José Ferreira</text:p>
          </table:table-cell>
          <table:table-cell office:value-type="string" calcext:value-type="string">
            <text:p>Secretaria do Meio Ambiente (São Paulo - Estado). Instituto Geológico</text:p>
          </table:table-cell>
          <table:table-cell/>
          <table:table-cell office:value-type="string" calcext:value-type="string">
            <text:p>Prefeitura Municipal de Ubatuba ✔</text:p>
          </table:table-cell>
          <table:table-cell/>
          <table:table-cell office:value-type="string" calcext:value-type="string">
            <text:p>Cláudio José Ferreira</text:p>
          </table:table-cell>
          <table:table-cell table:number-columns-repeated="3"/>
          <table:table-cell table:style-name="Default" table:number-columns-repeated="2"/>
          <table:table-cell office:value-type="string" calcext:value-type="string">
            <text:p>Auxílio à Pesquisa - Pesquisa em Políticas Públicas</text:p>
          </table:table-cell>
          <table:table-cell office:value-type="string" calcext:value-type="string">
            <text:p>Ciências Exatas e da Terra</text:p>
          </table:table-cell>
          <table:table-cell office:value-type="string" calcext:value-type="string">
            <text:p>Geociências</text:p>
          </table:table-cell>
          <table:table-cell table:style-name="Default"/>
          <table:table-cell table:style-name="ce2" office:value-type="date" office:date-value="2004-03-01" calcext:value-type="date">
            <text:p>1/3/2004</text:p>
          </table:table-cell>
          <table:table-cell table:style-name="ce2" office:value-type="date" office:date-value="2008-04-30" calcext:value-type="date">
            <text:p>30/4/2008</text:p>
          </table:table-cell>
          <table:table-cell table:style-name="Default"/>
          <table:table-cell table:number-columns-repeated="2"/>
          <table:table-cell office:value-type="string" calcext:value-type="string">
            <text:p>A produção de saibro para aterro pode ser considerada estratégica ao desenvolvimento municipal, por seu uso na infraestrutura civil e na manutenção da rede viária, em especial na região litorânea, ainda que seja um bem mineral abundante e não requeira tecnologias sofisticadas para sua produção, seu aproveitamento desordenado ao longo das últimas décadas ocasionou grave degradação ambiental nos municípios do litoral norte do estado de São Paulo, em Ubatuba existem atualmente cerca de 60 caixas de empréstimos paralisadas. Tais áreas depreciam o patrimônio paisagístico de uma cidade turística e oferecem perigos à população e equipamentos do entorno e ao meio ambiente. A recuperação socioambiental desse setor mineral em Ubatuba, a despeito de estudos já desenvolvidos no início da década de 90, tornou-se de extrema complexidade, pois se de um lado há demanda para a comercialização de saibro e para o aproveitamento imobiliário das áreas, o que pode atrair pequenos investidores privados, por outro lado existem muitas dificuldades para o pequeno empreendedor cumprir as exigências legais do licenciamento ambiental e minerário. Adicionalmente há o interesse do Ministério Público em atender a legislação que exige a recuperação ambiental das áreas degradadas. O estabelecimento de uma política para o setor, sob responsabilidade do poder público municipal, constitui fator, essencial na solução do problema, ela deve basear-se na produção do bem mineral, prioritariamente em áreas já degradadas e condicionadas a projetos de recuperação ambiental, nos quais se deve prever o uso futuro da área. Para subsidiar a elaboração dessa política, o projeto visa atualizar e gerar conhecimentos científicos sobre a potencialidade mineral e de uso futuro, os impactos existentes, a situação legal quanto ao licenciamento ambiental e minerário e apontar áreas prioritárias para a regeneração socioambiental, assim como indicar as melhores práticas para assegurar a recuperação socioambiental das áreas. (AU)</text:p>
          </table:table-cell>
          <table:table-cell table:style-name="Default" table:number-columns-repeated="2"/>
          <table:table-cell table:number-columns-repeated="998"/>
        </table:table-row>
        <table:table-row table:style-name="ro1">
          <table:table-cell office:value-type="string" calcext:value-type="string">
            <text:p>95/02833-0</text:p>
          </table:table-cell>
          <table:table-cell office:value-type="string" calcext:value-type="string">
            <text:p>Distribuição do siri Callinectes ornatus Ordway, 1863 (Crustacea, Brachyura, Portunidae) na região de Ubatuba, litoral Norte do estado de São Paulo, Brasil</text:p>
          </table:table-cell>
          <table:table-cell table:style-name="Default"/>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5-08-01" calcext:value-type="date">
            <text:p>1/8/1995</text:p>
          </table:table-cell>
          <table:table-cell table:style-name="ce2" office:value-type="date" office:date-value="1997-07-31" calcext:value-type="date">
            <text:p>31/7/1997</text:p>
          </table:table-cell>
          <table:table-cell table:style-name="Default"/>
          <table:table-cell table:number-columns-repeated="2"/>
          <table:table-cell office:value-type="string" calcext:value-type="string">
            <text:p>O estudo da distribuição da fauna macrobêntica e seu relacionamento com os fatores do meio físico são importantes para a análise da função e estrutura de áreas costeiras. O presente projeto tem como objetivo caracterizar a distribuição do portunídeo Callinectes ornatus na Enseada de Ubatuba, quanto ao padrão espacial e temporal, com base na associação com alguns fatores físicos e químicos. As coletas de dados serão efetuadas em 7 radiais de 1 km de extensão, amostradas mensalmente durante um período de 1 ano (julho/1995 a junho/1996). Os exemplares serão capturados com um barco de pesca de camarão, equipado com uma rede de arrasto do tipo "otter-trawl". No ponto médio de cada radial, além da profundidade, serão coletadas amostras para mensurar: salinidade, teor de oxigênio, temperatura, textura e teor de matéria orgânica do sedimento. Os fatores abióticos serão correlacionados com a abundância de indivíduos. (AU)</text:p>
          </table:table-cell>
          <table:table-cell table:style-name="Default" table:number-columns-repeated="2"/>
          <table:table-cell table:number-columns-repeated="998"/>
        </table:table-row>
        <table:table-row table:style-name="ro1">
          <table:table-cell office:value-type="string" calcext:value-type="string">
            <text:p>96/03333-3</text:p>
          </table:table-cell>
          <table:table-cell office:value-type="string" calcext:value-type="string">
            <text:p>Distribuição ecológica do siri azul Callinectes danae (Smith, 1969) (Crustacea, Decapoda, Portunidae) na Enseada de Ubatuba (SP)</text:p>
          </table:table-cell>
          <table:table-cell table:style-name="Default"/>
          <table:table-cell office:value-type="string" calcext:value-type="string">
            <text:p>Monica Mungai Chacur</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Maria Lucia Negreiros Fransozo</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1996-08-01" calcext:value-type="date">
            <text:p>1/8/1996</text:p>
          </table:table-cell>
          <table:table-cell table:style-name="ce2" office:value-type="date" office:date-value="1998-01-31" calcext:value-type="date">
            <text:p>31/1/1998</text:p>
          </table:table-cell>
          <table:table-cell table:style-name="Default"/>
          <table:table-cell table:number-columns-repeated="2"/>
          <table:table-cell office:value-type="string" calcext:value-type="string">
            <text:p>Callinectes danae Smith (1869), é um Brachyura pertencente à família Portunidae, popularmente conhecido como siri azul. Seus representantes distribuem-se pelas regiões tropicais e subtropicais da Costa Atlântica da América. O presente projeto visa o estudo da distribuição ecológica, espacial e temporal de C. danae na Enseada de Ubatuba (SP). Os animais serão coletados em 8 pontos de amostragem durante 12 meses. Paralelamente serão registrados os fatores ambientais (tipo de sedimento, salinidade, 02, temperatura, etc.). (AU)</text:p>
          </table:table-cell>
          <table:table-cell table:style-name="Default" table:number-columns-repeated="2"/>
          <table:table-cell table:number-columns-repeated="998"/>
        </table:table-row>
        <table:table-row table:style-name="ro1">
          <table:table-cell office:value-type="string" calcext:value-type="string">
            <text:p>07/57316-9</text:p>
          </table:table-cell>
          <table:table-cell office:value-type="string" calcext:value-type="string">
            <text:p>Distribuição espaço-temporal e dinâmica populacional do camarão sete-barbas Xiphopenaeus kroyeri (Heller, 1862) (Crustacea:Decapoda) no complexo baia-estuario de Santos/São Vicente, São Paulo</text:p>
          </table:table-cell>
          <table:table-cell table:style-name="Default"/>
          <table:table-cell office:value-type="string" calcext:value-type="string">
            <text:p>Gisele Salgado Heckler</text:p>
          </table:table-cell>
          <table:table-cell office:value-type="string" calcext:value-type="string">
            <text:p>Universidade Estadual Paulista (UNESP). Campus de Bauru. Faculdade de Ciências (FC)</text:p>
          </table:table-cell>
          <table:table-cell table:number-columns-repeated="3"/>
          <table:table-cell office:value-type="string" calcext:value-type="string">
            <text:p>Rogério Caetano da Cost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8-03-01" calcext:value-type="date">
            <text:p>1/3/2008</text:p>
          </table:table-cell>
          <table:table-cell table:style-name="ce2" office:value-type="date" office:date-value="2010-02-28" calcext:value-type="date">
            <text:p>28/2/2010</text:p>
          </table:table-cell>
          <table:table-cell table:style-name="Default"/>
          <table:table-cell table:number-columns-repeated="2"/>
          <table:table-cell office:value-type="string" calcext:value-type="string">
            <text:p>O presente projeto visa investigar a distribuição espaço-temporal e a dinâmica populacional do camarão sete-barbas Xiphopenaeus kroyeri (Heller, 1862) no complexo baía-estuário de Santos - São Vicente, SP, com a finalidade de um melhor conhecimento do ciclo de vida desta espécie, bem como a contribuição das épocas ideais para a implantação do período de defeso. Os seguintes objetivos específicos são propostos: analisar a abundância e a distribuição espaço-temporal em relação a certos fatores abióticos; o período reprodutivo com base na freqüência de fêmeas com as gônadas maduras ao longo de um ciclo anual; a estrutura populacional baseando na distribuição dos indivíduos em classes de tamanho com intuito de verificar período de recrutamento juvenil deste camarão; analisar o crescimento populacional com ênfase na taxa de crescimento mensal assim como na longevidade. Numa segunda parte os resultados sobre os períodos reprodutivos e de recrutamento juvenil obtidos neste presente projeto serão comparados com os já coletados na enseada de Ubatuba, SP, durante o período de Jul/05 a Jun/07 com a finalidade de obtermos informações detalhadas sobre o período de defeso mais adequado. As coletas serão mensais durante o ano de 2008 e serão amostrados 8 sítios pré-estabelecidos ao longo do complexo baía e estuário de Santos/São Vicente. Utilizando-se de um barco de alumínio equipado com uma rede do tipo "otter-trawl" com malha de 5mm na panagem serão amostrados 4 transectos na região estuarina (15 minutos de arrasto em cada sítio). Na região da baía utilizará um barco camaroneiro equipado com uma rede double rig com malha de 15mm e 10mm no saco final para amostrar 4 outros transectos. Em cada transecto 30 minutos serão percorridos. Mensalmente em cada transecto os fatores ambientais serão quantificados. Os camarões coletados serão quantificados em cada transecto e mês amostrados, mensurados, identificados em relação ao sexo e observados macroscopicamente os estágios gonadais para fêmeas e machos. De acordo com os resultados obtidos, serão efetuadas as análises estatísticas pertinentes. (AU)</text:p>
          </table:table-cell>
          <table:table-cell table:style-name="Default" table:number-columns-repeated="2"/>
          <table:table-cell table:number-columns-repeated="998"/>
        </table:table-row>
        <table:table-row table:style-name="ro1">
          <table:table-cell office:value-type="string" calcext:value-type="string">
            <text:p>06/61600-1</text:p>
          </table:table-cell>
          <table:table-cell office:value-type="string" calcext:value-type="string">
            <text:p>Diversidade de microrganismos marinhos, com ênfase em proteobactérias vibrios, colifagos, leveduras, e bactérias quitinolíticas isoladas de água do mar da Baixada Santista, Canal de São Sebastião e Ubatuba, SP</text:p>
          </table:table-cell>
          <table:table-cell table:style-name="Default"/>
          <table:table-cell office:value-type="string" calcext:value-type="string">
            <text:p>Irma Nelly Gutierrez Rivera</text:p>
          </table:table-cell>
          <table:table-cell office:value-type="string" calcext:value-type="string">
            <text:p>Universidade de São Paulo (USP). Instituto de Ciências Biomédicas (ICB)</text:p>
          </table:table-cell>
          <table:table-cell table:number-columns-repeated="3"/>
          <table:table-cell office:value-type="string" calcext:value-type="string">
            <text:p>Irma Nelly Gutierrez Rivera</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7-11-01" calcext:value-type="date">
            <text:p>1/11/2007</text:p>
          </table:table-cell>
          <table:table-cell table:style-name="ce2" office:value-type="date" office:date-value="2010-04-30" calcext:value-type="date">
            <text:p>30/4/2010</text:p>
          </table:table-cell>
          <table:table-cell table:style-name="Default"/>
          <table:table-cell table:number-columns-repeated="2"/>
          <table:table-cell office:value-type="string" calcext:value-type="string">
            <text:p>A diversidade de microrganismos no ambiente marinho é muito grande e pouco conhecida. Os ecossistemas possuem uma microbiota autóctone ou residente e uma microbiota alóctone ou transitória. Os macro e microrganismos marinhos (bactérias e fungos) e os vírus estão envolvidos em muitos processos biológicos, fisiológicos e bioquímicos para a conservação do ecossistema. Atualmente, devido às influências do homem no meio ambiente, importantes mudanças estão acontecendo. Um ambiente antes classificado como natural pode estar se transformando em um ambiente impactado. O despejo de esgotos domésticos e industriais sem tratamento nas regiões costeiras afeta a saúde humana, animal e do próprio ecossistema. O presente trabalho visa analisar a biodiversidade de proteobactérias do grupo alfa, beta, gamma e delta; de vibrios (V. cholerae, V. vulnificus e V. parahaemolyticus); de bactérias quitinolíticas; de leveduras (Cândida albicans spp. e Cryptococcus neoformans), e de colifagos isolados de três ambientes marinhos costeiros do estado de S. Paulo. Os ambientes selecionados; Baixada Santista, São Sebastião e Ubatuba; estão sendo caracterizados no nosso laboratório desde agosto de 2005, utilizando indicadores de poluição fecal e parâmetros microbiológicos que serão incluídos no presente estudo e continuarão monitorados até abril de 2007. Para se quantificar as bactérias totais e as proteobactérias serão utilizadas as técnicas de microscopia DAPI e FISH. Para a caracterização dos colifagos será utilizada microscopia eletrônica. As diversidades dos grupos microbianos propostos serão estudadas utilizando as técnicas de REP-PCR, ERIC-PCR, e BOX-PCR e finalmente será utilizada a técnica de sequenciamento e a técnica de sequenciamento de espaços intergênicos do RNA (ARISA - "automated ribosomal intergenic spacer analysis"). A biodiversidade será comparada nos três ambientes marinhos selecionados. O presente estudo dará subsídios para estudos posteriores de caracterização de perigos microbiológicos no ambiente costeiro que pode afetar a saúde humana, animal e do ecossistema. (AU)</text:p>
          </table:table-cell>
          <table:table-cell table:style-name="Default" table:number-columns-repeated="2"/>
          <table:table-cell table:number-columns-repeated="998"/>
        </table:table-row>
        <table:table-row table:style-name="ro1">
          <table:table-cell office:value-type="string" calcext:value-type="string">
            <text:p>07/58436-8</text:p>
          </table:table-cell>
          <table:table-cell office:value-type="string" calcext:value-type="string">
            <text:p>Diversidade de predadores e herbívoros ágeis do entre-marés de costões rochosos e o efeito do ciclo das marés</text:p>
          </table:table-cell>
          <table:table-cell table:style-name="Default"/>
          <table:table-cell office:value-type="string" calcext:value-type="string">
            <text:p>Diogo Nunes de Oliveira</text:p>
          </table:table-cell>
          <table:table-cell office:value-type="string" calcext:value-type="string">
            <text:p>Universidade Estadual Paulista (UNESP). Campus Experimental do Litoral Paulista</text:p>
          </table:table-cell>
          <table:table-cell table:number-columns-repeated="3"/>
          <table:table-cell office:value-type="string" calcext:value-type="string">
            <text:p>Ronaldo Adriano Christofoletti</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8-01-01" calcext:value-type="date">
            <text:p>1/1/2008</text:p>
          </table:table-cell>
          <table:table-cell table:style-name="ce2" office:value-type="date" office:date-value="2010-12-31" calcext:value-type="date">
            <text:p>31/12/2010</text:p>
          </table:table-cell>
          <table:table-cell table:style-name="Default"/>
          <table:table-cell table:number-columns-repeated="2"/>
          <table:table-cell office:value-type="string" calcext:value-type="string">
            <text:p>Os costões rochosos possuem uma elevada diversidade e correspondem a um importante ambiente costeiro ainda pouco estudado nas regiões tropicais. A composição e a dinâmica deste ambiente estão diretamente influenciadas por fatores físicos (exposição às ondas, amplitude de maré) e biológicos (competição, predação, herbivoria, taxas de colonização). No Brasil, pouco se conhece sobre a composição e dinâmica dos costões rochosos, e também sobre a ecologia trófica das espécies mais abundantes e sua influência no controle de presas. De modo a testar hipóteses mais específicas sobre a influência do caranguejo Pachygrapsus transversus no controle dos povoamentos sésseis, estudos em andamento estão descrevendo a composição e abundância das principais espécies de invertebrados e algas, em função do grau de exposição da região entre-marés de costões rochosos da região de Ubatuba (SP). Além disso, está sendo avaliada a dieta natural do caranguejo P. transversus, que corresponde à espécie animal mais abundante no ambiente, e sua influência no controle e desenvolvimento das comunidades sésseis através de experimentos de manipulação no ambiente. A comparação entre a densidade relativa dos itens alimentares disponíveis e de sua participação efetiva na dieta e manipulações em cativeiro servirão para inferir sobre a preferência alimentar de P. transversus. Este projeto tem por objetivo avaliar a diversidade e frequência de forrageamento dos principais predadores e herbívoros ágeis do entre-marés de costões rochosos durante o ciclo de mares alta e baixa, de forma a elucidar os principais grupos que exercem pressão sobre as populações de presas dos costões rochosos. (AU)</text:p>
          </table:table-cell>
          <table:table-cell table:style-name="Default" table:number-columns-repeated="2"/>
          <table:table-cell table:number-columns-repeated="998"/>
        </table:table-row>
        <table:table-row table:style-name="ro1">
          <table:table-cell office:value-type="string" calcext:value-type="string">
            <text:p>13/03760-6</text:p>
          </table:table-cell>
          <table:table-cell office:value-type="string" calcext:value-type="string">
            <text:p>Diversidade intraespecífica em algas gracilarióides (Rhodophyta, Gracilariales)</text:p>
          </table:table-cell>
          <table:table-cell table:style-name="Default"/>
          <table:table-cell office:value-type="string" calcext:value-type="string">
            <text:p>Fabiana Marchi dos Santos</text:p>
          </table:table-cell>
          <table:table-cell office:value-type="string" calcext:value-type="string">
            <text:p>Universidade de São Paulo (USP). Instituto de Biociências (IB)</text:p>
          </table:table-cell>
          <table:table-cell table:number-columns-repeated="3"/>
          <table:table-cell office:value-type="string" calcext:value-type="string">
            <text:p>Estela Maria Plastino</text:p>
          </table:table-cell>
          <table:table-cell table:number-columns-repeated="3"/>
          <table:table-cell table:style-name="Default" table:number-columns-repeated="2"/>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Botânica</text:p>
          </table:table-cell>
          <table:table-cell office:value-type="string" calcext:value-type="string">
            <text:p>Fisiologia Vegetal</text:p>
          </table:table-cell>
          <table:table-cell table:style-name="ce2" office:value-type="date" office:date-value="2013-03-01" calcext:value-type="date">
            <text:p>1/3/2013</text:p>
          </table:table-cell>
          <table:table-cell table:style-name="ce2" office:value-type="date" office:date-value="2013-08-31" calcext:value-type="date">
            <text:p>31/8/2013</text:p>
          </table:table-cell>
          <table:table-cell table:style-name="Default"/>
          <table:table-cell table:number-columns-repeated="2"/>
          <table:table-cell office:value-type="string" calcext:value-type="string">
            <text:p>Estudos recentes que incluem a seleção de linhagens de algas gracilarióides (Gracilariales, Rhodophyta) no Laboratório de Algas Marinhas (IBUSP) têm mostrado resultados promissores e podem contribuir efetivamente para a maricultura dessas agarófitas. No atual projeto, pretende-se abordar aspectos relativos a duas espécies: Gracilaria birdiae e G. caudata. Linhagens isoladas de G. birdiae já se mostraram promissoras em cultivos de laboratório e no mar (Ubatuba, SP), porém, não foram ainda avaliadas em ambientes onde suas populações ocorrem (nordeste do Brasil). Pretende-se, portanto, averiguar o potencial de cultivo dessas linhagens para futuros projetos de maricultura. Os estudos em G. caudata serão realizados em laboratório e devem resultar em informações sobre a diversidade intraespecífica proporcionada por características intrínsecas de muitas rodofíceas, que apresentam um histórico de vida trifásico com dois estádios isomórficos, haploide e diploide. Pretende-se ainda obter informações sobre a ocorrência de ecótipos na espécie, avaliando-se indivíduos de duas populações localizadas em regiões separadas por 20º de latitude (costa paulista e cearense). (AU)</text:p>
          </table:table-cell>
          <table:table-cell table:style-name="Default" table:number-columns-repeated="2"/>
          <table:table-cell table:number-columns-repeated="998"/>
        </table:table-row>
        <table:table-row table:style-name="ro1">
          <table:table-cell office:value-type="string" calcext:value-type="string">
            <text:p>10/50175-3</text:p>
          </table:table-cell>
          <table:table-cell office:value-type="string" calcext:value-type="string">
            <text:p>Diversidade intraespecífica em algas gracilarioides (Rhodophyta, Gracilariales): biodiversidade marinha</text:p>
          </table:table-cell>
          <table:table-cell office:value-type="string" calcext:value-type="string">
            <text:p>Intraspecific diversity of the gracilarioid algae (Gracilariales, Rhodophyta)</text:p>
          </table:table-cell>
          <table:table-cell office:value-type="string" calcext:value-type="string">
            <text:p>Estela Maria Plastino</text:p>
          </table:table-cell>
          <table:table-cell office:value-type="string" calcext:value-type="string">
            <text:p>Universidade de São Paulo (USP). Instituto de Biociências (IB)</text:p>
          </table:table-cell>
          <table:table-cell table:number-columns-repeated="3"/>
          <table:table-cell office:value-type="string" calcext:value-type="string">
            <text:p>Estela Maria Plastino</text:p>
          </table:table-cell>
          <table:table-cell table:number-columns-repeated="3"/>
          <table:table-cell table:style-name="Default" table:number-columns-repeated="2"/>
          <table:table-cell office:value-type="string" calcext:value-type="string">
            <text:p>Auxílio à Pesquisa - Programa BIOTA - Regular</text:p>
          </table:table-cell>
          <table:table-cell office:value-type="string" calcext:value-type="string">
            <text:p>Ciências Biológicas</text:p>
          </table:table-cell>
          <table:table-cell office:value-type="string" calcext:value-type="string">
            <text:p>Botânica</text:p>
          </table:table-cell>
          <table:table-cell table:style-name="Default"/>
          <table:table-cell table:style-name="ce2" office:value-type="date" office:date-value="2010-10-01" calcext:value-type="date">
            <text:p>1/10/2010</text:p>
          </table:table-cell>
          <table:table-cell table:style-name="ce2" office:value-type="date" office:date-value="2013-09-30" calcext:value-type="date">
            <text:p>30/9/2013</text:p>
          </table:table-cell>
          <table:table-cell table:style-name="Default"/>
          <table:table-cell table:number-columns-repeated="2"/>
          <table:table-cell office:value-type="string" calcext:value-type="string">
            <text:p>A seleção de linhagens em algas é uma atividade recente e está restrita a países orientais. No Brasil, várias tentativas de cultivo de macroalgas no mar falharam. Um dos motivos atribuídos a essas falhas seria a falta de estudos prévios de laboratório. Estudos recentes que incluem a seleção de linhagens de algas gracilarióides (Gracilariaies, Rhodophyta) no Laboratório de Algas Marinhas (IBUSP) têm mostrado resultados promissores e podem contribuir efetivamente para a maricultura dessas agarófitas. No atual projeto, pretende-se abordar aspectos relativos a duas espécies: Gracilaria birdiae e G. caudata. Linhagens isoladas de G. birdiae já se mostraram promissoras em cultivos de laboratório e no mar (Ubatuba, SP), porém, não foram ainda avaliadas em ambientes onde suas populações ocorrem (nordeste do Brasil). Pretende-se, portanto, averiguar o potencial de cultivo dessas linhagens para futuros projetos de maricultura que beneficiem comunidades e promovam um melhor aproveitamento econômico desse recurso. Além disso, pretende-se avaliar a dinâmica de suas populações naturais. Os estudos em G. caudata serão realizados em laboratório e devem resultar em informações sobre a diversidade intraespecífica proporcionada por características intrínsecas de muitas rodofíceas, que apresentam um histórico de vida trifásico com dois estádios isomórficos, haplóide e diplóide. Esses estádios podem ocorrer em uma mesma população. Pretende-se ainda obter informações sobre a ocorrência de ecótipos na espécie, avaliando-se indivíduos de duas populações localizadas em regiões separadas por 20° de latitude (costa paulista e cearense). A integração dessas informações deve permitir interpretações sobre as vantagens adaptativas na manutenção desse histórico de vida, além de possibilitar a seleção de linhagens que possam ser utilizadas em aplicações práticas. (AU)</text:p>
          </table:table-cell>
          <table:table-cell office:value-type="string" calcext:value-type="string">
            <text:p>The strain selection in seaweeds is a recent activity and it is restricted to oriental countries. In Brazil, many attempts of mariculture have failed; one of the reasons would be the absence of previous studies in laboratory. Recent approaches that include strain selection in gracilarioid algae (Gracilariales, Rhodophyta) in the Laboratório de Algas Marinhas (IBUSP) have shown promising results and can contribute to agarophyte mariculture. In this project, we will focus on two species: Gracilaria birdiae and G. caudata. Strains of G. birdiae have already shown satisfactory performance in laboratory and at sea (Ubatuba, SP); however, they have never been evaluated in localities where its populations occur (Northeastern Brazil). We intend to study the potential of strain cultivation at sea for future mariculture projects that will benefit communities and promote a better utilization of this economic resource. Moreover, we intend to evaluate the population dynamics. Other approaches will employ laboratory culture techniques in G. caudata for the analysis of intraspecific diversity caused by intrinsic characteristics in many rhodophythes that, although with a triphase life-history, show two isomorphic phases, haploid and diploid, that are present in the same population. Moreover, these studies will produce results about the occurrence of ecotypes in this species, since we intend to evaluate individuals from two populations in regions 20° of latitude apart. The integration of this information will allow interpretations about the adaptive advantages in maintaining haplo-diploid history cycles and will enable strain selection that will be utilized in practical applications. (AU)</text:p>
          </table:table-cell>
          <table:table-cell office:value-type="string" calcext:value-type="string">
            <text:p>13/03760-6</text:p>
          </table:table-cell>
          <table:table-cell table:number-columns-repeated="998"/>
        </table:table-row>
        <table:table-row table:style-name="ro1">
          <table:table-cell office:value-type="string" calcext:value-type="string">
            <text:p>07/52422-5</text:p>
          </table:table-cell>
          <table:table-cell office:value-type="string" calcext:value-type="string">
            <text:p>Ecofisiologia do uso de nitrogênio em espécies arbóreas da Floresta Ombrófila Densa das Terras Baixas, Ubatuba, SP</text:p>
          </table:table-cell>
          <table:table-cell table:style-name="Default"/>
          <table:table-cell office:value-type="string" calcext:value-type="string">
            <text:p>Marina Merlo Sampaio de Campos</text:p>
          </table:table-cell>
          <table:table-cell office:value-type="string" calcext:value-type="string">
            <text:p>Secretaria do Meio Ambiente (São Paulo - Estado). Instituto de Botânica</text:p>
          </table:table-cell>
          <table:table-cell table:number-columns-repeated="3"/>
          <table:table-cell office:value-type="string" calcext:value-type="string">
            <text:p>Marcos Pereira Marinho Aidar</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Botânica</text:p>
          </table:table-cell>
          <table:table-cell table:style-name="Default"/>
          <table:table-cell table:style-name="ce2" office:value-type="date" office:date-value="2007-09-01" calcext:value-type="date">
            <text:p>1/9/2007</text:p>
          </table:table-cell>
          <table:table-cell table:style-name="ce2" office:value-type="date" office:date-value="2009-02-28" calcext:value-type="date">
            <text:p>28/2/2009</text:p>
          </table:table-cell>
          <table:table-cell table:style-name="Default"/>
          <table:table-cell table:number-columns-repeated="2"/>
          <table:table-cell office:value-type="string" calcext:value-type="string">
            <text:p>O domínio da Mata Atlântica inclui um complexo de ecossistemas que abrangia cerca de 12% do território brasileiro e hoje se restringe a 4% da sua área original, sendo considerado um "hotspot" para a conservação a biodiversidade. Muitos estudos têm reconhecido que as espécies florestais podem ser agrupadas em guildas ou grupos funcionais de acordo com suas características relacionadas às suas estratégias de regeneração. Recentemente, vários autores tem apontado para a ocorrência de um continuum de estratégias sugerindo a classificação das espécies em três grupos: espécies pioneiras, espécies secundárias intermediárias e tardias. Na maioria dos ecossistemas terrestres, o suprimento de nitrogênio é um fator essencial no controle da diversidade e dinâmica das populações vegetais e é fundamental nos processos ecológicos, tais como produtividade e ciclagem de carbono e nutrientes no solo. Estudos ecofisiológicos recentes sobre o uso de nitrogênio em plantas arbóreas tropicais apontam que grupos funcionais na sucessão secundária tem preferências diferenciadas quanto ao uso das fontes disponíveis no solo: as espécies pioneiras têm preferência pelo nitrato é possuem níveis relativamente altos de atividade da nitrato redutase foliar, enquanto que as espécies clímax têm preferência pela amônia como fonte primária e apresentam níveis relativamente baixos da enzima de nitrato redutase. (AU)</text:p>
          </table:table-cell>
          <table:table-cell table:style-name="Default" table:number-columns-repeated="2"/>
          <table:table-cell table:number-columns-repeated="998"/>
        </table:table-row>
        <table:table-row table:style-name="ro1">
          <table:table-cell office:value-type="string" calcext:value-type="string">
            <text:p>99/04117-0</text:p>
          </table:table-cell>
          <table:table-cell office:value-type="string" calcext:value-type="string">
            <text:p>Ecologia da pesca artesanal de uma comunidade caiçara de Ubatuba (SP)</text:p>
          </table:table-cell>
          <table:table-cell table:style-name="Default"/>
          <table:table-cell office:value-type="string" calcext:value-type="string">
            <text:p>Mariana Clauzet</text:p>
          </table:table-cell>
          <table:table-cell office:value-type="string" calcext:value-type="string">
            <text:p>Pontifícia Universidade Católica de São Paulo (PUC-SP). Centro de Ciências Médicas e Biológicas de Sorocaba (CCMB)</text:p>
          </table:table-cell>
          <table:table-cell table:number-columns-repeated="3"/>
          <table:table-cell office:value-type="string" calcext:value-type="string">
            <text:p>Walter Barrell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9-10-01" calcext:value-type="date">
            <text:p>1/10/1999</text:p>
          </table:table-cell>
          <table:table-cell table:style-name="ce2" office:value-type="date" office:date-value="2000-09-30" calcext:value-type="date">
            <text:p>30/9/2000</text:p>
          </table:table-cell>
          <table:table-cell table:style-name="Default"/>
          <table:table-cell table:number-columns-repeated="2"/>
          <table:table-cell table:style-name="Default" table:number-columns-repeated="3"/>
          <table:table-cell table:number-columns-repeated="998"/>
        </table:table-row>
        <table:table-row table:style-name="ro1">
          <table:table-cell office:value-type="string" calcext:value-type="string">
            <text:p>94/03387-0</text:p>
          </table:table-cell>
          <table:table-cell office:value-type="string" calcext:value-type="string">
            <text:p>Ecologia do tiê-sangue Ramphocelus bresilius (aves, Thraupidae) no Parque Estadual da Serra do Mar, Núcleo Picinguaba, Ubatuba, SP</text:p>
          </table:table-cell>
          <table:table-cell table:style-name="Default"/>
          <table:table-cell office:value-type="string" calcext:value-type="string">
            <text:p>Sáuria Lúcia Rocha de Castro</text:p>
          </table:table-cell>
          <table:table-cell office:value-type="string" calcext:value-type="string">
            <text:p>Universidade Estadual Paulista (UNESP). Campus de Rio Claro. Instituto de Biociências (IB)</text:p>
          </table:table-cell>
          <table:table-cell table:number-columns-repeated="3"/>
          <table:table-cell office:value-type="string" calcext:value-type="string">
            <text:p>Miguel Petrere Junior</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1995-04-01" calcext:value-type="date">
            <text:p>1/4/1995</text:p>
          </table:table-cell>
          <table:table-cell table:style-name="ce2" office:value-type="date" office:date-value="1995-09-30" calcext:value-type="date">
            <text:p>30/9/1995</text:p>
          </table:table-cell>
          <table:table-cell table:style-name="Default"/>
          <table:table-cell table:number-columns-repeated="2"/>
          <table:table-cell office:value-type="string" calcext:value-type="string">
            <text:p>O tié sangue é uma ave endêmica de um dos ecossistemas mais ameaçados do mundo, o Complexo da Mata Atlântica. Entretanto, pouco se sabe acerca do tamanho e da estrutura de sua população. Assim, o presente trabalho pretende estimarão tamanho da população na área; verificar cano se caracteriza a sua população em função de sua distribuição etária e proporção sexual; verificar se a população realiza movimentos sazonais; deter minar o território e/ou área de vida da espécie: verificar como se estruturam os grupos coespecíficos e se há alguma variação sazonal na sua estrutura; determinar qual a frequência de participação de R. bresilius em bandos mistos, com que espécies comumente se associa e com que frequência, fornecer dados complementares sobre a alimentação e reprodução da espécie. (AU)</text:p>
          </table:table-cell>
          <table:table-cell table:style-name="Default" table:number-columns-repeated="2"/>
          <table:table-cell table:number-columns-repeated="998"/>
        </table:table-row>
        <table:table-row table:style-name="ro1">
          <table:table-cell office:value-type="string" calcext:value-type="string">
            <text:p>93/04286-0</text:p>
          </table:table-cell>
          <table:table-cell office:value-type="string" calcext:value-type="string">
            <text:p>Ecologia do tiê-sangue, Ramphocelus bresilius (aves:thraupidae),no Parque Estadual da Serra do Mar, Núcleo Picinguaba, ubatuba,sp</text:p>
          </table:table-cell>
          <table:table-cell table:style-name="Default"/>
          <table:table-cell office:value-type="string" calcext:value-type="string">
            <text:p>Miguel Petrere Junior</text:p>
          </table:table-cell>
          <table:table-cell office:value-type="string" calcext:value-type="string">
            <text:p>Universidade Estadual Paulista (UNESP). Campus de Rio Claro. Instituto de Biociências (IB)</text:p>
          </table:table-cell>
          <table:table-cell table:number-columns-repeated="3"/>
          <table:table-cell office:value-type="string" calcext:value-type="string">
            <text:p>Miguel Petrere Junior</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1994-05-01" calcext:value-type="date">
            <text:p>1/5/1994</text:p>
          </table:table-cell>
          <table:table-cell table:style-name="ce2" office:value-type="date" office:date-value="1996-02-29" calcext:value-type="date">
            <text:p>29/2/1996</text:p>
          </table:table-cell>
          <table:table-cell table:style-name="Default"/>
          <table:table-cell table:number-columns-repeated="2"/>
          <table:table-cell office:value-type="string" calcext:value-type="string">
            <text:p>O tié-sangue é uma ave endêmica de um dos ecossistemas mais ameaçados do mundo, o Complexo da Mata Atlântica. Já foi considerado como espécie ameaçada de extinção, mas como pouco se sabe acerca do tamanho e da estrutura de sua população, seu verdadeiro status permanece desconhecido. Assim, o presente trabalho tem como objetivos: estimar o tamanho da população de na área; verificar como se caracteriza a sua população em função de sua distribuição etária e proporção sexual; verificar se a população realiza movimentos sazonais; determinar o território e/ou área de vida da espécie; verificar como se estruturam os grupos coespecíficos e se há alguma variação sazonal na sua estrutura; determinar qual a freqüência de participação de R bresilius em bandos mistos, com que espécies comumente se associa e com que freqüência. Além disso, pretende-se também fornecer dados complementares sobre a alimentação e reprodução da espécie, principalmente quanto aos itens alimentares consumidos e estratégias de captura e a duração de seu período reprodutivo. O trabalho será realizado numa área da Planície Litorânea da Praia da Fazenda, Núcleo Picinguaba, Parque Estadual da Serra do Mar. Serão demarcadas trilhas de 50 em 50m em uma área entre a praia e a Rodovia Rio-Santos (ao longo de uma extensão de aproximadamente 800m), em que se pode perceber claramente o gradiente de vegetação (desde vegetação da beira da praia até a mata alta). Estas trilhas são perpendiculares a estrada de acesso a praia, possuem uma extensão de 400m e serão marcadas de 50 em 50m. Este sistema de trilhas facilitará o monitoramento da população da área, através de censos visuais e observações regulares, permitindo também o mapeamento do território e área de vida da espécie. As aves serão capturadas (redes-de-neblina) e marcadas com anilhas metálicas e coloridas de modo que possam ser acompanhadas a distância. Inicialmente será realizado um anilhamento intensivo da população. Capturas complementares para anilhamentos regulares e para auxilio da determinação do sexo e idade poderão ser realizados. (AU)</text:p>
          </table:table-cell>
          <table:table-cell table:style-name="Default" table:number-columns-repeated="2"/>
          <table:table-cell table:number-columns-repeated="998"/>
        </table:table-row>
        <table:table-row table:style-name="ro1">
          <table:table-cell office:value-type="string" calcext:value-type="string">
            <text:p>09/54316-3</text:p>
          </table:table-cell>
          <table:table-cell office:value-type="string" calcext:value-type="string">
            <text:p>Ecologia populacional do camarão lucifer faxoni borradaile, 1915 (Dendrobranchiata: sergestoidea) na Enseada de Ubatuba e área adjacente, litoral norte do Estado de São Paulo</text:p>
          </table:table-cell>
          <table:table-cell table:style-name="Default"/>
          <table:table-cell office:value-type="string" calcext:value-type="string">
            <text:p>Sarah de Souza Alves Teodoro</text:p>
          </table:table-cell>
          <table:table-cell office:value-type="string" calcext:value-type="string">
            <text:p>Universidade Estadual Paulista (UNESP). Campus de Bauru. Faculdade de Ciências (FC)</text:p>
          </table:table-cell>
          <table:table-cell table:number-columns-repeated="3"/>
          <table:table-cell office:value-type="string" calcext:value-type="string">
            <text:p>Rogério Caetano da Cost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Zoologia Aplicada</text:p>
          </table:table-cell>
          <table:table-cell table:style-name="ce2" office:value-type="date" office:date-value="2010-07-01" calcext:value-type="date">
            <text:p>1/7/2010</text:p>
          </table:table-cell>
          <table:table-cell table:style-name="ce2" office:value-type="date" office:date-value="2011-06-30" calcext:value-type="date">
            <text:p>30/6/2011</text:p>
          </table:table-cell>
          <table:table-cell table:style-name="Default"/>
          <table:table-cell table:number-columns-repeated="2"/>
          <table:table-cell office:value-type="string" calcext:value-type="string">
            <text:p>Lucifer faxoni ocorre em todo o Atlântico Ocidental, possui hábito preferencialmente plantônico e de regiões marinhas mais costeiras. A estrutura populacional representa uma importante ferramenta no estudo de diferentes grupos, pois permite conhecer a composição de tamanho dos indivíduos de uma população, suas freqüências e flutuações espadais e temporais. Para a referida espécie, no entanto, os estudos acerca de sua biologia populacional e reprodutiva são praticamente inexistentes. Para o presente estudo propõe-se comparar a abundância espacial do camarão Lucifer faxoni na região de Ubatuba/SP inshore (10-20m) e offshore (20-40m), verificar a associação dos fatores abióticos temperatura e salinidade na distribuição dessa espécie, a comparação da razão sexual do camarão objeto de estudo entre as regiões inshore (10-20m) e offshore (20-40m) da região de Ubatuba/SP e averiguar a composição de tamanho para machos e fêmeas entre as regiões denominadas inshore (10-20m) e offshore (20-40m). A região de estudo localiza-se no litoral norte do estado de São Paulo, entre as latitudes 23º 25' - 23º 2TS e longitudes 45º 00' - 45º 03'18" W. As coletas foram efetuadas nas estações de primavera-verão (meses de novembro de 2005; janeiro, abril, outubro e novembro de 2006 e janeiro de 2007). As amostragens foram realizadas no período noturno durante marés de grande amplitude com redes de nêuston de 500pm de abertura de malha, 0,50m de diâmetro da abertura da boca (onde era acoplado um fluxômetro Hydrobios) para obtenção do plâncton superficial, as quais foram arrastadas por um tempo máximo de 10 minutos. Os arrastos foram realizados em locais de profundidades na escala a cada 10 m até os 40 metros. No laboratório, todos os exemplares serão identificados e, em seguida, os indivíduos serão quantificados (abundância), triados quanto ao sexo e mensurados mensalmente para cada uma das estações amostradas. As amostras que contiverem um número elevado de indivíduos serão subamostradas utilizando-se de um separador de Motoda. De acordo com os resultados obtidos serão empregadas as análises estatísticas pertinentes. (AU)</text:p>
          </table:table-cell>
          <table:table-cell table:style-name="Default" table:number-columns-repeated="2"/>
          <table:table-cell table:number-columns-repeated="998"/>
        </table:table-row>
        <table:table-row table:style-name="ro1">
          <table:table-cell office:value-type="string" calcext:value-type="string">
            <text:p>06/60237-0</text:p>
          </table:table-cell>
          <table:table-cell office:value-type="string" calcext:value-type="string">
            <text:p>Ecologia trófica do carangueijo Pachygrapsus transversus (Gibbes, 1850) (Brachyura: Grapsidae) e sua influência nas comunidades sésseis dos costões rochosos da região de Ubatuba, SP</text:p>
          </table:table-cell>
          <table:table-cell table:style-name="Default"/>
          <table:table-cell office:value-type="string" calcext:value-type="string">
            <text:p>Ronaldo Adriano Christofoletti</text:p>
          </table:table-cell>
          <table:table-cell office:value-type="string" calcext:value-type="string">
            <text:p>Universidade de São Paulo (USP). Centro de Biologia Marinha (CEBIMAR)</text:p>
          </table:table-cell>
          <table:table-cell table:number-columns-repeated="3"/>
          <table:table-cell office:value-type="string" calcext:value-type="string">
            <text:p>Ronaldo Adriano Christofoletti</text:p>
          </table:table-cell>
          <table:table-cell table:number-columns-repeated="3"/>
          <table:table-cell table:style-name="Default" table:number-columns-repeated="2"/>
          <table:table-cell office:value-type="string" calcext:value-type="string">
            <text:p>Auxílio à Pesquisa - Programa Primeiros Projetos</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7-05-01" calcext:value-type="date">
            <text:p>1/5/2007</text:p>
          </table:table-cell>
          <table:table-cell table:style-name="ce2" office:value-type="date" office:date-value="2008-05-31" calcext:value-type="date">
            <text:p>31/5/2008</text:p>
          </table:table-cell>
          <table:table-cell office:value-type="string" calcext:value-type="string">
            <text:p>CNPq - Programa Primeiros Projetos</text:p>
          </table:table-cell>
          <table:table-cell table:number-columns-repeated="2"/>
          <table:table-cell office:value-type="string" calcext:value-type="string">
            <text:p>No Brasil, pouco se conhece sobre a composição e dinâmica dos costões rochosos, e também sobre a ecologia trófica das espécies mais abundantes e sua influência no controle de presas. A composição e dinâmica sazonal das comunidades do mesolitoral serão avaliadas mensalmente durante um ano, em costões rochosos abrigados e expostos da região de Ubatuba (SP), através da obtenção de estimativas de cobertura e densidade das espécies analisadas. Os caranguejos serão coletados mensalmente nas mesmas áreas e acondicionados em gelo para posterior análise do conteúdo estomacal. A comparação entre a densidade relativa dos itens alimentares disponíveis e de sua participação efetiva na dieta e manipulações em cativeiro servirão para inferir sobre a preferência alimentar de P. transversus. A influência deste animal sobre as comunidades sésseis será ainda avaliada através da comparação da densidade dos povoamentos-chave entre quadrados de exclusão total de predadores e quadrados com a inclusão deste caranguejo, o que revelará o impacto deste animal nas comunidades sésseis. (AU)</text:p>
          </table:table-cell>
          <table:table-cell table:style-name="Default" table:number-columns-repeated="2"/>
          <table:table-cell table:number-columns-repeated="998"/>
        </table:table-row>
        <table:table-row table:style-name="ro1">
          <table:table-cell office:value-type="string" calcext:value-type="string">
            <text:p>06/00559-4</text:p>
          </table:table-cell>
          <table:table-cell office:value-type="string" calcext:value-type="string">
            <text:p>Ecologia trófica do caranguejo Pachygrapsus transversus (Gibbes, 1850) (Brachyura: Grapsidae) e sua influência nas comunidades sésseis dos costões rochosos da região de Ubatuba, SP</text:p>
          </table:table-cell>
          <table:table-cell table:style-name="Default"/>
          <table:table-cell office:value-type="string" calcext:value-type="string">
            <text:p>Ronaldo Adriano Christofoletti</text:p>
          </table:table-cell>
          <table:table-cell office:value-type="string" calcext:value-type="string">
            <text:p>Universidade de São Paulo (USP). Centro de Biologia Marinha (CEBIMAR)</text:p>
          </table:table-cell>
          <table:table-cell table:number-columns-repeated="3"/>
          <table:table-cell office:value-type="string" calcext:value-type="string">
            <text:p>Augusto Alberto Valero Flores</text:p>
          </table:table-cell>
          <table:table-cell table:number-columns-repeated="3"/>
          <table:table-cell table:style-name="Default" table:number-columns-repeated="2"/>
          <table:table-cell office:value-type="string" calcext:value-type="string">
            <text:p>Bolsas no Brasil - Pós-Douto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6-08-01" calcext:value-type="date">
            <text:p>1/8/2006</text:p>
          </table:table-cell>
          <table:table-cell table:style-name="ce2" office:value-type="date" office:date-value="2010-12-31" calcext:value-type="date">
            <text:p>31/12/2010</text:p>
          </table:table-cell>
          <table:table-cell table:number-columns-repeated="3"/>
          <table:table-cell office:value-type="string" calcext:value-type="string">
            <text:p>Os costões rochosos possuem uma elevada diversidade e correspondem a um importante ambiente costeiro ainda pouco estudado nas regiões tropicais. A composição e a dinâmica deste ambiente estão diretamente influenciadas por fatores físicos (exposição às ondas, amplitude de maré) e biológicos (competição, predação, herbivoría, taxas de colonização). No Brasil, pouco se conhece sobre a composição e dinâmica dos costões rochosos, e também sobre a ecologia trófica das espécies mais abundantes e sua influência no controle de presas. De modo a testar hipóteses mais específicas sobre a influência do caranguejo Pachygrapsus transversus no controle dos povoamentos sésseis, o primeiro objetivo deste estudo é de descrever a composição e abundância das principais espécies de invertebrados e algas, em função do grau de exposição da região entre-marés de costões rochosos da região de Ubatuba (SP). Após esta fase, será então avaliada a dieta natural do caranguejo P. transversus, que corresponde à espécie animal mais abundante no ambiente, e sua influência no controle e desenvolvimento das comunidades sésseis através de experimentos de manipulação no ambiente. A composição e dinâmica sazonal das comunidades serão avaliadas mensalmente durante um ano, em costões rochosos abrigados e expostos, através da obtenção de estimativas de cobertura e densidade das espécies analisadas. Os caranguejos serão coletados mensalmente nas mesmas áreas e acondicionados em gelo para posterior análise do conteúdo estomacal. A comparação entre a densidade relativa dos itens alimentares disponíveis e de sua participação efetiva na dieta servirá para inferir sobre a preferência alimentar de P. transversus. A influência deste animal sobre as comunidades sésseis será ainda avaliada através da comparação da densidade dos povoamentos-chave entre quadrados de exclusão total de predadores e quadrados com a inclusão deste caranguejo, o que revelará o impacto deste animal nas comunidades sésseis. (AU)</text:p>
          </table:table-cell>
          <table:table-cell office:value-type="string" calcext:value-type="string">
            <text:p>Rocky shores usually harbor a very high diversity, thus considered an important coastal environment, still poorly understood in tropical regions. The biotic composition and its dynamics are directly influenced by physical factors, such as wave exposure and tide range, and biological factors, namely competition, predation, herbivory and colonization rate. In Brazil, little is known on the species composition and community dynamics in rocky shores, including the trophic ecology of so-called keystone species and their influence on the sessile assemblages. In order to test specific hypotheses concerning the influence of the mottled shore crab, Pachygrapsus transversus, in the regulation of the sessile community, the composition and abundance of main algal and invertebrate species will be assessed throughout the seasonal cycle and according to wave exposure, as a preliminary objective. After this first stage, the natural diet of this dominant crab will be examined and specific experiments, which include environmental manipulation, will be conducted in the field. Species composition and seasonal community dynamics will be evaluated in a monthly basis during a 1-yr period, both in exposed and sheltered shores, by obtaining estimates of percentage cover and density of all detected species. Crabs will be collected in the same areas and conditioned in cooled isothermal boxes until later analyses of their stomach contents. The influence of Pachygrapsus on the sessile communities will still be evaluated by comparing the density of key species assemblages in total predator exclusion and crab inclusion experimental plots, as an attempt to asses the impact of crab populations on the surrounding sessile community. (AU)</text:p>
          </table:table-cell>
          <table:table-cell table:style-name="Default"/>
          <table:table-cell table:number-columns-repeated="998"/>
        </table:table-row>
        <table:table-row table:style-name="ro1">
          <table:table-cell office:value-type="string" calcext:value-type="string">
            <text:p>06/58700-4</text:p>
          </table:table-cell>
          <table:table-cell office:value-type="string" calcext:value-type="string">
            <text:p>Efeito da exposição a ação das ondas no sincronismo semilunar da emissão de propágulos em invertebrados marinhos litorâneos da região de Ubatuba, SP</text:p>
          </table:table-cell>
          <table:table-cell table:style-name="Default"/>
          <table:table-cell office:value-type="string" calcext:value-type="string">
            <text:p>Marília Bueno Fernandes</text:p>
          </table:table-cell>
          <table:table-cell office:value-type="string" calcext:value-type="string">
            <text:p>Universidade de São Paulo (USP). Centro de Biologia Marinha (CEBIMAR)</text:p>
          </table:table-cell>
          <table:table-cell table:number-columns-repeated="3"/>
          <table:table-cell office:value-type="string" calcext:value-type="string">
            <text:p>Augusto Alberto Valero Flore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7-03-01" calcext:value-type="date">
            <text:p>1/3/2007</text:p>
          </table:table-cell>
          <table:table-cell table:style-name="ce2" office:value-type="date" office:date-value="2009-02-28" calcext:value-type="date">
            <text:p>28/2/2009</text:p>
          </table:table-cell>
          <table:table-cell table:number-columns-repeated="3"/>
          <table:table-cell office:value-type="string" calcext:value-type="string">
            <text:p>Ritmos de emissão, seja de gametas, ovos ou larvas, são muito freqüentes em populações de invertebrados marinhos que habitam a região do entre-marés ou o subtidal raso dos diferentes habitats costeiros. É sugerido que tal ritmicidade pode aumentar o potencial de reprodução da população, reduzindo o risco de predação tanto da população parental como da progênie. Os fatores físicos que modulam ciclos semilunares de emissão de propágulos em invertebrados marinhos ainda não estão seguramente identificados. No presente projeto é proposto estudar a variação do sincronismo de emissão no ciclo semilunar, através do monitoramento de populações naturais em costões rochosos com diferente nível de exposição à ação das ondas. Para tal, foram escolhidos o caranguejo Pachygrapsus transversus, a craca Chthamalus bisinuatus e o gastrópode Nodilittorina lineolata. O delineamento experimental permite isolar o efeito da exposição à ondulação de outras possíveis fontes de variação, mediante a amostragem de diferentes costões, abrigados e expostos, intercalados ao longo de uma extensa linha de costa. Para poder realizar esse estudo, serão previamente determinados os ritmos de maré, circadianos e semilunares de Chthamalus e Nodilittorina, ainda desconhecidos. Os resultados do presente projeto podem ser de relevância não somente para a elucidação dos mecanismos que regulam os ciclos semilunares de atividade reprodutiva, mas também para a avaliação do potencial reprodutivo de populações naturais. (AU)</text:p>
          </table:table-cell>
          <table:table-cell table:style-name="Default" table:number-columns-repeated="2"/>
          <table:table-cell table:number-columns-repeated="998"/>
        </table:table-row>
        <table:table-row table:style-name="ro1">
          <table:table-cell office:value-type="string" calcext:value-type="string">
            <text:p>11/13912-2</text:p>
          </table:table-cell>
          <table:table-cell office:value-type="string" calcext:value-type="string">
            <text:p>Efeitos da acidificação no metabolismo bêntico e dinâmica dos fluxos biogeoquímicos na interface sedimento-água</text:p>
          </table:table-cell>
          <table:table-cell office:value-type="string" calcext:value-type="string">
            <text:p>Effects of ocean acidification on benthic metabolism and biogeochemical fluxes on the sediment-water interface</text:p>
          </table:table-cell>
          <table:table-cell office:value-type="string" calcext:value-type="string">
            <text:p>Betina Galerani Rodrigues Alves</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11-10-01" calcext:value-type="date">
            <text:p>1/10/2011</text:p>
          </table:table-cell>
          <table:table-cell table:style-name="ce2" office:value-type="date" office:date-value="2014-04-30" calcext:value-type="date">
            <text:p>30/4/2014</text:p>
          </table:table-cell>
          <table:table-cell table:number-columns-repeated="3"/>
          <table:table-cell office:value-type="string" calcext:value-type="string">
            <text:p>O crescente aumento nas concentrações de CO2 atmosférico vem causando dois problemas de suma importância no oceano: 1) Aumento na temperatura média e 2) redução do pH. O primeiro afeta a biologia e ecologia de espécies marinhas de diferentes formas, como a ampliação ou redução de seus nichos e o aumento na ocorrência de fênomenos como o branqueamento e doenças em espécies de coral. Já a redução do pH, parâmetro que vem se mantendo estável pelos últimos 25 milhões de anos, tem efeito dramático principalmente sobre as espécies que possuem estruturas de carbonato de cálcio e que, portanto, apresentam dificuldades na sua síntese devido a mudanças no equilíbrio químico da água do mar decorrentes da dissolução do CO2 antropogênico no oceano, a qual já atingiu cerca de 30%. Apesar desses estudos realizados em nível organísmico, pouco se sabe sobre os possíveis efeitos da acidificação nos serviços ecossistêmicos, i.e., sobre os processos ecológicos marinhos. Dentre estes, a remineralização e o fluxo de material orgânico que ocorre no ambiente bêntico estão entre os mais importantes, pois os sedimentos marinhos são os principais depositários do carbono orgânico, além de fornecerem nutrientes novos para a produção primária marinha planctônica e bêntica. Isso é de extrema importância na plataforma continental, que recebe uma quantidade substancial do material orgânico produzido no oceano e que possui um íntimo acoplamento com ambiente pelágico. A presente proposta é um estudo experimental sobre os possíveis efeitos da acidificação do oceano na remineralização da matéria orgânica no sedimento e nas vias do carbono orgânico através da teia trófica bêntica. Os experimentos serão realizados na área rasa de Ubatuba-SP (10-20 m de profundidade) através de mergulho autônomo para estudos in situ e coleta de material para montagem dos experimentos em laboratório. As análises incluirão a medição de fluxos de nutrientes na interface água-sedimento. Pretende-se testar a seguinte hipótese: 1) A acidificação do oceano (AO) causa uma diminuição significativa na degradação da matéria orgânica no sedimento e, por consequência, um declínio dos fluxos de nutrientes do bentos para a coluna de água. Os resultados servirão não apenas para mensurar os atuais fluxos e remineralização do bentos na costa sudeste brasileira, mas também para avaliar os efeitos de uma possível acidificação do oceano em um importante processo do ciclo do carbono no mar. Dados das relações diretas e inequívocas da cadeia trófica herbívora e detrítica também serão gerados e serão extremamente úteis para que se entenda como as mudanças climáticas afetarão o ecossistema marinho. (AU)</text:p>
          </table:table-cell>
          <table:table-cell office:value-type="string" calcext:value-type="string">
            <text:p>Growing concentrations of atmospheric CO2 is affecting the oceans in two modes: 1) Increase in the mean temperature and 2) pH reduction. The former may impact the biology and ecology of marine species in different ways, such as changing niche breadth or causing coral bleaching. The later is modifying a characteristic that has been stable for the last 25 million years and may have dramatic effects over the biota. The majority of studies on acidification encompass organism level research and very little is known about the effects of acidification on ecosystem services. Among these, benthic remineralization fluxes rates are fundamental, since marine sediments are the main depositories of organic matter (OM) in the ocean. Benthic organisms degrade OM and supply nutrients that estimulate benthic and planktonic primary production, which is of paramount importance in continental shelves. The present proposal is an experimental study on the possible effects of ocean acidification on the sediment OM remineralization and benthic organic carbon foodweb pathways. Experiments will be carried out in shallow waters off SE Brazilian coast. We intend to test the following hypothesis: Ocean Acidification (OA) significantly reduces OM degradation and, consequently, nutrient fluxes from the benthos to the water column. The results will serve not only to measure unknown present day fluxes but also to evaluate the possible impacts of OA in an important process for the carbon cycle in the ocean. (AU)</text:p>
          </table:table-cell>
          <table:table-cell table:style-name="Default"/>
          <table:table-cell table:number-columns-repeated="998"/>
        </table:table-row>
        <table:table-row table:style-name="ro1">
          <table:table-cell office:value-type="string" calcext:value-type="string">
            <text:p>10/20350-8</text:p>
          </table:table-cell>
          <table:table-cell office:value-type="string" calcext:value-type="string">
            <text:p>Efeitos da acidificação no metabolismo e trofodinâmica do bentos marinho</text:p>
          </table:table-cell>
          <table:table-cell office:value-type="string" calcext:value-type="string">
            <text:p>Acidification effects on the benthic metabolism and trophodynamics</text:p>
          </table:table-cell>
          <table:table-cell office:value-type="string" calcext:value-type="string">
            <text:p>Paulo Yukio Gomes Sumida</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Auxílio à Pesquisa - Programa de Pesquisa sobre Mudanças Climáticas Globais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11-09-01" calcext:value-type="date">
            <text:p>1/9/2011</text:p>
          </table:table-cell>
          <table:table-cell table:style-name="ce2" office:value-type="date" office:date-value="2014-08-31" calcext:value-type="date">
            <text:p>31/8/2014</text:p>
          </table:table-cell>
          <table:table-cell table:number-columns-repeated="3"/>
          <table:table-cell office:value-type="string" calcext:value-type="string">
            <text:p>O crescente aumento nas concentrações de CO2 atmosférico vem causando dois problemas de suma importância no oceano: 1) Aumento na temperatura média e 2) redução do pH. O primeiro afeta a biologia e ecologia de espécies marinhas de diferentes formas, como a ampliação ou redução de seus nichos e o aumento na ocorrência de fênomenos como o branqueamento e doenças em espécies de coral. Já a redução do pH, parâmetro que vem se mantendo estável pelos últimos 25 milhões de anos, tem efeito dramático principalmente sobre as espécies que possuem estruturas de carbonato de cálcio e que, portanto, apresentam dificuldades na sua síntese devido a mudanças no equilíbrio químico da água do mar decorrentes da dissolução do CO2 antropogênico no oceano, a qual já atingiu cerca de 30%. Apesar desses estudos realizados em nível organísmico, pouco se sabe sobre os possíveis efeitos da acidificação nos serviços ecossistêmicos, i.e., sobre os processos ecológicos marinhos. Dentre estes, a remineralização e o fluxo de material orgânico que ocorre no ambiente bêntico estão entre os mais importantes, pois os sedimentos marinhos são os principais depositários do carbono orgânico, além de fornecerem nutrientes novos para a produção primária marinha planctônica e bêntica. Isso é de extrema importância na plataforma continental, que recebe uma quantidade substancial do material orgânico produzido no oceano e que possui um íntimo acoplamento com ambiente pelágico. A presente proposta é um estudo experimental sobre os possíveis efeitos da acidificação do oceano na remineralização da matéria orgânica no sedimento e nas vias do carbono orgânico através da teia trófica bêntica. Os experimentos serão realizados na área rasa de Ubatuba-SP (10-20 m de profundidade) através de mergulho autônomo para estudos in situ e coleta de material para montagem dos experimentos em laboratório. As análises incluirão a medição de fluxos de nutrientes na interface água-sedimento e técnicas de marcação de carbono orgânico para a determinação da trofodinâmica bêntica. Pretende-se testar as seguintes hipóteses: 1) A acidificação do oceano (AO) causa uma diminuição significativa na degradação da matéria orgânica no sedimento e, por consequência, um declínio dos fluxos de nutrientes do bentos para a coluna de água; 2) A AO altera as vias do carbono orgânico no sistema bêntico; e 3) Em pH mais baixo, há uma mudança na composição da comunidade de procariontes do sedimento. Os resultados servirão não apenas para mensurar os atuais fluxos e remineralização do bentos na costa sudeste brasileira, mas também para avaliar os efeitos de uma possível acidificação do oceano em um importante processo do ciclo do carbono no mar. Dados das relações diretas e inequívocas da cadeia trófica herbívora e detrítica também serão gerados e serão extremamente úteis para que se entenda como as mudanças climáticas afetarão o ecossistema marinho. (AU)</text:p>
          </table:table-cell>
          <table:table-cell office:value-type="string" calcext:value-type="string">
            <text:p>Growing concentrations of atmospheric CO2 is affecting the oceans in two important modes: 1) Increase in the mean temperature and 2) pH reduction. The former may impact the biology and ecology of marine species in different ways, such as changing niche breadth or causing coral bleaching and diseases. The latter is modifying a characteristic that has been stable for the last 25 million years and may have dramatic effects over the biota. Calcium carbonate forming organisms may suffer tremendous losses resulting from changes in the chemical equilibrium of sea water due to the absorption of anthropogenic CO2, which have reached ca. 30%. The vast majority of studies on acidification encompass organism level research and very little is known about the effects of acidification on ecosystem services, i.e. on the marine ecological processes. Among these, benthic remineralization and flux rates are fundamental, since marine sediments are the main depositories of organic matter (OM) in the ocean. Benthic organisms degrade OM and supply nutrients that estimulate benthic and planktonic primary production. This process is of paramount importance in continental shelves that receive a substantial proportion of OM and keep a tight benthic-pelagic coupling owing to the shallower depths. The present proposal is an experimental study on the possible effects of ocean acidification on the sediment OM remineralization and benthic organic carbon foodweb pathways. Experiments will be carried out in shallow waters off Ubatuba-SP (10-20 m depth) through SCUBA diving for in situ measurements and sediment sampling for laboratory experiments. Analyses include sediment-water nutrient flux measurements and pulse-chase experiments to determine benthic trophodynamics. We intend to test the following hypotheses: 1) Ocean acidification (OA) significantly reduces OM degradation and, consequently, nutrient fluxes from the benthos to the water column; 2) OA alters organic carbon pathways in the benthic system; and 3) Under lower pH there is a shift in the sediment procariont community composition. The results will serve not only to measure unknown present day fluxes but also to evaluate the possible impacts of OA in a important process for the carbon cycle in the ocean. Direct and unequivocal data on the herbivore/detritivore food chain will also be generated, which will be unvaluable for understanding how climate change <text:s/>will affect the marine ecosystem. (AU)</text:p>
          </table:table-cell>
          <table:table-cell table:style-name="Default"/>
          <table:table-cell table:number-columns-repeated="998"/>
        </table:table-row>
        <table:table-row table:style-name="ro1">
          <table:table-cell office:value-type="string" calcext:value-type="string">
            <text:p>14/04603-4</text:p>
          </table:table-cell>
          <table:table-cell office:value-type="string" calcext:value-type="string">
            <text:p>Efeitos do aquecimento global na estrutura trófica e no funcionamento ecossistêmico em bromélias-tanque</text:p>
          </table:table-cell>
          <table:table-cell office:value-type="string" calcext:value-type="string">
            <text:p>Global warming effects on the trophic structure and ecosystem functioning in tank-bromeliads</text:p>
          </table:table-cell>
          <table:table-cell office:value-type="string" calcext:value-type="string">
            <text:p>Pablo Augusto Poleto Antiqueira</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Gustavo Quevedo Romero</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Teórica</text:p>
          </table:table-cell>
          <table:table-cell table:style-name="ce2" office:value-type="date" office:date-value="2014-06-01" calcext:value-type="date">
            <text:p>1/6/2014</text:p>
          </table:table-cell>
          <table:table-cell table:style-name="ce2" office:value-type="date" office:date-value="2016-07-31" calcext:value-type="date">
            <text:p>31/7/2016</text:p>
          </table:table-cell>
          <table:table-cell table:number-columns-repeated="3"/>
          <table:table-cell office:value-type="string" calcext:value-type="string">
            <text:p>Mesmo que estudos sobre o efeito de mudanças climáticas na biodiversidade tenham aumentado nos últimos 10 anos, poucos estudos até o momento investigaram empiricamente o efeito do aquecimento global na estrutura trófica e ecossistêmica de ambientes aquáticos, principalmente se tratando de ambientes neotropicais. Neste estudo investigaremos o efeito do aquecimento global (previsto dentro do cenário de mudanças climáticas para o Brasil nos próximos 100 anos) combinado com o efeito da diversidade de predadores sobre a estrutura da comunidade (riqueza e composição de espécies e grupos funcionais) e o funcionamento dos ecossistemas aquáticos (produtividade, decomposição e ciclagem de nutrientes) de fitotelmatas de bromélias-tanque. <text:s/>O sistema de aquecimento será composto por sistemas de aquecedores e termostatos com controle de temperatura e monitoramento digital. O aquecimento será composto por três níveis de temperatura: i) valor médio previsto para 2040 (aumento em 2º C), ii) 2100 (aumento em 4º C) e iii) controle (temperatura ambiente atual). A predação possuirá três níveis combinados ortogonalmente com os tratamentos de aquecimento: 1) alta diversidade (três espécies de predadores), 2) baixa diversidade (uma única espécie de predador) e 3) ausência de predador (controle). Dessa maneira cada bloco será composto de nove tratamentos aleatoriamente distribuídos, e o experimento composto de cinco blocos. <text:s/>O estudo será realizado na restinga do Parque Estadual da Serra do Mar, Núcleo Picinguaba, Ubatuba - SP. As principais questões são: i) como o aumento da temperatura afeta a estrutura e composição trófica da comunidade (e.g., abundância dentro de grupos funcionais, razão predador-presa)? ii) o aumento de temperatura afeta a produtividade, taxa de decomposição de detritos e fluxo de nitrogênio em fitotelmatas? iii) O aquecimento diminui o tamanho médio dos organismos aquáticos alterando a estrutura trófica (e.g., razão predador-presa) e respostas ecossistêmicas? iv) O efeito do aumento de temperatura na estrutura trófica e funcionamento ecossistêmico são amenizados na presença de predadores? v) Comunidades com maior diversidade de predadores de topo são menos afetadas por mudanças climáticas? Espera-se, por exemplo, que o aumento de temperatura provoque modificações na estrutura trófica e no funcionamento ecossistêmico aquático bromelícola, afetando primariamente organismos de níveis tróficos superiores. Dessa maneira, ocorreria uma alteração na dinâmica de redes tróficas controlada por relações tipo top-down, podendo aumentar o efeito de detritívoros. Entretanto, em situações com maior diversidade de predadores pode ocorrer um menor impacto da temperatura e maior remoção de presas. Consequentemente, é provável que haja maior efeito em cascata decrescendo as taxas de decomposição e ciclagem de nutrientes. (AU)</text:p>
          </table:table-cell>
          <table:table-cell office:value-type="string" calcext:value-type="string">
            <text:p>Even though studies about the effect of climate change on biodiversity have increased over the past 10 years, few studies to date have investigated empirically the effect of global warming on the ecosystem and trophic structure of aquatic environments, especially in neotropical environments. In this study, will be investigated the effect of global warming (expected within the climate change scenario in Brazil for the next 100 years) combined with the effect of predator diversity on community structure (richness and composition of species and functional groups) and the aquatic ecosystem functions (productivity, decomposition and nutrient cycling) in fitotelmatas from tank-bromeliads. The heating system will consist of heaters and thermostats with temperature control systems and digital monitoring. The heating will be composed of three temperature levels: i) average projected for 2040 (increase to 2°C), ii ) 2100 (4°C increase) and iii ) control (current temperature). Predation possesses three levels combined orthogonally with heating treatments: 1) high diversity (three species of predators), 2) low diversity (only one species of predator) and 3) no predator (control). Thus, each block will consist of nine treatments randomly distributed, and the experiment consists of five blocks. This study will be conducted in the Restinga of the Serra do Mar State Park, Picinguaba, Ubatuba - SP. The main issues are: i) How the increase in temperature affects the structure and trophic composition of the community (e.g., abundance and biomass within functional trophic groups, predator-prey ratio)? ii) Does the temperature increase affect the productivity rate of decomposition of waste nitrogen stream and fitotelmatas? iii) Does the heating decreases the average size of aquatic organisms by altering the trophic structure (e.g., predator-prey ratio) and ecosystem responses? iv) Does the effect of temperature increases and the trophic ecosystem functioning structure are minimized in the presence of predators? v) Are the communities with greater diversity of top predators less affected by climate change? It is expected that, for example, the warming causes changes in trophic structure and aquatic ecosystem functions, primarily affecting organisms of higher trophic levels. Thus, there would be a change in the dynamics of trophic networks controlled by top-down relationships, increasing the detritivorous effect. However, in situations with higher diversity of predators may be a minor impact of warming and more prey removing. It is therefore likely that there is greater cascading effect decreasing rates of decomposition and nutrient cycling (AU)</text:p>
          </table:table-cell>
          <table:table-cell table:style-name="Default"/>
          <table:table-cell table:number-columns-repeated="998"/>
        </table:table-row>
        <table:table-row table:style-name="ro1">
          <table:table-cell office:value-type="string" calcext:value-type="string">
            <text:p>96/03112-7</text:p>
          </table:table-cell>
          <table:table-cell office:value-type="string" calcext:value-type="string">
            <text:p>EGG production in the CRAB Callinectes ornatus Ordway, 1863 (brachyura,portunidae) from Ubatuba region (SP), Brazil</text:p>
          </table:table-cell>
          <table:table-cell office:value-type="string" calcext:value-type="string">
            <text:p>Egg production in the crab Callinectes ornatus ordway, 1863 (brachyura,portunidae) from Ubatuba region (SP), Brazil</text:p>
          </table:table-cell>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Auxílio à Pesquisa - Reunião - Exterio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6-07-14" calcext:value-type="date">
            <text:p>14/7/1996</text:p>
          </table:table-cell>
          <table:table-cell table:style-name="ce2" office:value-type="date" office:date-value="1996-07-18" calcext:value-type="date">
            <text:p>18/7/1996</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6/00852-3</text:p>
          </table:table-cell>
          <table:table-cell office:value-type="string" calcext:value-type="string">
            <text:p>Emprego das ondas Rayleigh visando a caracterização geotécnica de solos superficiais de encosta numa aérea teste em Ubatuba/SP</text:p>
          </table:table-cell>
          <table:table-cell office:value-type="string" calcext:value-type="string">
            <text:p>The use of Rayleigh waves in the geotechnical characterization of soils in an unstable hillside area in the city of Ubatuba/SP</text:p>
          </table:table-cell>
          <table:table-cell office:value-type="string" calcext:value-type="string">
            <text:p>Renato Luiz Prado</text:p>
          </table:table-cell>
          <table:table-cell office:value-type="string" calcext:value-type="string">
            <text:p>Universidade de São Paulo (USP). Instituto de Astronomia, Geofísica e Ciências Atmosféricas (IAG)</text:p>
          </table:table-cell>
          <table:table-cell table:number-columns-repeated="3"/>
          <table:table-cell office:value-type="string" calcext:value-type="string">
            <text:p>Renato Luiz Prado</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Engenharias</text:p>
          </table:table-cell>
          <table:table-cell office:value-type="string" calcext:value-type="string">
            <text:p>Engenharia Civil</text:p>
          </table:table-cell>
          <table:table-cell office:value-type="string" calcext:value-type="string">
            <text:p>Geotécnica</text:p>
          </table:table-cell>
          <table:table-cell table:style-name="ce2" office:value-type="date" office:date-value="2006-06-01" calcext:value-type="date">
            <text:p>1/6/2006</text:p>
          </table:table-cell>
          <table:table-cell table:style-name="ce2" office:value-type="date" office:date-value="2008-05-31" calcext:value-type="date">
            <text:p>31/5/2008</text:p>
          </table:table-cell>
          <table:table-cell table:number-columns-repeated="3"/>
          <table:table-cell office:value-type="string" calcext:value-type="string">
            <text:p>A proposta aqui apresentada visa ao estudo da inversão da curva das velocidades de fase das ondas Rayleigh (tipo de onda superficial) para a obtenção do perfil de velocidade das ondas S a partir de uma aquisição multicanal, assim como é executada na sísmica de reflexão convencional. Trata-se da técnica MASW (multichannel analysis of surface waves) apresentada pelos pesquisadores do Serviço Geológico do Kansas, EUA (Park et al., 1999; Xia et al., 1999). A pesquisa tem também como importante objetivo a análise comparativa dos resultados obtidos em ensaios realizados em dois períodos distintos de pluviosidade numa área de encosta com solos não saturados, na região do município de Ubatuba, local de ocorrência de numerosos movimentos de massa no Estado de São Paulo. A hipótese para o desenvolvimento da pesquisa parte da formulação da pergunta: se a resistência dos solos superficiais não saturados é, entre outros fatores, governada pela pressão negativa da água intersticial, poderia o monitoramento intermitente do comportamento das ondas Rayleigh, e a consequente obtenção dos perfis em profundidade das velocidades das ondas S e dos módulos de cisalhamento dinâmico (G0), servir de subsídio para a avaliação da estabilidade das encostas? Os ensaios deverão ser realizados em área teste no município de Ubatuba/SP, já objeto de outras investigações geofísicas e geológico-geotécnicas no âmbito dos projetos FAPESP 03/07182 e 05/55736-5 (AU)</text:p>
          </table:table-cell>
          <table:table-cell office:value-type="string" calcext:value-type="string">
            <text:p>This proposal aim to study the dispersion curve of Rayleigh waves to back-calculating the shear wave velocity profile (VS) starting from a multichannel acquisition as in the conventional seismic reflection survey. It will be implemented the MASW technique (multichannel analysis of surface waves). From the values of VS and the densities of the investigated materials, it will be obtained the curves of variation of the dynamic shear moduli with the depthThe research also has another important objective: to compare the results obtained in different periods (dry and wet seasons) in a hillside area (subject to slipping) with unsaturated soils in the city of Ubatuba, São Paulo state, place of countless mass movements. The hypothesis for the development of this research starts from the question: if the strength of unsaturated is, among other factors, govern by the negative pressure of the intersticial water, could the periodic monitoring of the Rayleigh waves, and the consequent subsurface profile of the dynamic shear moduli (G0), to serve as subsidy for the evaluation of the stability of the hillsides?The survey will be done in a test area in Ubatuba, already object of other geophysical and geotechnical investigations in the ambit of the projects FAPESP 03/07182-5 and 05/55736. (AU)</text:p>
          </table:table-cell>
          <table:table-cell table:style-name="Default"/>
          <table:table-cell table:number-columns-repeated="998"/>
        </table:table-row>
        <table:table-row table:style-name="ro1">
          <table:table-cell office:value-type="string" calcext:value-type="string">
            <text:p>07/51339-7</text:p>
          </table:table-cell>
          <table:table-cell office:value-type="string" calcext:value-type="string">
            <text:p>Emprego do método MASW visando AP mapeamento de horizontes geológicos superficiais</text:p>
          </table:table-cell>
          <table:table-cell table:style-name="Default"/>
          <table:table-cell office:value-type="string" calcext:value-type="string">
            <text:p>Dante Pires de Souza</text:p>
          </table:table-cell>
          <table:table-cell office:value-type="string" calcext:value-type="string">
            <text:p>Universidade de São Paulo (USP). Instituto de Astronomia, Geofísica e Ciências Atmosféricas (IAG)</text:p>
          </table:table-cell>
          <table:table-cell table:number-columns-repeated="3"/>
          <table:table-cell office:value-type="string" calcext:value-type="string">
            <text:p>Renato Luiz Prad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física</text:p>
          </table:table-cell>
          <table:table-cell table:style-name="ce2" office:value-type="date" office:date-value="2007-07-01" calcext:value-type="date">
            <text:p>1/7/2007</text:p>
          </table:table-cell>
          <table:table-cell table:style-name="ce2" office:value-type="date" office:date-value="2008-12-31" calcext:value-type="date">
            <text:p>31/12/2008</text:p>
          </table:table-cell>
          <table:table-cell table:number-columns-repeated="3"/>
          <table:table-cell office:value-type="string" calcext:value-type="string">
            <text:p>No presente projeto, pretende-se estudar os princípios que envolvem o método MASW (multichannel analysis of surface waves), os aspectos que influenciam a qualidade dos dados adquiridos no ensaio (geometria de aquisição, freqüência de geofones, tipo de fonte) e realizar um levantamento de campo numa área de solos sujeitos a escorregamentos na região do município de Ubatuba, litoral Norte do estado de São Paulo. O processamento dos dados consiste na inversão das curvas de dispersão das ondas Rayleigh para a obtenção de uma seção 2D do campo de velocidades da onda S visando ao mapeamento de solos em 2 períodos distintos (julho e novembro) e â observação de eventuais alterações na qualidade dos dados e nos resultados das seções finais devido às variações nos teores de umidade da parte mais superficial do solo. O projeto está relacionado ao Auxílio Pesquisa Fapesp 2006/00852-3 "Emprego das ondas Rayleigh visando à caracterização geotécnica de solos superficiais de encosta numa área teste em Ubatuba/SP". (AU)</text:p>
          </table:table-cell>
          <table:table-cell table:style-name="Default" table:number-columns-repeated="2"/>
          <table:table-cell table:number-columns-repeated="998"/>
        </table:table-row>
        <table:table-row table:style-name="ro1">
          <table:table-cell office:value-type="string" calcext:value-type="string">
            <text:p>04/10706-9</text:p>
          </table:table-cell>
          <table:table-cell office:value-type="string" calcext:value-type="string">
            <text:p>Entre o mar e a mata: a memória afro-brasileira. São Sebastião, Ilhabela e Ubatuba</text:p>
          </table:table-cell>
          <table:table-cell table:style-name="Default"/>
          <table:table-cell office:value-type="string" calcext:value-type="string">
            <text:p>Márcia Merlo</text:p>
          </table:table-cell>
          <table:table-cell office:value-type="string" calcext:value-type="string">
            <text:p>Associação Santa Marcelina (ASM). Faculdade Santa Marcelina (FASM)</text:p>
          </table:table-cell>
          <table:table-cell table:number-columns-repeated="3"/>
          <table:table-cell office:value-type="string" calcext:value-type="string">
            <text:p>Márcia Merlo</text:p>
          </table:table-cell>
          <table:table-cell table:number-columns-repeated="3"/>
          <table:table-cell table:style-name="Default" table:number-columns-repeated="2"/>
          <table:table-cell office:value-type="string" calcext:value-type="string">
            <text:p>Auxílio à Pesquisa - Publicações científicas - Livros</text:p>
          </table:table-cell>
          <table:table-cell office:value-type="string" calcext:value-type="string">
            <text:p>Ciências Humanas</text:p>
          </table:table-cell>
          <table:table-cell office:value-type="string" calcext:value-type="string">
            <text:p>Antropologia</text:p>
          </table:table-cell>
          <table:table-cell table:style-name="Default"/>
          <table:table-cell table:style-name="ce2" office:value-type="date" office:date-value="2005-01-01" calcext:value-type="date">
            <text:p>1/1/2005</text:p>
          </table:table-cell>
          <table:table-cell table:style-name="ce2" office:value-type="date" office:date-value="2005-12-31" calcext:value-type="date">
            <text:p>31/12/2005</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94/06177-7</text:p>
          </table:table-cell>
          <table:table-cell office:value-type="string" calcext:value-type="string">
            <text:p>Escola avançada de plasmas astrofísicos e espaciais | Ubatuba - SP</text:p>
          </table:table-cell>
          <table:table-cell table:style-name="Default"/>
          <table:table-cell office:value-type="string" calcext:value-type="string">
            <text:p>Elisabete Maria de Gouveia Dal Pino</text:p>
          </table:table-cell>
          <table:table-cell office:value-type="string" calcext:value-type="string">
            <text:p>Universidade de São Paulo (USP). Instituto de Astronomia, Geofísica e Ciências Atmosféricas (IAG)</text:p>
          </table:table-cell>
          <table:table-cell table:number-columns-repeated="3"/>
          <table:table-cell office:value-type="string" calcext:value-type="string">
            <text:p>Elisabete Maria de Gouveia Dal Pino</text:p>
          </table:table-cell>
          <table:table-cell table:number-columns-repeated="3"/>
          <table:table-cell table:style-name="Default" table:number-columns-repeated="2"/>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Astronomia</text:p>
          </table:table-cell>
          <table:table-cell office:value-type="string" calcext:value-type="string">
            <text:p>Astrofísica do Meio Interestelar</text:p>
          </table:table-cell>
          <table:table-cell table:style-name="ce2" office:value-type="date" office:date-value="1995-06-26" calcext:value-type="date">
            <text:p>26/6/1995</text:p>
          </table:table-cell>
          <table:table-cell table:style-name="ce2" office:value-type="date" office:date-value="1995-06-30" calcext:value-type="date">
            <text:p>30/6/1995</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10/51533-0</text:p>
          </table:table-cell>
          <table:table-cell office:value-type="string" calcext:value-type="string">
            <text:p>Escola São Paulo on Global Climate Modeling - ESPGCM | Ubatuba – SP</text:p>
          </table:table-cell>
          <table:table-cell office:value-type="string" calcext:value-type="string">
            <text:p>São Paulo School on Global Climate Modeling - SPSGCM | Ubatuba <text:s/>– SP</text:p>
          </table:table-cell>
          <table:table-cell office:value-type="string" calcext:value-type="string">
            <text:p>Carlos Afonso Nobre</text:p>
          </table:table-cell>
          <table:table-cell office:value-type="string" calcext:value-type="string">
            <text:p>Ministério da Ciência, Tecnologia e Inovação (Brasil). Instituto Nacional de Pesquisas Espaciais (INPE)</text:p>
          </table:table-cell>
          <table:table-cell table:number-columns-repeated="3"/>
          <table:table-cell office:value-type="string" calcext:value-type="string">
            <text:p>Carlos Afonso Nobre</text:p>
          </table:table-cell>
          <table:table-cell table:number-columns-repeated="3"/>
          <table:table-cell table:style-name="Default" table:number-columns-repeated="2"/>
          <table:table-cell office:value-type="string" calcext:value-type="string">
            <text:p>Auxílio à Pesquisa - Organização de Reunião Científica - Escola São Paulo de Ciência Avançada</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Meteorologia</text:p>
          </table:table-cell>
          <table:table-cell table:style-name="ce2" office:value-type="date" office:date-value="2011-10-03" calcext:value-type="date">
            <text:p>3/10/2011</text:p>
          </table:table-cell>
          <table:table-cell table:style-name="ce2" office:value-type="date" office:date-value="2011-10-15" calcext:value-type="date">
            <text:p>15/10/2011</text:p>
          </table:table-cell>
          <table:table-cell table:number-columns-repeated="3"/>
          <table:table-cell office:value-type="string" calcext:value-type="string">
            <text:p>A Escola São Paulo on Global Climate Modeling - ESPGCM foi conduzida por oito pesquisadores do Brasil, Estados Unidos, Alemanha e Índia, com 30 alunos de doutorado e pós-docs nas áreas de Ciências da Terra. O foco de estudos da Escola foram os aspectos climáticos das conexões entre continente e oceano, envolvendo a hidrologia continental, descargas fluviais nos oceanos e teleconexões atmosféricas. Foram utilizadas suites de modelos e programas do Modelo Brasileiro do Sistema Terrestre/Brazilian Earth System Model (BESM). A Escola ocorreu nas instalações de hotel em Ubatuba, com terminais remotos Linux com acesso ao supercomputador Tupã (CRAY XE6) do Programa FAPESP de Pesquisa em Mudanças Climáticas Globais (PFPMCG) e da Rede CLIMA instalado no INPE em Cachoeira Paulista, onde foram realizados mais de 100 anos de integrações da versão acoplada oceano-atmosfera do modelo BESM, contando com descargas fluviais variáveis como testes de sensibilidade. O sumário executivo, relatório científico e apresentações das palestras apresentadas durante a ESPGCM estão disponíveis no endereço: http://spsgcm.ccst.inpe.br. (AU)</text:p>
          </table:table-cell>
          <table:table-cell office:value-type="string" calcext:value-type="string">
            <text:p>The São Paulo School on Global Climate Modeling - SPSGCM was conducted by eight researchers from Brazil, USA, Germany and India, with thirty doctoral students and post-docs in the areas of Earth Sciences. The focus is the climatic aspects of the connections between continent and ocean, involving continental hydrology, river discharge into the oceans and atmospheric teleconnections. The School uses suites of models and programs of the Brazilian Earth System Model (BESM), and is connected by Linux remote terminals to the supercomputer Tupã (CRAY XE6), of the FAPESP Research Program on Global Climate Change (RPGCC) and the Climate Network, installed at INPE in Cachoeira Paulista, were it was conducted integrations corresponding to more than 100 years of the coupled version ocean-atmosphere of the BESM model, with variables such as river discharges as sensitivity tests. The scientific report and executive summary, presentations of the lectures presented during ESPGCM are available at the http://spsgcm.ccst.inpe.br. (AU)</text:p>
          </table:table-cell>
          <table:table-cell table:style-name="Default"/>
          <table:table-cell table:number-columns-repeated="998"/>
        </table:table-row>
        <table:table-row table:style-name="ro1">
          <table:table-cell office:value-type="string" calcext:value-type="string">
            <text:p>99/10267-5</text:p>
          </table:table-cell>
          <table:table-cell office:value-type="string" calcext:value-type="string">
            <text:p>Esforço reprodutivo dos caranguejos grapsideos Sesarma rectum Randall, 1840 e Aratus pisonii (H. Milne Edwards, 1837) (Crustacea, Brachyura Sesarminae) na região de Ubatuba, SP</text:p>
          </table:table-cell>
          <table:table-cell table:style-name="Default"/>
          <table:table-cell office:value-type="string" calcext:value-type="string">
            <text:p>Maria Helena de Arruda Leme</text:p>
          </table:table-cell>
          <table:table-cell office:value-type="string" calcext:value-type="string">
            <text:p>Universidade de Taubaté (UNITAU). Centro de Ciências Biológicas e da Saúde de Taubaté</text:p>
          </table:table-cell>
          <table:table-cell table:number-columns-repeated="3"/>
          <table:table-cell office:value-type="string" calcext:value-type="string">
            <text:p>Maria Helena de Arruda Leme</text:p>
          </table:table-cell>
          <table:table-cell table:number-columns-repeated="3"/>
          <table:table-cell table:style-name="Default" table:number-columns-repeated="2"/>
          <table:table-cell office:value-type="string" calcext:value-type="string">
            <text:p>Auxílio à Pesquisa - Apoio a Jovens Pesquisadores</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2000-02-01" calcext:value-type="date">
            <text:p>1/2/2000</text:p>
          </table:table-cell>
          <table:table-cell table:style-name="ce2" office:value-type="date" office:date-value="2003-04-30" calcext:value-type="date">
            <text:p>30/4/2003</text:p>
          </table:table-cell>
          <table:table-cell table:number-columns-repeated="3"/>
          <table:table-cell office:value-type="string" calcext:value-type="string">
            <text:p>Caranguejos grapsídeos são bastante comuns em manguezais onde apresentam importante papel na troca de energia entre o ambiente estuarino e marinho, contribuindo de forma significativa na produtividade secundária costeira. O objetivo deste trabalho é verificar se existe variação sazonal no esforço reprodutivo dos caranguejos semi terrestres Sesarma rectum e Aratus pisonii ao longo da estação reprodutiva (ou de desova), variação esta que pode afetar o potencial reprodutivo (número de ovos) dessas espécies. Para tal, serão realizadas coletas mensais de fêmeas adultas no manguezal da "Praia Dura" (23° 29'S e 45° 09'W), localizado no município de Ubatuba, SP. Em laboratório, fêmeas adultas serão analisadas com relação a tamanho, estágio de desenvolvimento das gônadas, intensidade alimentar, condição ovígera, peso, número e tamanho dos ovos e possibilidades de realizarem desovas múltiplas. A partir dos dados obtidos, serão efetuadas análises comparativas entre as diferentes estações de desova. O esforço reprodutivo será determinado com base nas diferenças das variáveis, peso, número e tamanho dos ovos nos períodos de início e final das atividades reprodutivas. (AU)</text:p>
          </table:table-cell>
          <table:table-cell table:style-name="Default"/>
          <table:table-cell office:value-type="string" calcext:value-type="string">
            <text:p>99/13030-6</text:p>
          </table:table-cell>
          <table:table-cell table:number-columns-repeated="998"/>
        </table:table-row>
        <table:table-row table:style-name="ro1">
          <table:table-cell office:value-type="string" calcext:value-type="string">
            <text:p>99/13030-6</text:p>
          </table:table-cell>
          <table:table-cell office:value-type="string" calcext:value-type="string">
            <text:p>Esforço reprodutivo dos caranguejos grapsídeos Sesarma rectum Randall, 1840 e Aratus pisonii (H. Milne Edwards, 1837) (Crustacea, Brachyura, Sesarminae) na região de Ubatuba, SP</text:p>
          </table:table-cell>
          <table:table-cell table:style-name="Default"/>
          <table:table-cell office:value-type="string" calcext:value-type="string">
            <text:p>Maria Helena de Arruda Leme</text:p>
          </table:table-cell>
          <table:table-cell office:value-type="string" calcext:value-type="string">
            <text:p>Universidade de Taubaté (UNITAU). Centro de Ciências Biológicas e da Saúde de Taubaté</text:p>
          </table:table-cell>
          <table:table-cell table:number-columns-repeated="3"/>
          <table:table-cell office:value-type="string" calcext:value-type="string">
            <text:p>Maria Helena de Arruda Leme</text:p>
          </table:table-cell>
          <table:table-cell table:number-columns-repeated="3"/>
          <table:table-cell table:style-name="Default" table:number-columns-repeated="2"/>
          <table:table-cell office:value-type="string" calcext:value-type="string">
            <text:p>Bolsas no Brasil - Apoio a Jovens Pesquisadores</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2000-02-01" calcext:value-type="date">
            <text:p>1/2/2000</text:p>
          </table:table-cell>
          <table:table-cell table:style-name="ce2" office:value-type="date" office:date-value="2003-04-30" calcext:value-type="date">
            <text:p>30/4/2003</text:p>
          </table:table-cell>
          <table:table-cell table:number-columns-repeated="3"/>
          <table:table-cell office:value-type="string" calcext:value-type="string">
            <text:p>O objetivo deste trabalho é verificar se existe variação sazonal no esforço reprodutivo de duas espécies de grapsídeos semi-terrestres ao longo da estação reprodutiva. Durante dois anos serão realizadas coletas mensais de fêmeas adultas no manguezal da "Praia Dura" (23º 29'S e 45º 09'W), localizado no município de Ubatuba, SP. Em laboratório, estes animais serão analisados com relação a tamanho, estágio de desenvolvimento das gônadas, intensidade alimentar, condição ovígera, peso, número e tamanho dos ovos e possibilidades de realizarem desovas múltiplas. Os resultados serão comparados estatisticamente entre as estações de desova e entre os anos de estudo. (AU)</text:p>
          </table:table-cell>
          <table:table-cell table:style-name="Default" table:number-columns-repeated="2"/>
          <table:table-cell table:number-columns-repeated="998"/>
        </table:table-row>
        <table:table-row table:style-name="ro1">
          <table:table-cell office:value-type="string" calcext:value-type="string">
            <text:p>07/56446-6</text:p>
          </table:table-cell>
          <table:table-cell office:value-type="string" calcext:value-type="string">
            <text:p>Estimativas de teores de umidade de solos empregando o método GPR em área de escorregamentos em Ubatuba</text:p>
          </table:table-cell>
          <table:table-cell table:style-name="Default"/>
          <table:table-cell office:value-type="string" calcext:value-type="string">
            <text:p>Renato Luiz Prado</text:p>
          </table:table-cell>
          <table:table-cell office:value-type="string" calcext:value-type="string">
            <text:p>Universidade de São Paulo (USP). Instituto de Astronomia, Geofísica e Ciências Atmosféricas (IAG)</text:p>
          </table:table-cell>
          <table:table-cell table:number-columns-repeated="3"/>
          <table:table-cell office:value-type="string" calcext:value-type="string">
            <text:p>Renato Luiz Prado</text:p>
          </table:table-cell>
          <table:table-cell table:number-columns-repeated="3"/>
          <table:table-cell table:style-name="Default" table:number-columns-repeated="2"/>
          <table:table-cell office:value-type="string" calcext:value-type="string">
            <text:p>Auxílio à Pesquisa - Reunião - Brasil</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física</text:p>
          </table:table-cell>
          <table:table-cell table:style-name="ce2" office:value-type="date" office:date-value="2007-11-19" calcext:value-type="date">
            <text:p>19/11/2007</text:p>
          </table:table-cell>
          <table:table-cell table:style-name="ce2" office:value-type="date" office:date-value="2007-11-22" calcext:value-type="date">
            <text:p>22/11/2007</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96/00596-3</text:p>
          </table:table-cell>
          <table:table-cell office:value-type="string" calcext:value-type="string">
            <text:p>Estratégia reprodutiva de duas espécies de grapsídeos (Crustacea, Brachyura, Sesarminae) de manguezais</text:p>
          </table:table-cell>
          <table:table-cell table:style-name="Default"/>
          <table:table-cell office:value-type="string" calcext:value-type="string">
            <text:p>Maria Helena de Arruda Leme</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Maria Lucia Negreiros Fransozo</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6-04-01" calcext:value-type="date">
            <text:p>1/4/1996</text:p>
          </table:table-cell>
          <table:table-cell table:style-name="ce2" office:value-type="date" office:date-value="1999-03-31" calcext:value-type="date">
            <text:p>31/3/1999</text:p>
          </table:table-cell>
          <table:table-cell table:number-columns-repeated="3"/>
          <table:table-cell office:value-type="string" calcext:value-type="string">
            <text:p>A conquista do ambiente terrestre foi acompanhada de modificações em vários aspectos da biologia dos caranguejos, incluindo mudanças nos padrões reprodutivos. Neste estudo pretende-se testar se as estratégias reprodutivas de Sesarma rectum e Aratus pisonii (Grapsidae, Sesarminae) diferem, uma vez que cada uma dessas espécies ocupam micro-habitats diferentes no manguezal. Desse modo serão analisados aspectos da biologia reprodutiva (corte, acasalamento, embriogenia, fecundidade, fertilidade, "timing" de liberação larval, período reprodutivo) acompanhados de registro de fatores ambientais limitantes para a sobrevivência dessas espécies. Para isso serão realizadas coletas mensais no período de dois anos, em uma área do manguezal formado pelos rios Comprido e Escuro, no município de Ubatuba (SP). Será utilizado um esforço de captura de 1 hora, realizado por duas pessoas, para as coletas de A. pisonii, o qual é arborícola e bastante comum na área. Para S. rectum será utilizado um esforço de captura de 2 horas, devido à maior dificuldade de captura desses animais que se entocam em galerias, além disso, será feito um trabalho de marcação e recaptura com a finalidade de obter algumas informações sobre abundância e comportamento. (AU)</text:p>
          </table:table-cell>
          <table:table-cell table:style-name="Default" table:number-columns-repeated="2"/>
          <table:table-cell table:number-columns-repeated="998"/>
        </table:table-row>
        <table:table-row table:style-name="ro1">
          <table:table-cell office:value-type="string" calcext:value-type="string">
            <text:p>11/17037-9</text:p>
          </table:table-cell>
          <table:table-cell office:value-type="string" calcext:value-type="string">
            <text:p>Estratégias de aquisição de fósforo em Euplassa legalis (Vell.) (Proteaceae)</text:p>
          </table:table-cell>
          <table:table-cell office:value-type="string" calcext:value-type="string">
            <text:p>Acquisition strategys of phosphorus in Euplassa legalis (vell.) (Proteaceae)</text:p>
          </table:table-cell>
          <table:table-cell office:value-type="string" calcext:value-type="string">
            <text:p>Patricia de Britto Costa</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Rafael Silva Oliveir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2012-01-01" calcext:value-type="date">
            <text:p>1/1/2012</text:p>
          </table:table-cell>
          <table:table-cell table:style-name="ce2" office:value-type="date" office:date-value="2012-06-30" calcext:value-type="date">
            <text:p>30/6/2012</text:p>
          </table:table-cell>
          <table:table-cell table:number-columns-repeated="3"/>
          <table:table-cell office:value-type="string" calcext:value-type="string">
            <text:p>Cluster roots são adaptações radiculares que incrementam a aquisição de fósforo (P) em solos com baixa disponibilidade desse nutriente, tanto pelo aumento de superfície de absorção, quanto pela liberação de diversos exsudatos. Tais adaptações, descritas inicialmente em proteáceas, estão bem documentadas em diversas famílias de plantas australianas e sul-africanas (Lambers et. al. 2010), mas sua frequência e função em plantas de solos antigos e pobres em nutrientes da América do Sul ainda não foram bem estabelecidas. Nesse contexto, trabalharemos com uma proteácea comum da América do Sul, Euplassa legalis. Os objetivos deste trabalho são: 1) investigar os efeitos do suprimento de P sobre o crescimento da planta, desempenho fisiológico e formação de raízes do tipo cluster, <text:s/>2) compreender distribuição de P nos diversos compartimentos da planta e 3) caracterizar os principais carboxilatos liberados pelos cluster roots nesta espécie.A pesquisa será realizada a partir de um experimento em vasos com solo arenoso em casa de vegetação com mudas de 3 meses de E. legalis cujas sementes foram coletadas em uma restinga florestal em Ubatuba, SP. As plantas serão regadas três vezes por semana com solução nutritiva com as seguintes concentrações de P: 0, 10, 50 e 100 mM. Medidas crescimento em altura de expansão foliar serão tomadas durante quatro meses. A taxa fotossintética máxima, biomassa total da planta, número de cluter roots por planta, peso do cluster root/ peso total de raízes, bem como a concentração de P nos diversos compartimentos e composição dos exsudatos radiculares serão analisados após esse período. Dessa forma, pretende-se entender o papel do fósforo na formação de cluster roots, bem como elucidar os mecanismos pelos quais essas raízes obtêm nutrientes. (AU)</text:p>
          </table:table-cell>
          <table:table-cell office:value-type="string" calcext:value-type="string">
            <text:p>Cluster roots are considered adaptations that enhance phosphorus acquisition from soils with low P availability, both in increasing the absorptive surface, and by the release of several exudates. They are well-documented in Australian and South-African Proteaceae (Lambers et al. 2010) and investigations about their frequency and function in plants from ancient and nutrient-impoverished soils from South America have not been well established. In this context, we will work with a common Proteaceae of South America, Euplassa legalis. The aims of this study are: 1) investigate the effects of variable P supply on plant growth, physiological performace and cluster-root formation; 2) understand the distribution of P in the various compartments of the plant; 3) characterize the main carboxylates released by the cluster roots of this species. The research will be conducted from an experiment in pots with soil in a greenhouse with seedling of three months from E. legalis whose seeds were collected in a resting forest in Ubatuba, SP. The plants will be watered three times a week with nutrient solution with the following P concentrations: 0, 10, 50 and 100 mM. Measures growth in height of leaf expansion will be taken during four month. The maximum photosynthetic rate, total plant biomass, number of cluster roots per plant, weight of the cluster root / total root weight and P concentration in the various compartments of the plant and composition of the exudates will be reviewed after this period. Thus, we intend to understand the role of phosphorus in the formation of cluster roots, as well as to elucidate the mechanisms by which these roots obtain nutrients. (AU)</text:p>
          </table:table-cell>
          <table:table-cell table:style-name="Default"/>
          <table:table-cell table:number-columns-repeated="998"/>
        </table:table-row>
        <table:table-row table:style-name="ro1">
          <table:table-cell office:value-type="string" calcext:value-type="string">
            <text:p>96/04832-3</text:p>
          </table:table-cell>
          <table:table-cell office:value-type="string" calcext:value-type="string">
            <text:p>Estratégias de osmorregulação de deuterodon pedri Eigenmann, 1908 (Characidae; Characiformes) um lambari da divisão primária, no estuário de um rio costeiro em Ubatuba, SP</text:p>
          </table:table-cell>
          <table:table-cell table:style-name="Default"/>
          <table:table-cell office:value-type="string" calcext:value-type="string">
            <text:p>Gabriela Zanon Pelição Dardis</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Ricardo Macedo Corrêa e Castr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1996-10-01" calcext:value-type="date">
            <text:p>1/10/1996</text:p>
          </table:table-cell>
          <table:table-cell table:style-name="ce2" office:value-type="date" office:date-value="1997-11-30" calcext:value-type="date">
            <text:p>30/11/1997</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94/03738-8</text:p>
          </table:table-cell>
          <table:table-cell office:value-type="string" calcext:value-type="string">
            <text:p>Estratigrafia do Holoceno dos sedimentos submersos do saco da Ribeira e saco do pereque-mirim, Ubatuba, Estado de São Paulo</text:p>
          </table:table-cell>
          <table:table-cell table:style-name="Default"/>
          <table:table-cell office:value-type="string" calcext:value-type="string">
            <text:p>Michel Michaelovitch de Mahiques</text:p>
          </table:table-cell>
          <table:table-cell office:value-type="string" calcext:value-type="string">
            <text:p>Universidade de São Paulo (USP). Instituto Oceanográfico (IO)</text:p>
          </table:table-cell>
          <table:table-cell table:number-columns-repeated="3"/>
          <table:table-cell office:value-type="string" calcext:value-type="string">
            <text:p>Michel Michaelovitch de Mahiques</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Geológica</text:p>
          </table:table-cell>
          <table:table-cell table:style-name="ce2" office:value-type="date" office:date-value="1995-01-01" calcext:value-type="date">
            <text:p>1/1/1995</text:p>
          </table:table-cell>
          <table:table-cell table:style-name="ce2" office:value-type="date" office:date-value="1996-12-31" calcext:value-type="date">
            <text:p>31/12/1996</text:p>
          </table:table-cell>
          <table:table-cell table:number-columns-repeated="3"/>
          <table:table-cell office:value-type="string" calcext:value-type="string">
            <text:p>O presente projeto de pesquisa tem como objetivo a análise integrada de dados, obtidos em campanhas de testemunhagem na região da Enseada do Flamengo, Ubatuba, Litoral Norte do Estado de São Paulo, associados a informações sobre datações e análises sobre materiais recém coletados na área. Com isso, pretende-se obter novos dados sobre as variações do nível do mar no Holoceno, no litoral paulista, bem como tentar estabelecer um modelo deposicional para a área. (AU)</text:p>
          </table:table-cell>
          <table:table-cell table:style-name="Default" table:number-columns-repeated="2"/>
          <table:table-cell table:number-columns-repeated="998"/>
        </table:table-row>
        <table:table-row table:style-name="ro1">
          <table:table-cell office:value-type="string" calcext:value-type="string">
            <text:p>92/04934-0</text:p>
          </table:table-cell>
          <table:table-cell office:value-type="string" calcext:value-type="string">
            <text:p>Estrutura da macrofauna bentônica de fundos inconsolidados da ilha das Couves e das enseadas de Picinguaba e Ubatumirim, Ubatuba, SP</text:p>
          </table:table-cell>
          <table:table-cell table:style-name="Default"/>
          <table:table-cell office:value-type="string" calcext:value-type="string">
            <text:p>Edmundo Ferraz Nonato</text:p>
          </table:table-cell>
          <table:table-cell office:value-type="string" calcext:value-type="string">
            <text:p>Universidade de São Paulo (USP). Instituto Oceanográfico (IO)</text:p>
          </table:table-cell>
          <table:table-cell table:number-columns-repeated="3"/>
          <table:table-cell office:value-type="string" calcext:value-type="string">
            <text:p>Edmundo Ferraz Nonato</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1993-04-01" calcext:value-type="date">
            <text:p>1/4/1993</text:p>
          </table:table-cell>
          <table:table-cell table:style-name="ce2" office:value-type="date" office:date-value="1995-03-31" calcext:value-type="date">
            <text:p>31/3/1995</text:p>
          </table:table-cell>
          <table:table-cell table:number-columns-repeated="3"/>
          <table:table-cell office:value-type="string" calcext:value-type="string">
            <text:p>O projeto tem por objetivo determinar padrões de repartição espacial e temporal da macrofauna bentônica de fundos inconsolidados em algumas das enseadas do Litoral Norte de São Paulo; os fatores ambientais que os condicionam, assim como a melhor rede de amostragem e o número mínimo de amostras necessário para garantir a confiabilidade dos resultados. Através dos resultados obtidos, pretende-se determinar um modelo de amostragem sensível as variações estruturais, que possibilite inferências conclusivas para estudos oceanográficos e monitoramento ambiental de fundos inconsolidados. (AU)</text:p>
          </table:table-cell>
          <table:table-cell table:style-name="Default" table:number-columns-repeated="2"/>
          <table:table-cell table:number-columns-repeated="998"/>
        </table:table-row>
        <table:table-row table:style-name="ro1">
          <table:table-cell office:value-type="string" calcext:value-type="string">
            <text:p>08/04864-1</text:p>
          </table:table-cell>
          <table:table-cell office:value-type="string" calcext:value-type="string">
            <text:p>Estrutura de um trecho da Floresta Ombrófila Densa na Serra do Mar (Ubatuba, SP)</text:p>
          </table:table-cell>
          <table:table-cell table:style-name="Default"/>
          <table:table-cell office:value-type="string" calcext:value-type="string">
            <text:p>Roseli Buzanelli Torres</text:p>
          </table:table-cell>
          <table:table-cell office:value-type="string" calcext:value-type="string">
            <text:p>Secretaria de Agricultura e Abastecimento (São Paulo - Estado). Agência Paulista de Tecnologia dos Agronegócios (APTA). Instituto Agronômico (IAC)</text:p>
          </table:table-cell>
          <table:table-cell table:number-columns-repeated="3"/>
          <table:table-cell office:value-type="string" calcext:value-type="string">
            <text:p>Roseli Buzanelli Torres</text:p>
          </table:table-cell>
          <table:table-cell table:number-columns-repeated="3"/>
          <table:table-cell table:style-name="Default" table:number-columns-repeated="2"/>
          <table:table-cell office:value-type="string" calcext:value-type="string">
            <text:p>Auxílio à Pesquisa - Reunião - Brasil</text:p>
          </table:table-cell>
          <table:table-cell office:value-type="string" calcext:value-type="string">
            <text:p>Ciências Biológicas</text:p>
          </table:table-cell>
          <table:table-cell office:value-type="string" calcext:value-type="string">
            <text:p>Botânica</text:p>
          </table:table-cell>
          <table:table-cell office:value-type="string" calcext:value-type="string">
            <text:p>Taxonomia Vegetal</text:p>
          </table:table-cell>
          <table:table-cell table:style-name="ce2" office:value-type="date" office:date-value="2008-08-02" calcext:value-type="date">
            <text:p>2/8/2008</text:p>
          </table:table-cell>
          <table:table-cell table:style-name="ce2" office:value-type="date" office:date-value="2008-08-08" calcext:value-type="date">
            <text:p>8/8/2008</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2/06652-5</text:p>
          </table:table-cell>
          <table:table-cell office:value-type="string" calcext:value-type="string">
            <text:p>Estrutura e comportamento dos cardumes de Mugil curema no córrego da Paciência, Ubatuba, SP</text:p>
          </table:table-cell>
          <table:table-cell table:style-name="Default"/>
          <table:table-cell office:value-type="string" calcext:value-type="string">
            <text:p>Carolina Delgado de Carvalho</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Virginia Sanches Uied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Comportamento Animal</text:p>
          </table:table-cell>
          <table:table-cell table:style-name="ce2" office:value-type="date" office:date-value="2002-10-01" calcext:value-type="date">
            <text:p>1/10/2002</text:p>
          </table:table-cell>
          <table:table-cell table:style-name="ce2" office:value-type="date" office:date-value="2003-09-30" calcext:value-type="date">
            <text:p>30/9/2003</text:p>
          </table:table-cell>
          <table:table-cell table:number-columns-repeated="3"/>
          <table:table-cell office:value-type="string" calcext:value-type="string">
            <text:p>O parati, Mugil curema, é uma espécie comum no litoral do Brasil, sendo os jovens encontrados em áreas estuarinas e organizados em cardumes. O presente trabalho pretende analisar a estrutura e descrever o comportamento de formação de cardumes de juvenis de Mugil curema encontrados no estuário do Córrego da Paciência (Ubatuba, SP). Coletas e observações diurnas e noturnas dos cardumes de Mugil curema serão realizadas no estuário do Córrego da Paciência para obtenção de dados sobre sua estrutura e comportamento. As seguintes questões serão analisadas: (1) relação entre o número e tamanho médio dos indivíduos no cardume, (2) relação entre o tamanho dos indivíduos e a profundidade das áreas utilizadas para forrageamento, (3) diferença no comportamento de forrageamento de cardumes formados por indivíduos de menor e maior porte e (4) possíveis mudanças no comportamento de deslocamento do cardume frente à presença de predadores aéreos. (AU)</text:p>
          </table:table-cell>
          <table:table-cell table:style-name="Default" table:number-columns-repeated="2"/>
          <table:table-cell table:number-columns-repeated="998"/>
        </table:table-row>
        <table:table-row table:style-name="ro1">
          <table:table-cell office:value-type="string" calcext:value-type="string">
            <text:p>97/02686-2</text:p>
          </table:table-cell>
          <table:table-cell office:value-type="string" calcext:value-type="string">
            <text:p>Estrutura populacional de collisella subrugosa (patellogastropoda: acmaeidae) em costões de Ubatuba, SP</text:p>
          </table:table-cell>
          <table:table-cell table:style-name="Default"/>
          <table:table-cell office:value-type="string" calcext:value-type="string">
            <text:p>Tiago Egger Moellwald Duque Estrada</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Eloisa Helena Morgado do Amaral</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1997-06-01" calcext:value-type="date">
            <text:p>1/6/1997</text:p>
          </table:table-cell>
          <table:table-cell table:style-name="ce2" office:value-type="date" office:date-value="1998-05-31" calcext:value-type="date">
            <text:p>31/5/1998</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99/11680-3</text:p>
          </table:table-cell>
          <table:table-cell office:value-type="string" calcext:value-type="string">
            <text:p>Estrutura populacional e crescimento do ermitão Pagurus brevidactylus (Crustacea, Anomura, Paguridae) da Ilha Anchieta, Ubatuba, SP</text:p>
          </table:table-cell>
          <table:table-cell table:style-name="Default"/>
          <table:table-cell office:value-type="string" calcext:value-type="string">
            <text:p>Ronaldo Adriano Christofoletti</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Adilson Fransozo</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0-03-01" calcext:value-type="date">
            <text:p>1/3/2000</text:p>
          </table:table-cell>
          <table:table-cell table:style-name="ce2" office:value-type="date" office:date-value="2002-02-28" calcext:value-type="date">
            <text:p>28/2/2002</text:p>
          </table:table-cell>
          <table:table-cell table:number-columns-repeated="3"/>
          <table:table-cell office:value-type="string" calcext:value-type="string">
            <text:p>Os ermitões pertencem a infraordem Anomura e, embora despertem interesse devido ao seu grau de comportamento social e sua íntima relação com as conchas de gastrópodos, são poucos os trabalhos sobre a biologia e ecologia destes animais, principalmente quando comparado ao número de trabalhos realizados com outros crustáceos decápodos. O pagurídeo Pagurus brevidctylus é uma espécie pouco estudada, encontrada na costa litorânea do Estado de São Paulo. Os estudos populacionais e de crescimento são importantes, pois fornecem subsídios para o entendimento do modo de vida de uma população, assim como de sua relação com outros organismos do mesmo ambiente, além de fornecer subsídios para outros estudos. O objetivo do presente projeto é caracterizar a estrutura populacional de P. brevidactylus da Ilha Anchieta, Ubatuba, baseando-se na razão sexual, no período reprodutivo e na distribuição em classes de tamanho dos indivíduos além de determinar o crescimento relativo e a curva de crescimento em comprimento para esta população. Os animais serão coletados mensalmente, durante o período de um ano. Em laboratório, será observado o sexo e serão efetuadas as medidas de comprimento e largura do escudo cefalotorácico, comprimento e altura do própodo quelar, distância entre os orifícios genitais e peso. Estes dados servirão para realizar a caracterização populacional, além de determinar o crescimento relativo e crescimento em tamanho. (AU)</text:p>
          </table:table-cell>
          <table:table-cell table:style-name="Default" table:number-columns-repeated="2"/>
          <table:table-cell table:number-columns-repeated="998"/>
        </table:table-row>
        <table:table-row table:style-name="ro1">
          <table:table-cell office:value-type="string" calcext:value-type="string">
            <text:p>00/12119-2</text:p>
          </table:table-cell>
          <table:table-cell office:value-type="string" calcext:value-type="string">
            <text:p>Estrutura populacional e reprodução das espécies de "Ampithoidae" (Amphipoda, Crustacea) associadas a (Sargassum SP c. agardth, 1820) na praia da Fortaleza, Ubatuba, SP</text:p>
          </table:table-cell>
          <table:table-cell table:style-name="Default"/>
          <table:table-cell office:value-type="string" calcext:value-type="string">
            <text:p>Renata Rela</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Fosca Pedini Pereira Leite</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1-04-01" calcext:value-type="date">
            <text:p>1/4/2001</text:p>
          </table:table-cell>
          <table:table-cell table:style-name="ce2" office:value-type="date" office:date-value="2002-11-30" calcext:value-type="date">
            <text:p>30/11/2002</text:p>
          </table:table-cell>
          <table:table-cell table:number-columns-repeated="3"/>
          <table:table-cell office:value-type="string" calcext:value-type="string">
            <text:p>Neste projeto pretende-se investigar aspectos da biologia populacional de três espécies de antípodas da família Ampithoidae (Ampithoe ramondi Audoin, 1826, Cymadusa filosa Savigny, 1816 e Sunampithoe pelagica Milne Edwards, 1950) em bancos de Sargassum sp, da Praia da Fortaleza, litoral norte do Estado de São Paulo com a finalidade de determinar os padrões de variação sazonal, estratégia reprodutiva, fecundidade e períodos reprodutivos das mesmas. (AU)</text:p>
          </table:table-cell>
          <table:table-cell table:style-name="Default" table:number-columns-repeated="2"/>
          <table:table-cell table:number-columns-repeated="998"/>
        </table:table-row>
        <table:table-row table:style-name="ro1">
          <table:table-cell office:value-type="string" calcext:value-type="string">
            <text:p>92/04978-7</text:p>
          </table:table-cell>
          <table:table-cell office:value-type="string" calcext:value-type="string">
            <text:p>Estudo da anatomia descritiva e funcional de neoteredo reynei (bartsch,1930)e Psiloteredo healdi (bartsch,1931),incluindo estudo do sistema circulatório dessas espécies e de nausitora fusticula..</text:p>
          </table:table-cell>
          <table:table-cell table:style-name="Default"/>
          <table:table-cell office:value-type="string" calcext:value-type="string">
            <text:p>Sônia Godoy Bueno Carvalho Lopes</text:p>
          </table:table-cell>
          <table:table-cell office:value-type="string" calcext:value-type="string">
            <text:p>Universidade de São Paulo (USP). Instituto de Biociências (IB)</text:p>
          </table:table-cell>
          <table:table-cell table:number-columns-repeated="3"/>
          <table:table-cell office:value-type="string" calcext:value-type="string">
            <text:p>Sônia Godoy Bueno Carvalho Lopes</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Zoologia Aplicada</text:p>
          </table:table-cell>
          <table:table-cell table:style-name="ce2" office:value-type="date" office:date-value="1993-04-01" calcext:value-type="date">
            <text:p>1/4/1993</text:p>
          </table:table-cell>
          <table:table-cell table:style-name="ce2" office:value-type="date" office:date-value="1995-03-31" calcext:value-type="date">
            <text:p>31/3/1995</text:p>
          </table:table-cell>
          <table:table-cell table:number-columns-repeated="3"/>
          <table:table-cell office:value-type="string" calcext:value-type="string">
            <text:p>Os Teredinidae são xilófagos marinhos, ecológica e economicamente importantes por acelerarem a reciclagem de toda madeira em contato com o mar. Pesquisa recente sobre a composição e distribuição das espécies em manguezal de Ubatuba (SP) e o estudo anátomo-funcional de Nausitora fusticula revelaram estruturas pouco conhecidas e aspectos da distribuição em relação ao gradiente de salinidade e à emersão, que necessitam investigação. Estudos anátomo-funcionais de Neoteredo reynei e Psiloteredo healdi, abundantes na área, incluindo-se nesta etapa a organização do sistema circulatório aumentarão a compreensão das adaptações desses bivalves e fornecerão os fundamentos para que futuros estudos fisiológicos auxiliem a explicar a distribuição local e geográfica, bem como a adoção de medidas de controle desses bivalves. (AU)</text:p>
          </table:table-cell>
          <table:table-cell table:style-name="Default" table:number-columns-repeated="2"/>
          <table:table-cell table:number-columns-repeated="998"/>
        </table:table-row>
        <table:table-row table:style-name="ro1">
          <table:table-cell office:value-type="string" calcext:value-type="string">
            <text:p>95/01826-0</text:p>
          </table:table-cell>
          <table:table-cell office:value-type="string" calcext:value-type="string">
            <text:p>Estudo da anatomia funcional de Psiloteredo healdi (Bartsch, 1931) (Bivalvia: Teredinidae)</text:p>
          </table:table-cell>
          <table:table-cell table:style-name="Default"/>
          <table:table-cell office:value-type="string" calcext:value-type="string">
            <text:p>Georgeana de Lima Curi Meserani</text:p>
          </table:table-cell>
          <table:table-cell office:value-type="string" calcext:value-type="string">
            <text:p>Universidade de São Paulo (USP). Instituto de Biociências (IB)</text:p>
          </table:table-cell>
          <table:table-cell table:number-columns-repeated="3"/>
          <table:table-cell office:value-type="string" calcext:value-type="string">
            <text:p>Osmar Domaneschi</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table:style-name="Default"/>
          <table:table-cell table:style-name="ce2" office:value-type="date" office:date-value="1995-08-01" calcext:value-type="date">
            <text:p>1/8/1995</text:p>
          </table:table-cell>
          <table:table-cell table:style-name="ce2" office:value-type="date" office:date-value="1997-10-31" calcext:value-type="date">
            <text:p>31/10/1997</text:p>
          </table:table-cell>
          <table:table-cell table:number-columns-repeated="3"/>
          <table:table-cell office:value-type="string" calcext:value-type="string">
            <text:p>Os Teredinidae são bivalves xilófagos, marinhos e de águas salobras à praticamente doces. Suas espécies são de grande importância ecológica por acelerarem a reciclagem da madeira em contato com o ambiente em que vivem, e de importância econômica, por causarem enormes danos a embarcações e construções humanas feitas com esse material e por servirem de alimento para populações humanas no Brasil e outros países. Esses moluscos, de corpo alongado e concha reduzida entre outras adaptações ao hábito de perfurar e ingerir madeira, estão presentes em praticamente todos os mares do mundo, com a maioria das espécies distribuídas em regiões tropicais. No litoral brasileiro ocorrem aproximadamente 36% de suas espécies. Estudos anátomo-funcionais, básicos para a compreensão das adaptações e biologia desses bivalves, constituem os fundamentos para estudos fisiológicos e ecológicos importantes para explicar a distribuição geográfica, bem como a adoção de medidas de controle dos mesmos. Psiloteredo healdi é importante componente da comunidade de rios brasileiros associados a estuários e uma das quatro espécies mais abundantes no Rio Comprido, este, responsável com o Rio Escuro, pela constituição do manguezal da região estuarina da Praia Dura, Ubatuba (S.P.). Os conhecimentos acerca dessa espécie restringem-se à taxonomia, distribuição geográfica, aspecto de seu ataque a diferentes tipos de madeiras, e características anatômicas gerais, nada havendo a respeito de sua anatomia funcional. Para o presente projeto propõe-se fazer um estudo detalhado da anatomia funcional de Psiloteredo healdi, a qual envolverá o estudo dos sifões, dos órgãos da cavidade palial, musculatura associada ao pé e às paletas, configuração e funcionamento do sistema digestivo. O material de estudo para o presente projeto será coletado nas margens ou leito do Rio Comprido, local escolhido pela proximidade da capital de São Paulo e pela baixa incidência da ação antrópica, o que garante a conclusão do projeto. (AU)</text:p>
          </table:table-cell>
          <table:table-cell table:style-name="Default" table:number-columns-repeated="2"/>
          <table:table-cell table:number-columns-repeated="998"/>
        </table:table-row>
        <table:table-row table:style-name="ro1">
          <table:table-cell office:value-type="string" calcext:value-type="string">
            <text:p>98/05097-0</text:p>
          </table:table-cell>
          <table:table-cell office:value-type="string" calcext:value-type="string">
            <text:p>Estudo da biologia reprodutiva e morfologia floral de algumas espécies de Orchidaceae em ambientes diferentes no estado de São Paulo</text:p>
          </table:table-cell>
          <table:table-cell table:style-name="Default"/>
          <table:table-cell office:value-type="string" calcext:value-type="string">
            <text:p>Emerson Ricardo Pansarin</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Maria do Carmo Estanislau do Amaral</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8-09-01" calcext:value-type="date">
            <text:p>1/9/1998</text:p>
          </table:table-cell>
          <table:table-cell table:style-name="ce2" office:value-type="date" office:date-value="2000-06-30" calcext:value-type="date">
            <text:p>30/6/2000</text:p>
          </table:table-cell>
          <table:table-cell table:number-columns-repeated="3"/>
          <table:table-cell office:value-type="string" calcext:value-type="string">
            <text:p>Será feito o estudo da biologia reprodutiva e morfologia floral de quatro espécies de Orchidaceae: Cirrhaea dependens, Epidendrum secundum, Isochilus linearis e Psilochilus modestus. As espécies escolhidas ocorrem tanto em matas de altitude do interior do Estado de São Paulo (Serra do Japi - Jundiaí e Pedra Grande - Atibaia) quanto em matas super-úmidas da planície litorânea (Picinguaba - Ubatuba-SP). Em ambos os ambientes, serão investigados aspectos de sua biologia floral e sucesso reprodutivo. Para cada espécie, serão realizados tratamentos para verificação de sua forma de reprodução, taxa de frutificação, porcentagem de sementes férteis obtidas em cada tratamento, e será observada a fenologia das plantas em cada ambiente. Será comparada a morfologia floral das espécies nos diferentes ambientes, relacionando sua síndrome floral e variação de compostos voláteis com o tipo de polinizador encontrado, através de observações de campo. (AU)</text:p>
          </table:table-cell>
          <table:table-cell table:style-name="Default" table:number-columns-repeated="2"/>
          <table:table-cell table:number-columns-repeated="998"/>
        </table:table-row>
        <table:table-row table:style-name="ro1">
          <table:table-cell office:value-type="string" calcext:value-type="string">
            <text:p>95/03872-9</text:p>
          </table:table-cell>
          <table:table-cell office:value-type="string" calcext:value-type="string">
            <text:p>Estudo da distribuição diuturna da macrofauna bêntica, com ênfase aos peixes e crustáceos decápodos, do sublitoral não consolidado na Enseada de Ubatuba (SP)</text:p>
          </table:table-cell>
          <table:table-cell table:style-name="Default"/>
          <table:table-cell office:value-type="string" calcext:value-type="string">
            <text:p>Maria Lucia Negreiros Fransozo</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Maria Lucia Negreiros Fransozo</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5-10-01" calcext:value-type="date">
            <text:p>1/10/1995</text:p>
          </table:table-cell>
          <table:table-cell table:style-name="ce2" office:value-type="date" office:date-value="1997-09-30" calcext:value-type="date">
            <text:p>30/9/1997</text:p>
          </table:table-cell>
          <table:table-cell table:number-columns-repeated="3"/>
          <table:table-cell office:value-type="string" calcext:value-type="string">
            <text:p>Os crustáceos decápodes, juntamente com os peixes, constituem elementos importantes na dinâmica da fauna bentônica da região. litorânea. O objetivo deste projeto é o estudo da distribuição diuturna da macrofauna, com ênfase aos peixes e crustáceos decápodes. capturados por meio de arrastos camaroeiros na faixa sub-litoral da Enseada de Ubatuba (SP). As coletas serão realizadas de 6 em 6 horas em duas ocasiões do ano (período de menor precipitação e período de maior precipitação) sendo os arrastos efetuados em três meses consecutivos com três réplicas/mês. (AU)</text:p>
          </table:table-cell>
          <table:table-cell table:style-name="Default" table:number-columns-repeated="2"/>
          <table:table-cell table:number-columns-repeated="998"/>
        </table:table-row>
        <table:table-row table:style-name="ro1">
          <table:table-cell office:value-type="string" calcext:value-type="string">
            <text:p>03/08314-2</text:p>
          </table:table-cell>
          <table:table-cell office:value-type="string" calcext:value-type="string">
            <text:p>Estudo da fauna aquática associada a vegetação do mangue do rio da fazenda, Ubatuba (SP) através de experimentos de manipulação</text:p>
          </table:table-cell>
          <table:table-cell table:style-name="Default"/>
          <table:table-cell office:value-type="string" calcext:value-type="string">
            <text:p>Michéle de Oliveira Dias Alves Corrêa</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Virginia Sanches Uieda</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4-03-01" calcext:value-type="date">
            <text:p>1/3/2004</text:p>
          </table:table-cell>
          <table:table-cell table:style-name="ce2" office:value-type="date" office:date-value="2007-11-30" calcext:value-type="date">
            <text:p>30/11/2007</text:p>
          </table:table-cell>
          <table:table-cell table:number-columns-repeated="3"/>
          <table:table-cell office:value-type="string" calcext:value-type="string">
            <text:p>O estudo da fauna associada à vegetação de mangue se torna uma tarefa bastante complexa, em função da riqueza de organismos aí encontrados e da grande influência das variações na salinidade sobre a colonização deste habitat. Uma metodologia apropriada para estudos desta natureza é a utilização de estruturas experimentais, que permitem a simplificação do habitat a ser analisado, além de possibilitar o controle da influência das variações ambientais sobre as áreas amostradas. Assim, no presente trabalho será realizado um experimento de colonização no mangue do Rio da Fazenda, na maré baixa e em dois períodos do ano (seco e chuvoso), com o objetivo de analisar a fauna aquática que utiliza a vegetação do mangue como local de abrigo e/ou alimentação. Em síntese, o presente trabalho pretende analisar: (1) a eficiência do uso de substrato artificial para a colonização no mangue, (2) a influência de fatores abióticos, principalmente salinidade, sobre a colonização, (3) a influência estacionai sobre a composição da comunidade de invertebrados e (4) a utilização deste substrato como local de alimentação e/ou abrigo pelas espécies de peixes. (AU)</text:p>
          </table:table-cell>
          <table:table-cell table:style-name="Default" table:number-columns-repeated="2"/>
          <table:table-cell table:number-columns-repeated="998"/>
        </table:table-row>
        <table:table-row table:style-name="ro1">
          <table:table-cell office:value-type="string" calcext:value-type="string">
            <text:p>08/57430-9</text:p>
          </table:table-cell>
          <table:table-cell office:value-type="string" calcext:value-type="string">
            <text:p>Estudo da helmintofauna de Spheniscus magellanicus (aves: spheniscidae) procedentes de Ubatuba, litoral norte do Estado de São Paulo</text:p>
          </table:table-cell>
          <table:table-cell table:style-name="Default"/>
          <table:table-cell office:value-type="string" calcext:value-type="string">
            <text:p>Gabriela Cabral Rezende</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Reinaldo José da Silv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Parasitologia</text:p>
          </table:table-cell>
          <table:table-cell office:value-type="string" calcext:value-type="string">
            <text:p>Helmintologia de Parasitos</text:p>
          </table:table-cell>
          <table:table-cell table:style-name="ce2" office:value-type="date" office:date-value="2009-01-01" calcext:value-type="date">
            <text:p>1/1/2009</text:p>
          </table:table-cell>
          <table:table-cell table:style-name="ce2" office:value-type="date" office:date-value="2009-12-31" calcext:value-type="date">
            <text:p>31/12/2009</text:p>
          </table:table-cell>
          <table:table-cell table:number-columns-repeated="3"/>
          <table:table-cell office:value-type="string" calcext:value-type="string">
            <text:p>Spheniscus magellanicus é o pingüim mais abundante dentre os que vivem em áreas temperadas. Dentre seis espécies de helmintos encontradas parasitando esta ave, apenas duas, Contracaecum peiagicum e Cardiocephaloides physalis, foram registradas como ocorrentes em pingüins que visitam a costa brasileira. Devido ao intenso hábito migratório dessa espécie, é possível que a comunidade de helmintos de S. magellanicus ocorrentes no Brasil seja mais diversificada. Portanto, propõe-se como objetivo deste projeto analisar a helmintofauna de S. magellanicus procedentes de Ubatuba, litoral norte do Estado de São Paulo. O projeto será desenvolvido através de parceria entre o Departamento de Parasitologia do Instituto de Biociências de Botucatu (IBB - UNESP) e o Instituto Argonauta para Conservação Costeira e Marinha, em Ubatuba/SP. Serão incluídos no projeto pelo menos 100 animais que foram encaminhados ao Instituto Argonauta desde 2005 para reabilitação e que não sobreviveram a este processo, além dos animais que passarem por este mesmo processo durante o ano de 2009. Os órgãos do trato gastrointestinal serão examinados para a presença de trematódeos, nematódeos, cestódeos e outros helmintos. Os helmintos coletados serão processados e analisados no Laboratório de Parasitologia de Animais Silvestres do Departamento de Parasitologia do Instituto de Biociências de Botucatu, UNESP seguindo-se metodologias clássicas de parasitologia. A identificação das espécies será realizada baseando-se em bibliografia específica. Todas as espécies de helmintos encontradas serão desenhadas em câmara clara adaptada em microscópio óptico DMLS (Leica). Dados morfométricos e fotomicrografias serão obtidos em sistema computadorizado para análise de imagens QWin Lite 3.1, adaptado em microscópio DMLB (Leica). Amostras de todos os helmintos serão mantidas na coleção helmintológica do Departamento de Parasitologia. (AU)</text:p>
          </table:table-cell>
          <table:table-cell table:style-name="Default" table:number-columns-repeated="2"/>
          <table:table-cell table:number-columns-repeated="998"/>
        </table:table-row>
        <table:table-row table:style-name="ro1">
          <table:table-cell office:value-type="string" calcext:value-type="string">
            <text:p>96/01308-1</text:p>
          </table:table-cell>
          <table:table-cell office:value-type="string" calcext:value-type="string">
            <text:p>Estudo da variação estrutural da Floresta Atlântica e de seus principais condicionantes físicos na bacia do rio itamambuca, Ubatuba, SP</text:p>
          </table:table-cell>
          <table:table-cell table:style-name="Default"/>
          <table:table-cell office:value-type="string" calcext:value-type="string">
            <text:p>Cristina Simonetti</text:p>
          </table:table-cell>
          <table:table-cell office:value-type="string" calcext:value-type="string">
            <text:p>Universidade de São Paulo (USP). Instituto de Biociências (IB)</text:p>
          </table:table-cell>
          <table:table-cell table:number-columns-repeated="3"/>
          <table:table-cell office:value-type="string" calcext:value-type="string">
            <text:p>Waldir Mantovani</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Agrárias</text:p>
          </table:table-cell>
          <table:table-cell office:value-type="string" calcext:value-type="string">
            <text:p>Recursos Florestais e Engenharia Florestal</text:p>
          </table:table-cell>
          <table:table-cell office:value-type="string" calcext:value-type="string">
            <text:p>Conservação da Natureza</text:p>
          </table:table-cell>
          <table:table-cell table:style-name="ce2" office:value-type="date" office:date-value="1996-05-01" calcext:value-type="date">
            <text:p>1/5/1996</text:p>
          </table:table-cell>
          <table:table-cell table:style-name="ce2" office:value-type="date" office:date-value="2000-05-31" calcext:value-type="date">
            <text:p>31/5/2000</text:p>
          </table:table-cell>
          <table:table-cell table:number-columns-repeated="3"/>
          <table:table-cell office:value-type="string" calcext:value-type="string">
            <text:p>O conjunto de formações florestais perenifólias que compõe o domínio da floresta atlântica é marcado por uma expressiva diversidade florística e estrutural, associada à multiplicidade das formas de relevo, do substrato, e das condições climáticas pretéritas e atuais. Esperando contribuir com o conhecimento desse ecossistema tão complexo e diversos pretende-se estabelecer relações detalhadas entre a estrutura é a composição da floresta e seus principais condicionantes físicos, culminando com a caracterização da dinâmica natural, tão pronunciada nas encostas. (AU)</text:p>
          </table:table-cell>
          <table:table-cell table:style-name="Default" table:number-columns-repeated="2"/>
          <table:table-cell table:number-columns-repeated="998"/>
        </table:table-row>
        <table:table-row table:style-name="ro1">
          <table:table-cell office:value-type="string" calcext:value-type="string">
            <text:p>02/08902-9</text:p>
          </table:table-cell>
          <table:table-cell office:value-type="string" calcext:value-type="string">
            <text:p>Estudo da variação sazonal das concentrações de Rn-222 em amostras de água do mar nas enseadas de Ubatuba, para a estimativa da descarga de águas subterrâneas</text:p>
          </table:table-cell>
          <table:table-cell table:style-name="Default"/>
          <table:table-cell office:value-type="string" calcext:value-type="string">
            <text:p>Patricia da Costa Lopes</text:p>
          </table:table-cell>
          <table:table-cell office:value-type="string" calcext:value-type="string">
            <text:p>Secretaria de Desenvolvimento Econômico, Ciência e Tecnologia (São Paulo - Estado). Instituto de Pesquisas Energéticas e Nucleares (IPEN)</text:p>
          </table:table-cell>
          <table:table-cell table:number-columns-repeated="3"/>
          <table:table-cell office:value-type="string" calcext:value-type="string">
            <text:p>Joselene de Oliveir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Química</text:p>
          </table:table-cell>
          <table:table-cell office:value-type="string" calcext:value-type="string">
            <text:p>Química Analítica</text:p>
          </table:table-cell>
          <table:table-cell table:style-name="ce2" office:value-type="date" office:date-value="2003-07-01" calcext:value-type="date">
            <text:p>1/7/2003</text:p>
          </table:table-cell>
          <table:table-cell table:style-name="ce2" office:value-type="date" office:date-value="2005-06-30" calcext:value-type="date">
            <text:p>30/6/2005</text:p>
          </table:table-cell>
          <table:table-cell table:number-columns-repeated="3"/>
          <table:table-cell office:value-type="string" calcext:value-type="string">
            <text:p>O presente trabalho tem por finalidades avaliar a variação sazonal das concentrações de Rn-222 em excesso observadas nas águas das enseadas do Flamengo, da Fortaleza, do Mar Virado e de Ubatuba, litoral norte do Estado de São Paulo. A proposta deste estudo surgiu da necessidade de se acompanhar variações a curto prazo das concentrações de Rn-222 nas enseadas de Ubatuba, as quais foram estudadas durante o biênio 2001/2002, com a finalidade de aprimorar a estimativa da SGD no local e possivelmente identificar novos sítios de descarga nessa região. O trabalho preliminar financiado pela FAPESP, denominado "Estudo da descarga de águas subterrâneas em regiões costeiras utilizando Rn-222 como traçador natural" Processo 1999/08361-3, foi pioneiro no nosso país e propiciou uma grande oportunidade para implementar a metodologia analítica e iniciar um banco de dados das concentrações de Rn-222 e Ra-226 nas águas do litoral norte do Estado de São Paulo. (AU)</text:p>
          </table:table-cell>
          <table:table-cell table:style-name="Default" table:number-columns-repeated="2"/>
          <table:table-cell table:number-columns-repeated="998"/>
        </table:table-row>
        <table:table-row table:style-name="ro1">
          <table:table-cell office:value-type="string" calcext:value-type="string">
            <text:p>12/01175-6</text:p>
          </table:table-cell>
          <table:table-cell office:value-type="string" calcext:value-type="string">
            <text:p>Estudo do metabolismo secundário de fungos endofíticos (associados às algas marinhas do gênero Bostrychia) sob influência de moduladores químicos e/ou epigenéticos</text:p>
          </table:table-cell>
          <table:table-cell office:value-type="string" calcext:value-type="string">
            <text:p>Study of the secondary metabolism from endophytic fungus (associated to marine red algae of Bostrychia genus) under the influence of chemical and/or epigenetic modulators</text:p>
          </table:table-cell>
          <table:table-cell office:value-type="string" calcext:value-type="string">
            <text:p>Ana Paula Porfirio Padovini</text:p>
          </table:table-cell>
          <table:table-cell office:value-type="string" calcext:value-type="string">
            <text:p>Universidade de São Paulo (USP). Faculdade de Ciências Farmacêuticas de Ribeirão Preto (FCFRP)</text:p>
          </table:table-cell>
          <table:table-cell table:number-columns-repeated="3"/>
          <table:table-cell office:value-type="string" calcext:value-type="string">
            <text:p>Hosana Maria Debonsi</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Química</text:p>
          </table:table-cell>
          <table:table-cell office:value-type="string" calcext:value-type="string">
            <text:p>Química Orgânica</text:p>
          </table:table-cell>
          <table:table-cell table:style-name="ce2" office:value-type="date" office:date-value="2012-04-01" calcext:value-type="date">
            <text:p>1/4/2012</text:p>
          </table:table-cell>
          <table:table-cell table:style-name="ce2" office:value-type="date" office:date-value="2014-01-31" calcext:value-type="date">
            <text:p>31/1/2014</text:p>
          </table:table-cell>
          <table:table-cell table:number-columns-repeated="3"/>
          <table:table-cell office:value-type="string" calcext:value-type="string">
            <text:p>Entre as mais promissoras fontes de novas substâncias bioativas, os produtos naturais tem se destacado desde os primórdios da civilização. Contudo, nas últimas décadas, novos nichos ecológicos ganharam importância tornando-se alvos alternativos à pesquisa de produtos naturais. Sendo assim, a investigação e conseqüentemente o conhecimento dos produtos naturais que são biossintetizados por determinados micro-organismos isolados de algas marinhas constituem uma área promissora a ser explorada. Desta maneira, baseando-se em resultados já obtidos pelo grupo de pesquisa QOAM-NPPNS/FCFRP-USP, no que diz respeito ao cultivo e bioprospecção de fungos endofíticos, uma nova abordagem vem sendo empregada em nosso laboratório. Atualmente, a investigação de novos metabólitos produzidos por micro-organismos de origem marinha vem sendo norteada por meio de técnicas diferenciadas, dentre elas a eliciação epigenética e/ou química, utilizando para tanto cultivos de micro-organismos submetidos à ação de moduladores epigenéticos. Desta forma, partindo-se do princípio que endofíticos são produtores de esqueletos carbônicos diferenciados, os quais apresentam expressivo potencial biológico ativo, a investigação destes produtos torna-se importante na busca por moléculas inovadoras em relação à produção de insumos farmacêuticos. Assim, o presente projeto tem como objetivo a elucidação estrutural de metabólitos já isolados e ou purificado provenientes do fungo endofítico Acremonium sp., isolado da alga marinha Bostrychia tenella. Paralelamente, recentes estudos genômicos mostram que os fungos, embora apresente alto potencial biossintético, em condições laboratoriais eles podem não expressar rotas biossintéticas indispensáveis para a síntese de metabólitos bioativos. Desta maneira, a fim de aumentar a expressão de tradução de genes responsáveis pela produção de metabólitos secundários, a adição de moduladores epigenéticos torna-se extremamente interessante. Assim, baseando-se em resultados prévios do grupo, o presente projeto apresenta um segundo objetivo: o isolamento e elucidação estrutural de metabólitos obtidos por estratégias alternativas de ativação de rotas biossintéticas diferenciadas pela adição de moduladores epigenéticos empregando o fungo Botryosphaeria sp., isolado da alga Bostrychia radicans (proveniente do Manguezal do Rio Escuro - Ubatuba - SP). Vale ressaltar que este projeto esta vinculado ao projeto de pesquisa aprovado pela FAPESP (Chamada Microorganismo BIOTA/FAPESP: Processo no 2011/50836-2), intitulado <text:s/>"Estresse ambiental e modulação química e epigenética: estratégias para exploração do perfil metabólico e biológico de fungos endofiticos e cianobactérias marinhas", justificando a importância deste trabalho de Iniciação Científica para o nosso grupo de pesquisa. (AU)</text:p>
          </table:table-cell>
          <table:table-cell office:value-type="string" calcext:value-type="string">
            <text:p>Among the most promising new bioactive substance sources, the natural products have been noted since the ancient civilization. However, in the last few decades, new ecological niches had gained importance becoming alternative to natural products research. In this way, the investigation and consequently the natural products knowledge concerning biosynthesis pathways developed for particular microorganisms isolated from marine red algae constitutes a promising area to be explored. So, being based on results already gotten by the group of research QOAM-NPPNS/FCFRP-USP, with respect to the culture and bioprospection of endophytic fungus, a new goal has being employed in our laboratory. Currently, the new metabolites discovery from microorganisms belonged to the sea, comes being guided by means of differentiated techniques, among them, the chemical and/or epigenetic elicitation, using for this proposal a large variety of modulators.In such a way, according to the principle that endophytic organism are carbonic skeletons differentiated producers, which presents expressive biological potential assortment, the investigation of these products becomes important aiming innovative molecules pharmaceutical inputs. Thus, the present project has as objective the structural elucidation of isolated metabolites produced by fungi Acremonium sp., isolated from Bostrychia tenella. Parallel, recent genomic studies show that the fungus, even presenting high biosynthetic machinery, in laboratory conditions cannot express all of the pathways responsible for bioactive metabolites synthesis. As option to this limitation, intending to increase the genetic expression of genes responsible for secondary metabolites production, the epigenetic modulators addition in culture medium could be the most interesting alternative. Therefore, based on previously results obtained by the research group, this project shows a second goal: to isolate and elucidate the compounds got by means of epigenetic strategies <text:s/>using the fungi Botryosphaeria sp., isolated from marine red algae Bostrychia radicans (found in Rio Escuro mangrove - Ubatuba - SP).It is worth mentioning that this project is linked to the research project recently approved by FAPESP (BIOTA/FAPESP: Process Number 2011/50836-2), entitled "Stress and environmental chemistry and epigenetic modulation: strategies for exploitation of biological and metabolic profile of endophytic fungi and marine cyanobacteria", justifying the importance of this work for Scientific Initiation for our research group. (AU)</text:p>
          </table:table-cell>
          <table:table-cell table:style-name="Default"/>
          <table:table-cell table:number-columns-repeated="998"/>
        </table:table-row>
        <table:table-row table:style-name="ro1">
          <table:table-cell office:value-type="string" calcext:value-type="string">
            <text:p>05/57812-0</text:p>
          </table:table-cell>
          <table:table-cell office:value-type="string" calcext:value-type="string">
            <text:p>Estudo espaço-temporal da distribuição das formas dissolvidas de nitrogênio e carbono em microbacias da Mata Atlântica com diferentes graus de perturbação</text:p>
          </table:table-cell>
          <table:table-cell office:value-type="string" calcext:value-type="string">
            <text:p>Spatio-temporal study of the distribution of dissolved forms of nitrogen and carbon in microbasins of the Atlantic Rainforest with different degrees of disturbance</text:p>
          </table:table-cell>
          <table:table-cell office:value-type="string" calcext:value-type="string">
            <text:p>Tatiana Morgan Berteli de Andrade</text:p>
          </table:table-cell>
          <table:table-cell office:value-type="string" calcext:value-type="string">
            <text:p>Universidade de São Paulo (USP). Centro de Energia Nuclear na Agricultura (CENA)</text:p>
          </table:table-cell>
          <table:table-cell table:number-columns-repeated="3"/>
          <table:table-cell office:value-type="string" calcext:value-type="string">
            <text:p>Plínio Barbosa de Camargo</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6-09-01" calcext:value-type="date">
            <text:p>1/9/2006</text:p>
          </table:table-cell>
          <table:table-cell table:style-name="ce2" office:value-type="date" office:date-value="2008-08-31" calcext:value-type="date">
            <text:p>31/8/2008</text:p>
          </table:table-cell>
          <table:table-cell table:number-columns-repeated="3"/>
          <table:table-cell office:value-type="string" calcext:value-type="string">
            <text:p>O estudo das interações entre o ambiente físico, processos biogeoquímicos e ações humanas, é de fundamental importância para entender as ações e os processos envolvidos na geração e na preservação da biodiversidade, uma vez que esta é afetada por todos estes fatores. Sabe-se que os rios são considerados importantes agentes de integração dos processos naturais e antrópicos que ocorrem em uma bacia de drenagem. Assim sendo, o estudo do metabolismo e da composição química de um determinado rio, é de relevante importância no estabelecimento dos fatores determinantes das alterações funcionais do mesmo, e no entendimento das variáveis envolvidas nesta interação entre biodiversidade, ambiente físico, químico e biológico e ação antrópica. Dentro deste contexto, o objetivo principal desse projeto é avaliar a distribuição espaço-temporal de elementos químicos (tais como carbono, nitrogênio, sódio, potássio, cloro, dentre outros) em um rio de pequena escala na Mata Atlântica (rio Grande, Ubatuba, SP), com diferentes graus de perturbação ao longo de um gradiente longitudinal. Tal estudo será, ainda, complementado com diversas informações que serão adquiridas no projeto temático no qual o presente estudo está inserido. (AU)</text:p>
          </table:table-cell>
          <table:table-cell table:style-name="Default" table:number-columns-repeated="2"/>
          <table:table-cell table:number-columns-repeated="998"/>
        </table:table-row>
        <table:table-row table:style-name="ro1">
          <table:table-cell office:value-type="string" calcext:value-type="string">
            <text:p>08/04594-4</text:p>
          </table:table-cell>
          <table:table-cell office:value-type="string" calcext:value-type="string">
            <text:p>Estudo experimental de processos biogeoquímicos na interface água-sedimento mediados por microorganismos marinhos (EXPIAMM)</text:p>
          </table:table-cell>
          <table:table-cell office:value-type="string" calcext:value-type="string">
            <text:p>Microbially mediated biogeochemical processes across the sediment-water interface</text:p>
          </table:table-cell>
          <table:table-cell office:value-type="string" calcext:value-type="string">
            <text:p>Paulo Yukio Gomes Sumida</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8-11-01" calcext:value-type="date">
            <text:p>1/11/2008</text:p>
          </table:table-cell>
          <table:table-cell table:style-name="ce2" office:value-type="date" office:date-value="2010-10-31" calcext:value-type="date">
            <text:p>31/10/2010</text:p>
          </table:table-cell>
          <table:table-cell table:number-columns-repeated="3"/>
          <table:table-cell office:value-type="string" calcext:value-type="string">
            <text:p>Regiões costeiras são conhecidas por abrigar uma porção significativa da produtividade primária dos oceanos, atuando como fontes ou sumidouros de elementos biogênicos. A ciclagem do material orgânico (MO) nos sedimentos marinhos controla o ciclo de importantes elementos químicos, sendo que o grau de decomposição desses materiais depende de um grande número de fatores, como por exemplo a concentração de oxigênio dissolvido na água intersticial, a taxa de deposição de partículas no sedimento, as condições redox, a atividade microbiana e a composição das moléculas orgânicas. Este conjunto de variáveis e processos físico-químicos e biológicos ocorrendo no sistema bêntico fornece um serviço fundamental para o ecossistema marinho, enterrando parte do material particulado e devolvendo produtos remineralizados à coluna de água, tais como o nitrato e o fosfato, fundamentais para a produção nova do fitoplâncton. O conhecimento dos montantes envolvidos na entrada e saída de materiais, bem como os principais atores envolvidos no processo são, contudo, pouco conhecidos. A presente proposta visa simular as diversas condições oceanográficas prevalentes em diferentes épocas do ano em Ubatuba (litoral norte de São Paulo), em condições controladas de laboratório, com o intuito de calcular os fluxos de nutrientes do sedimento para o pelagial, bem como a resposta do fitoplâncton a tais inputs. Durante as várias fases dos experimentos, será feita também uma caracterização molecular da comunidade bacteriana, visando à identificação dos principais grupos de bactérias atuando nos processos do sedimento. Os experimentos serão realizados em condições de enriquecimento por microalgas fitoplanctônicas ou macroalgas bênticas, bem como, em condições de presença da Água Central do Atlântico Sul (ACAS; baixa temperatura) ou de Água Costeira (AC, alta temperatura). Serão simuladas também condições de ressuspensão, que são recorrentes no litoral norte devido à passagem de frentes frias. Os parâmetros medidos serão os fluxos de gás carbônico, nitrato, amônia, fosfato e silicato do sedimento e a produtividade primária da coluna de água adjacente, utilizando os níveis de nutrientes emitidos pelo sedimento. Serão analisadas ainda a densidade, biomassa e atividade bacteriana no sedimento, assim como mudanças em sua composição. Outros parâmetros sedimentares, como o teor de clorofila-a, feopigmentos, matéria orgânica total (MOT) e lipídios também serão medidos. Espera-se com isso ter uma visão quali- e quantitativa da importância da dinâmica bêntica e dos processos oceanográficos na síntese e diagênese da matéria orgânica em sistemas marinhos costeiros. (AU)</text:p>
          </table:table-cell>
          <table:table-cell office:value-type="string" calcext:value-type="string">
            <text:p>An important fraction of the primary productivity occurring in the oceans takes place in coastal areas, which act as sources and sinks of biogenic particles. In marine sediments, organic matter cycling controls the pathways of important chemical elements, which depend upon a number of factors. Oxygen content in interstitial water, deposition rates of particulate material, redox condition, microbial activity and organic matter composition are all important in the cycling of organic material. These benthic processes offer a fundamental service to the marine ecosystem through the burial of organic matter and remineralization of nutrients, which cycle back to the water column allowing phytoplankton to produce new organic material. Knowledge of budgets involved in the process, as well as the main biological links, are nonetheless poorly understood. The present proposal aims to measure sedimentary nutrient fluxes in response to varying oceanographic conditions simulated in laboratory. <text:s/>A molecular characterization of the sedimentary microbial community will also be made in order to identify the main groups of microorganisms involved in the different stages of the experiment. Together with the measurement of a series of sediment parameters we expected to produce a quali- quantitative view of the origin and fate of organic of organic matter in coastal areas. (AU)</text:p>
          </table:table-cell>
          <table:table-cell table:style-name="Default"/>
          <table:table-cell table:number-columns-repeated="998"/>
        </table:table-row>
        <table:table-row table:style-name="ro1">
          <table:table-cell office:value-type="string" calcext:value-type="string">
            <text:p>93/03604-9</text:p>
          </table:table-cell>
          <table:table-cell office:value-type="string" calcext:value-type="string">
            <text:p>Estudos fenológicos em Floresta Atlântica, Núcleo Picinguaba, Ubatuba, SP</text:p>
          </table:table-cell>
          <table:table-cell table:style-name="Default"/>
          <table:table-cell office:value-type="string" calcext:value-type="string">
            <text:p>Leonor Patricia Cerdeira Morellato</text:p>
          </table:table-cell>
          <table:table-cell office:value-type="string" calcext:value-type="string">
            <text:p>Universidade Estadual Paulista (UNESP). Campus de Rio Claro. Instituto de Biociências (IB)</text:p>
          </table:table-cell>
          <table:table-cell table:number-columns-repeated="3"/>
          <table:table-cell office:value-type="string" calcext:value-type="string">
            <text:p>Leonor Patricia Cerdeira Morellato</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4-02-01" calcext:value-type="date">
            <text:p>1/2/1994</text:p>
          </table:table-cell>
          <table:table-cell table:style-name="ce2" office:value-type="date" office:date-value="1996-04-30" calcext:value-type="date">
            <text:p>30/4/1996</text:p>
          </table:table-cell>
          <table:table-cell table:number-columns-repeated="3"/>
          <table:table-cell office:value-type="string" calcext:value-type="string">
            <text:p>Este projeto visa estudar a fenologia de espécie arbórea em uma área de floresta atlântica (Parque Estadual da Serra do Mar/ Núcleo Picinguaba, Ubatuba SP), comparar as variações no comportamento fenológico das espécies em diferentes subtipos de vegetação atlântica e fazer uma revisão dos padrões/fenológicos das florestas rio Sudeste do Brasil. Durante o projeto também será iniciada a formação de um banco de dados fenológicos para espécies arbóreas de floresta atlântica do estado de São Paulo. (AU)</text:p>
          </table:table-cell>
          <table:table-cell table:style-name="Default" table:number-columns-repeated="2"/>
          <table:table-cell table:number-columns-repeated="998"/>
        </table:table-row>
        <table:table-row table:style-name="ro1">
          <table:table-cell office:value-type="string" calcext:value-type="string">
            <text:p>01/02317-4</text:p>
          </table:table-cell>
          <table:table-cell office:value-type="string" calcext:value-type="string">
            <text:p>Etnoconhecimento e atividade pesqueira na enseada do Mar Virado, Ubatuba-SP</text:p>
          </table:table-cell>
          <table:table-cell table:style-name="Default"/>
          <table:table-cell office:value-type="string" calcext:value-type="string">
            <text:p>Mariana Clauzet</text:p>
          </table:table-cell>
          <table:table-cell office:value-type="string" calcext:value-type="string">
            <text:p>Universidade de São Paulo (USP). Pró-Reitoria de Pós-Graduação (PRO-PGRAD)</text:p>
          </table:table-cell>
          <table:table-cell table:number-columns-repeated="3"/>
          <table:table-cell office:value-type="string" calcext:value-type="string">
            <text:p>Antonio Carlos Sant'Ana Diegue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1-05-01" calcext:value-type="date">
            <text:p>1/5/2001</text:p>
          </table:table-cell>
          <table:table-cell table:style-name="ce2" office:value-type="date" office:date-value="2003-04-30" calcext:value-type="date">
            <text:p>30/4/2003</text:p>
          </table:table-cell>
          <table:table-cell table:number-columns-repeated="3"/>
          <table:table-cell office:value-type="string" calcext:value-type="string">
            <text:p>O presente projeto tem o objetivo de estudar o conhecimento tradicional da comunidade caiçara da Enseada do mar virado, Ubatuba-SP relativos ao ambiente natural local e aos recursos naturais utilizados pela comunidade nas atividades de sobrevivência diárias. O projeto tem por objetivos analisar as transformações pelas quais a atividade pesqueira vem passando nas últimas décadas assim como, as transformações sociais que os caiçaras estão vivendo neste período. O projeto pretende ilustrar e discutir como os caiçaras aplicam o conhecimento adquirido com as gerações passadas e com a observação e experiências diárias e como a demanda turística influenciou o desenvolvimento das atividades de subsistência da comunidade e seus processos de relações sociais. (AU)</text:p>
          </table:table-cell>
          <table:table-cell table:style-name="Default" table:number-columns-repeated="2"/>
          <table:table-cell table:number-columns-repeated="998"/>
        </table:table-row>
        <table:table-row table:style-name="ro1">
          <table:table-cell office:value-type="string" calcext:value-type="string">
            <text:p>99/06751-9</text:p>
          </table:table-cell>
          <table:table-cell office:value-type="string" calcext:value-type="string">
            <text:p>Extração teor e propriedades de carragenana kappa de Kappaphycus alvarezzi (DOTY) DOTY, em cultivo experimental em Ubatuba, São Paulo</text:p>
          </table:table-cell>
          <table:table-cell table:style-name="Default"/>
          <table:table-cell office:value-type="string" calcext:value-type="string">
            <text:p>Leila Hayashi</text:p>
          </table:table-cell>
          <table:table-cell office:value-type="string" calcext:value-type="string">
            <text:p>Universidade de São Paulo (USP). Instituto de Biociências (IB)</text:p>
          </table:table-cell>
          <table:table-cell table:number-columns-repeated="3"/>
          <table:table-cell office:value-type="string" calcext:value-type="string">
            <text:p>Edison Jose de Paul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Botânica</text:p>
          </table:table-cell>
          <table:table-cell table:style-name="Default"/>
          <table:table-cell table:style-name="ce2" office:value-type="date" office:date-value="1999-12-01" calcext:value-type="date">
            <text:p>1/12/1999</text:p>
          </table:table-cell>
          <table:table-cell table:style-name="ce2" office:value-type="date" office:date-value="2001-11-30" calcext:value-type="date">
            <text:p>30/11/2001</text:p>
          </table:table-cell>
          <table:table-cell table:number-columns-repeated="3"/>
          <table:table-cell office:value-type="string" calcext:value-type="string">
            <text:p>A alga vermelha Kappahycus alvarezii (Doty) Doty, cultivada principalmente nas Filipinas, é a fonte mundial de carragenana kappa, hidrocolóide com ampla utilização como agente espessante e estabilizante. A grande demanda do mercado mundial de carragenanas tem motivado esforços em várias partes do mundo para o encontro de espécies e áreas alternativas de cultivo e produção. No Brasil, que é dependente da importação do produto final, ou da matéria prima, a espécie foi introduzida em cultivo experimental em Ubatuba, SP. Pretende-se, neste projeto, testar métodos de extração e obter dados quantitativos e qualitativos, das carragenanas da espécie cultivada naqueles experimentos, como suporte para avaliação da viabilidade comercial da sua maricultura no litoral brasileiro. (AU)</text:p>
          </table:table-cell>
          <table:table-cell table:style-name="Default" table:number-columns-repeated="2"/>
          <table:table-cell table:number-columns-repeated="998"/>
        </table:table-row>
        <table:table-row table:style-name="ro1">
          <table:table-cell office:value-type="string" calcext:value-type="string">
            <text:p>99/07868-7</text:p>
          </table:table-cell>
          <table:table-cell office:value-type="string" calcext:value-type="string">
            <text:p>Fator de condição do siri Arenaeus cribrarius (Lamarck, 1818) (Crustacea, Brachyra, Portunidae), em Ubatuba (SP), Brasil</text:p>
          </table:table-cell>
          <table:table-cell table:style-name="Default"/>
          <table:table-cell office:value-type="string" calcext:value-type="string">
            <text:p>Marcelo Antonio Amaro Pinheiro</text:p>
          </table:table-cell>
          <table:table-cell office:value-type="string" calcext:value-type="string">
            <text:p>Universidade Estadual Paulista (UNESP). Campus de Jaboticabal. Faculdade de Ciências Agrárias e Veterinárias (FCAV)</text:p>
          </table:table-cell>
          <table:table-cell table:number-columns-repeated="3"/>
          <table:table-cell office:value-type="string" calcext:value-type="string">
            <text:p>Marcelo Antonio Amaro Pinheiro</text:p>
          </table:table-cell>
          <table:table-cell table:number-columns-repeated="3"/>
          <table:table-cell table:style-name="Default" table:number-columns-repeated="2"/>
          <table:table-cell office:value-type="string" calcext:value-type="string">
            <text:p>Auxílio à Pesquisa - Reunião - Exterio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9-10-17" calcext:value-type="date">
            <text:p>17/10/1999</text:p>
          </table:table-cell>
          <table:table-cell table:style-name="ce2" office:value-type="date" office:date-value="1999-10-21" calcext:value-type="date">
            <text:p>21/10/1999</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1/08861-8</text:p>
          </table:table-cell>
          <table:table-cell office:value-type="string" calcext:value-type="string">
            <text:p>Fauna associada ao fital da Ilha dos Porcos Pequenos da região de Picinguaba, Ubatuba, litoral norte do estado de São Paulo: comparação temporal da composição e abundância da fauna de peracáridos</text:p>
          </table:table-cell>
          <table:table-cell office:value-type="string" calcext:value-type="string">
            <text:p>Fauna associated with the phytal of the Ilha dos Porcos Pequenos of the region of Picinguaba, Ubatuba, north coast of the State of São Paulo: temporal comparsion of the composition and abundance of the fauna of peracarids</text:p>
          </table:table-cell>
          <table:table-cell office:value-type="string" calcext:value-type="string">
            <text:p>Claudia Bottcher</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Fosca Pedini Pereira Leite</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Taxonomia dos Grupos Recentes</text:p>
          </table:table-cell>
          <table:table-cell table:style-name="ce2" office:value-type="date" office:date-value="2001-09-01" calcext:value-type="date">
            <text:p>1/9/2001</text:p>
          </table:table-cell>
          <table:table-cell table:style-name="ce2" office:value-type="date" office:date-value="2002-12-31" calcext:value-type="date">
            <text:p>31/12/2002</text:p>
          </table:table-cell>
          <table:table-cell table:number-columns-repeated="3"/>
          <table:table-cell office:value-type="string" calcext:value-type="string">
            <text:p>A região costeira, particularmente a do litoral do Estado de São Paulo, devido à interface oceano-continente e relativa fragilidade gerada pelo impacto da intensa dinâmica de ocupação, constitui uma importante área para gestão do ordenamento das atividades sócio-econômicas. Com base nos resultados de estudos pretéritos divulgados no "Workshop" "Bases para a Conservação da Biodiversidade no Estado de São Paulo", pode-se constatar que, nas 3 áreas definidas para o desenvolvimento desse projeto, Enseada de Picinguaba, Enseada de Caraguatatuba e costa sul de São Sebastião (Praia da Baleia e do Sahy), as informações sobre a fauna bentônica marinha são poucas ou inexistentes. Duas delas foram especialmente escolhidas por constituírem ou serem contíguas a áreas de proteção (ASPE). O projeto é composto por subprojetos integrados, cujo objetivo principal consiste em investigar a diversidade biológica de ecossistemas costeiros, com ênfase na macro e meiofauna bentônica de costão, de fitai, de praia e infralitoral até cerca de 45 m de profundidade. Padrões de distribuição serão avaliados e relacionados aos fatores físicos, químicos e hidrodinâmicos e tipo de substrato. Pesquisas complementares e mais específicas contemplarão também análises temporais e espaciais de espécies freqüentes e abundantes, intensificando o esforço amostral. As coletas terão início em janeiro de 2001, sazonais no infralitoral e em 2 etapas (outono e primavera) no costão, fitai e praia, nesta primeira fase do projeto. A metodologia deverá ser específica para cada tipo de ambiente, privilegiando o caráter qualitativo da proposta, cuja inspeção das áreas e definição dos locais de coleta deverão ser efetuados antes do início das coletas. Cabe destacar que a estratégia de execução do programa envolverá a comunidade científica especializada (taxonomistas), no âmbito nacional e internacional, elaborando e executando de forma multidisciplinar e integrada as pesquisas em cada área. Adicionalmente, deverão ser ampliadas as coleções de referência da fauna de invertebrados marinhos bentônicos do litoral paulista que serão depositadas junto ao acervo do Museu de Zoologia da USP. (AU)</text:p>
          </table:table-cell>
          <table:table-cell table:style-name="Default" table:number-columns-repeated="2"/>
          <table:table-cell table:number-columns-repeated="998"/>
        </table:table-row>
        <table:table-row table:style-name="ro1">
          <table:table-cell office:value-type="string" calcext:value-type="string">
            <text:p>01/08859-3</text:p>
          </table:table-cell>
          <table:table-cell office:value-type="string" calcext:value-type="string">
            <text:p>Fauna associada ao fital da Ilha dos Porcos Pequenos da região de Picinguaba, Ubatuba, litoral norte do estado de São Paulo: comparação temporal da composição e abundância da macro e meio fauna</text:p>
          </table:table-cell>
          <table:table-cell office:value-type="string" calcext:value-type="string">
            <text:p>Fauna associated to the phytal of the Ilha dos Porcos Pequenos of the region of Picinguaba, Ubatuba, north coast of the State of São Paulo: temporal comparsion temporal of the composition and abundance of the macro and meio fauna</text:p>
          </table:table-cell>
          <table:table-cell office:value-type="string" calcext:value-type="string">
            <text:p>Ilana Daniella Araujo Lewinsohn</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Fosca Pedini Pereira Leite</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Taxonomia dos Grupos Recentes</text:p>
          </table:table-cell>
          <table:table-cell table:style-name="ce2" office:value-type="date" office:date-value="2001-09-01" calcext:value-type="date">
            <text:p>1/9/2001</text:p>
          </table:table-cell>
          <table:table-cell table:style-name="ce2" office:value-type="date" office:date-value="2002-12-31" calcext:value-type="date">
            <text:p>31/12/2002</text:p>
          </table:table-cell>
          <table:table-cell table:number-columns-repeated="3"/>
          <table:table-cell office:value-type="string" calcext:value-type="string">
            <text:p>A região costeira, particularmente a do litoral do Estado de São Paulo, devido à interface oceano-continente e relativa fragilidade gerada pelo impacto da intensa dinâmica de ocupação, constitui uma importante área para gestão do ordenamento das atividades sócio-econômicas. Com base nos resultados de estudos pretéritos divulgados no "Workshop" "Bases para a Conservação da Biodiversidade no Estado de São Paulo", pode-se constatar que, nas 3 áreas definidas para o desenvolvimento desse projeto, Enseada de Picinguaba, Enseada de Caraguatatuba e costa sul de São Sebastião (Praia da Baleia e do Sahy), as informações sobre a fauna bentônica marinha são poucas ou inexistentes. Duas delas foram especialmente escolhidas por constituírem ou serem contíguas a áreas de proteção (ASPE). O projeto é composto por subprojetos integrados, cujo objetivo principal consiste em investigar a diversidade biológica de ecossistemas costeiros, com ênfase no macro e meiofauna bentônica de costão, de fitai, de praia e infralitoral até cerca de 45 m de profundidade. Padrões de distribuição serão avaliados e relacionados aos fatores físicos, químicos e hidrodinâmicos e tipo de substrato. Pesquisas complementares e mais específicas contemplarão também análises temporais e espaciais de espécies freqüentes e abundantes, intensificando o esforço amostral. As coletas terão início em janeiro de 2001, sazonais no infralitoral e em 2 etapas (outono e primavera) no costão, fitai e praia, nesta primeira fase do projeto. A metodologia deverá ser específica para cada tipo de ambiente, privilegiando o caráter qualitativo da proposta, cuja inspeção das áreas e definição dos locais de coleta deverão ser efetuados antes do início das coletas. Cabe destacar que a estratégia de execução do programa envolverá a comunidade científica especializada (taxonomistas), no âmbito nacional e internacional, elaborando e executando de forma multidisciplinar e integrada as pesquisas em cada área. Adicionalmente, deverão ser ampliadas as coleções de referência da fauna de invertebrados marinhos bentônicos do litoral paulista que serão depositadas junto ao acervo do Museu de Zoologia da USP. (AU)</text:p>
          </table:table-cell>
          <table:table-cell table:style-name="Default" table:number-columns-repeated="2"/>
          <table:table-cell table:number-columns-repeated="998"/>
        </table:table-row>
        <table:table-row table:style-name="ro1">
          <table:table-cell office:value-type="string" calcext:value-type="string">
            <text:p>01/08860-1</text:p>
          </table:table-cell>
          <table:table-cell office:value-type="string" calcext:value-type="string">
            <text:p>Fauna associada ao fital da Ilha dos Porcos Pequenos da região de Picinguaba, Ubatuba, litoral norte do estado de São Paulo: identificação das espécies de Peracarida (Crustacea)</text:p>
          </table:table-cell>
          <table:table-cell office:value-type="string" calcext:value-type="string">
            <text:p>Fauna associated to the phytal of the Ilha dos Porcos Pequenos of the region of Picinguaba, Ubatuba, north coast of the State of São Paulo: identification of the species of Peracarida (Crustacea)</text:p>
          </table:table-cell>
          <table:table-cell office:value-type="string" calcext:value-type="string">
            <text:p>Rebeca Miranda Santos</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Fosca Pedini Pereira Leite</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Taxonomia dos Grupos Recentes</text:p>
          </table:table-cell>
          <table:table-cell table:style-name="ce2" office:value-type="date" office:date-value="2001-09-01" calcext:value-type="date">
            <text:p>1/9/2001</text:p>
          </table:table-cell>
          <table:table-cell table:style-name="ce2" office:value-type="date" office:date-value="2003-08-31" calcext:value-type="date">
            <text:p>31/8/2003</text:p>
          </table:table-cell>
          <table:table-cell table:number-columns-repeated="3"/>
          <table:table-cell office:value-type="string" calcext:value-type="string">
            <text:p>A região costeira, particularmente a do litoral do Estado de São Paulo, devido à interface oceano-continente e relativa fragilidade gerada pelo impacto da intensa dinâmica de ocupação, constitui uma importante área para gestão do ordenamento das atividades sócio-econômicas. Com base nos resultados de estudos pretéritos divulgados no "Workshop" "Bases para a Conservação da Biodiversidade no Estado de São Paulo", pode-se constatar que, nas 3 áreas definidas para o desenvolvimento desse projeto, Enseada de Picinguaba, Enseada de Caraguatatuba e costa sul de São Sebastião (Praia da Baleia e do Sahy), as informações sobre a fauna bentônica marinha são poucas ou inexistentes. Duas delas foram especialmente escolhidas por constituírem ou serem contíguas a áreas de proteção (ASPE). O projeto é composto por subprojetos integrados, cujo objetivo principal consiste em investigar a diversidade biológica de ecossistemas costeiros, com ênfase no macro e meiofauna bentônica de costão, de fitai, de praia e infralitoral até cerca de 45 m de profundidade. Padrões de distribuição serão avaliados e relacionados aos fatores físicos, químicos e hidrodinâmicos e tipo de substrato. Pesquisas complementares e mais específicas contemplarão também análises temporais e espaciais de espécies freqüentes e abundantes, intensificando o esforço amostral. As coletas terão início em janeiro de 2001, sazonais no infralitoral e em 2 etapas (outono e primavera) no costão, fitai e praia, nesta primeira fase do projeto. A metodologia deverá ser específica para cada tipo de ambiente, privilegiando o caráter qualitativo da proposta, cuja inspeção das áreas e definição dos locais de coleta deverão ser efetuados antes do início das coletas. Cabe destacar que a estratégia de execução do programa envolverá a comunidade científica especializada (taxonomistas), no âmbito nacional e internacional, elaborando' e executando de forma multidisciplinar e integrada as pesquisas em cada área. Adicionalmente, deverão ser ampliadas as coleções de referência da fauna de invertebrados marinhos bentônicos do litoral paulista que serão depositadas junto ao acervo do Museu de Zoologia da USP. (AU)</text:p>
          </table:table-cell>
          <table:table-cell table:style-name="Default" table:number-columns-repeated="2"/>
          <table:table-cell table:number-columns-repeated="998"/>
        </table:table-row>
        <table:table-row table:style-name="ro1">
          <table:table-cell office:value-type="string" calcext:value-type="string">
            <text:p>95/09495-2</text:p>
          </table:table-cell>
          <table:table-cell office:value-type="string" calcext:value-type="string">
            <text:p>Fecundidade e crescimento do siri Arenaeus cribrarius (Lamarck, 1818) (Crustacea, Brachyura, Portunidae) no litoral do estado de São Paulo</text:p>
          </table:table-cell>
          <table:table-cell table:style-name="Default"/>
          <table:table-cell office:value-type="string" calcext:value-type="string">
            <text:p>Marcelo Antonio Amaro Pinheiro</text:p>
          </table:table-cell>
          <table:table-cell office:value-type="string" calcext:value-type="string">
            <text:p>Universidade Estadual Paulista (UNESP). Campus de Jaboticabal. Centro de Aquicultura (CAUNESP)</text:p>
          </table:table-cell>
          <table:table-cell table:number-columns-repeated="3"/>
          <table:table-cell office:value-type="string" calcext:value-type="string">
            <text:p>Marcelo Antonio Amaro Pinheiro</text:p>
          </table:table-cell>
          <table:table-cell table:number-columns-repeated="3"/>
          <table:table-cell table:style-name="Default" table:number-columns-repeated="2"/>
          <table:table-cell office:value-type="string" calcext:value-type="string">
            <text:p>Auxílio à Pesquisa - Apoio a Jovens Pesquisadores</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6-08-01" calcext:value-type="date">
            <text:p>1/8/1996</text:p>
          </table:table-cell>
          <table:table-cell table:style-name="ce2" office:value-type="date" office:date-value="1998-10-31" calcext:value-type="date">
            <text:p>31/10/1998</text:p>
          </table:table-cell>
          <table:table-cell table:number-columns-repeated="3"/>
          <table:table-cell office:value-type="string" calcext:value-type="string">
            <text:p>Nos últimos anos, a biologia de Arenaeus cribrarius tem recebido várias contribuições que visam sua preservação e futuro cultivo. No entanto, a determinação da fecundidade e das curvas de crescimento, extremamente necessárias para a estimativa de seu potencial reprodutivo e de cultivo, ainda são desconhecidas. Este projeto pretende enfocar tais parâmetros com base em amostras mensais desta espécie com rede de arrasto ("otter-trawl"), a serem realizadas em Ubatuba (SP) durante um período anual. Além disso, será realizada também uma caracterização dos estágios embrionários quanto a sua morfologia, cromatologia e volume, verificando a variação de tais parâmetros durante o desenvolvimento. Os exemplares serão sexados e identificados quanto ao estágio de maturação (machos jovens, machos adultos, fêmeas jovens, fêmeas adultas não ovígeras e fêmeas ovígeras). Posteriormente, estes serão submetidos a biometrias, registrando-se a largura cefalotorácica sem os espinhos laterais (LC) e seu peso úmido (PE). As fêmeas ovígeras terão seus ovos retirados, pesados (PO) e descritos quanto ao seu estágio embrionário com base em sua morfologia, coloração, diâmetro médio e volume. Após desidratação em álcool 100% e estufa (60 °C), a massa ovígera de cada fêmea será pesada e, por pesagem diferencial, estimado o número de ovos (NO). A análise da fecundidade consistirá de regressão das relações NO x LC, PE x LC e PO x LC, verificando o modelo matemático de melhor ajuste e coerência biológica. Para a determinação das curvas de crescimento será realizado um agrupamento bimestral dos indivíduos de cada sexo, utilizando-se, a seguir, o método da distribuição de frequência em classes de tamanho (LC). Após verificação do deslocamento das modas resultantes em relação ao tempo, caracterização das classes etárias e confecção das curvas de crescimento, será determinada a taxa de crescimento, o tamanho máximo e respectiva idade atingida pela espécie, bem como a idade na primeira maturação sexual. (AU)</text:p>
          </table:table-cell>
          <table:table-cell table:style-name="Default"/>
          <table:table-cell office:value-type="string" calcext:value-type="string">
            <text:p>96/09632-2; 96/10008-1; 97/13865-5; 97/13866-1; 99/07868-7</text:p>
          </table:table-cell>
          <table:table-cell table:number-columns-repeated="998"/>
        </table:table-row>
        <table:table-row table:style-name="ro1">
          <table:table-cell office:value-type="string" calcext:value-type="string">
            <text:p>96/08000-2</text:p>
          </table:table-cell>
          <table:table-cell office:value-type="string" calcext:value-type="string">
            <text:p>Fenologia de vegetação de duna da praia da fazenda, Parque Estadual da Serra do Mar, Núcleo Picinguaba, Ubatuba, SP</text:p>
          </table:table-cell>
          <table:table-cell table:style-name="Default"/>
          <table:table-cell office:value-type="string" calcext:value-type="string">
            <text:p>Eliane Cristina Romera</text:p>
          </table:table-cell>
          <table:table-cell office:value-type="string" calcext:value-type="string">
            <text:p>Universidade Estadual Paulista (UNESP). Campus de Rio Claro. Instituto de Biociências (IB)</text:p>
          </table:table-cell>
          <table:table-cell table:number-columns-repeated="3"/>
          <table:table-cell office:value-type="string" calcext:value-type="string">
            <text:p>Leonor Patricia Cerdeira Morellato</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7-02-01" calcext:value-type="date">
            <text:p>1/2/1997</text:p>
          </table:table-cell>
          <table:table-cell table:style-name="ce2" office:value-type="date" office:date-value="1999-01-31" calcext:value-type="date">
            <text:p>31/1/1999</text:p>
          </table:table-cell>
          <table:table-cell table:number-columns-repeated="3"/>
          <table:table-cell office:value-type="string" calcext:value-type="string">
            <text:p>O estudo fenológico será desenvolvido numa área de dunas baixas, localizada na Praia da Fazenda, Parque Estadual da Serra do Mar, Núcleo Picinguaba, Ubatuba, São Paulo (44º48- 44º-52 W e 23º20-20º22'S). O clima da região é tropical chuvoso, com média anual da temperatura em torno de 21ºC e pluviosidade anual em tomo de 2400mm. Num estudo preliminar a vegetação de duna foi dividida em vegetação herbácea e arbustivo-arbórea e foram identificadas 40 espécies, classificadas segundo seu hábito em herbáceo (Lantana camara), arbustivo (Crotalaria vitellina e Dalbergia ecastophylum), arbóreo (Guapira òpposita e Schinus terebinthifolius) e lianas (Mikania cordifolia e Ipomoea cairica). Será marcada uma transecção de 1500 metros de extensão na região limítrofe entre a vegetação herbácea e vegetação arbustivo-arbórea. Nesta transecção serão marcados 30 pontos distando 50 m entre si. A cada ponto serão observadas mensalmente as fenofases, floração, frutificação, brotamento e queda foliar. Os padrões fenológicos encontrados para esta vegetação serão relacionados com fatores abióticos como precipitação, temperatura, velocidade e direção do vento e maré e também com o hábito e modo de dispersão os dados fenológicos da vegetação de duna da região serão comparados com estudos realizados em outros tipos de vegetação. (AU)</text:p>
          </table:table-cell>
          <table:table-cell table:style-name="Default" table:number-columns-repeated="2"/>
          <table:table-cell table:number-columns-repeated="998"/>
        </table:table-row>
        <table:table-row table:style-name="ro1">
          <table:table-cell office:value-type="string" calcext:value-type="string">
            <text:p>06/52519-6</text:p>
          </table:table-cell>
          <table:table-cell office:value-type="string" calcext:value-type="string">
            <text:p>Florística e estrutura da comunidade arbórea da Floresta Ombrófila Densa Submontana do Núcleo Picinguaga - PESM, Ubatuba, SP</text:p>
          </table:table-cell>
          <table:table-cell office:value-type="string" calcext:value-type="string">
            <text:p>Floristics and structure of the arboreal community of the submountainous dense evergreen Rainforest in the Nucleus Picinguaga - PESM, Ubatuba, SP</text:p>
          </table:table-cell>
          <table:table-cell office:value-type="string" calcext:value-type="string">
            <text:p>Mariana Cruz Rodrigues de Campos</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Carlos Alfredo Joly</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6-09-01" calcext:value-type="date">
            <text:p>1/9/2006</text:p>
          </table:table-cell>
          <table:table-cell table:style-name="ce2" office:value-type="date" office:date-value="2008-01-31" calcext:value-type="date">
            <text:p>31/1/2008</text:p>
          </table:table-cell>
          <table:table-cell table:number-columns-repeated="3"/>
          <table:table-cell office:value-type="string" calcext:value-type="string">
            <text:p>A Floresta Ombrófila Densa Atlântica é considerada um hotspot de biodiversidade. Juntamente com a Floresta Ombrófila Mista, a Floresta Estacional Semidecidual e os ecossistemas associados compõem a Mata Atlântica, que devido à intensa exploração, tem hoje apenas 7% de sua cobertura original. Em 1977, visando preservar uma área contínua de vegetação nativa, foi criado o Parque Estadual da Serra do Mar/PESM, com cerca de 315 mil hectares. Sabe-se que clima, biogeografia, topografia e altitude são alguns dos fatores que afetam a composição florística e estrutura nessas florestas, mas a complexidade dos aspectos físicos e biológicos ao longo da costa atlântica dificultaram as pesquisas, o que até hoje limita nosso conhecimento. Este estudo tem o objetivo de contribuir para o conhecimento da composição florística e a estrutura de um trecho de Floresta Ombrófila Densa Submontana, do Núcleo Picinguaba (Ubatuba, SP). Considerando que este trabalho está vinculado ao Projeto Temático Biota Gradiente Funcional, em um plano mais amplo, visa também avaliar a similaridade entre diferentes fisionomias da Floresta Ombrófila Densa Atlântica, ao longo de um gradiente altitudinal. O trabalho será realizado em uma parcela de um hectare, dividida em 100 subparcelas de 10x10m. Serão incluídos neste estudo todos os indivíduos arbóreos que apresentarem perímetro à altura do peito/PAP &amp;#8805; 15cm. (AU)</text:p>
          </table:table-cell>
          <table:table-cell table:style-name="Default" table:number-columns-repeated="2"/>
          <table:table-cell table:number-columns-repeated="998"/>
        </table:table-row>
        <table:table-row table:style-name="ro1">
          <table:table-cell office:value-type="string" calcext:value-type="string">
            <text:p>07/55586-9</text:p>
          </table:table-cell>
          <table:table-cell office:value-type="string" calcext:value-type="string">
            <text:p>Fontes de carbono e nitrogênio para consumidores aquáticos primários e secundários nas microbacias da Mata Atlântica da região de Ubatuba, SP</text:p>
          </table:table-cell>
          <table:table-cell office:value-type="string" calcext:value-type="string">
            <text:p>Sources of carbon and nitrogen for primary and secondary aquatic consumers in the microbasins of the Atlantic Rainforest in the region of Ubatuba, São Paulo</text:p>
          </table:table-cell>
          <table:table-cell office:value-type="string" calcext:value-type="string">
            <text:p>Alexandre Leandro Pereira</text:p>
          </table:table-cell>
          <table:table-cell office:value-type="string" calcext:value-type="string">
            <text:p>Universidade de São Paulo (USP). Centro de Energia Nuclear na Agricultura (CENA)</text:p>
          </table:table-cell>
          <table:table-cell table:number-columns-repeated="3"/>
          <table:table-cell office:value-type="string" calcext:value-type="string">
            <text:p>Luiz Antonio Martinelli</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7-10-01" calcext:value-type="date">
            <text:p>1/10/2007</text:p>
          </table:table-cell>
          <table:table-cell table:style-name="ce2" office:value-type="date" office:date-value="2009-11-05" calcext:value-type="date">
            <text:p>5/11/2009</text:p>
          </table:table-cell>
          <table:table-cell table:number-columns-repeated="3"/>
          <table:table-cell office:value-type="string" calcext:value-type="string">
            <text:p>Considerada um hot spot, a Floresta Ombrófila Densa Atlântica, ou simplesmente Mata Atlântica, encontra-se extremamente ameaçada pelo homem. Hoje restam apenas pouco mais que 7% da sua cobertura original, no Estado de São Paulo a Mata Atlântica ainda se encontra preservada, porém sob constante ameaça, principalmente devido ao crescimento populacional. A devastação da Mata Atlântica inclui a degradação dos rios e riachos nativos, principalmente devido à ação dos processos erosivos, poluição orgânica, fatores causados pela remoção da vegetação riparia. Diante disso, faz-se necessário estudo nesses ecossistemas aquáticos, buscando o entendimento dos processos que regem a transferência de energia em teias alimentares, sendo a busca de padrões indispensável para o entendimento e preservação desses ambientes. Assim, o presente projeto tem como objetivos determinar quais são as principais fontes de carbono e nitrogênio para consumidores aquáticos em um gradiente altitudinal e sazonal em riachos da Mata Atlântica e em riachos que sofrem interferência antrópica <text:s/>passando por solo com cobertura florestal, pastagem e cultivo de eucalipto. Na busca da contribuição relativa das fontes primárias para os consumidores aquáticos, os isótopos estáveis de carbono (D13C) e nitrogênio (315N) são uma importante ferramenta, pois com o uso destes é possível traçar os fluxos dos elementos na cadeia alimentar, desde os produtores até seus consumidores finais. (AU)</text:p>
          </table:table-cell>
          <table:table-cell table:style-name="Default" table:number-columns-repeated="2"/>
          <table:table-cell table:number-columns-repeated="998"/>
        </table:table-row>
        <table:table-row table:style-name="ro1">
          <table:table-cell office:value-type="string" calcext:value-type="string">
            <text:p>92/01390-9</text:p>
          </table:table-cell>
          <table:table-cell office:value-type="string" calcext:value-type="string">
            <text:p>Forrageamento ótimo: pesca e dieta em comunidades de pescadores da região de Ubatuba - II parte</text:p>
          </table:table-cell>
          <table:table-cell table:style-name="Default"/>
          <table:table-cell office:value-type="string" calcext:value-type="string">
            <text:p>Alpina Begossi</text:p>
          </table:table-cell>
          <table:table-cell office:value-type="string" calcext:value-type="string">
            <text:p>Universidade Estadual de Campinas (UNICAMP). Coordenadoria de Centros e Núcleos Disciplinares (COCEN). Núcleo de Estudos e Pesquisas Ambientais (NEPAM)</text:p>
          </table:table-cell>
          <table:table-cell table:number-columns-repeated="3"/>
          <table:table-cell office:value-type="string" calcext:value-type="string">
            <text:p>Alpina Begossi</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2-10-01" calcext:value-type="date">
            <text:p>1/10/1992</text:p>
          </table:table-cell>
          <table:table-cell table:style-name="ce2" office:value-type="date" office:date-value="1993-09-30" calcext:value-type="date">
            <text:p>30/9/1993</text:p>
          </table:table-cell>
          <table:table-cell table:number-columns-repeated="3"/>
          <table:table-cell office:value-type="string" calcext:value-type="string">
            <text:p>Modelos de ecologia evolutiva, como os modelos de forrageamento ótimo, têm sido úteis para analisar hábitos alimentares e a procura de alimento de populações humanas. Pequenas comunidades pesqueiras apresentam vantagens para estudo, já que grande parte da proteína animal é obtida no local. Este estudo faz parte de um projeto mais geral sobre comunidades de pescadores do litoral sudeste do Brasil, e a região de estudos inclui as comunidades de Puruba e Picinguaba, além da Ilha da Vitória, situadas na região de Ubatuba (SP). O trabalho foi iniciado em 1991, quando foram entrevistados 230 moradores da região. Os objetivos incluem estudar as estratégias de pesca (tecnologia, locais de pesca e espécies de peixes) e os hábitos alimentares (peixes consumidos e evitados) das comunidades. Em visitas bimestrais, serão coletados dados sobre viagens de pesca (nos pontos de desembarque) e sobre a dieta das famílias, em particular da praia do Puruba. Os resultados serão comparados aos obtidos em outras comunidades de pescadores. (AU)</text:p>
          </table:table-cell>
          <table:table-cell table:style-name="Default" table:number-columns-repeated="2"/>
          <table:table-cell table:number-columns-repeated="998"/>
        </table:table-row>
        <table:table-row table:style-name="ro1">
          <table:table-cell office:value-type="string" calcext:value-type="string">
            <text:p>10/51017-2</text:p>
          </table:table-cell>
          <table:table-cell office:value-type="string" calcext:value-type="string">
            <text:p>Groups rings álgebras and applications | Ubatuba - SP</text:p>
          </table:table-cell>
          <table:table-cell office:value-type="string" calcext:value-type="string">
            <text:p>Groups rings algebras and applications | Ubatuba - SP</text:p>
          </table:table-cell>
          <table:table-cell office:value-type="string" calcext:value-type="string">
            <text:p>Francisco Cesar Polcino Milies</text:p>
          </table:table-cell>
          <table:table-cell office:value-type="string" calcext:value-type="string">
            <text:p>Universidade de São Paulo (USP). Instituto de Matemática e Estatística (IME)</text:p>
          </table:table-cell>
          <table:table-cell table:number-columns-repeated="3"/>
          <table:table-cell office:value-type="string" calcext:value-type="string">
            <text:p>Francisco Cesar Polcino Milies</text:p>
          </table:table-cell>
          <table:table-cell table:number-columns-repeated="3"/>
          <table:table-cell table:style-name="Default" table:number-columns-repeated="2"/>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Matemática</text:p>
          </table:table-cell>
          <table:table-cell office:value-type="string" calcext:value-type="string">
            <text:p>Álgebra</text:p>
          </table:table-cell>
          <table:table-cell table:style-name="ce2" office:value-type="date" office:date-value="2010-07-19" calcext:value-type="date">
            <text:p>19/7/2010</text:p>
          </table:table-cell>
          <table:table-cell table:style-name="ce2" office:value-type="date" office:date-value="2010-07-24" calcext:value-type="date">
            <text:p>24/7/2010</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4/02804-0</text:p>
          </table:table-cell>
          <table:table-cell table:number-columns-repeated="2" office:value-type="string" calcext:value-type="string">
            <text:p>Groups, rings and group rings - 2004 | Ubatuba - SP</text:p>
          </table:table-cell>
          <table:table-cell office:value-type="string" calcext:value-type="string">
            <text:p>Jairo Zacarias Goncalves</text:p>
          </table:table-cell>
          <table:table-cell office:value-type="string" calcext:value-type="string">
            <text:p>Universidade de São Paulo (USP). Instituto de Matemática e Estatística (IME)</text:p>
          </table:table-cell>
          <table:table-cell table:number-columns-repeated="3"/>
          <table:table-cell office:value-type="string" calcext:value-type="string">
            <text:p>Jairo Zacarias Goncalves</text:p>
          </table:table-cell>
          <table:table-cell table:number-columns-repeated="3"/>
          <table:table-cell table:style-name="Default" table:number-columns-repeated="2"/>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Matemática</text:p>
          </table:table-cell>
          <table:table-cell office:value-type="string" calcext:value-type="string">
            <text:p>Álgebra</text:p>
          </table:table-cell>
          <table:table-cell table:style-name="ce2" office:value-type="date" office:date-value="2004-07-26" calcext:value-type="date">
            <text:p>26/7/2004</text:p>
          </table:table-cell>
          <table:table-cell table:style-name="ce2" office:value-type="date" office:date-value="2004-07-31" calcext:value-type="date">
            <text:p>31/7/2004</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8/50050-6</text:p>
          </table:table-cell>
          <table:table-cell table:number-columns-repeated="2" office:value-type="string" calcext:value-type="string">
            <text:p>Groups, rings and groups rings | Ubatuba - SP</text:p>
          </table:table-cell>
          <table:table-cell office:value-type="string" calcext:value-type="string">
            <text:p>Jairo Zacarias Goncalves</text:p>
          </table:table-cell>
          <table:table-cell office:value-type="string" calcext:value-type="string">
            <text:p>Universidade de São Paulo (USP). Instituto de Matemática e Estatística (IME)</text:p>
          </table:table-cell>
          <table:table-cell table:number-columns-repeated="3"/>
          <table:table-cell office:value-type="string" calcext:value-type="string">
            <text:p>Jairo Zacarias Goncalves</text:p>
          </table:table-cell>
          <table:table-cell table:number-columns-repeated="3"/>
          <table:table-cell table:style-name="Default" table:number-columns-repeated="2"/>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Matemática</text:p>
          </table:table-cell>
          <table:table-cell office:value-type="string" calcext:value-type="string">
            <text:p>Álgebra</text:p>
          </table:table-cell>
          <table:table-cell table:style-name="ce2" office:value-type="date" office:date-value="2008-07-27" calcext:value-type="date">
            <text:p>27/7/2008</text:p>
          </table:table-cell>
          <table:table-cell table:style-name="ce2" office:value-type="date" office:date-value="2008-08-02" calcext:value-type="date">
            <text:p>2/8/2008</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6/51471-0</text:p>
          </table:table-cell>
          <table:table-cell office:value-type="string" calcext:value-type="string">
            <text:p>Habitat preferencial entre juvenis e adultos do camarão sete-barbas Xiphopenaeus kroyeri (Heller, 1882) (Decapoda, Penaeidae) na região de Ubatuba, São Paulo</text:p>
          </table:table-cell>
          <table:table-cell table:style-name="Default"/>
          <table:table-cell office:value-type="string" calcext:value-type="string">
            <text:p>Gisele Salgado Heckler</text:p>
          </table:table-cell>
          <table:table-cell office:value-type="string" calcext:value-type="string">
            <text:p>Universidade Estadual Paulista (UNESP). Campus de Bauru. Faculdade de Ciências (FC)</text:p>
          </table:table-cell>
          <table:table-cell table:number-columns-repeated="3"/>
          <table:table-cell office:value-type="string" calcext:value-type="string">
            <text:p>Rogério Caetano da Cost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6-06-01" calcext:value-type="date">
            <text:p>1/6/2006</text:p>
          </table:table-cell>
          <table:table-cell table:style-name="ce2" office:value-type="date" office:date-value="2007-12-31" calcext:value-type="date">
            <text:p>31/12/2007</text:p>
          </table:table-cell>
          <table:table-cell table:number-columns-repeated="3"/>
          <table:table-cell office:value-type="string" calcext:value-type="string">
            <text:p>Este trabalho visa investigar a abundância e a distribuição espaço-temporal do camarão sete-barbas Xiphopenaeus kroyeri nas diferentes fases de desenvolvimento, ou seja, (1) indivíduos imaturos (macho + fêmea) e indivíduos adultos nas seguintes classes de interesse: (2) macho com as gônadas desenvolvidas e (3) não desenvolvidas (repouso), (4) fêmeas com as gônadas desenvolvidas e (5) não desenvolvidas (rudimentar). Em adição, será averiguado a influência de fatores ambientais em relação a abundância das 5 classes de interesse. Deste modo, será verificado se existe uma ocupação distinta dos indivíduos em diferentes fases de desenvolvimento em 10 sítios na Enseada de Ubatuba (Ubatuba), litoral norte de São Paulo, localizados até 20m de profundidade. O período de amostragem será mensalmente entre janeiro a dezembro de 2006. Os camarões serão capturados por meio de um barco camaroneiro equipado com redes de arrasto (double rig) nas profundidades acima de 5m, enquanto que um barco de alumínio com auxílio de uma rede do tipo "otter trawl" será utilizado na coleta de indivíduos em profundidades de até 3m. No ponto médio de cada transecto serão amostrados os fatores ambientais a serem analisados no presente estudo. O número de indivíduos (abundância) de cada classe de interesse será quantificado mensalmente e em cada transecto (sítio) de amostragem. A comparação do número de camarões amostrados entre os meses e nos transectos nas diferentes classes de interesse, bem como a associação da abundância destes em relação aos fatores abióticos será analisada de acordo com testes estatísticos pertinentes. (AU)</text:p>
          </table:table-cell>
          <table:table-cell table:style-name="Default" table:number-columns-repeated="2"/>
          <table:table-cell table:number-columns-repeated="998"/>
        </table:table-row>
        <table:table-row table:style-name="ro1">
          <table:table-cell office:value-type="string" calcext:value-type="string">
            <text:p>05/57870-0</text:p>
          </table:table-cell>
          <table:table-cell office:value-type="string" calcext:value-type="string">
            <text:p>Heterogeneidade ambiental e diversidade de um trecho de Floresta Ombrófila Densa Atlântica no Parque Estadual da Serra do Mar, em Ubatuba, São Paulo</text:p>
          </table:table-cell>
          <table:table-cell table:style-name="Default"/>
          <table:table-cell office:value-type="string" calcext:value-type="string">
            <text:p>André Luis Casarin Rochelle</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Fernando Roberto Martin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6-09-01" calcext:value-type="date">
            <text:p>1/9/2006</text:p>
          </table:table-cell>
          <table:table-cell table:style-name="ce2" office:value-type="date" office:date-value="2008-07-31" calcext:value-type="date">
            <text:p>31/7/2008</text:p>
          </table:table-cell>
          <table:table-cell table:number-columns-repeated="3"/>
          <table:table-cell office:value-type="string" calcext:value-type="string">
            <text:p>O estado de São Paulo abriga a maior parte dos remanescentes dos 7,6% que restam da Floresta Atlântica brasileira, estando os fragmentos em diferentes estados de conservação. O conhecimento disponível sobre essas florestas ainda não torna possível ultrapassar as suposições sobre os mecanismos envolvidos na determinação e manutenção de sua alta biodiversidade e dos processos que regulam seu funcionamento. Se a ocorrência das espécies vegetais na comunidade é condicionada por seus respectivos nichos e demandas ecológicas, então a heterogeneidade ambiental deve permitir a co- habitação de um número maior de espécies em relação a ambientes homogêneos. A heterogeneidade pode ser representada de diversas maneiras e as variações ocorrentes no relevo, por terem relação com a disponibilidade de água e nutrientes e com o processo de origem e formação do solo, parecem ser variáveis de grande influência sobre a riqueza de espécies arbóreas de um ecossistema. Este estudo pretende investigar as correlações existentes entre as micro-variações do relevo e a riqueza de espécies arbóreas de um trecho de Floresta Ombrófila Densa Atlântica. Para tal, será delimitada uma área de 100 x 100 m, subdividida em 100 parcelas contíguas de 10 x 10 m, onde serão amostrados todos os indivíduos com PAP &amp;gt; 15 cm. O relevo das parcelas será representado pelo índice de Convexidade e os dados serão analisados através dos softwares Fitopac, Passage, EcoSim e Nestedness Temperature Calculator. (AU)</text:p>
          </table:table-cell>
          <table:table-cell table:style-name="Default" table:number-columns-repeated="2"/>
          <table:table-cell table:number-columns-repeated="998"/>
        </table:table-row>
        <table:table-row table:style-name="ro1">
          <table:table-cell office:value-type="string" calcext:value-type="string">
            <text:p>98/04424-8</text:p>
          </table:table-cell>
          <table:table-cell office:value-type="string" calcext:value-type="string">
            <text:p>Holocenic environmental changes in Flamengo BAY, Ubatuba, southeastern Brazil</text:p>
          </table:table-cell>
          <table:table-cell table:style-name="Default"/>
          <table:table-cell office:value-type="string" calcext:value-type="string">
            <text:p>Michel Michaelovitch de Mahiques</text:p>
          </table:table-cell>
          <table:table-cell office:value-type="string" calcext:value-type="string">
            <text:p>Universidade de São Paulo (USP). Instituto Oceanográfico (IO)</text:p>
          </table:table-cell>
          <table:table-cell table:number-columns-repeated="3"/>
          <table:table-cell office:value-type="string" calcext:value-type="string">
            <text:p>Michel Michaelovitch de Mahiques</text:p>
          </table:table-cell>
          <table:table-cell table:number-columns-repeated="3"/>
          <table:table-cell table:style-name="Default" table:number-columns-repeated="2"/>
          <table:table-cell office:value-type="string" calcext:value-type="string">
            <text:p>Auxílio à Pesquisa - Reunião - Exterio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Geológica</text:p>
          </table:table-cell>
          <table:table-cell table:style-name="ce2" office:value-type="date" office:date-value="1998-08-23" calcext:value-type="date">
            <text:p>23/8/1998</text:p>
          </table:table-cell>
          <table:table-cell table:style-name="ce2" office:value-type="date" office:date-value="1998-08-29" calcext:value-type="date">
            <text:p>29/8/1998</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97/12493-7</text:p>
          </table:table-cell>
          <table:table-cell office:value-type="string" calcext:value-type="string">
            <text:p>Importância ecológica dos foraminíferos bentônicos e sua aplicação a problemas de poluição ambiental em áreas rasas, enseada de Ubatuba, São Paulo</text:p>
          </table:table-cell>
          <table:table-cell table:style-name="Default"/>
          <table:table-cell office:value-type="string" calcext:value-type="string">
            <text:p>Leticia Burone</text:p>
          </table:table-cell>
          <table:table-cell office:value-type="string" calcext:value-type="string">
            <text:p>Universidade de São Paulo (USP). Instituto Oceanográfico (IO)</text:p>
          </table:table-cell>
          <table:table-cell table:number-columns-repeated="3"/>
          <table:table-cell office:value-type="string" calcext:value-type="string">
            <text:p>Ana Maria Setubal Pires-Vanin</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Exatas e da Terra</text:p>
          </table:table-cell>
          <table:table-cell office:value-type="string" calcext:value-type="string">
            <text:p>Oceanografia</text:p>
          </table:table-cell>
          <table:table-cell table:style-name="Default"/>
          <table:table-cell table:style-name="ce2" office:value-type="date" office:date-value="1998-03-01" calcext:value-type="date">
            <text:p>1/3/1998</text:p>
          </table:table-cell>
          <table:table-cell table:style-name="ce2" office:value-type="date" office:date-value="2001-08-31" calcext:value-type="date">
            <text:p>31/8/2001</text:p>
          </table:table-cell>
          <table:table-cell table:number-columns-repeated="3"/>
          <table:table-cell office:value-type="string" calcext:value-type="string">
            <text:p>O presente projeto tem como objetivo principal o monitoramento da região da Enseada de Ubatuba, em relação à poluição, utilizando-se as populações de foraminíferos bênticos. Pretende-se traçar gradientes faunais a partir dos pontos de entrada dos poluentes, para verificar a dispersão e o efeito dos mesmos dentro do sistema. Será realizada uma campanha piloto para coleta de amostras, com auxílio de um pegador tipo Petersen modificado, ao longo dos rios e dentro da enseada. O plano de amostragem a partir das desembocaduras dos rios, até um raio aproximado de 800 m, foi baseado no método "Concentric Ring Sampling Pattern", utilizado para áreas poluídas. As estações restantes serão posicionadas segundo a batimetria da região. Após analisados os dados desta primeira campanha, serão determinados alguns pontos onde a fauna de foraminíferos reflete os problemas dos poluentes no local. Os referidos pontos serão amostrados quinzenalmente no inverno, e no verão, e mensalmente no restante dos meses, ao longo de um ano. As referidas amostras serão obtidas com ajuda de um corer. Pretende-se assim acompanhar o comportamento das populações de foraminíferos em mesoescala temporal. (AU)</text:p>
          </table:table-cell>
          <table:table-cell table:style-name="Default" table:number-columns-repeated="2"/>
          <table:table-cell table:number-columns-repeated="998"/>
        </table:table-row>
        <table:table-row table:style-name="ro1">
          <table:table-cell office:value-type="string" calcext:value-type="string">
            <text:p>92/03623-0</text:p>
          </table:table-cell>
          <table:table-cell office:value-type="string" calcext:value-type="string">
            <text:p>Influência dos fatores ambientais na abundância de Portunus spinimanus Latreille 1819 (Crustacea, Decapoda, Portunidae) na enseada de Fortaleza, Ubatuba (SP)</text:p>
          </table:table-cell>
          <table:table-cell table:style-name="Default"/>
          <table:table-cell office:value-type="string" calcext:value-type="string">
            <text:p>Sandro Santos</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Sandro Santos</text:p>
          </table:table-cell>
          <table:table-cell table:number-columns-repeated="3"/>
          <table:table-cell table:style-name="Default" table:number-columns-repeated="2"/>
          <table:table-cell office:value-type="string" calcext:value-type="string">
            <text:p>Auxílio à Pesquisa - Reunião - Brasil</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2-12-06" calcext:value-type="date">
            <text:p>6/12/1992</text:p>
          </table:table-cell>
          <table:table-cell table:style-name="ce2" office:value-type="date" office:date-value="1992-12-11" calcext:value-type="date">
            <text:p>11/12/1992</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8/56131-8</text:p>
          </table:table-cell>
          <table:table-cell office:value-type="string" calcext:value-type="string">
            <text:p>Influência sazonal no crescimento, zonação, abundância e riqueza de espécies de actiniarios no entremarés rochoso de Ubatuba, SP e fatores que influenciam seu deslocamento</text:p>
          </table:table-cell>
          <table:table-cell table:style-name="Default"/>
          <table:table-cell office:value-type="string" calcext:value-type="string">
            <text:p>Andrea Angeli</text:p>
          </table:table-cell>
          <table:table-cell office:value-type="string" calcext:value-type="string">
            <text:p>Universidade Estadual Paulista (UNESP). Campus Experimental do Litoral Paulista</text:p>
          </table:table-cell>
          <table:table-cell table:number-columns-repeated="3"/>
          <table:table-cell office:value-type="string" calcext:value-type="string">
            <text:p>Fernando Jose Zar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9-03-01" calcext:value-type="date">
            <text:p>1/3/2009</text:p>
          </table:table-cell>
          <table:table-cell table:style-name="ce2" office:value-type="date" office:date-value="2011-02-28" calcext:value-type="date">
            <text:p>28/2/2011</text:p>
          </table:table-cell>
          <table:table-cell table:number-columns-repeated="3"/>
          <table:table-cell office:value-type="string" calcext:value-type="string">
            <text:p>Os actiniários (anêmonas) são organismos muito comuns a costões rochosos, mas cuja ecologia não tem sido estudada, diferentemente de outros grupos zoológicos. Logo, uma série de questões básicas, porém relevantes, ainda permanecem desconhecidas. Assim, o objetivo do presente estudo é (1) realizar uma avaliação metodológica para determinação da medida mais adequada para estimar o tamanho das anêmonas em campo, (2) obter dados sobre a variação mensal na riqueza, abundância e zonação das espécies, (3) analisar o crescimento dos indivíduos das populações dominantes e (4) descrever seus padrões de deslocamento, investigando fatores que podem o influenciar. As atividades de campo serão realizadas no costão da praia do Flamengo, Ubatuba, SP. Para o objetivo 1 serão tomadas variadas medidas in situ e ex de 50 indivíduos. O parâmetro morfométrico que apresentar menor variação entre campo e laboratório será considerado o mais adequado para estimativas de tamanho. A área a ser selecionada para a investigação sobre zonação, crescimento, riqueza de espécies e abundância será dividida em estratos paralelos à linha d'água. As anêmonas encontradas em cada estrato serão contadas, identificadas e medidas. Na medição será tomado o parâmetro morfométrico mais adequado determinado pelo método acima mencionado. O acompanhamento da estrutura de tamanho da população permitirá inferir se os aumentos na abundância devem-se a picos no recrutamento ou a eventos de imigração. A amostragem através de estratos e a obtenção do perfil topográfico da área permitirão determinar os padrões de zonação. As distribuições mensais de freqüência das classes de tamanho permitirão determinar o crescimento dos indivíduos pela análise de progressão modal e ajuste da curva de Von Bertalanffy. O deslocamento será verificado e quantificado em campo, utilizando mapeamento fotográfico. Ainda em relação ao deslocamento, será testada experimentalmente a influência de organismos em contato físico e da maré, temperatura e salinidade sobre tal comportamento. (AU)</text:p>
          </table:table-cell>
          <table:table-cell table:style-name="Default" table:number-columns-repeated="2"/>
          <table:table-cell table:number-columns-repeated="998"/>
        </table:table-row>
        <table:table-row table:style-name="ro1">
          <table:table-cell office:value-type="string" calcext:value-type="string">
            <text:p>06/59416-8</text:p>
          </table:table-cell>
          <table:table-cell office:value-type="string" calcext:value-type="string">
            <text:p>Iniciativas geológicas/paleontológicas para implantação da linha de pesquisa em paleobiologia da conservação: o caso de Bouchardia rosea (Brachiopoda, Rhynchonelliformea) na plataforma sudeste do Brasil</text:p>
          </table:table-cell>
          <table:table-cell table:style-name="Default"/>
          <table:table-cell office:value-type="string" calcext:value-type="string">
            <text:p>Sabrina Coelho Rodrigues</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Marcello Guimarães Simões</text:p>
          </table:table-cell>
          <table:table-cell table:number-columns-repeated="3"/>
          <table:table-cell table:style-name="Default" table:number-columns-repeated="2"/>
          <table:table-cell office:value-type="string" calcext:value-type="string">
            <text:p>Bolsas no Brasil - Pós-Doutorado</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logia</text:p>
          </table:table-cell>
          <table:table-cell table:style-name="ce2" office:value-type="date" office:date-value="2007-02-01" calcext:value-type="date">
            <text:p>1/2/2007</text:p>
          </table:table-cell>
          <table:table-cell table:style-name="ce2" office:value-type="date" office:date-value="2009-03-05" calcext:value-type="date">
            <text:p>5/3/2009</text:p>
          </table:table-cell>
          <table:table-cell table:number-columns-repeated="3"/>
          <table:table-cell office:value-type="string" calcext:value-type="string">
            <text:p>Essa proposta visa à implantação da linha de pesquisa em Paleobiologia da Conservação, um novo ramo das Ciências Naturais que combina conceitos geológicos, com biológicos e ecológicos. Na costa norte do Estado de São Paulo, as populações de Bouchardia rosea apresentam baixa fidelidade ecológica, constituindo problema a ser investigado no âmbito da Paleobiologia da Conservação. Duas linhas gerais de ações são aqui propostas: (1) estudo das condições pateoambientais da região de Ubatuba, SP, em escala secular, na busca de argumentos que expliquem o desaparecimento do fóssil vivo B. rosea e (2) a implantação da linha de pesquisa Paleobiologia da Conservação. Para tal, objetiva-se: (a) estudo da variação do &amp;#948;C13 em conchas de B. rosea, previamente datadas (C14-AMS e racemiração por amino ácidos), a fim de investigar variações na produtividade; (b) estudo da variação do &amp;#948;O18 em conchas de B. rosea, previamente datadas (C14-AMS e racemização por amino ácidos), com intuito de obter as variações de temperatura; (c) análise dos elementos-traço Sr e Ba em conchas de B. rosea, previamente datadas (C14-AMS e racemização por amino ácidos), para variações de produtividade e de temperatura; (d) oferecer curso de extensão sobre as bases conceituais da Paleobiologia da Conservação; (e) redação do livro Actuopaleontologia e Paleobiologia da Conservação: um novo olhar sobre o registro fóssil. (AU)</text:p>
          </table:table-cell>
          <table:table-cell table:style-name="Default" table:number-columns-repeated="2"/>
          <table:table-cell table:number-columns-repeated="998"/>
        </table:table-row>
        <table:table-row table:style-name="ro1">
          <table:table-cell office:value-type="string" calcext:value-type="string">
            <text:p>98/13147-8</text:p>
          </table:table-cell>
          <table:table-cell office:value-type="string" calcext:value-type="string">
            <text:p>Interação entre abelhas do gênero Melipona (Apidae, Meliponinae) e espécies de Myrtaceae e Melastomataceae em floresta de planície litorânea no Sudeste do Brasil</text:p>
          </table:table-cell>
          <table:table-cell table:style-name="Default"/>
          <table:table-cell office:value-type="string" calcext:value-type="string">
            <text:p>Adriana de Oliveira Fidalgo</text:p>
          </table:table-cell>
          <table:table-cell office:value-type="string" calcext:value-type="string">
            <text:p>Universidade de São Paulo (USP). Instituto de Biociências (IB)</text:p>
          </table:table-cell>
          <table:table-cell table:number-columns-repeated="3"/>
          <table:table-cell office:value-type="string" calcext:value-type="string">
            <text:p>Astrid de Matos Peixoto Kleinert</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Teórica</text:p>
          </table:table-cell>
          <table:table-cell table:style-name="ce2" office:value-type="date" office:date-value="1999-03-01" calcext:value-type="date">
            <text:p>1/3/1999</text:p>
          </table:table-cell>
          <table:table-cell table:style-name="ce2" office:value-type="date" office:date-value="2002-05-31" calcext:value-type="date">
            <text:p>31/5/2002</text:p>
          </table:table-cell>
          <table:table-cell table:number-columns-repeated="3"/>
          <table:table-cell office:value-type="string" calcext:value-type="string">
            <text:p>Este trabalho pretende analisar a interação entre abelhas de gênero Melipona e espécies de Myrtaceae e Melastomataceae numa área de floresta sobre restinga em Picinguaba, Ubatuba-SP (44º48'W e 23º22'S). Para tanto serão analisadas a fenologia de floração e a biologia floral das espécies e a quantidade e qualidade dos recursos oferecidos. O comportamento dos visitantes junto às flores será anotado e estes coletados e identificados. A seguir, serão realizados experimentos para analisar os padrões de forrageio e a contribuição das Melipona para a polinização das espécies destas famílias na restinga. Além disso, colônias das duas principais espécies do gênero Melipona coletadas, junto às flores, no local de estudo serão instaladas na área e o influxo de pólen e néctar das mesmas acompanhado, ao longo do dia, para determinar quais grupos vegetais representam importantes fontes de recurso para estas espécies. Fatores abióticos serão considerados a cada observação e experimento realizados para verificar sua possível influência sobre o comportamento das abelhas e a disponibilidade de recursos. Desta forma, procuraremos contribuir para um melhor entendimento da relação entre Melipona e recursos florais em mata de restinga, fornecendo informações para conservação e manejo destas espécies. (AU)</text:p>
          </table:table-cell>
          <table:table-cell table:style-name="Default" table:number-columns-repeated="2"/>
          <table:table-cell table:number-columns-repeated="998"/>
        </table:table-row>
        <table:table-row table:style-name="ro1">
          <table:table-cell office:value-type="string" calcext:value-type="string">
            <text:p>07/57098-1</text:p>
          </table:table-cell>
          <table:table-cell office:value-type="string" calcext:value-type="string">
            <text:p>Jovens entre culturas: itinerários e perspectivas de jovens Guarani entre aldeia Boa Vista e a cidade de Ubatuba</text:p>
          </table:table-cell>
          <table:table-cell table:style-name="Default"/>
          <table:table-cell office:value-type="string" calcext:value-type="string">
            <text:p>Maria Daniela Correa de Macedo</text:p>
          </table:table-cell>
          <table:table-cell office:value-type="string" calcext:value-type="string">
            <text:p>Universidade de São Paulo (USP). Faculdade de Medicina (FM)</text:p>
          </table:table-cell>
          <table:table-cell table:number-columns-repeated="3"/>
          <table:table-cell office:value-type="string" calcext:value-type="string">
            <text:p>Denise Dias Barro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da Saúde</text:p>
          </table:table-cell>
          <table:table-cell office:value-type="string" calcext:value-type="string">
            <text:p>Fisioterapia e Terapia Ocupacional</text:p>
          </table:table-cell>
          <table:table-cell table:style-name="Default"/>
          <table:table-cell table:style-name="ce2" office:value-type="date" office:date-value="2008-08-01" calcext:value-type="date">
            <text:p>1/8/2008</text:p>
          </table:table-cell>
          <table:table-cell table:style-name="ce2" office:value-type="date" office:date-value="2010-03-31" calcext:value-type="date">
            <text:p>31/3/2010</text:p>
          </table:table-cell>
          <table:table-cell table:number-columns-repeated="3"/>
          <table:table-cell office:value-type="string" calcext:value-type="string">
            <text:p>Propomos neste estudo, apreender como os jovens da Aldeia Boa Vista, etnia Guarani-Mbya da cidade de Ubatuba/SP vivem, interpretam e integram os conhecimentos considerados próprios ao seu modo de vida na Aldeia e como reinterpretam aqueles considerados adquiridos na relação com os modos de vida da cidade. Trata-se de compreender como vêem e como se relacionam com estes conhecimentos para desenhar suas trajetórias e seus próprios projetos de vida. Entender suas atividades cotidianas e rituais, sob um enfoque de gênero, diferenciando as atividades dos homens e das mulheres. Estudar sobre o cotidiano do jovem guarani, as relações e os diálogos estabelecidos com a comunidade Guarani da Aldeia Boa Vista e com a cidade de Ubatuba. E perceber quais são os espaços possíveis e utilizados pelos jovens para construção de suas histórias e trajetórias. Numa perspectiva de entender e refletir as práticas e fornecer dados para melhorias nos futuros projetos e políticas públicas voltadas ao jovem Guarani, aos seus anseios e diversidades. Além da reflexão para reorientação das práticas em terapia ocupacional social. (AU)</text:p>
          </table:table-cell>
          <table:table-cell table:style-name="Default" table:number-columns-repeated="2"/>
          <table:table-cell table:number-columns-repeated="998"/>
        </table:table-row>
        <table:table-row table:style-name="ro1">
          <table:table-cell office:value-type="string" calcext:value-type="string">
            <text:p>11/09241-5</text:p>
          </table:table-cell>
          <table:table-cell office:value-type="string" calcext:value-type="string">
            <text:p>Manejo de frutos de Euterpe edulis Martius e uso múltiplo da Mata Atlântica em Ubatuba e São Luís do Paraitinga (SP) como estratégia de conservação</text:p>
          </table:table-cell>
          <table:table-cell office:value-type="string" calcext:value-type="string">
            <text:p>Fruit management of Euterpe edulis Martius and multiple use of Atlantic Forest in Ubatuba and São Luís do Paraitinga as conservation strategy</text:p>
          </table:table-cell>
          <table:table-cell office:value-type="string" calcext:value-type="string">
            <text:p>Saulo Eduardo Xavier Franco de Souza</text:p>
          </table:table-cell>
          <table:table-cell office:value-type="string" calcext:value-type="string">
            <text:p>Universidade de São Paulo (USP). Escola Superior de Agricultura Luiz de Queiroz (ESALQ)</text:p>
          </table:table-cell>
          <table:table-cell table:number-columns-repeated="3"/>
          <table:table-cell office:value-type="string" calcext:value-type="string">
            <text:p>Edson José Vidal da Silva</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Agrárias</text:p>
          </table:table-cell>
          <table:table-cell office:value-type="string" calcext:value-type="string">
            <text:p>Recursos Florestais e Engenharia Florestal</text:p>
          </table:table-cell>
          <table:table-cell office:value-type="string" calcext:value-type="string">
            <text:p>Manejo Florestal</text:p>
          </table:table-cell>
          <table:table-cell table:style-name="ce2" office:value-type="date" office:date-value="2011-10-01" calcext:value-type="date">
            <text:p>1/10/2011</text:p>
          </table:table-cell>
          <table:table-cell table:style-name="ce2" office:value-type="date" office:date-value="2014-08-31" calcext:value-type="date">
            <text:p>31/8/2014</text:p>
          </table:table-cell>
          <table:table-cell table:number-columns-repeated="3"/>
          <table:table-cell office:value-type="string" calcext:value-type="string">
            <text:p>As florestas tropicais satisfazem múltiplas demandas de produtos e serviços. Certas espécies são cruciais para a economia de subsistência e de mercado de diversas comunidades localizadas ao longo da Mata Atlântica, como a palmeira-juçara (Euterpe edulis). Esta espécie foi dizimada pela alta demanda econômica e sua conseqüente exploração predatória, que por sua vez, estimulou a busca por uma exploração menos destrutiva desta palmeira importantíssima para o funcionamento ecológico de suas florestas de ocorrência. Recentemente, o manejo sustentável com foco nos frutos de Euterpe edulis tem sido promovido em iniciativas de base comunitária na Serra do Mar, trazendo perspectivas otimistas para uso múltiplo sustentável nestas áreas. Propõe-se investigar o manejo de uso múltiplo como catalisador do fortalecimento comunitário e conservação da biodiversidade. Assim, pretende-se responder as seguintes questões: 1) Como varia a comunidade arbórea de diferentes áreas manejadas e quais espécies são mais valorizadas pelos povos locais? 2) Como se caracteriza o manejo de frutos de E. edulis e o manejo de uso múltiplo na área de estudo? 3) De que maneira a colheita de frutos de E. edulis afeta sua dinâmica populacional e taxas vitais individuais? Quais os limites de colheita e estratégias de manejo recomendadas? 4) Quais as melhores técnicas para restaurar populações dessa espécie? 5) Como cientistas e manejadores locais podem contribuir para aplicar o manejo adaptativo participativo? Para isso, serão focadas áreas no interior e entorno do Parque Estadual da Serra do Mar (PESM), Núcleos Picinguaba e Santa Virgínia. No entorno vivem produtores rurais, caiçaras e quilombolas. A amostragem do inventário florestal será estratificada sistemática, enquanto as entrevistas com moradores locais e observação participante proporcionarão meios para calcular o valor de uso das espécies. O potencial para manejo de uso múltiplo nas áreas de estudo será avaliado através de indicadores de sustentabilidade ecológica. <text:s/>Os impactos do manejo de frutos de E. edulis serão avaliados através do monitoramento de populações manejadas e não manejadas em parcelas permanentes, e em seguida construídas matrizes de transição para estimar limites sustentáveis de colheita para E. edulis. Também serão testadas cinco técnicas para restauração de populações. Finalmente, serão identificados os principais pontos de complementaridade entre o conhecimento local e o científico e as principais ferramentas para aplicar o conceito de manejo adaptativo ao sistema de manejo de frutos de E. edulis nas diferentes comunidades alvo deste estudo. (AU)</text:p>
          </table:table-cell>
          <table:table-cell office:value-type="string" calcext:value-type="string">
            <text:p>Tropical forests satisfy multiple demands on products and services. Some species are crucial to subsistence and market economy of many communities along the Atlantic forests domain, such as juçara palm (Euterpe edulis). This species was decimated through high economic demand of its palm heart and the consequent predatory exploration, which in turn, stimulated the search for a less destructive use of this palm, considered very important for ecological functioning of the forests where it occurs. Recently, sustainable management focused on E. edulis fruits has been promoted in community based initiatives in "Serra do Mar", bringing optimistic perspectives for sustainable multiple use in these areas. The purpose here is to investigate the multiple use management as a catalyst of community "empowerment" and biodiversity conservation. Thus, some questions are to answered: 1) How does the tree community of different managed areas vary and which are the species most valued by local people? 2) How does E. edulis fruit management and multiple use area characterized in the study area? 3) How does E. edulis fruit harvesting affect its population dynamics and individual vital rates? What are the harvesting limits and management strategies recommended? 4) Which are the best techniques to restore populations of this species? 5) How scientists and local managers could contribute to apply adaptive participative management? For these, areas inside and next to "Parque Estadual da Serra do Mar (PESM) - Núcleos Picinguaba and Santa Virgínia" will be focused. There live rural producers, "caiçaras" and "quilombola" communities. The sampling of forest survey will be systematic stratified, while interviews with local people and participant observation will allow calculate the use value of each cited species. Multiple use management potential in the study areas will be assessed through ecological sustainability indicators. The impacts of E. edulis fruit management will be assessed by monitoring managed and non managed populations in permanent plots, and by constructing transition matrices to estimate sustainable harvesting limits for the species. Five techniques to restore populations will be tested in the field. Finally, the main complementary aspects between local and scientific knowledge will be identified, as will the main tools to apply the concept of adaptive participative management of E. edulis in the different focal communities. (AU)</text:p>
          </table:table-cell>
          <table:table-cell office:value-type="string" calcext:value-type="string">
            <text:p>13/19411-0</text:p>
          </table:table-cell>
          <table:table-cell table:number-columns-repeated="998"/>
        </table:table-row>
        <table:table-row table:style-name="ro1">
          <table:table-cell office:value-type="string" calcext:value-type="string">
            <text:p>99/06902-7</text:p>
          </table:table-cell>
          <table:table-cell office:value-type="string" calcext:value-type="string">
            <text:p>Mapeamento das áreas suscetíveis a prática agroecológica no Núcleo Picinguaba (Parque Estadual da Serra do Mar), através do geoprocessamento como subsídio a atividades econômicas sustentáveis</text:p>
          </table:table-cell>
          <table:table-cell table:style-name="Default"/>
          <table:table-cell office:value-type="string" calcext:value-type="string">
            <text:p>Luciene Cristina Risso</text:p>
          </table:table-cell>
          <table:table-cell office:value-type="string" calcext:value-type="string">
            <text:p>Universidade Estadual Paulista (UNESP). Campus de Rio Claro. Centro de Estudos Ambientais (CEA)</text:p>
          </table:table-cell>
          <table:table-cell table:number-columns-repeated="3"/>
          <table:table-cell office:value-type="string" calcext:value-type="string">
            <text:p>Marcos César Ferreir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1999-11-01" calcext:value-type="date">
            <text:p>1/11/1999</text:p>
          </table:table-cell>
          <table:table-cell table:style-name="ce2" office:value-type="date" office:date-value="2001-10-31" calcext:value-type="date">
            <text:p>31/10/2001</text:p>
          </table:table-cell>
          <table:table-cell table:number-columns-repeated="3"/>
          <table:table-cell office:value-type="string" calcext:value-type="string">
            <text:p>O núcleo Picinguaba (Parque Estadual da Serra do Mar) localiza-se a nordeste do município de Ubatuba-SP, e é uma área protegida, tanto pelos seus atributos naturais (mata atlântica, restinga, mangue) como pelos atributos culturais, já que contém em seus limites, várias comunidades tradicionais caiçaras. Com essa inserção, o Parque deve manter a sobrevivência e a permanência dessas comunidades, bem como a preservação cultural, de acordo com as principais entidades internacionais de conservação como a UICN e a UNESCO. Deste modo, sabendo-se das dificuldades que passam essas populações, segundo relatos de estudos anteriores realizados na área, este estudo visa realizar um mapeamento das áreas suscetíveis à prática agro-ecológica, inseridas nas zonas de uso intensivo e de recuperação, utilizando-se um sistema de informação geográfica, com a finalidade de subsidiar a implantação de atividades econômicas de baixo impacto, com o objetivo de viabilizar e promover a conservação ambiental e a melhoria da qualidade de vida das populações locais. (AU)</text:p>
          </table:table-cell>
          <table:table-cell table:style-name="Default" table:number-columns-repeated="2"/>
          <table:table-cell table:number-columns-repeated="998"/>
        </table:table-row>
        <table:table-row table:style-name="ro1">
          <table:table-cell office:value-type="string" calcext:value-type="string">
            <text:p>10/17159-4</text:p>
          </table:table-cell>
          <table:table-cell office:value-type="string" calcext:value-type="string">
            <text:p>Medição da razão de variação do Nível Absoluto do Mar no litoral do estado de São Paulo: Cananeia e Ubatuba (II)</text:p>
          </table:table-cell>
          <table:table-cell office:value-type="string" calcext:value-type="string">
            <text:p>Measurement of the rate of variation of Absolut Sea Level in the coast of the State of São Paulo: Cananeia and Ubatuba (II)</text:p>
          </table:table-cell>
          <table:table-cell office:value-type="string" calcext:value-type="string">
            <text:p>Afranio Rubens de Mesquita</text:p>
          </table:table-cell>
          <table:table-cell office:value-type="string" calcext:value-type="string">
            <text:p>Universidade de São Paulo (USP). Instituto Oceanográfico (IO)</text:p>
          </table:table-cell>
          <table:table-cell table:number-columns-repeated="3"/>
          <table:table-cell office:value-type="string" calcext:value-type="string">
            <text:p>Afranio Rubens de Mesquita</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Física</text:p>
          </table:table-cell>
          <table:table-cell table:style-name="ce2" office:value-type="date" office:date-value="2011-03-01" calcext:value-type="date">
            <text:p>1/3/2011</text:p>
          </table:table-cell>
          <table:table-cell table:style-name="ce2" office:value-type="date" office:date-value="2014-02-28" calcext:value-type="date">
            <text:p>28/2/2014</text:p>
          </table:table-cell>
          <table:table-cell table:number-columns-repeated="3"/>
          <table:table-cell office:value-type="string" calcext:value-type="string">
            <text:p>Medições do Nível Absoluto do Mar são realizadas nas Bases de Pesquisas do Instituto Oceanográfico da USP nas cidades de Cananeia e Ubatuba, através de medições gravimétricas, medições com marégrafo a flutuador, medições precisas com marégrafo à radar, medições meteorológicas de superfície e medições GPS. Esta é a versão (II) de projeto já aprovado pela FAPESP e que sofreu atrasos na sua realização por questões de: 1) importação de equipamentos, 2) atrasos na construção das facilidades para o uso dos novos equipamentos e 3) dificuldades no sistema de transmissão de dados via internet. Essa é a razão desta solicitação de auxílio. (AU)</text:p>
          </table:table-cell>
          <table:table-cell office:value-type="string" calcext:value-type="string">
            <text:p>Measurements of the rate of variation of the Absolute Sea Level are being taken in the Research Stations (Cananeia &amp; Ubatuba) of the IO-USP (Institute of Oceanography of the University of São Paulo, Brazil). Through measurements of Absolute and Geodynamics Gravity of the Earth; measurements of sea level via buoys and radar; surface meteorology and GPS measurements. This is version (II) of a research Proposal long aproved by FAPESP in 2004, which unfortunately has had. 1) delays due to the importation of the equipment <text:s/>2) delays due the contructions of the facilities for the imported equipments 3) delays due to, up to now, impossible data transmission from the research stations to the University campus. (AU)</text:p>
          </table:table-cell>
          <table:table-cell office:value-type="string" calcext:value-type="string">
            <text:p>12/13489-5</text:p>
          </table:table-cell>
          <table:table-cell table:number-columns-repeated="998"/>
        </table:table-row>
        <table:table-row table:style-name="ro1">
          <table:table-cell office:value-type="string" calcext:value-type="string">
            <text:p>12/13489-5</text:p>
          </table:table-cell>
          <table:table-cell office:value-type="string" calcext:value-type="string">
            <text:p>Medição da razão de variação do Nível Absoluto do Mar no litoral do Estado de São Paulo:Cananeia e Ubatuba (II)</text:p>
          </table:table-cell>
          <table:table-cell table:style-name="Default"/>
          <table:table-cell office:value-type="string" calcext:value-type="string">
            <text:p>Talhi Cesar Zuppardo</text:p>
          </table:table-cell>
          <table:table-cell office:value-type="string" calcext:value-type="string">
            <text:p>Universidade de São Paulo (USP). Instituto Oceanográfico (IO)</text:p>
          </table:table-cell>
          <table:table-cell table:number-columns-repeated="3"/>
          <table:table-cell office:value-type="string" calcext:value-type="string">
            <text:p>Afranio Rubens de Mesquita</text:p>
          </table:table-cell>
          <table:table-cell table:number-columns-repeated="3"/>
          <table:table-cell table:style-name="Default" table:number-columns-repeated="2"/>
          <table:table-cell office:value-type="string" calcext:value-type="string">
            <text:p>Bolsas no Brasil - Programa Capacitação - Treinamento Técnic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Física</text:p>
          </table:table-cell>
          <table:table-cell table:style-name="ce2" office:value-type="date" office:date-value="2012-08-01" calcext:value-type="date">
            <text:p>1/8/2012</text:p>
          </table:table-cell>
          <table:table-cell table:style-name="ce2" office:value-type="date" office:date-value="2013-11-30" calcext:value-type="date">
            <text:p>30/11/2013</text:p>
          </table:table-cell>
          <table:table-cell table:number-columns-repeated="3"/>
          <table:table-cell office:value-type="string" calcext:value-type="string">
            <text:p>Medições do Nível Absoluto do Mar são realizadas nas Bases de Pesquisas do Instituto Oceanográfico da USP nas cidades de Cananeia e Ubatuba, Através de medições Gravimétricas, Medições com marégrafo a flutuador,Medições precisas com Marégrafo à Radar,Medições Meteorológicas de superfície e Medições GPS. Esta é a versão (II) de projeto já aprovado pela FAPESP e que sofreu atrasos na sua realização por questões de: 1)-importação de equipamentos,2_- atrasos na construção das facilidades para o uso dos novos equipamentos e 3) -dificuldades no sistema de transmissão de dados via internet.Essa é a razão desta solicitação de auxílio. (AU)</text:p>
          </table:table-cell>
          <table:table-cell table:style-name="Default" table:number-columns-repeated="2"/>
          <table:table-cell table:number-columns-repeated="998"/>
        </table:table-row>
        <table:table-row table:style-name="ro1">
          <table:table-cell office:value-type="string" calcext:value-type="string">
            <text:p>09/14378-0</text:p>
          </table:table-cell>
          <table:table-cell office:value-type="string" calcext:value-type="string">
            <text:p>Medição da razão de variação do Nível Absoluto do Mar no litoral paulista: Cananeia e Ubatuba</text:p>
          </table:table-cell>
          <table:table-cell table:style-name="Default"/>
          <table:table-cell office:value-type="string" calcext:value-type="string">
            <text:p>Thiago Ribeiro Fonseca Peixoto</text:p>
          </table:table-cell>
          <table:table-cell office:value-type="string" calcext:value-type="string">
            <text:p>Universidade de São Paulo (USP). Instituto Oceanográfico (IO)</text:p>
          </table:table-cell>
          <table:table-cell table:number-columns-repeated="3"/>
          <table:table-cell office:value-type="string" calcext:value-type="string">
            <text:p>Afranio Rubens de Mesquita</text:p>
          </table:table-cell>
          <table:table-cell table:number-columns-repeated="3"/>
          <table:table-cell table:style-name="Default" table:number-columns-repeated="2"/>
          <table:table-cell office:value-type="string" calcext:value-type="string">
            <text:p>Bolsas no Brasil - Programa Capacitação - Treinamento Técnic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Física</text:p>
          </table:table-cell>
          <table:table-cell table:style-name="ce2" office:value-type="date" office:date-value="2009-09-01" calcext:value-type="date">
            <text:p>1/9/2009</text:p>
          </table:table-cell>
          <table:table-cell table:style-name="ce2" office:value-type="date" office:date-value="2010-02-28" calcext:value-type="date">
            <text:p>28/2/2010</text:p>
          </table:table-cell>
          <table:table-cell table:number-columns-repeated="3"/>
          <table:table-cell office:value-type="string" calcext:value-type="string">
            <text:p>O projeto "Medição da Razão de Variação do Nível Absoluto do Mar no Litoral Paulista: Cananéia e Ubatuba" introduziu recentemente nas bases de pesquisas (Cananéia e de Ubatuba) medições modernas de Nível do Mar, Sistema Global de Posicionamento (GPS) e de Gravimetria. Essas medições produzem dados (Marégrafo a Radar, Posicionamento Global e Aceleração da Gravidade) obtidos rotineiramente no Instituto Oceanográfico da USP, que devem ser reduzidos, corrigidos, <text:s/>normalizados <text:s text:c="2"/>e colocados <text:s/>à consulta da comunidade internacional em tempo real, segundo as regras gerais do Programa GLOSS <text:s/>(Global Observing Sea Level System) da Comissão <text:s/>Oceanográfica Internacional (COI)/UNESCO no qual a Estação de Cananéia tem número 194. Endereço onde os dados podem ser obtidos - ftp://mar8.io.usp.br <text:s/>anonymous . Tais dados são também utilizados pelos participantes do Curso de "Medição Analise Previsão e Modelagem do Nível do Mar", Curso de Extensão ministrado no IO-USP . Eles são necessários <text:s/>aos trabalhos finais dos Temas e na Monografia final sobre Nível do Mar que leva à conclusão do Curso e a obtenção do Titulo de Especialista fornecido pela Universidade de São Paulo. Espera-se <text:s/>poder, ao final de um ano, ter o conjunto de dados distribuídos na Internet em tempo real e que o candidato ao posto, se bem sucedido, faça estágio de um ano, na Universidade de Liverpool, junto ao Proudman Oceanographic Laboratory (POL), Inglaterra. (AU)</text:p>
          </table:table-cell>
          <table:table-cell table:style-name="Default" table:number-columns-repeated="2"/>
          <table:table-cell table:number-columns-repeated="998"/>
        </table:table-row>
        <table:table-row table:style-name="ro1">
          <table:table-cell office:value-type="string" calcext:value-type="string">
            <text:p>03/04528-8</text:p>
          </table:table-cell>
          <table:table-cell office:value-type="string" calcext:value-type="string">
            <text:p>Medições da razão de variação do Nível Absoluto do Mar no litoral do Estado de São Paulo - Cananeia e Ubatuba</text:p>
          </table:table-cell>
          <table:table-cell table:style-name="Default"/>
          <table:table-cell office:value-type="string" calcext:value-type="string">
            <text:p>Afranio Rubens de Mesquita</text:p>
          </table:table-cell>
          <table:table-cell office:value-type="string" calcext:value-type="string">
            <text:p>Universidade de São Paulo (USP). Instituto Oceanográfico (IO)</text:p>
          </table:table-cell>
          <table:table-cell table:number-columns-repeated="3"/>
          <table:table-cell office:value-type="string" calcext:value-type="string">
            <text:p>Afranio Rubens de Mesquita</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Física</text:p>
          </table:table-cell>
          <table:table-cell table:style-name="ce2" office:value-type="date" office:date-value="2004-03-01" calcext:value-type="date">
            <text:p>1/3/2004</text:p>
          </table:table-cell>
          <table:table-cell table:style-name="ce2" office:value-type="date" office:date-value="2010-02-28" calcext:value-type="date">
            <text:p>28/2/2010</text:p>
          </table:table-cell>
          <table:table-cell table:number-columns-repeated="3"/>
          <table:table-cell office:value-type="string" calcext:value-type="string">
            <text:p>O objetivo do projeto é o de medir o Nível Absoluto do Mar (NAM) e determinar a razão de sua variação com o tempo, em dois locais do litoral do Estado de São Paulo. As medições serão feitas nas bases de pesquisas Clarimundo de Jesus e João de Paiva Carvalho, do Instituto Oceanográfico da Universidade de São Paulo, respectivamente nos municípios das cidades de Ubatuba e de Cananéia, utilizando tecnologia que permite monitorar a razão da variação do movimento vertical, da crosta, local, com o tempo. Conhecido esse valor, poderá ser estimado se, ou não, o valor de 40cm/século para a razão de variação do Nível Relativo do Mar (NRM), até agora registrado em Cananéia, é devido e, em que proporção, às Mudanças Climáticas Globais da atualidade. De forma análoga, será possível examinar, nos termos da Lei 9760 de 1946, as mudanças de procedimentos nas delimitações dos Terrenos de Marinha na costa Brasileira. (AU)</text:p>
          </table:table-cell>
          <table:table-cell table:style-name="Default"/>
          <table:table-cell office:value-type="string" calcext:value-type="string">
            <text:p>09/06138-9; 09/14378-0</text:p>
          </table:table-cell>
          <table:table-cell table:number-columns-repeated="998"/>
        </table:table-row>
        <table:table-row table:style-name="ro1">
          <table:table-cell office:value-type="string" calcext:value-type="string">
            <text:p>09/06138-9</text:p>
          </table:table-cell>
          <table:table-cell office:value-type="string" calcext:value-type="string">
            <text:p>Medições da razão de variação do Nível Absoluto do Mar no litoral do Estado de São Paulo-Cananeia e Ubatuba</text:p>
          </table:table-cell>
          <table:table-cell table:style-name="Default"/>
          <table:table-cell office:value-type="string" calcext:value-type="string">
            <text:p>Talhi Cesar Zuppardo</text:p>
          </table:table-cell>
          <table:table-cell office:value-type="string" calcext:value-type="string">
            <text:p>Universidade de São Paulo (USP). Instituto Oceanográfico (IO)</text:p>
          </table:table-cell>
          <table:table-cell table:number-columns-repeated="3"/>
          <table:table-cell office:value-type="string" calcext:value-type="string">
            <text:p>Afranio Rubens de Mesquita</text:p>
          </table:table-cell>
          <table:table-cell table:number-columns-repeated="3"/>
          <table:table-cell table:style-name="Default" table:number-columns-repeated="2"/>
          <table:table-cell office:value-type="string" calcext:value-type="string">
            <text:p>Bolsas no Brasil - Programa Capacitação - Treinamento Técnic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Física</text:p>
          </table:table-cell>
          <table:table-cell table:style-name="ce2" office:value-type="date" office:date-value="2009-05-01" calcext:value-type="date">
            <text:p>1/5/2009</text:p>
          </table:table-cell>
          <table:table-cell table:style-name="ce2" office:value-type="date" office:date-value="2010-02-28" calcext:value-type="date">
            <text:p>28/2/2010</text:p>
          </table:table-cell>
          <table:table-cell table:number-columns-repeated="3"/>
          <table:table-cell office:value-type="string" calcext:value-type="string">
            <text:p>O projeto "Medição da Razão de Variação do Nível Absoluto do Mar no Litoral Paulista: Cananeia e Ubatuba" introduziu recentemente nas bases de pesquisas (Cananéia e de Ubatuba) medições modernas de Nível do Mar, Sistema Global de Posicionamento (GPS) e de Gravimetria. Essas medições produzem dados (Marégrafo a Radar, Posicionamento Global e Aceleração da Gravidade) obtidos rotineiramente no Instituto Oceanográfico da USP, que devem ser reduzidos, corrigidos, <text:s/>normalizados <text:s text:c="2"/>e colocados <text:s/>à consulta da comunidade internacional em tempo real, segundo as regras gerais do Programa GLOSS <text:s/>(Global Observing Sea Level System) da Comissão <text:s/>Oceanográfica Internacional (COI)/UNESCO no qual a Estação de Cananéia tem número 194. Endereço onde os dados podem ser obtidos - ftp://mar8.io.usp.br <text:s/>anonymous <text:s/>. Tais dados são também utilizados pelos participantes do Curso de "Medição Analise Previsão e Modelagem do Nível do Mar", Curso de Extensão ministrado no IO-USP . Eles são necessários <text:s/>aos trabalhos finais dos Temas <text:s/>e na Monografia <text:s/>final sobre Nível do Mar que leva à conclusão do Curso e a obtenção do Titulo de Especialista fornecido pela Universidade de São Paulo. Espera-se <text:s/>poder, ao final de um ano, ter o conjunto de dados distribuídos na Internet em tempo real e que o candidato ao posto, se bem sucedido, faça estágio de um ano, na Universidade de Liverpool, junto ao Proudman Oceanographic Laboratory (POL) , Inglaterra. (AU)</text:p>
          </table:table-cell>
          <table:table-cell table:style-name="Default" table:number-columns-repeated="2"/>
          <table:table-cell table:number-columns-repeated="998"/>
        </table:table-row>
        <table:table-row table:style-name="ro1">
          <table:table-cell office:value-type="string" calcext:value-type="string">
            <text:p>11/22781-9</text:p>
          </table:table-cell>
          <table:table-cell office:value-type="string" calcext:value-type="string">
            <text:p>Microbiota de costões rochosos de Ubatuba (SP): composição, diversidade e efeito da contaminação orgânica</text:p>
          </table:table-cell>
          <table:table-cell office:value-type="string" calcext:value-type="string">
            <text:p>Microbiota of rocky shores of Ubatuba (SP): composition, and diversity effect of organic contamination</text:p>
          </table:table-cell>
          <table:table-cell office:value-type="string" calcext:value-type="string">
            <text:p>Aline Bartelochi Pinto</text:p>
          </table:table-cell>
          <table:table-cell office:value-type="string" calcext:value-type="string">
            <text:p>Universidade Estadual Paulista (UNESP). Campus Experimental do Litoral Paulista</text:p>
          </table:table-cell>
          <table:table-cell table:number-columns-repeated="3"/>
          <table:table-cell office:value-type="string" calcext:value-type="string">
            <text:p>Ana Julia Fernandes Cardoso de Oliveira</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Biológicas</text:p>
          </table:table-cell>
          <table:table-cell office:value-type="string" calcext:value-type="string">
            <text:p>Microbiologia</text:p>
          </table:table-cell>
          <table:table-cell table:style-name="Default"/>
          <table:table-cell table:style-name="ce2" office:value-type="date" office:date-value="2012-04-01" calcext:value-type="date">
            <text:p>1/4/2012</text:p>
          </table:table-cell>
          <table:table-cell table:style-name="ce2" office:value-type="date" office:date-value="2015-12-31" calcext:value-type="date">
            <text:p>31/12/2015</text:p>
          </table:table-cell>
          <table:table-cell table:number-columns-repeated="3"/>
          <table:table-cell office:value-type="string" calcext:value-type="string">
            <text:p>O biofilme do entremarés constitui-se de uma estrutura tridimensional, sendo composto, principalmente, por bactérias, cianobactérias, diatomáceas, protozoários e esporos de macroalgas, embebidos em uma matriz mucopolissacarídea. Neste sentido, o biofilme é importante fonte de alimento para algumas espécies, influenciando diretamente a estrutura da comunidade dos costões rochosos, embora tenha recebido pouca atenção pelas dificuldades associadas à sua amostragem e quantificação. O presente projeto tem por objetivos avaliar a influência da contaminação orgânica sobre a composição e diversidade da microbiota (cianobactérias, bactérias heterotróficas, microfitoplâncton (diatomáceas e nanoheterótrofos)) de costões rochosos com diferente impacto por efluentes orgânicos, bem como a sazonalidade das espécies microbianas predominantes em função da zonação (supra, meso e infralitoral) e grau de exposição às ondas (exposto, semi-abrigado e abrigado). Serão efetuadas coletas bimensais em seis costões rochosos (3 expostos e 3 semi-abrigados), no Município de Ubatuba (SP), com obtenção de três fragmentos rochosos de cada um, durante maré baixa, em pontos georeferenciados nas três faixas de zonação supracitadas, visando o isolamento e quantificação dos microrganismos. As amostras destinadas à quantificação por epifluorescência serão acondicionadas em frascos com formaldeído a 5% de concentração final, para a fixação dos microrganismos; enquanto aquelas destinadas ao isolamento serão colocadas em frascos com água do mar filtrada e esterilizada, com posterior agitação e plaqueamento pela técnica "spread plate". Em cada ponto amostral serão registrados a salinidade, temperatura e pH da água, bem como a matéria orgânica dissolvida (MOD) e pigmento fotossintético (clorofila a). A densidade de cada microrganismo será confrontada por ANOVA de 2 fatores, enquanto a diversidade será avaliada pelo Índice de Diversidade e Dominância de Simpson. (AU)</text:p>
          </table:table-cell>
          <table:table-cell office:value-type="string" calcext:value-type="string">
            <text:p>The intertidal biofilm consists of a three-dimensional structure, consisting mainly of bacteria, cyanobacteria, diatoms, protozoa and spores of macroalgae, embedded in a mucopolysaccharide matrix. In this sense, the biofilm is an important source of food for some species, having strong influence in the community structure of rocky shores, although it received little attention by the difficulties associated with their sampling and quantification. This project aims to evaluate the influence of organic contamination on the composition and diversity of the microbiota (cyanobacteria, heterotrophic bacteria, microfitoplâncton (diatoms and nanoheterótrofos)) from rocky shores with different impact by organic effluents, as well as the seasonal diferences <text:s/>of microbial predominant species according to the zonation (supralittoral, intertidal and sublittoral) and degree of wave exposure (exposed, semi-protected and sheltered). Sampling will be performed every two months in six rocky shores (3 exposed and 3 semi-sheltered) in the city of Ubatuba (SP), obtaining three rocky fragments of each, during low tide, geo-referenced points in the three zonation areas above cited, aimed at the isolation and quantification of microorganisms. The samples for quantification by epifluorescence will be packaged in bottles with formaldehyde to a final concentration of 5%, for the fixation of microorganisms, while those for isolation will be placed in containers with seawater filtered and sterilized with subsequent agitation and plating technique "spread plate". In each sample point will be recorded salinity, temperature and water pH, and dissolved organic matter (DOM) and photosynthetic pigment (chlorophyll a). The density of each organism is confronted by two factors ANOVA, while the diversity index will be evaluated by Simpson's Diversity and Dominance. (AU)</text:p>
          </table:table-cell>
          <table:table-cell table:style-name="Default"/>
          <table:table-cell table:number-columns-repeated="998"/>
        </table:table-row>
        <table:table-row table:style-name="ro1">
          <table:table-cell office:value-type="string" calcext:value-type="string">
            <text:p>06/01925-4</text:p>
          </table:table-cell>
          <table:table-cell office:value-type="string" calcext:value-type="string">
            <text:p>Mineralogia e petrologia de xenólitos mantélicos das regiões de Ubatuba (SP) e coromandel (mg)</text:p>
          </table:table-cell>
          <table:table-cell table:style-name="Default"/>
          <table:table-cell office:value-type="string" calcext:value-type="string">
            <text:p>Vidyã Vieira de Almeida</text:p>
          </table:table-cell>
          <table:table-cell office:value-type="string" calcext:value-type="string">
            <text:p>Universidade de São Paulo (USP). Instituto de Geociências (IGC)</text:p>
          </table:table-cell>
          <table:table-cell table:number-columns-repeated="3"/>
          <table:table-cell office:value-type="string" calcext:value-type="string">
            <text:p>Valdecir de Assis Janasi</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Geociências</text:p>
          </table:table-cell>
          <table:table-cell table:style-name="Default"/>
          <table:table-cell table:style-name="ce2" office:value-type="date" office:date-value="2007-04-01" calcext:value-type="date">
            <text:p>1/4/2007</text:p>
          </table:table-cell>
          <table:table-cell table:style-name="ce2" office:value-type="date" office:date-value="2008-03-31" calcext:value-type="date">
            <text:p>31/3/2008</text:p>
          </table:table-cell>
          <table:table-cell table:number-columns-repeated="3"/>
          <table:table-cell office:value-type="string" calcext:value-type="string">
            <text:p>O presente projeto visa caracterizar a textura e mineralogia de xenólitos mantélicos <text:s/>do SE do Brasil, com especial ênfase na geoquímica de elementos maiores e traços dos minerais principais (olivina, clino- e ortopiroxênio, flogopita e cromo-espinélio) através de estudos petrográficos de detalhe e análises por Microssonda Eletrônica-WDS e Laser-Ablation-ICPMS. As amostras selecionadas para estudos são provenientes de Ubatuba, SP (a única ocorrência de xenólitos de manto conhecida no Estado de São Paulo) e Coromandel, MG (coletada em um kimberlito da Província Magmática Alto Paranaíba, um sítio bem conhecido de xenólitos do manto que, no entanto, são ainda pouco estudados). Espera-se, como resultado, contribuir para o <text:s/>conhecimento da composição e evolução do manto superior, com implicações diretas para os processos de geração de magmas de diversas afinidades (basálticos, alcalinos e graníticos) neste amplo segmento da Plataforma Brasileira. (AU)</text:p>
          </table:table-cell>
          <table:table-cell office:value-type="string" calcext:value-type="string">
            <text:p>The objective of this project is to characterize the texture and mineralogy of mantle xenoliths form SE Brazil, with special emphasis on the geochemistry of major and trace-elements of the main minerals (olivine, clino- and orthopyroxene, phlogopite and chrome-spinel) through detailed petrographic studies and analyses by WDS-Electron Microprobe and Laser-Ablation ICPMS. The samples selected for study come from Ubatuba, SP <text:s/>(the only known occurrence of mantle fragments in the State of São Paulo) and Coromandel, MG (collected in a kimberlite from the Alto Paranaíba Magmatic Province, a well-known site of mantle xenoliths which are nevertheless still poorly studied) will be studied; the latter are. It is expected that the results will contribute to the knowledge of the composition and evolution of the upper mantle, with direct implications to the processes of magma generation in this wide segment of the Brazilian Platform. (AU)</text:p>
          </table:table-cell>
          <table:table-cell table:style-name="Default"/>
          <table:table-cell table:number-columns-repeated="998"/>
        </table:table-row>
        <table:table-row table:style-name="ro1">
          <table:table-cell office:value-type="string" calcext:value-type="string">
            <text:p>04/05496-5</text:p>
          </table:table-cell>
          <table:table-cell office:value-type="string" calcext:value-type="string">
            <text:p>Monitoramento vertical da crosta terrestre visando a determinação do Nível Absoluto do Mar no litoral do Estado de São Paulo - Cananeia e Ubatuba, utilizando tecnologia GPS</text:p>
          </table:table-cell>
          <table:table-cell table:style-name="Default"/>
          <table:table-cell office:value-type="string" calcext:value-type="string">
            <text:p>Fernando Antonio Gambogi Paletta</text:p>
          </table:table-cell>
          <table:table-cell office:value-type="string" calcext:value-type="string">
            <text:p>Universidade Estadual de Campinas (UNICAMP). Faculdade de Engenharia Civil, Arquitetura e Urbanismo (FEC)</text:p>
          </table:table-cell>
          <table:table-cell table:number-columns-repeated="3"/>
          <table:table-cell office:value-type="string" calcext:value-type="string">
            <text:p>Jorge Luiz Alves Trabanc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Geociências</text:p>
          </table:table-cell>
          <table:table-cell office:value-type="string" calcext:value-type="string">
            <text:p>Geodésia</text:p>
          </table:table-cell>
          <table:table-cell table:style-name="ce2" office:value-type="date" office:date-value="2004-08-01" calcext:value-type="date">
            <text:p>1/8/2004</text:p>
          </table:table-cell>
          <table:table-cell table:style-name="ce2" office:value-type="date" office:date-value="2005-07-31" calcext:value-type="date">
            <text:p>31/7/2005</text:p>
          </table:table-cell>
          <table:table-cell table:number-columns-repeated="3"/>
          <table:table-cell office:value-type="string" calcext:value-type="string">
            <text:p>O aumento do nível médio dos mares verificado no último século, fruto do aquecimento global do planeta (derretimento das calotas polares e do gelo presente no topo das altas montanhas e expansão térmica) entre outros fatores, tem determinado um grande interesse em todo o mundo pelo seu monitoramento. Com a finalidade de se medir essa variação de maneira absoluta, é importante o emprego de tecnologias distintas que permitam distinguir os movimentos da crosta das variações do nível do mar. Neste sentido, o GPS (Global Positioning System), o VLBI (Very Long Baseline Interferometry) e a gravimetria de precisão, associadas ao nivelamento geométrico, complementam as observações maregráficas. Este projeto se propõe a fazer uma revisão dos aspectos históricos de variações do nível do mar e das técnicas modernas de posicionamento e de monitoramento do comportamento da crosta terrestre. Em termos práticos, restringiu-se as observações e as análises às estações de Cananéia e Ubatuba, onde foram realizadas observações GPS, gravimétricas e nivelamento geométrico, além dos registros maregráficos existentes há várias décadas. (AU)</text:p>
          </table:table-cell>
          <table:table-cell table:style-name="Default" table:number-columns-repeated="2"/>
          <table:table-cell table:number-columns-repeated="998"/>
        </table:table-row>
        <table:table-row table:style-name="ro1">
          <table:table-cell office:value-type="string" calcext:value-type="string">
            <text:p>96/06757-9</text:p>
          </table:table-cell>
          <table:table-cell office:value-type="string" calcext:value-type="string">
            <text:p>Morfo-anatomia de espécies de Marantaceae do Núcleo Picinguaba, Parque Estadual da Serra do Mar - Ubatuba - SP</text:p>
          </table:table-cell>
          <table:table-cell table:style-name="Default"/>
          <table:table-cell office:value-type="string" calcext:value-type="string">
            <text:p>Vera Lis Cruz Rodrigues Uliana</text:p>
          </table:table-cell>
          <table:table-cell office:value-type="string" calcext:value-type="string">
            <text:p>Universidade Estadual Paulista (UNESP). Campus de Rio Claro. Instituto de Biociências (IB)</text:p>
          </table:table-cell>
          <table:table-cell table:number-columns-repeated="3"/>
          <table:table-cell office:value-type="string" calcext:value-type="string">
            <text:p>Vera Lucia Scaten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Botânica</text:p>
          </table:table-cell>
          <table:table-cell office:value-type="string" calcext:value-type="string">
            <text:p>Morfologia Vegetal</text:p>
          </table:table-cell>
          <table:table-cell table:style-name="ce2" office:value-type="date" office:date-value="1996-11-01" calcext:value-type="date">
            <text:p>1/11/1996</text:p>
          </table:table-cell>
          <table:table-cell table:style-name="ce2" office:value-type="date" office:date-value="1998-10-31" calcext:value-type="date">
            <text:p>31/10/1998</text:p>
          </table:table-cell>
          <table:table-cell table:number-columns-repeated="3"/>
          <table:table-cell office:value-type="string" calcext:value-type="string">
            <text:p>A família Marantaceae faz parte da ordem Zingiberales. Esta ordem vem sendo estudada por vários autores apresentando diferentes sistemas de classificação. Neste trabalho será feito o estudo da anatomia foliar de Calathea aff. Violácea, C. lindbergii, Maranta bicolor, M. divaricata, com o objetivo de levantar dados anatômicos que possam auxiliar na posição taxonômica do grupo e também interpretar as possíveis adaptações dessas plantas ao ambiente em que ocorrem. (AU)</text:p>
          </table:table-cell>
          <table:table-cell table:style-name="Default" table:number-columns-repeated="2"/>
          <table:table-cell table:number-columns-repeated="998"/>
        </table:table-row>
        <table:table-row table:style-name="ro1">
          <table:table-cell office:value-type="string" calcext:value-type="string">
            <text:p>06/58863-0</text:p>
          </table:table-cell>
          <table:table-cell office:value-type="string" calcext:value-type="string">
            <text:p>Morfologia do espermatóforo do ermitão calcinus tibicen (Anomura, Diogenidae) na região de Ubatuba, Estado de São Paulo</text:p>
          </table:table-cell>
          <table:table-cell table:style-name="Default"/>
          <table:table-cell office:value-type="string" calcext:value-type="string">
            <text:p>Ligia Maria Amadio</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6-12-01" calcext:value-type="date">
            <text:p>1/12/2006</text:p>
          </table:table-cell>
          <table:table-cell table:style-name="ce2" office:value-type="date" office:date-value="2007-11-30" calcext:value-type="date">
            <text:p>30/11/2007</text:p>
          </table:table-cell>
          <table:table-cell table:number-columns-repeated="3"/>
          <table:table-cell office:value-type="string" calcext:value-type="string">
            <text:p>O ermitão Calcinus tibicen (Herbst, 1791) é endêmico de águas rasas e da região infralitorânea do Atlântico Ocidental, sendo relativamente bem conhecido quanto aos aspectos sobre sua biologia. No entanto, a morfologia do espermatóforo dessa espécie ainda permanece desconhecida, sendo este o objetivo principal do presente trabalho. Pretende-se ainda realizar uma comparação entre os espermatóforos de C. tibicen que habitam as regiões intertidal e infralitorânea investigando a hipótese de diferenças morfológicas relacionadas às adaptações frente às condições ambientais de cada população avaliada. As coletas serão realizadas em duas áreas expostas a tais condições, sendo efetuadas manualmente durante a maré baixa no costão rochoso e por meio de mergulho autônomo na região infralitorânea. Os dados biométricos serão obtidos para cada ermitão coletado relacionando este parâmetro com a biometria dos espermatóforos, que serão medidos e analisados por meio de microscopia óptica e eletrônica de varredura. Esta descrição possibilitará comparações com outras espécies da família Diogenidae, bem como com espécies congêneres de outras localidades, visando assim contribuir para elucidar aspectos inerentes à reprodução e ao uso da espermiotaxonomia na sistemática deste grupo. (AU)</text:p>
          </table:table-cell>
          <table:table-cell table:style-name="Default" table:number-columns-repeated="2"/>
          <table:table-cell table:number-columns-repeated="998"/>
        </table:table-row>
        <table:table-row table:style-name="ro1">
          <table:table-cell office:value-type="string" calcext:value-type="string">
            <text:p>04/06369-7</text:p>
          </table:table-cell>
          <table:table-cell office:value-type="string" calcext:value-type="string">
            <text:p>O aporte da matéria orgânica nos sedimentos da margem continental de Cabo Frio (RJ) e Ubatuba (SP): avaliação da origem quantidade e qualidade da matéria orgânica disponível a cadeia alimentar bêntica</text:p>
          </table:table-cell>
          <table:table-cell table:style-name="Default"/>
          <table:table-cell office:value-type="string" calcext:value-type="string">
            <text:p>Marcos Yukio Yoshinaga</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Bolsas no Brasil - Doutorado Diret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4-11-01" calcext:value-type="date">
            <text:p>1/11/2004</text:p>
          </table:table-cell>
          <table:table-cell table:style-name="ce2" office:value-type="date" office:date-value="2007-02-28" calcext:value-type="date">
            <text:p>28/2/2007</text:p>
          </table:table-cell>
          <table:table-cell table:number-columns-repeated="3"/>
          <table:table-cell office:value-type="string" calcext:value-type="string">
            <text:p>O presente estudo pretende analisar a base da cadeia trófica bêntica, através da quantificação do detrito orgânico, biomassa e atividade microbiana e da identificação da origem e qualidade da matéria orgânica em resposta a dois regimes de produtividade primária contrastantes na margem continental da costa SE brasileira, Cabo Frio (RJ) e Ubatuba (SP). Espera-se, comparativamente, que a quantidade e origem de matéria orgânica pelagial exportada sejam distintas nas duas áreas, e que essas diferenças sejam refletidas também na qualidade da matéria orgânica sedimentar. Foram realizados cinco cruzeiros oceanográficos (verão e inverno de 2001, verão e primavera de 2002 e verão de 2003) para que se possam testar as seguintes hipóteses: 1.0 pico sazonal de produtividade fitoplanctônica é refletido pelo aumento na quantidade e qualidade da matéria orgânica no sedimento; 2. O aumento na produtividade pelagial é acompanhado por um acréscimo em biomassa e atividade microbiana no sedimento; 3. A qualidade da matéria orgânica pode influenciar a atividade da microbiota bêntica; 4. A origem da matéria orgânica é diferenciada em função da influência continental, e principalmente da produtividade primária devido ao evento de ressurgência; 5. A quantidade e qualidade de detrito orgânico e a biomassa microbiana no sedimento são maiores em Cabo Frio; 6. Os biomarcado refletem os processos oceanográficos observados em série temporal de estudos realizada ao largo de Cabo Frio. (AU)</text:p>
          </table:table-cell>
          <table:table-cell table:style-name="Default" table:number-columns-repeated="2"/>
          <table:table-cell table:number-columns-repeated="998"/>
        </table:table-row>
        <table:table-row table:style-name="ro1">
          <table:table-cell office:value-type="string" calcext:value-type="string">
            <text:p>02/04209-7</text:p>
          </table:table-cell>
          <table:table-cell office:value-type="string" calcext:value-type="string">
            <text:p>O aporte de matéria orgânica nos sedimentos da plataforma continental nas regiões de Cabo Frio (RJ) e Ubatuba (SP): estudo comparativo das respostas bênticas na base da cadeia alimentar</text:p>
          </table:table-cell>
          <table:table-cell table:style-name="Default"/>
          <table:table-cell office:value-type="string" calcext:value-type="string">
            <text:p>Marcos Yukio Yoshinaga</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2-09-01" calcext:value-type="date">
            <text:p>1/9/2002</text:p>
          </table:table-cell>
          <table:table-cell table:style-name="ce2" office:value-type="date" office:date-value="2004-04-30" calcext:value-type="date">
            <text:p>30/4/2004</text:p>
          </table:table-cell>
          <table:table-cell table:number-columns-repeated="3"/>
          <table:table-cell office:value-type="string" calcext:value-type="string">
            <text:p>O presente estudo pretende analisar a base da cadeia trófica bêntica, quantificando o detrito orgânico e estimando a biomassa e atividade microbiana, em resposta a dois regimes de produtividade primária contrastantes, Cabo Frio (RJ) e Ubatuba (SP). Espera-se, comparativamente, que a quantidade de matéria orgânica pelagial exportada seja distinta nas duas áreas, e que essa diferença seja refletida na comunidade bêntica. Foram realizados dois cruzeiros sazonais (inverno de 2001 e verão de 2002) para que se possa testar as seguintes hipóteses: 1) O pico sazonal de produtividade fitopianctônica é refletido pelo aumento na quantidade de matéria orgânica lábil no sedimento; 2) O aumento na produtividade pelagial é refletido no sedimento por uma maior biomassa e atividade microbiana; 3) A quantidade de detrito orgânico e a biomassa microbiana no sedimento são maiores em Cabo Frio, se comparadas a Ubatuba, pois o evento da ressungência promove um fluxo mais intenso de matéria orgânica para o bentos. As amostras foram coletadas com um "boxcorer e subamostradas para avaliação de perfis de clorofila-a, ATP e ácidos nucléicos totais nos 10 cm superficiais de sedimento. Os resultados obtidos preencherão elos referentes à cadeia alimentar bêntica marinha da plataforma continental sudeste do Brasil, particularmente, à comunidade microbiana, que constitui a base da cadeia trófica, e ao detrito do qual a maior parte do zoobentos baseia sua alimentação. (AU)</text:p>
          </table:table-cell>
          <table:table-cell table:style-name="Default" table:number-columns-repeated="2"/>
          <table:table-cell table:number-columns-repeated="998"/>
        </table:table-row>
        <table:table-row table:style-name="ro1">
          <table:table-cell office:value-type="string" calcext:value-type="string">
            <text:p>01/00165-2</text:p>
          </table:table-cell>
          <table:table-cell office:value-type="string" calcext:value-type="string">
            <text:p>O impacto do bloom de fitoplâncton nas comunidades bênticas ao largo de cabo frio-rj e Ubatuba-SP: respostas a regimes de produtividade primária contrastantes</text:p>
          </table:table-cell>
          <table:table-cell table:style-name="Default"/>
          <table:table-cell office:value-type="string" calcext:value-type="string">
            <text:p>Paulo Yukio Gomes Sumida</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1-05-01" calcext:value-type="date">
            <text:p>1/5/2001</text:p>
          </table:table-cell>
          <table:table-cell table:style-name="ce2" office:value-type="date" office:date-value="2003-07-31" calcext:value-type="date">
            <text:p>31/7/2003</text:p>
          </table:table-cell>
          <table:table-cell table:number-columns-repeated="3"/>
          <table:table-cell office:value-type="string" calcext:value-type="string">
            <text:p>A região de Cabo Frio é caracterizada por uma ressurgência marcadamente sazonal, onde há o afloramento da Água Central do Atlântico Sul (ACAS). Na costa Norte do litoral paulista, a ACAS é apenas subsuperficial, não ocorrendo a ressurgência. Devido a este fenômeno, ambas as regiões apresentam regimes de produtividade primária fitoplanctônica contrastantes, sendo esperadas diferenças na quantidade de matéria orgânica particulada (MOP) exportada para os bentos Para que se avalie o impacto da chegada da MOP nos bentos em locais distintos, serão feitos dois cruzeiros sazonais (inverno e verão). O box core será utilizado para quantificar a clorofila-a e ATP nos 10 cm superficiais do sedimento, sendo estes indicadores da qualidade da MOP e da biomassa microbiana. A macro- e megafauna serão amostradas com rede de pesca e draga. A razão RNA/DNA e o ciclo gametogênico de espécies-chave serão determinados para observar se há um crescimento ativo e alterações na fecundidade dos organismos em resposta a "inputs" de MOP. O projeto contribuirá para o entendimento dos processos bênticos na plataforma continental sudeste. (AU)</text:p>
          </table:table-cell>
          <table:table-cell table:style-name="Default" table:number-columns-repeated="2"/>
          <table:table-cell table:number-columns-repeated="998"/>
        </table:table-row>
        <table:table-row table:style-name="ro1">
          <table:table-cell office:value-type="string" calcext:value-type="string">
            <text:p>14/08295-2</text:p>
          </table:table-cell>
          <table:table-cell office:value-type="string" calcext:value-type="string">
            <text:p>Origem e evolução da cunha sublitoral progradante da Ilha de São Sebastião (plataforma continental interna setor Santos-Ubatuba)</text:p>
          </table:table-cell>
          <table:table-cell office:value-type="string" calcext:value-type="string">
            <text:p>Origin and evolution of the prograding infralittoral wedge in the São Sebastião island (inner continental shelf, Santos-Ubatuba sector)</text:p>
          </table:table-cell>
          <table:table-cell office:value-type="string" calcext:value-type="string">
            <text:p>Isabel Montoya Montes</text:p>
          </table:table-cell>
          <table:table-cell office:value-type="string" calcext:value-type="string">
            <text:p>Universidade de São Paulo (USP). Instituto Oceanográfico (IO)</text:p>
          </table:table-cell>
          <table:table-cell table:number-columns-repeated="3"/>
          <table:table-cell office:value-type="string" calcext:value-type="string">
            <text:p>Isabel Montoya Montes</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Geológica</text:p>
          </table:table-cell>
          <table:table-cell table:style-name="ce2" office:value-type="date" office:date-value="2014-09-01" calcext:value-type="date">
            <text:p>1/9/2014</text:p>
          </table:table-cell>
          <table:table-cell table:style-name="ce2" office:value-type="date" office:date-value="2016-08-31" calcext:value-type="date">
            <text:p>31/8/2016</text:p>
          </table:table-cell>
          <table:table-cell table:number-columns-repeated="3"/>
          <table:table-cell office:value-type="string" calcext:value-type="string">
            <text:p>A sedimentação atual na margem sudeste brasileira, é determinada pelos processos hidrodinâmicos na plataforma e a dinâmica de massas de agua oceânica. Este projeto pretende a caracterização da Cunha Sublitoral Progradante <text:s/>da Ilha de São Sebastião. Se parte da hipótese da formação da cunha relacionada com a convergência de correntes procedentes do Norte e do Sul, sendo esta região de São Sebastião seu ponto de confluência. A falta de cursos fluviais importantes com capacidade para aportar os sedimentos suficientes para gerar corpos sedimentares de tal envergadura, sugere uma origem destes depósitos relacionada com os processos hidrodinâmicos da plataforma continental. Propõe-se o uso integrado de técnicas geofísicas e sedimentológicas, associado a um controle cronológico de detalhe. Espera-se obter uma caracterização da cunha progradante e dos processos dinâmicos responsáveis da sua formação e evolução, estabelecendo a evolução paleoceanográfica detalhada da região. (AU)</text:p>
          </table:table-cell>
          <table:table-cell office:value-type="string" calcext:value-type="string">
            <text:p>The modern sedimentary processes are controlled by the hydrodynamic processes and the oceanic water mass dynamics in the Southeast Brazilian continental margin. The aim of this project is to characterize the infralittoral prograding wedge off São Sebastião Island. The initial hypothesis is based on the convergence of the currents coming from the north and the south, and on their confluence in the region of São Sebastião Island. The lack of important fluvial inputs generating such sedimentary bodies leads to think of an origin related to the continental shelf hydrodynamic processes. The integrated use of geophysical and sedimentological techniques coordinated with a detailed chronological control, is proposed. The results will include the characterization of both: the prograding wedge and the dynamic processes responsible for the formation and evolution of the deposit. This will enable the establishment of the paleoceanographic evolution of the region. (AU)</text:p>
          </table:table-cell>
          <table:table-cell table:style-name="Default"/>
          <table:table-cell table:number-columns-repeated="998"/>
        </table:table-row>
        <table:table-row table:style-name="ro1">
          <table:table-cell office:value-type="string" calcext:value-type="string">
            <text:p>14/01907-2</text:p>
          </table:table-cell>
          <table:table-cell office:value-type="string" calcext:value-type="string">
            <text:p>Os trabalhadores artesanais do mar em Ubatuba/SP: a dinâmica territorial do conflito e da resistência</text:p>
          </table:table-cell>
          <table:table-cell office:value-type="string" calcext:value-type="string">
            <text:p>Artisanal workers at sea Ubatuba/SP: dynamic territorial of conflict and resistance</text:p>
          </table:table-cell>
          <table:table-cell office:value-type="string" calcext:value-type="string">
            <text:p>Larissa Tavares Moreno</text:p>
          </table:table-cell>
          <table:table-cell office:value-type="string" calcext:value-type="string">
            <text:p>Universidade Estadual Paulista (UNESP). Campus de Presidente Prudente. Faculdade de Ciências e Tecnologia (FCT)</text:p>
          </table:table-cell>
          <table:table-cell table:number-columns-repeated="3"/>
          <table:table-cell office:value-type="string" calcext:value-type="string">
            <text:p>Marcelo Dornelis Carvalhal</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Humanas</text:p>
          </table:table-cell>
          <table:table-cell office:value-type="string" calcext:value-type="string">
            <text:p>Geografia</text:p>
          </table:table-cell>
          <table:table-cell office:value-type="string" calcext:value-type="string">
            <text:p>Geografia Humana</text:p>
          </table:table-cell>
          <table:table-cell table:style-name="ce2" office:value-type="date" office:date-value="2014-08-01" calcext:value-type="date">
            <text:p>1/8/2014</text:p>
          </table:table-cell>
          <table:table-cell table:style-name="ce2" office:value-type="date" office:date-value="2015-08-31" calcext:value-type="date">
            <text:p>31/8/2015</text:p>
          </table:table-cell>
          <table:table-cell table:number-columns-repeated="3"/>
          <table:table-cell office:value-type="string" calcext:value-type="string">
            <text:p>Esta pesquisa tem por objetivo discutir territorialmente as dinâmicas capitalistas de desenvolvimento que incidem no universo dos pescadores artesanais de Ubatuba/SP, aliada às políticas de proteção ambiental. Buscando-se compreender as relações entre trabalho, capital e meio ambiente. Vale destacar, que este estudo geográfico tem como fulcro central a compreensão da dinâmica trama de usos, disputas, conflitos e resistências que perpassam a relação entre os pescadores artesanais de Ubatuba com a gestão territorial do Estado voltadas ao desenvolvimento. Decorrente disso, analisando os processos ligados à vida e ao trabalho dos pescadores artesanais ubatubanos. De modo a verificar suas resistências e organizações político-sociais frente a todo este aparato, afinal consideramos esse elemento da politização dos pescadores como um importante componente territorial do trabalho. (AU)</text:p>
          </table:table-cell>
          <table:table-cell office:value-type="string" calcext:value-type="string">
            <text:p>This research aims to discuss the territorial dynamics of capitalist development that affect the world of artisanal fishers in Ubatuba / SP, combined with the policies of environmental protection. Seeking to understand the relationships between labor, capital and the environment. It is worth noting that this study is the geographic center fulcrum understanding the dynamics of web usage, disputes, conflicts and resistances that underlie the relationship between artisanal fishers in Ubatuba with territorial management by the government concerning the development. Resulting from this, analyzing the processes related to the life and labor of ubatubanos artisanal fishermen. In order to verify their resistance and political-social organizations against all this apparatus, after consider this element of politicization of the fishermen as an important territorial component of the labor. (AU)</text:p>
          </table:table-cell>
          <table:table-cell office:value-type="string" calcext:value-type="string">
            <text:p>15/10547-2</text:p>
          </table:table-cell>
          <table:table-cell table:number-columns-repeated="998"/>
        </table:table-row>
        <table:table-row table:style-name="ro1">
          <table:table-cell office:value-type="string" calcext:value-type="string">
            <text:p>99/07525-2</text:p>
          </table:table-cell>
          <table:table-cell office:value-type="string" calcext:value-type="string">
            <text:p>Padrão alimentar e alimentação de Porichthys porosissimus (Teleostei: Batrachoididae) ao longo do ciclo diário no litoral de Ubatuba, Brasil</text:p>
          </table:table-cell>
          <table:table-cell table:style-name="Default"/>
          <table:table-cell office:value-type="string" calcext:value-type="string">
            <text:p>Doris Graziela Navarro</text:p>
          </table:table-cell>
          <table:table-cell office:value-type="string" calcext:value-type="string">
            <text:p>Universidade de São Paulo (USP). Instituto Oceanográfico (IO)</text:p>
          </table:table-cell>
          <table:table-cell table:number-columns-repeated="3"/>
          <table:table-cell office:value-type="string" calcext:value-type="string">
            <text:p>Lucy Satiko Hashimoto Soare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1999-09-01" calcext:value-type="date">
            <text:p>1/9/1999</text:p>
          </table:table-cell>
          <table:table-cell table:style-name="ce2" office:value-type="date" office:date-value="2001-08-31" calcext:value-type="date">
            <text:p>31/8/2001</text:p>
          </table:table-cell>
          <table:table-cell table:number-columns-repeated="3"/>
          <table:table-cell office:value-type="string" calcext:value-type="string">
            <text:p>Com o objetivo de estudar a alimentação e a atividade alimentar do mamangá-liso, Porichthys porosissimus, foram realizadas campanhas de coleta na plataforma continental da região de Ubatuba entre 1987 e 1988, em estações fixas localizadas entre as ilhas de São Sebastião e das Couves. As amostras foram obtidas ao longo do ciclo de 24 horas, com o registro de dados referentes às profundidades e condições oceanográficas. A composição do conteúdo estomacal das amostras coletadas será identificada por grupo taxonômico e quantificada através das freqüências de ocorrência e gravimétrica. Os resultados obtidos serão comparados tendo-se em vista o tamanho dos peixes, local de coleta e horário do dia. O padrão alimentar diário será verificado através do grau de repleção estomacal, indicadores de repleção estomacal e número de presas frescas. Este projeto pretende fornecer subsídios para um melhor conhecimento do fluxo energético dentro do ecossistema de Ubatuba, litoral norte do estado de São Paulo. (AU)</text:p>
          </table:table-cell>
          <table:table-cell table:style-name="Default" table:number-columns-repeated="2"/>
          <table:table-cell table:number-columns-repeated="998"/>
        </table:table-row>
        <table:table-row table:style-name="ro1">
          <table:table-cell office:value-type="string" calcext:value-type="string">
            <text:p>97/14245-0</text:p>
          </table:table-cell>
          <table:table-cell office:value-type="string" calcext:value-type="string">
            <text:p>Padrão de utilização FR conchas do ermitão calcinus tibicen (Herbst, 1791 )(Crustacea, Anomura, Diogenidae) da Praia Grande Ubatuba, SP</text:p>
          </table:table-cell>
          <table:table-cell table:style-name="Default"/>
          <table:table-cell office:value-type="string" calcext:value-type="string">
            <text:p>Renata Biagi Garcia</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8-04-01" calcext:value-type="date">
            <text:p>1/4/1998</text:p>
          </table:table-cell>
          <table:table-cell table:style-name="ce2" office:value-type="date" office:date-value="2000-02-29" calcext:value-type="date">
            <text:p>29/2/2000</text:p>
          </table:table-cell>
          <table:table-cell table:number-columns-repeated="3"/>
          <table:table-cell office:value-type="string" calcext:value-type="string">
            <text:p>O presente projeto tem como objetivo o padrão de utilização e seleção de conchas do ermitão Clacinus tibicen. Neste aspecto serão abordados os processos de ocupação e seleção das conchas bem como a disponibilidade destas no ambiente. As coletas serão realizadas bimestralmente no costão rochoso da Praia Grande, Ubatuba (SP), durante o ano de 1998. Em laboratório serão realizados os experimentos de seleção do tipo e tamanho das conchas. A ocupação das conchas será avaliada em função das suas características biométricas e ocorrência, efetuando-se análises de regressão entre as dimensões dos ermitões e das conchas. A disponibilidade de conchas no ambiente será analisada de acordo com as espécies de gastrópodos viventes e conchas vazias coletadas na área de estudo. Através dos experimentos em laboratório sobre a seleção de conchas, serão estabelecidas, pelas análises de regressão, as equações que refletirão o tipo e o tamanho de conchas mais adequadas para ocupação. (AU)</text:p>
          </table:table-cell>
          <table:table-cell table:style-name="Default" table:number-columns-repeated="2"/>
          <table:table-cell table:number-columns-repeated="998"/>
        </table:table-row>
        <table:table-row table:style-name="ro1">
          <table:table-cell office:value-type="string" calcext:value-type="string">
            <text:p>97/01159-9</text:p>
          </table:table-cell>
          <table:table-cell office:value-type="string" calcext:value-type="string">
            <text:p>Potencial reprodutivo do ermitão calcinus tibicen (Herbst, 1791) (Crustacea, Anomura, Diogenidae) da região de Ubatuba - SP, Brasil</text:p>
          </table:table-cell>
          <table:table-cell table:style-name="Default"/>
          <table:table-cell office:value-type="string" calcext:value-type="string">
            <text:p>Renata Biagi Garcia</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7-05-01" calcext:value-type="date">
            <text:p>1/5/1997</text:p>
          </table:table-cell>
          <table:table-cell table:style-name="ce2" office:value-type="date" office:date-value="1998-02-28" calcext:value-type="date">
            <text:p>28/2/1998</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7/58300-9</text:p>
          </table:table-cell>
          <table:table-cell office:value-type="string" calcext:value-type="string">
            <text:p>Preferência alimentar do caranguejo Pachygrapsus transversus (Gibbes, 1850) (Crustacea, Grapsidae)</text:p>
          </table:table-cell>
          <table:table-cell table:style-name="Default"/>
          <table:table-cell office:value-type="string" calcext:value-type="string">
            <text:p>Valeria Akemi Murakami</text:p>
          </table:table-cell>
          <table:table-cell office:value-type="string" calcext:value-type="string">
            <text:p>Universidade Estadual Paulista (UNESP). Campus Experimental do Litoral Paulista</text:p>
          </table:table-cell>
          <table:table-cell table:number-columns-repeated="3"/>
          <table:table-cell office:value-type="string" calcext:value-type="string">
            <text:p>Rodrigo Egydio Barret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08-02-01" calcext:value-type="date">
            <text:p>1/2/2008</text:p>
          </table:table-cell>
          <table:table-cell table:style-name="ce2" office:value-type="date" office:date-value="2008-12-31" calcext:value-type="date">
            <text:p>31/12/2008</text:p>
          </table:table-cell>
          <table:table-cell table:number-columns-repeated="3"/>
          <table:table-cell office:value-type="string" calcext:value-type="string">
            <text:p>Os costões rochosos possuem uma elevada diversidade e correspondem a um importante ambiente costeiro ainda pouco estudado nas regiões tropicais. A composição e a dinâmica deste ambiente estão diretamente influenciadas por fatores físicos (exposição às ondas, amplitude de maré) e biológicos (competição, predação, herbivoria, taxas de colonização). No Brasil, pouco se conhece sobre a composição e dinâmica dos costões rochosos, e também sobre a ecologia trófica das espécies mais abundantes e sua influência no controle de presas. De modo a testar hipóteses mais específicas sobre a influência do caranguejo Pachygrapsus transversus no controle dos povoamentos sésseis, estudos em andamento estão descrevendo a composição e abundância das principais espécies de invertebrados e algas, em função do grau de exposição da região entre-marés de costões rochosos da região de Ubatuba (SP). Além disso, está sendo avaliada a dieta natural do caranguejo P. transversus, que corresponde à espécie animal mais abundante no ambiente, e sua influência no controle e desenvolvimento das comunidades sésseis através de experimentos de manipulação no ambiente. A comparação entre a densidade relativa dos itens alimentares disponíveis e de sua participação efetiva na dieta e manipulações em cativeiro servirão para inferir sobre a preferência alimentar de P. transversus. Este projeto tem por objetivo avaliar a preferência alimentar deste caranguejo através de experimentos controlados. Para tal, os animais serão mantidos em cativeiro e serão oferecidos os 4 principais itens da dieta natural em igual disponibilidade. Os fragmentos serão mensurados no início e após a retirada do experimento, o qual terá duração de 72 horas com a troca dos 4 fragmentos a cada 24 horas. Os experimentos serão realizados por categoria demográfica (machos, fêmeas e juvenis) e os resultados analisados através de um modelo específico de ANOVA. (AU)</text:p>
          </table:table-cell>
          <table:table-cell table:style-name="Default" table:number-columns-repeated="2"/>
          <table:table-cell table:number-columns-repeated="998"/>
        </table:table-row>
        <table:table-row table:style-name="ro1">
          <table:table-cell office:value-type="string" calcext:value-type="string">
            <text:p>05/54922-0</text:p>
          </table:table-cell>
          <table:table-cell office:value-type="string" calcext:value-type="string">
            <text:p>Primeira jornada ibero-americana de células combustível e hidrogênio | Ubatuba - SP</text:p>
          </table:table-cell>
          <table:table-cell table:style-name="Default"/>
          <table:table-cell office:value-type="string" calcext:value-type="string">
            <text:p>José Luz Silveira</text:p>
          </table:table-cell>
          <table:table-cell office:value-type="string" calcext:value-type="string">
            <text:p>Universidade Estadual Paulista (UNESP). Campus de Guaratinguetá. Faculdade de Engenharia (FEG)</text:p>
          </table:table-cell>
          <table:table-cell table:number-columns-repeated="3"/>
          <table:table-cell office:value-type="string" calcext:value-type="string">
            <text:p>José Luz Silveira</text:p>
          </table:table-cell>
          <table:table-cell table:number-columns-repeated="3"/>
          <table:table-cell table:style-name="Default" table:number-columns-repeated="2"/>
          <table:table-cell office:value-type="string" calcext:value-type="string">
            <text:p>Auxílio à Pesquisa - Organização de Reunião Científica</text:p>
          </table:table-cell>
          <table:table-cell office:value-type="string" calcext:value-type="string">
            <text:p>Ciências Agrárias</text:p>
          </table:table-cell>
          <table:table-cell office:value-type="string" calcext:value-type="string">
            <text:p>Recursos Florestais e Engenharia Florestal</text:p>
          </table:table-cell>
          <table:table-cell office:value-type="string" calcext:value-type="string">
            <text:p>Energia de Biomassa Florestal</text:p>
          </table:table-cell>
          <table:table-cell table:style-name="ce2" office:value-type="date" office:date-value="2005-09-11" calcext:value-type="date">
            <text:p>11/9/2005</text:p>
          </table:table-cell>
          <table:table-cell table:style-name="ce2" office:value-type="date" office:date-value="2005-09-13" calcext:value-type="date">
            <text:p>13/9/2005</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7/59475-7</text:p>
          </table:table-cell>
          <table:table-cell office:value-type="string" calcext:value-type="string">
            <text:p>Produção de liteira em uma área de restinga da floresta tropical da Mata Atlântica do Estado de São Paulo</text:p>
          </table:table-cell>
          <table:table-cell table:style-name="Default"/>
          <table:table-cell office:value-type="string" calcext:value-type="string">
            <text:p>Leonardo Berto Bernardo</text:p>
          </table:table-cell>
          <table:table-cell office:value-type="string" calcext:value-type="string">
            <text:p>Universidade de São Paulo (USP). Centro de Energia Nuclear na Agricultura (CENA)</text:p>
          </table:table-cell>
          <table:table-cell table:number-columns-repeated="3"/>
          <table:table-cell office:value-type="string" calcext:value-type="string">
            <text:p>Janaina Braga do Carm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2008-04-01" calcext:value-type="date">
            <text:p>1/4/2008</text:p>
          </table:table-cell>
          <table:table-cell table:style-name="ce2" office:value-type="date" office:date-value="2008-12-31" calcext:value-type="date">
            <text:p>31/12/2008</text:p>
          </table:table-cell>
          <table:table-cell table:number-columns-repeated="3"/>
          <table:table-cell office:value-type="string" calcext:value-type="string">
            <text:p>Embora a restinga seja um ecossistema de grande importância ecológica, estudos nestas regiões são muito escassos. Por este motivo, avaliações sobre a ciclagem de nutrientes e a produção de serapilheira são relevantes para entender a sustentabilidade desta formação vegetal. O presente estudo tem como objetivo principal quantificar a produção de serapilheira e realizar as análises para obter as concentrações de C e N através da Espectrometria de massa em uma área de restinga localizada no Município de Ubatuba-SP no Núcleo Picinguaba. Este objetivo foi estabelecido visando dar suporte ao trabalho inserido no Projeto Temático: "Mudanças de uso da Terra e Composição Florística, estrutura e funcionamento da Floresta Ombrófila Densa dos Núcleos Picinguaba e Santa Virgínia do Parque Estadual da Serra do Mar, Estado de São Paulo Brasil". As coletas de amostras estão sendo realizadas quinzenalmente e triadas em suas frações (folhas, flores e frutos, galhos e miscelânea). (AU)</text:p>
          </table:table-cell>
          <table:table-cell table:style-name="Default" table:number-columns-repeated="2"/>
          <table:table-cell table:number-columns-repeated="998"/>
        </table:table-row>
        <table:table-row table:style-name="ro1">
          <table:table-cell office:value-type="string" calcext:value-type="string">
            <text:p>12/13841-0</text:p>
          </table:table-cell>
          <table:table-cell office:value-type="string" calcext:value-type="string">
            <text:p>Prospecção químico-farmacológica em cianobactérias marinhas</text:p>
          </table:table-cell>
          <table:table-cell office:value-type="string" calcext:value-type="string">
            <text:p>Chemical and pharmacological exploration in marine cyanobacteria</text:p>
          </table:table-cell>
          <table:table-cell office:value-type="string" calcext:value-type="string">
            <text:p>Ezequiane Machado da Silva</text:p>
          </table:table-cell>
          <table:table-cell office:value-type="string" calcext:value-type="string">
            <text:p>Universidade de São Paulo (USP). Faculdade de Ciências Farmacêuticas de Ribeirão Preto (FCFRP)</text:p>
          </table:table-cell>
          <table:table-cell table:number-columns-repeated="3"/>
          <table:table-cell office:value-type="string" calcext:value-type="string">
            <text:p>Hosana Maria Debonsi</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Exatas e da Terra</text:p>
          </table:table-cell>
          <table:table-cell office:value-type="string" calcext:value-type="string">
            <text:p>Química</text:p>
          </table:table-cell>
          <table:table-cell office:value-type="string" calcext:value-type="string">
            <text:p>Química Orgânica</text:p>
          </table:table-cell>
          <table:table-cell table:style-name="ce2" office:value-type="date" office:date-value="2012-08-01" calcext:value-type="date">
            <text:p>1/8/2012</text:p>
          </table:table-cell>
          <table:table-cell table:style-name="ce2" office:value-type="date" office:date-value="2013-09-30" calcext:value-type="date">
            <text:p>30/9/2013</text:p>
          </table:table-cell>
          <table:table-cell table:number-columns-repeated="3"/>
          <table:table-cell office:value-type="string" calcext:value-type="string">
            <text:p>O ambiente marinho é considerado o "berço da vida", sendo também fonte de produtos naturais únicos, altamente complexos, que estão acumulados principalmente nos organismos vivos. Neste contexto, as cianobactérias estão emergindo como uma fonte de compostos bioativos importantes. O presente projeto visa à prospecção químico-farmacológica em linhagens de cianobactérias marinhas provenientes da região de Ubatuba-SP. As espécies serão isoladas e identificadas e os seus perfis químicos serão avaliados, utilizando técnicas de extração seguidas da aplicação de métodos cromatográficos diversos (CCD, CCC e CLAE), RMN uni e bidimensionais e da técnica hifenada CL-EM, com o objetivo de auxiliar no estudo de desreplicação (utilizando o banco de dados MarinLit®). Paralelamente serão realizadas avaliação das atividades antimicrobiana e antitumoral dos extratos, frações e substâncias que poderão ser isoladas em pequena escala ou mesmo em mistura, direcionando o estudo químico para a detecção dos constituintes majoritários das linhagens com bioatividades promissoras. A técnica de cultivo destas linhagens será então otimizada, visando à produção dos metabólitos secundários em escala ampliada, para posterior isolamento e purificação dos metabólitos bioativos. Para as substâncias isoladas e purificadas realizar-se-á a elucidação estrutural utilizando-se métodos espectroscópicos e espectrométricos de análise (UV, IV, RMN, EM) e CL-EM. A proposta deste trabalho sustenta-se na relevância da descoberta de agentes biologicamente ativos provenientes do ambiente marinho, visando possível aplicação na área farmacêutica como insumos para a saúde. (AU)</text:p>
          </table:table-cell>
          <table:table-cell office:value-type="string" calcext:value-type="string">
            <text:p>The marine environment is considered the "cradle of life", being also a source of unique natural products that are highly complex, mostly accumulated in living organisms. In this context, the cyanobacteria are emerging as an important source of bioactive compounds. This project aims to chemical prospecting in pharmacological perspective using strains of marine cyanobacteria collected from Ubatuba-SP different environment. The species will be isolated and identified and their chemical profiles will be assessed, using extraction techniques followed by the application of various chromatographic methods (TLC, CC and HPLC), one and two-dimensional NMR and hyphenated LC-MS technique, with the aim of helping in the study of dereplication (using the database MarinLit ®). At the same time will be performed of antimicrobial and antitumor activity evaluation of extracts, fractions and substances that can be isolated in small scale or even in compounds mix, directing the chemical study for the detection of major constituents of lineages with promising bioactivities. The cultivation technique of these strains will then be optimized, aiming at the production of secondary metabolites in larger scale for isolation and purification of bioactive metabolites. Isolated and purified substances will have their structure determined and/or elucidated by means of spectroscopic and spectrometric methods of analysis (UV, IR, NMR, MS), besides LC-MS. The proposal of this work is justify based on the relevance of the discovery of biologically active agents from the marine environment, with possible application in the pharmaceutical area as inputs to the health. (AU)</text:p>
          </table:table-cell>
          <table:table-cell table:style-name="Default"/>
          <table:table-cell table:number-columns-repeated="998"/>
        </table:table-row>
        <table:table-row table:style-name="ro1">
          <table:table-cell office:value-type="string" calcext:value-type="string">
            <text:p>08/54730-1</text:p>
          </table:table-cell>
          <table:table-cell office:value-type="string" calcext:value-type="string">
            <text:p>Purificação do extrato de Trichosporon asahaii e ação inibitória sobre Pseudomonas aeruginosa</text:p>
          </table:table-cell>
          <table:table-cell table:style-name="Default"/>
          <table:table-cell office:value-type="string" calcext:value-type="string">
            <text:p>Cristiane Abe Gargel</text:p>
          </table:table-cell>
          <table:table-cell office:value-type="string" calcext:value-type="string">
            <text:p>Universidade Estadual Paulista (UNESP). Campus de Assis. Faculdade de Ciências e Letras (FCL-ASSIS)</text:p>
          </table:table-cell>
          <table:table-cell table:number-columns-repeated="3"/>
          <table:table-cell office:value-type="string" calcext:value-type="string">
            <text:p>Pedro de Oliva Net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Microbiologia</text:p>
          </table:table-cell>
          <table:table-cell office:value-type="string" calcext:value-type="string">
            <text:p>Microbiologia Aplicada</text:p>
          </table:table-cell>
          <table:table-cell table:style-name="ce2" office:value-type="date" office:date-value="2008-10-01" calcext:value-type="date">
            <text:p>1/10/2008</text:p>
          </table:table-cell>
          <table:table-cell table:style-name="ce2" office:value-type="date" office:date-value="2009-06-30" calcext:value-type="date">
            <text:p>30/6/2009</text:p>
          </table:table-cell>
          <table:table-cell table:number-columns-repeated="3"/>
          <table:table-cell office:value-type="string" calcext:value-type="string">
            <text:p>O presente trabalho destina-se ao estudo do extrato obtido do cultivo de Trichosporon asahaii e ação inibitória sobre Pseudomonas aeruginosa, está última é a espécie de bactéria mais importante para as instituições públicas de saúde, pois é responsável por muitos casos de infecção em ambientes hospitalares e por ser resistente a muitos antibióticos. Este projeto tem a finalidade de produzir extrato de Trichosporon asahaii que possui possível fator de Inibição de Pseudomonas aeruginosa Este fator de inibição está presente no extrato líquido de cultura de Trichosporon asahaii, isolado da Mata Atlântica, coletada nas proximidades de Ubatuba-SP em projeto anterior. Este extrato será submetido a uma separação líquido-líquido onde alguns solventes serão avaliados, dentre eles: álcool isobutílico, acetato de etila, acetato de butila a clorofórmio. As frações orgânicas obtidas serão secas por evaporação e diluídas em Tween 80 . Será determinado o rendimento do extrato seco e a atividade antimicrobiana do mesmo contra Pseudomonas aeruginosa ATCC 27853 e ATCC 9027 que será determinada pelo método da Concentração Mínima Inibitória (CMI). Após isso, o extrato diluído em Tween 80 <text:s/>será submetido ao processo de cromatografia de troca iônica e as porções coletadas serão avaliadas quanto à atividade antimicrobiana pela técnica da CMI. (AU)</text:p>
          </table:table-cell>
          <table:table-cell table:style-name="Default" table:number-columns-repeated="2"/>
          <table:table-cell table:number-columns-repeated="998"/>
        </table:table-row>
        <table:table-row table:style-name="ro1">
          <table:table-cell office:value-type="string" calcext:value-type="string">
            <text:p>05/57516-2</text:p>
          </table:table-cell>
          <table:table-cell office:value-type="string" calcext:value-type="string">
            <text:p>Quantificação de bactérias bênticas em duas enseadas de Ubatuba (SP): avaliação da resposta bacteriana ao aporte de matéria orgânica em sedimentos costeiros</text:p>
          </table:table-cell>
          <table:table-cell table:style-name="Default"/>
          <table:table-cell office:value-type="string" calcext:value-type="string">
            <text:p>Paula Carpintero de Moraes</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6-03-01" calcext:value-type="date">
            <text:p>1/3/2006</text:p>
          </table:table-cell>
          <table:table-cell table:style-name="ce2" office:value-type="date" office:date-value="2007-05-31" calcext:value-type="date">
            <text:p>31/5/2007</text:p>
          </table:table-cell>
          <table:table-cell table:number-columns-repeated="3"/>
          <table:table-cell office:value-type="string" calcext:value-type="string">
            <text:p>Sedimentos de sistemas costeiros são importantes depósitos de matéria orgânica, cuja maior fração é remineralizada durante a diagênese recente. As bactérias representam a principal forma de biomassa do sistema marinho e desempenham um importante papel na decomposição da matéria orgânica, regenerando compostos inorgânicos essenciais. Além disso, estes microorganismos constituem a base da cadeia trófica bêntica podendo servir como principal fonte de alimento para a fauna. O presente projeto tem por objetivo avaliar a abundância e biomassa da comunidade bacteriana bêntica de duas enseadas na região costeira de Ubatuba (SP), relacionando-a ao aporte de matéria orgânica de diferentes fontes (marinha, terrestre e antrópica) e à estrutura da comunidade metazoária bêntica. Serão realizadas 6 coletas sazonais e pretende-se responder as seguintes hipóteses: 1. Durante os meses de maior produção fitoplanctônica na coluna de água há um aumento na abundância e biomassa bacteriana nos sedimentos; 2. Maiores valores de abundância e biomassa bacteriana ocorrem na camada superficial do sedimento diminuindo com o aumento da profundidade da coluna sedimentar; 3. Há maiores valores de abundância e biomassa bacteriana nas estações centrais de cada transecto, por conseqüência da maior deposição de matéria orgânica; 4. Os maiores valores de abundância e biomassa bacteriana bêntica ocorrem na enseada de Ubatuba; 5. O aumento da abundância e biomassa bacteriana acompanha um padrão geral da fauna bêntica como um todo. (AU)</text:p>
          </table:table-cell>
          <table:table-cell table:style-name="Default" table:number-columns-repeated="2"/>
          <table:table-cell table:number-columns-repeated="998"/>
        </table:table-row>
        <table:table-row table:style-name="ro1">
          <table:table-cell office:value-type="string" calcext:value-type="string">
            <text:p>13/14085-8</text:p>
          </table:table-cell>
          <table:table-cell office:value-type="string" calcext:value-type="string">
            <text:p>Rebelião e reforma: aspectos sócio-econômicos e desdobramentos políticos da fuga de presidiários da Ilha Anchieta, 1952-1955</text:p>
          </table:table-cell>
          <table:table-cell office:value-type="string" calcext:value-type="string">
            <text:p>Rebellion and reform: socioeconomic conditions and political developments of inmates escape from Anchieta island, 1952-1955</text:p>
          </table:table-cell>
          <table:table-cell office:value-type="string" calcext:value-type="string">
            <text:p>Dirceu Franco Ferreira</text:p>
          </table:table-cell>
          <table:table-cell office:value-type="string" calcext:value-type="string">
            <text:p>Universidade de São Paulo (USP). Faculdade de Filosofia, Letras e Ciências Humanas (FFLCH)</text:p>
          </table:table-cell>
          <table:table-cell table:number-columns-repeated="3"/>
          <table:table-cell office:value-type="string" calcext:value-type="string">
            <text:p>Esmeralda Blanco Bolsonaro de Mour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Humanas</text:p>
          </table:table-cell>
          <table:table-cell office:value-type="string" calcext:value-type="string">
            <text:p>História</text:p>
          </table:table-cell>
          <table:table-cell office:value-type="string" calcext:value-type="string">
            <text:p>História do Brasil</text:p>
          </table:table-cell>
          <table:table-cell table:style-name="ce2" office:value-type="date" office:date-value="2013-10-01" calcext:value-type="date">
            <text:p>1/10/2013</text:p>
          </table:table-cell>
          <table:table-cell table:style-name="ce2" office:value-type="date" office:date-value="2015-09-30" calcext:value-type="date">
            <text:p>30/9/2015</text:p>
          </table:table-cell>
          <table:table-cell table:number-columns-repeated="3"/>
          <table:table-cell office:value-type="string" calcext:value-type="string">
            <text:p>A proposta desta pesquisa é reconstituir os aspectos socioeconômicos e os desdobramentos políticos da rebelião de presidiários do Instituto Correcional da Ilha Anchieta (Ubatuba, SP), ocorrida no dia 20 de junho de 1952. A hipótese norteadora é de que a rebelião teve um papel decisivo na reforma das prisões em São Paulo, cujos parâmetros e objetivos foram debatidos e executados nas gestões de Lucas Nogueira Garcez (1950-1954) e Jânio Quadros (1955-1959) no Governo do Estado. Assim, a referida rebelião será considerada como estudo de caso para a compreensão do regime prisional e penitenciário em São Paulo nos anos 1950. Com base nos autos de Inquérito Policial realizado pelo DEOPS-SP (1952-1953) pretende-se elaborar um perfil socioeconômico da comunidade prisional da Ilha Anchieta considerando: idade, estado civil, cor, naturalidade, profissão, grau de instrução, filiação, situação familiar, condições de moradia, tempo e motivo do encarceramento. Estas informações, uma vez tabuladas, fornecerão subsídios para compreender a relação entre processos econômicos de conjuntura e políticas de controle social. Por outro lado, ainda no contexto da Ilha, pretende-se reconstituir aspectos da organização do Instituto Correcional da Ilha Anchieta, tais como: o trabalho prisional, a administração do pecúlio, os gastos da administração pública com a manutenção e reforma do presídio pós-rebelião, a relação entre presos e funcionários, o atendimento aos pedidos de livramento condicional, os castigos e o lazer. Considerando a rebelião como um momento de ruptura do equilíbrio de poder de uma comunidade prisional, como disse Donald Clemmer, suas causas serão buscadas nesses aspectos que estruturam o cotidiano prisional. Para compreender o lugar ocupado pela rebelião no processo de reforma das prisões em São Paulo, esta pesquisa propõe analisar a repercussão do evento na grande mídia e nas publicações especializadas, além de resgatar os atos administrativos, normativos e legais executados pelos poderes Legislativo e Executivo. (AU)</text:p>
          </table:table-cell>
          <table:table-cell office:value-type="string" calcext:value-type="string">
            <text:p>The aim of this research is to study the socioeconomic conditions and the political developments of the inmates' rebellion at Anchieta's Island (Ubatubta/SP), in June 20, 1952. The main hypothesis is that this rebellion played a decisive role in the reform of prisons in Sao Paulo, whose parameters and objectives were discussed and implemented during the administrations of Lucas Nogueira Garcez (1950-1954) and Jânio Quadros (1955-1959), at State Government. Thus, the mentioned rebellion will be considered as a case study to understand the prison and penitentiary regimen in São Paulo at mid-twentieth century. Based on the records of the Police Inquires directed by Delegacia Especializada em Ordem Politica e Social from São Paulo State (DEOPS-SP), it is intended to build a profile of socioeconomic conditions of that prison community, concerning inmates and employees, by collecting information about: age, place of birth, schooling, family relations, housing conditions, time and reason for conviction, work conditions before condemnation, skin color, filiations and civil status. These informations will provide aids to understand the relation between economical process and social control policies. On the other hand, but still in the Anchieta' s Island context, it is intended to restore some organization aspects of the Instituto Correcional da Ilha Anchieta, as: labor-therapy, the administration of the inmate's peculium, the government spending with the prison before and after the rebellion, some trends of the social relations inside the prison community, punishments, rewards and recreation. Considering the rebellion as a disrupting of a certain balance of power in a prison community, as said Donald Clemmer, their causes will be sought in those aspects of everyday life in a prison. To understand the place that Anchieta's Island rebellion had occupied in the reform of prisons in Sao Paulo, this research proposes to restore the administrative, legal and normative acts operated by the Legislative and Executive powers and, in the meantime, analyze the repercussion in the specialized media and in the mass media. (AU)</text:p>
          </table:table-cell>
          <table:table-cell table:style-name="Default"/>
          <table:table-cell table:number-columns-repeated="998"/>
        </table:table-row>
        <table:table-row table:style-name="ro1">
          <table:table-cell office:value-type="string" calcext:value-type="string">
            <text:p>05/50826-6</text:p>
          </table:table-cell>
          <table:table-cell office:value-type="string" calcext:value-type="string">
            <text:p>Reconstituição paleoambiental das enseadas do Flamengo e Fortaleza, Ubatuba, SP., durante o Holoceno, inferida a partir da variação das associações de foraminíferos</text:p>
          </table:table-cell>
          <table:table-cell table:style-name="Default"/>
          <table:table-cell office:value-type="string" calcext:value-type="string">
            <text:p>Juliana Braga Silva</text:p>
          </table:table-cell>
          <table:table-cell office:value-type="string" calcext:value-type="string">
            <text:p>Universidade de São Paulo (USP). Instituto de Geociências (IGC)</text:p>
          </table:table-cell>
          <table:table-cell table:number-columns-repeated="3"/>
          <table:table-cell office:value-type="string" calcext:value-type="string">
            <text:p>Wânia Duleb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Geociências</text:p>
          </table:table-cell>
          <table:table-cell table:style-name="Default"/>
          <table:table-cell table:style-name="ce2" office:value-type="date" office:date-value="2005-08-01" calcext:value-type="date">
            <text:p>1/8/2005</text:p>
          </table:table-cell>
          <table:table-cell table:style-name="ce2" office:value-type="date" office:date-value="2007-07-31" calcext:value-type="date">
            <text:p>31/7/2007</text:p>
          </table:table-cell>
          <table:table-cell table:number-columns-repeated="3"/>
          <table:table-cell office:value-type="string" calcext:value-type="string">
            <text:p>A partir da identificação das espécies de foraminíferos, ao longo de dois testemunhos rasos, e da sua correlação com características abióticas do sedimento, pretende-se detectar variações na composição faunística, assim como caracterizar as variações holocênicas do ecossistema bentônico, ocorridas nas enseadas do Flamengo e Fortaleza, Ubatuba, S.P. Posteriormente, correlações serão estabelecidas entre as mudanças da composição faunística e curvas de variação do nível do mar existentes na literatura. (AU)</text:p>
          </table:table-cell>
          <table:table-cell table:style-name="Default" table:number-columns-repeated="2"/>
          <table:table-cell table:number-columns-repeated="998"/>
        </table:table-row>
        <table:table-row table:style-name="ro1">
          <table:table-cell office:value-type="string" calcext:value-type="string">
            <text:p>14/24683-2</text:p>
          </table:table-cell>
          <table:table-cell office:value-type="string" calcext:value-type="string">
            <text:p>Relação anatomohistopatológica da fibropapilomatose em Chelonia mydas (Testudines, Cheloniidae) (Linnaeus 1758)</text:p>
          </table:table-cell>
          <table:table-cell office:value-type="string" calcext:value-type="string">
            <text:p>Relationship between anatomy and histopathology of fibropapillomatosis in Chelonia mydas(Testudines, Cheloniidae) (Linnaeus 1758)</text:p>
          </table:table-cell>
          <table:table-cell office:value-type="string" calcext:value-type="string">
            <text:p>Luísa Carvalho</text:p>
          </table:table-cell>
          <table:table-cell office:value-type="string" calcext:value-type="string">
            <text:p>Universidade de São Paulo (USP). Faculdade de Medicina Veterinária e Zootecnia (FMVZ)</text:p>
          </table:table-cell>
          <table:table-cell table:number-columns-repeated="3"/>
          <table:table-cell office:value-type="string" calcext:value-type="string">
            <text:p>Eliana Reiko Matushim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Aplicada</text:p>
          </table:table-cell>
          <table:table-cell table:style-name="ce2" office:value-type="date" office:date-value="2015-02-01" calcext:value-type="date">
            <text:p>1/2/2015</text:p>
          </table:table-cell>
          <table:table-cell table:style-name="ce2" office:value-type="date" office:date-value="2015-12-31" calcext:value-type="date">
            <text:p>31/12/2015</text:p>
          </table:table-cell>
          <table:table-cell table:number-columns-repeated="3"/>
          <table:table-cell office:value-type="string" calcext:value-type="string">
            <text:p>As tartarugas marinhas são um componente primitivo e particular da diversidade biológica, sendo parte essencial dos ecossistemas marinhos. Entre as cinco espécies de tartarugas marinhas que se alimentam e nidificam em território brasileiro encontra-se a tartaruga verde (Chelonia mydas), que de acordo com os critérios estabelecidos pela International Union for Conservation of Nature é considerada em perigo. Segundo o Marine Turtle Specialist Group , atualmente, as principais ameaças às tartarugas marinhas são a captura incidental pela pesca, o consumo humano da carne, o desenvolvimento costeiro, a poluição e a exposição a patógenos, entre eles o causador da fibropapilomatose. Tal doença, acomete tartarugas marinhas em todo mundo, predominantemente a tartaruga verde. No entanto, pouco se sabe ainda sobre sua etiologia, mas acredita-se que haja relação entre a presença do Chelonid Fibropapilloma-associated Herpesvirus, fatores ambientais, especialmente àqueles relacionados a pressão antrópica, e fatores genéticos. A fibropapilomatose é caracterizada pela presença de tumores cutâneos benignos que variam de 0,1 a 30 cm de diâmetro e acometem diferentes regiões anatômicas, entre elas a região inguinal, axilar, carapaça, plastrão, região cervical, ocular e base da cauda. Tais tumores são caracterizados por proliferações de células da epiderme (papilomas), dos fibroblastos (fibromas) ou ambos (fibropapilomas) que podem apresentar diferentes aspectos (verrucoso, liso, sésseis, pedunculados) e colorações (rosado, enegrecido ou ambos). Apesar dos tumores serem benignos, a fibropapilomatose é debilitante e pode ser fatal, já que pode dificultar a sua habilidade de natação, locomoção ou ainda impedir a respiração e apreensão de alimentos, representando uma importante ameaça às tartarugas marinhas, em especial a espécie Chelonia mydas. Com objetivo de conhecer melhor a distribuição anatômica e as características histopatológicas das lesões tumorais da fibropapilomatose serão estudadas 50 tartarugas verdes provenientes de Ubatuba/SP, Almofala/CE e Vitória/ES acometidas por esta enfermidade. Serão obtidos dados de biometria (comprimento curvilíneo da carapaça - CCC; largura curvilínea da carapaça - LCC; e massa corporal -MC), tamanho (classificado por categorias A, B, C e D), quantidade e localização dos tumores, além da coleta de fragmentos de tumores de diferentes tamanhos e localizações. Tais formações serão analisados por meio de exames histopatológicos com objetivo de avaliar uma possível cinética da evolução dos tumores e as diferenças a nível celular das formações de localizações e tamanhos distintos. Com isso, espera-se gerar dados importantes que possam contribuir para a melhor compreensão da fibropapilomatose e com isso gerar informações para complementar o Plano de Ação para a Conservação das Tartarugas Marinhas, em especial, a Chelonia mydas. (AU)</text:p>
          </table:table-cell>
          <table:table-cell office:value-type="string" calcext:value-type="string">
            <text:p>Sea turtles are a primitive and particular components of biological diversity and an essential part of marine ecosystems. There are five species of sea turtles that feed and nest in Brazil such as green turtle (Chelonia mydas), which according to the International Union for Conservation of Nature (IUCN, 2014) is considered endangered. According to the Marine Turtle Specialist Group, currently the main threats to marine turtles are incidental capture by fisheries, human consumption of meat, coastal development, pollution and exposure to pathogens that include the fibropapillomatosis. This disease affecting sea turtles worldwide, predominantly green turtle. However, little is known about its etiology, but it is believed that there is a relationship between the presence of Chelonid Fibropapilloma-associated Herpesvirus, environmental factors, especially those related to anthropogenic pressure, and genetic factors. The fibropapillomatosis is characterized by presence of benign skin tumors ranging from 0.1 to 30 cm in diameter and involve different anatomical regions, including carapace, plastron, neck, eye and base tail. These tumors are characterized by proliferation of epidermal cells (papillomas), fibroblast (fibroids) or both (fibropapillomas). This tumors may present different aspects (warty, smooth, sessile, pedunculated) and colors (pink, black or both). Although the tumors are benign, the fibropapillomatosis is debilitating and can be fatal because it can hinder the turtles ability to swim, locomotion or prevent breathing and seizure of food, representing a major threat to sea turtles, especially Chelonia mydas. In order to better understand the anatomic distribution and histopathologic characteristics of fibropapillomatosis 50 green turtles from Ubatuba / SP, Almofala / CE and Vitória / ES affected by this disease will be studied. Biometric data <text:s/>(curvilinear carapace width - LCC; curvilinear carapace length-CCC and body weight -MC) will be obtained. We will verificated the size (classified into categories A, B, C and D), number and location of tumors, in addition to collecting tumor fragments of different sizes and locations. This formations will be analyzed by histopathology tests to evaluate a possible kinetic evolution of tumors and differences at the cellular level of the formations of different sizes and locations. Thus, it is expected to generate important data that may contribute to a better understanding of fibropapillomatosis and maybe generate information to supplement the Action Plan for the Conservation of Sea Turtles, in particular, Chelonia mydas. (AU)</text:p>
          </table:table-cell>
          <table:table-cell table:style-name="Default"/>
          <table:table-cell table:number-columns-repeated="998"/>
        </table:table-row>
        <table:table-row table:style-name="ro1">
          <table:table-cell office:value-type="string" calcext:value-type="string">
            <text:p>02/11657-6</text:p>
          </table:table-cell>
          <table:table-cell office:value-type="string" calcext:value-type="string">
            <text:p>Relação entre o suprimento de larvas e a taxa de assentamento em caranguejos intertidais da região de Ubatuba, SP</text:p>
          </table:table-cell>
          <table:table-cell table:style-name="Default"/>
          <table:table-cell office:value-type="string" calcext:value-type="string">
            <text:p>Stella Maris Januario da Silva</text:p>
          </table:table-cell>
          <table:table-cell office:value-type="string" calcext:value-type="string">
            <text:p>Universidade Estadual Paulista (UNESP). Campus de Botucatu. Instituto de Biociências (IBB)</text:p>
          </table:table-cell>
          <table:table-cell table:number-columns-repeated="3"/>
          <table:table-cell office:value-type="string" calcext:value-type="string">
            <text:p>Adilson Fransozo</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Comportamento Animal</text:p>
          </table:table-cell>
          <table:table-cell table:style-name="ce2" office:value-type="date" office:date-value="2003-03-01" calcext:value-type="date">
            <text:p>1/3/2003</text:p>
          </table:table-cell>
          <table:table-cell table:style-name="ce2" office:value-type="date" office:date-value="2005-02-28" calcext:value-type="date">
            <text:p>28/2/2005</text:p>
          </table:table-cell>
          <table:table-cell table:number-columns-repeated="3"/>
          <table:table-cell office:value-type="string" calcext:value-type="string">
            <text:p>O presente projeto visa estudar a relação entre o suprimento de larvas e a taxa de assentamento em caranguejos de manguezais em diferentes estuários na região de Ubatuba, SP, de modo a testar a generalidade dos padrões observados. A variação sazonal da taxa de recrutamento será avaliada através da monitoração da densidade juvenil e análise da estrutura das populações amostradas. Serão descritos os padrões gerais da estratificação das megalopas na massa de água estuarina e examinada a defasagem temporal entre a aproximação das larvas à zona intertidal e o assentamento efetivo em substratos artificiais. O material obtido nos diferentes habitats examinados será sub-amostrado para quantificar o grau de competência larval. Para tal, parte das larvas serão amostradas e mantidas em cativeiro sob condições controladas para quantificar o tempo decorrido até à muda para o primeiro estágio juvenil, enquanto que outras larvas serão imediatamente fixadas e analisadas sob microscopia óptica para a determinação do sub-estágio de muda. A informação sobre a grau de competência das larvas será utilizada para avaliar a importância desta variável biótica na regulação da taxa de assentamento às populações estuarinas bentônicas. (AU)</text:p>
          </table:table-cell>
          <table:table-cell table:style-name="Default" table:number-columns-repeated="2"/>
          <table:table-cell table:number-columns-repeated="998"/>
        </table:table-row>
        <table:table-row table:style-name="ro1">
          <table:table-cell office:value-type="string" calcext:value-type="string">
            <text:p>07/50804-8</text:p>
          </table:table-cell>
          <table:table-cell office:value-type="string" calcext:value-type="string">
            <text:p>Reprodução e recrutamento do camarão Macrobrachium olfersi (Wiegmann, 1836) (Decapoda, Caridea, Palaemonidae) na região de Ubatuba, São Paulo</text:p>
          </table:table-cell>
          <table:table-cell table:style-name="Default"/>
          <table:table-cell office:value-type="string" calcext:value-type="string">
            <text:p>Mariana Fronja Carosia</text:p>
          </table:table-cell>
          <table:table-cell office:value-type="string" calcext:value-type="string">
            <text:p>Universidade Estadual Paulista (UNESP). Campus de Bauru. Faculdade de Ciências (FC)</text:p>
          </table:table-cell>
          <table:table-cell table:number-columns-repeated="3"/>
          <table:table-cell office:value-type="string" calcext:value-type="string">
            <text:p>Rogério Caetano da Cost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07-05-01" calcext:value-type="date">
            <text:p>1/5/2007</text:p>
          </table:table-cell>
          <table:table-cell table:style-name="ce2" office:value-type="date" office:date-value="2008-04-30" calcext:value-type="date">
            <text:p>30/4/2008</text:p>
          </table:table-cell>
          <table:table-cell table:number-columns-repeated="3"/>
          <table:table-cell office:value-type="string" calcext:value-type="string">
            <text:p>O objetivo geral do presente trabalho será averiguar o período reprodutivo com enfoque principal no recrutamento juvenil de Macrobrachium olfersi no rio Taquaral, região de Ubatuba, São Paulo. As coletas serão realizadas mensalmente no, período de julho/2006 a junho/2007. Para captura dos camarões será utilizado apetrecho com área retangular de 80x50cm2 com malha de 5mm de diâmetro. O esforço amostra será de 30 minutos em área ao longo do rio Taquaral que será percorrida por duas pessoas. No local da amostragem será monitorada a temperatura da água. Adicionalmente será solicitado o índice pluviométrico médio mensal da região de estudo. Os indivíduos capturados serão congelados até momento das análises. Os camarões amostrados serão identificados quanto ao sexo, mensurados quanto o comprimento da carapaça (CC mm) e averiguados os estágios gonadais das fêmeas. O período reprodutivo será determinado pela análise da freqüência percentual de fêmeas ovígeras para cada um dos meses amostrados e por meio de observações macroscópicas das gônadas das fêmeas, i.e, porcentual mensal de fêmeas com gônadas maduras. O período de recrutamento será calculado de acordo com a entrada de indivíduos juvenis na população para cada um dos meses amostrados. De acordo com os resultados obtidos será escolhido o teste estatístico para verificar a existência de diferenças significativas entre a quantidade de fêmeas maduras ou ovígeras entre os meses bem como para a comparação temporal dos juvenis. Será também averiguada se existe a influência da temperatura da água e do índice pluviométrico em relação ao período reprodutivo e ao recrutamento juvenil. (AU)</text:p>
          </table:table-cell>
          <table:table-cell table:style-name="Default" table:number-columns-repeated="2"/>
          <table:table-cell table:number-columns-repeated="998"/>
        </table:table-row>
        <table:table-row table:style-name="ro1">
          <table:table-cell office:value-type="string" calcext:value-type="string">
            <text:p>98/06760-5</text:p>
          </table:table-cell>
          <table:table-cell office:value-type="string" calcext:value-type="string">
            <text:p>Reproductive biology and moulting cycle of the CRAB Callinectes ornatus(portunidae) from the Ubatuba region,sao..</text:p>
          </table:table-cell>
          <table:table-cell office:value-type="string" calcext:value-type="string">
            <text:p>Reproductive biology and moulting cycle of the crab Callinectes ornatus(portunidae) from the Ubatuba region,sao</text:p>
          </table:table-cell>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Auxílio à Pesquisa - Publicações científicas - Artig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8-09-01" calcext:value-type="date">
            <text:p>1/9/1998</text:p>
          </table:table-cell>
          <table:table-cell table:style-name="ce2" office:value-type="date" office:date-value="1999-08-31" calcext:value-type="date">
            <text:p>31/8/1999</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98/11360-6</text:p>
          </table:table-cell>
          <table:table-cell office:value-type="string" calcext:value-type="string">
            <text:p>Reproductive pontential of the hermit CRAB calcinus tibicen (Crustacea, Anomura) from Ubatuba, São Paulo, Brazil</text:p>
          </table:table-cell>
          <table:table-cell office:value-type="string" calcext:value-type="string">
            <text:p>Reproductive pontential of the hermit crab calcinus tibicen (Crustacea, anomura) from Ubatuba, São Paulo, Brazil</text:p>
          </table:table-cell>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Auxílio à Pesquisa - Publicações científicas - Artig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8-11-01" calcext:value-type="date">
            <text:p>1/11/1998</text:p>
          </table:table-cell>
          <table:table-cell table:style-name="ce2" office:value-type="date" office:date-value="1999-10-31" calcext:value-type="date">
            <text:p>31/10/1999</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06/06730-7</text:p>
          </table:table-cell>
          <table:table-cell office:value-type="string" calcext:value-type="string">
            <text:p>Revisão de gêneros Omphale e Perditorulus (Hymenoptera: Eulophidae) da Mata Atlântica</text:p>
          </table:table-cell>
          <table:table-cell office:value-type="string" calcext:value-type="string">
            <text:p>Revision of the genera Omphale and Perditorulus (Hymenoptera: Eulophidae) occurring at the Atlantic Rain Forest</text:p>
          </table:table-cell>
          <table:table-cell office:value-type="string" calcext:value-type="string">
            <text:p>Valmir Antonio Costa</text:p>
          </table:table-cell>
          <table:table-cell office:value-type="string" calcext:value-type="string">
            <text:p>Secretaria de Agricultura e Abastecimento (São Paulo - Estado). Agência Paulista de Tecnologia dos Agronegócios (APTA). Instituto Biológico (IB)</text:p>
          </table:table-cell>
          <table:table-cell table:number-columns-repeated="3"/>
          <table:table-cell office:value-type="string" calcext:value-type="string">
            <text:p>Valmir Antonio Costa</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Taxonomia dos Grupos Recentes</text:p>
          </table:table-cell>
          <table:table-cell table:style-name="ce2" office:value-type="date" office:date-value="2007-04-01" calcext:value-type="date">
            <text:p>1/4/2007</text:p>
          </table:table-cell>
          <table:table-cell table:style-name="ce2" office:value-type="date" office:date-value="2009-03-31" calcext:value-type="date">
            <text:p>31/3/2009</text:p>
          </table:table-cell>
          <table:table-cell table:number-columns-repeated="3"/>
          <table:table-cell office:value-type="string" calcext:value-type="string">
            <text:p>A Mata Atlântica é considerada um hotspot pela Conservation International. O que restou, menos de 9 % da mata original, é altamente ameaçada pela pressão humana e se constitui num tesouro de valor imensurável, com uma elevadíssima <text:s/>biodiversidade. A família Eulophidae é a maior dentre os Chalcidoidea, com 297 gêneros e cerca de 4470 espécies no mundo. Destes totais, estão registrados respectivamente 121 e 1047 para a Região Neotropical e 64 e 149 para o Brasil. Assim, o Brasil tem registrado apenas cerca de metade dos gêneros e menos de 15 % das espécies da Região Neotropical. Para aumentar a base de conhecimento da biodiversidade brasileira, este projeto tem por objetivo revisar as espécies dos gêneros Omphale e Perditorulus (Chalcidoidea: Eulophidae) que ocorrem na Mata Atlântica, complementando o projeto Biota-FAPESP Biodiversidade de Isoptera e Hymenoptera, coordenado pelo Dr. Carlos Roberto F. Brandão (Museu de Zoologia-USP). A fauna das Américas do Norte e Central destes dois gêneros, principalmente da Costa Rica, foi revisada recentemente, assim há literatura disponível, mas o grupo nunca foi tratado na América do Sul. Na Costa Rica, existem 129 espécies de Omphale e 67 de Perditorulus e a fauna do Brasil deve ser pelo menos tão rica quanto a desse país. Material pertencente a estes dois gêneros foi ricamente coletado pela equipe do referido projeto entre 2000 e 2002, através de armadilhas de Malaise e de Moericke e de redes de varredura na vegetação em áreas da Mata Atlântica. Acredita-se que a representatividade do material coletado seja muito boa, pois as coletas foram feitas em 18 localidades ao longo da área de ocorrência da Mata, a saber: São Bento do Sul e São Francisco do Sul (SC), Pau-Oco (PR), Boracéia, Juréia, Ribeirão Grande e Ubatuba (SP), Nova Iguaçu e Santa Maria Madalena (RJ), Santa Lúcia e Sooretama (ES), Porto Seguro, Ilhéus e Sapiranga (BA), Crasto (SE), Quebrângulo (AL), Recife (PE) e João Pessoa (PB). Como o material já está coletado e preservado, o primeiro passo será a separação dos Entedoninae com clípeo delimitado e, dentre estes, aqueles pertencentes aos gêneros Omphale e Perditorulus. A taxonomia deste grupo é feita principalmente com base na genitália dos machos. Caso se faça necessário, será providenciada a descrição das espécies novas de ambos os gêneros. Ao final do projeto, será elaborada uma chave para permitir o reconhecimento das espécies de Omphale e Perditorulus que ocorrem na Mata Atlântica. Este projeto representa uma excelente oportunidade de aperfeiçoamento de taxonomistas brasileiros pela integração com o maior especialista em Eulophidae neotropicais da atualidade, o Dr. Christer Hansson, da Lund University, Suécia, que inclusive publicou uma revisão do grupo em 2004, a partir de material da Costa Rica. A experiência adquirida poderá ser útil para trabalhos de taxonomia de himenópteros parasitóides de pragas agrícolas pertencentes não só à família em questão, mas a outros grupos também. (AU)</text:p>
          </table:table-cell>
          <table:table-cell office:value-type="string" calcext:value-type="string">
            <text:p>The Brazilian Atlantic Forest is considered a hotspot by the International Conservation. The remains of the forest, less than 9 % of the original one, are highly threatened by human activity and consist of a global treasure of immeasurable biodiversity value. By the other side, Eulophidae is one of the largest families among the Chalcidoidea, comprised of 297 genera and ca. 4470 species, many of which have been recorded from the Neotropical region (121 and 1047 of described genera and species, respectively). However, only 50 % of the genera and less than 15 % of the species occurring at the Neotropical Region have been reported from Brazil. In order to improve the knowledge base regarding the diversity and species richness, the objective of this project is to revise the species of the genera Omphale and Perditorulus (Chalcidoidea: Eulophidae) occurring at the Brazilian Atlantic Forest, complementing the Biota-FAPESP project Biodiversity of Isoptera and Hymenoptera, coordinated by Dr. Carlos Roberto F. Brandão (Museu de Zoologia-USP). The faunas of North America and Central America (mainly Costa Rica) of these two genera have been treated recently, so there are modern updates on related faunas, but the group has never been treated in South America. In Costa Rica, there are 129 species of Omphale and 67 of Perditorulus and the fauna of Brazil is at least as species-rich as Costa Rica. Specimens belonging to these genera were previously collected by the team of the referred project between 2000 and 2002 by using Malaise and Moericke traps and sweeping the vegetation at the Atlantic Forest. Eighteen sites along the forest occurrence area were sampled, which includes the states of Alagoas, Bahia, Espírito Santo, Pernambuco, Paraíba, Paraná, Rio de Janeiro, Santa Catarina, São Paulo and Sergipe. As the material has already been collected and preserved, the first step will be to recognize those Entedoninae with delimited clypeus and, from these, the specimens belonging to the genera Omphale and Perditorulus. The taxonomy of this group is based mainly on the male genitalia. When necessary, existing new species will be described. At the end of the project, a dichotomous key will be elaborated to allow the diagnosis of the species of Omphale and Perditorulus from the Atlantic Forest. Additionally, this project is an excellent opportunity of improvement of Brazilian taxonomists through the integration with the best Neotropical Eulophidae specialist, Dr. Christer Hansson, from Lund University, Sweden. The acquired experience would be useful in the identification of parasitoids of agricultural pests belonging not only to the family included in this study but to other groups as well. (AU)</text:p>
          </table:table-cell>
          <table:table-cell table:style-name="Default"/>
          <table:table-cell table:number-columns-repeated="998"/>
        </table:table-row>
        <table:table-row table:style-name="ro1">
          <table:table-cell office:value-type="string" calcext:value-type="string">
            <text:p>11/12302-6</text:p>
          </table:table-cell>
          <table:table-cell office:value-type="string" calcext:value-type="string">
            <text:p>Riqueza de diversidade biológica em um costão rochoso no município de Ubatuba, Litoral Norte de São Paulo</text:p>
          </table:table-cell>
          <table:table-cell table:style-name="Default"/>
          <table:table-cell office:value-type="string" calcext:value-type="string">
            <text:p>Carlos Venicio Cantareli</text:p>
          </table:table-cell>
          <table:table-cell office:value-type="string" calcext:value-type="string">
            <text:p>Secretaria do Meio Ambiente (São Paulo - Estado). Instituto Geológico</text:p>
          </table:table-cell>
          <table:table-cell table:number-columns-repeated="3"/>
          <table:table-cell office:value-type="string" calcext:value-type="string">
            <text:p>Celia Regina de Gouveia Souza</text:p>
          </table:table-cell>
          <table:table-cell table:number-columns-repeated="3"/>
          <table:table-cell table:style-name="Default" table:number-columns-repeated="2"/>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Taxonomia dos Grupos Recentes</text:p>
          </table:table-cell>
          <table:table-cell table:style-name="ce2" office:value-type="date" office:date-value="2011-08-01" calcext:value-type="date">
            <text:p>1/8/2011</text:p>
          </table:table-cell>
          <table:table-cell table:style-name="ce2" office:value-type="date" office:date-value="2013-01-31" calcext:value-type="date">
            <text:p>31/1/2013</text:p>
          </table:table-cell>
          <table:table-cell table:number-columns-repeated="3"/>
          <table:table-cell office:value-type="string" calcext:value-type="string">
            <text:p>No Brasil, os costões rochosos são estruturados de diversas maneiras, podendo ser formados por paredões verticais a suavemente inclinados e bastante uniformes, que se estendem muitos metros acima e abaixo da superfície do mar, ou por matacões rochosos de tamanho e forma irregulares. Destacam-se pela ocorrência de várias espécies de plantas e animais com grande diversidade e relevância ecológica e socioeconômica. (AU)</text:p>
          </table:table-cell>
          <table:table-cell table:style-name="Default" table:number-columns-repeated="2"/>
          <table:table-cell table:number-columns-repeated="998"/>
        </table:table-row>
        <table:table-row table:style-name="ro1">
          <table:table-cell office:value-type="string" calcext:value-type="string">
            <text:p>08/11564-4</text:p>
          </table:table-cell>
          <table:table-cell office:value-type="string" calcext:value-type="string">
            <text:p>Sazonalidade na composição e diversidade da macrofauna associada aos substratos secundários em costões rochosos em Ubatuba, São Paulo, Brasil</text:p>
          </table:table-cell>
          <table:table-cell office:value-type="string" calcext:value-type="string">
            <text:p>SAZONALITY in composition and diversity of associated macrofauna to secondary substrate in rocky shore in Ubatuba, São Paulo, Brazil</text:p>
          </table:table-cell>
          <table:table-cell office:value-type="string" calcext:value-type="string">
            <text:p>Camila Gastaldi Blanco</text:p>
          </table:table-cell>
          <table:table-cell office:value-type="string" calcext:value-type="string">
            <text:p>Universidade Estadual Paulista (UNESP). Campus Experimental do Litoral Paulista</text:p>
          </table:table-cell>
          <table:table-cell table:number-columns-repeated="3"/>
          <table:table-cell office:value-type="string" calcext:value-type="string">
            <text:p>Tânia Marcia Cost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2009-07-01" calcext:value-type="date">
            <text:p>1/7/2009</text:p>
          </table:table-cell>
          <table:table-cell table:style-name="ce2" office:value-type="date" office:date-value="2010-12-31" calcext:value-type="date">
            <text:p>31/12/2010</text:p>
          </table:table-cell>
          <table:table-cell table:number-columns-repeated="3"/>
          <table:table-cell office:value-type="string" calcext:value-type="string">
            <text:p>O ecossistema de costões rochosos abrange toda zona costeira e apresenta grande diversidade de organismos de valor ecológico e econômico, que por sua vez estão distribuídos em zonas. Nesse ambiente há limitação por espaço e conseqüentemente ocorrem fortes interações entre as espécies, como a interação e colonização de animais sobre outras comunidades, tornando estas um novo substrato. Fatores químicos, físicos e principalmente ambientais que variam temporalmente e espacialmente influenciam diretamente a dinâmica entre essa fauna associada e o substrato secundário. Assim, a incorporação de análises temporais e espaciais aos estudos traz um maior entendimento de processos ecológicos neste ecossistema. Além disso, os processos biológicos de competição e predação são fatores determinantes destas comunidades. Pelo exposto, o objetivo central deste projeto será avaliar a variação sazonal da abundância e diversidade da fauna associada ao substrato secundário em relação ao grau de exposição dos costões do litoral norte do Estado de São Paulo. Desta forma, será possível avaliar quais são as populações mais abundantes e qual o efeito do hidrodinamismo neste ambiente, bem como relacionar aos estudos do efeito da predação do caranguejo P. transversus nas populações de costões rochosos. Para o presente estudo será utilizado material coletado trimestralmente no período de um ano (2007/2008). A macrofauna associada aos principais substratos secundários será identificada ao menor nível taxonômico possível e analisada estatisticamente quanto à composição, abundância e diversidade, através dos Índices de Shannon-Wiener e Simpson. (AU)</text:p>
          </table:table-cell>
          <table:table-cell table:style-name="Default" table:number-columns-repeated="2"/>
          <table:table-cell table:number-columns-repeated="998"/>
        </table:table-row>
        <table:table-row table:style-name="ro1">
          <table:table-cell office:value-type="string" calcext:value-type="string">
            <text:p>10/52072-7</text:p>
          </table:table-cell>
          <table:table-cell table:number-columns-repeated="2" office:value-type="string" calcext:value-type="string">
            <text:p>Second International Conference billiards 2011 | Ubatuba - SP</text:p>
          </table:table-cell>
          <table:table-cell office:value-type="string" calcext:value-type="string">
            <text:p>Edson Denis Leonel</text:p>
          </table:table-cell>
          <table:table-cell office:value-type="string" calcext:value-type="string">
            <text:p>Universidade Estadual Paulista (UNESP). Campus de Rio Claro. Instituto de Geociências e Ciências Exatas (IGCE)</text:p>
          </table:table-cell>
          <table:table-cell table:number-columns-repeated="3"/>
          <table:table-cell office:value-type="string" calcext:value-type="string">
            <text:p>Edson Denis Leonel</text:p>
          </table:table-cell>
          <table:table-cell table:number-columns-repeated="3"/>
          <table:table-cell table:style-name="Default" table:number-columns-repeated="2"/>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Física</text:p>
          </table:table-cell>
          <table:table-cell table:style-name="Default"/>
          <table:table-cell table:style-name="ce2" office:value-type="date" office:date-value="2011-02-07" calcext:value-type="date">
            <text:p>7/2/2011</text:p>
          </table:table-cell>
          <table:table-cell table:style-name="ce2" office:value-type="date" office:date-value="2011-02-10" calcext:value-type="date">
            <text:p>10/2/2011</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93/01452-7</text:p>
          </table:table-cell>
          <table:table-cell office:value-type="string" calcext:value-type="string">
            <text:p>Sedimentação atual das enseadas de Ubatumirim, Picinguaba e plataforma interna adjacente, região de Ubatuba, Estado de São Paulo</text:p>
          </table:table-cell>
          <table:table-cell table:style-name="Default"/>
          <table:table-cell office:value-type="string" calcext:value-type="string">
            <text:p>Marcelo Rodrigues</text:p>
          </table:table-cell>
          <table:table-cell office:value-type="string" calcext:value-type="string">
            <text:p>Universidade de São Paulo (USP). Instituto Oceanográfico (IO)</text:p>
          </table:table-cell>
          <table:table-cell table:number-columns-repeated="3"/>
          <table:table-cell office:value-type="string" calcext:value-type="string">
            <text:p>Michel Michaelovitch de Mahique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Geológica</text:p>
          </table:table-cell>
          <table:table-cell table:style-name="ce2" office:value-type="date" office:date-value="1993-08-01" calcext:value-type="date">
            <text:p>1/8/1993</text:p>
          </table:table-cell>
          <table:table-cell table:style-name="ce2" office:value-type="date" office:date-value="1995-08-31" calcext:value-type="date">
            <text:p>31/8/1995</text:p>
          </table:table-cell>
          <table:table-cell table:number-columns-repeated="3"/>
          <table:table-cell office:value-type="string" calcext:value-type="string">
            <text:p>Este plano de pesquisa propõe a realização de estudos sedimento lógicos e hidrodinâmicos nas enseadas de Ubatumirim e Picinguaba, e Plataforma interna adjacente, litoral Norte de São Paulo, caracterizando os processos atuantes na distribuição dos sedimentos. A metodologia proposta prevê campanhas de levantamento de dados e posterior analise laboratorial dos parâmetros envolvidos. Pretende-se à elaboração de documentos cartográficos e mapas síntese das características geológicas e processos dinâmicos correlacionados, atuantes na área, e uma estimativa do aporte de sedimentos a outros materiais em suspensão, pelos rios. (AU)</text:p>
          </table:table-cell>
          <table:table-cell table:style-name="Default" table:number-columns-repeated="2"/>
          <table:table-cell table:number-columns-repeated="998"/>
        </table:table-row>
        <table:table-row table:style-name="ro1">
          <table:table-cell office:value-type="string" calcext:value-type="string">
            <text:p>09/50259-5</text:p>
          </table:table-cell>
          <table:table-cell office:value-type="string" calcext:value-type="string">
            <text:p>Seleção de linhagens fúngicas com propriedades antibióticas contra Lactobacillus fermentum</text:p>
          </table:table-cell>
          <table:table-cell table:style-name="Default"/>
          <table:table-cell office:value-type="string" calcext:value-type="string">
            <text:p>Mariana Albano</text:p>
          </table:table-cell>
          <table:table-cell office:value-type="string" calcext:value-type="string">
            <text:p>Universidade Estadual Paulista (UNESP). Campus de Assis. Faculdade de Ciências e Letras (FCL-ASSIS)</text:p>
          </table:table-cell>
          <table:table-cell table:number-columns-repeated="3"/>
          <table:table-cell office:value-type="string" calcext:value-type="string">
            <text:p>Pedro de Oliva Neto</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Microbiologia</text:p>
          </table:table-cell>
          <table:table-cell office:value-type="string" calcext:value-type="string">
            <text:p>Microbiologia Aplicada</text:p>
          </table:table-cell>
          <table:table-cell table:style-name="ce2" office:value-type="date" office:date-value="2009-08-01" calcext:value-type="date">
            <text:p>1/8/2009</text:p>
          </table:table-cell>
          <table:table-cell table:style-name="ce2" office:value-type="date" office:date-value="2010-01-31" calcext:value-type="date">
            <text:p>31/1/2010</text:p>
          </table:table-cell>
          <table:table-cell table:number-columns-repeated="3"/>
          <table:table-cell office:value-type="string" calcext:value-type="string">
            <text:p>A produção de etanol geralmente sofre contaminação bacteriana (principalmente por Lactobacillus), o que provoca queda no rendimento alcoólico devido à floculação das leveduras (Saccharomyces cerevisiae), competição com as mesmas pelo substrato e produção de ácido láctico pela bactéria inibindo o metabolismo das leveduras. Para tentar resolver este problema as indústrias utilizam a lavagem ácida do fermento, prejudicando a viabilidade das leveduras. Freqüentemente, biocidas e antibióticos são adicionados para auxiliar no processo, porém, muitos destes afetam a levedura. Os antibióticos industrializados, como a penicilina e a HJ Kamoran, atuam de forma imediata no controle bacteriano, proporcionando redução no tempo de processamento, aumento no rendimento, produtividade e preservação da levedura, entretanto apresentam um alto custo. Os fungos podem produzir metabólitos secundários entre os quais estão os antibióticos. Este trabalho visa selecionar fungos (coletados na Mata Atlântica, nas proximidades de Ubatuba-SP) com propriedades antibióticas como novas alternativas ao controle de Lactobacillus fermentum durante o processo de produção de etanol. Será avaliada a atividade antimicrobiana de extratos estéreis de 150 linhagens fúngicas contra inóculos padronizados de L. fermentum pelo método da Concentração Mínima Inibitória (CMI). (AU)</text:p>
          </table:table-cell>
          <table:table-cell table:style-name="Default" table:number-columns-repeated="2"/>
          <table:table-cell table:number-columns-repeated="998"/>
        </table:table-row>
        <table:table-row table:style-name="ro1">
          <table:table-cell office:value-type="string" calcext:value-type="string">
            <text:p>98/14670-6</text:p>
          </table:table-cell>
          <table:table-cell office:value-type="string" calcext:value-type="string">
            <text:p>Shell utilization by the hermit CRAB loxopagurus loxochelis (Diogenidae) in Ubatuba, BAY, Brazil</text:p>
          </table:table-cell>
          <table:table-cell table:style-name="Default"/>
          <table:table-cell office:value-type="string" calcext:value-type="string">
            <text:p>Fernando Luis Medina Mantelatto</text:p>
          </table:table-cell>
          <table:table-cell office:value-type="string" calcext:value-type="string">
            <text:p>Universidade de São Paulo (USP). Faculdade de Filosofia, Ciências e Letras de Ribeirão Preto (FFCLRP)</text:p>
          </table:table-cell>
          <table:table-cell table:number-columns-repeated="3"/>
          <table:table-cell office:value-type="string" calcext:value-type="string">
            <text:p>Fernando Luis Medina Mantelatto</text:p>
          </table:table-cell>
          <table:table-cell table:number-columns-repeated="3"/>
          <table:table-cell table:style-name="Default" table:number-columns-repeated="2"/>
          <table:table-cell office:value-type="string" calcext:value-type="string">
            <text:p>Auxílio à Pesquisa - Publicações científicas - Artig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1999-01-01" calcext:value-type="date">
            <text:p>1/1/1999</text:p>
          </table:table-cell>
          <table:table-cell table:style-name="ce2" office:value-type="date" office:date-value="1999-12-31" calcext:value-type="date">
            <text:p>31/12/1999</text:p>
          </table:table-cell>
          <table:table-cell table:number-columns-repeated="3"/>
          <table:table-cell table:style-name="Default" table:number-columns-repeated="3"/>
          <table:table-cell table:number-columns-repeated="998"/>
        </table:table-row>
        <table:table-row table:style-name="ro1">
          <table:table-cell office:value-type="string" calcext:value-type="string">
            <text:p>14/21294-5</text:p>
          </table:table-cell>
          <table:table-cell office:value-type="string" calcext:value-type="string">
            <text:p>Sistema reprodutor em Dromiidae: caracterização histoquímica e ultraestrutural dos espermatozóides e fluido seminal em Hypoconcha parasitica (Linnaeus, 1763)</text:p>
          </table:table-cell>
          <table:table-cell table:style-name="Default"/>
          <table:table-cell office:value-type="string" calcext:value-type="string">
            <text:p>Maria Alice Garcia Bento</text:p>
          </table:table-cell>
          <table:table-cell office:value-type="string" calcext:value-type="string">
            <text:p>Universidade Estadual Paulista (UNESP). Campus de Jaboticabal. Faculdade de Ciências Agrárias e Veterinárias (FCAV)</text:p>
          </table:table-cell>
          <table:table-cell table:number-columns-repeated="3"/>
          <table:table-cell office:value-type="string" calcext:value-type="string">
            <text:p>Fernando Jose Zara</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Morfologia dos Grupos Recentes</text:p>
          </table:table-cell>
          <table:table-cell table:style-name="ce2" office:value-type="date" office:date-value="2014-11-01" calcext:value-type="date">
            <text:p>1/11/2014</text:p>
          </table:table-cell>
          <table:table-cell table:style-name="ce2" office:value-type="date" office:date-value="2015-10-31" calcext:value-type="date">
            <text:p>31/10/2015</text:p>
          </table:table-cell>
          <table:table-cell table:number-columns-repeated="3"/>
          <table:table-cell office:value-type="string" calcext:value-type="string">
            <text:p>Estudos com Hypoconcha parasitica abordam em geral a morfologia externa, desenvolvimento larval e a distribuição espacial. Porém, nota-se uma lacuna referente ao sistema reprodutor em Dromiidae, bem como no tocante aos de Hypoconchinae. Assim, o objetivo geral será descrever o sistema reprodutor masculino de H. parasitica e buscar características espermáticas para entender as relações de parentesco de Dromioidea. Os objetivos específicos são (1) classificar o testículo e descrever a espermatogênese neste Podotremata; (2) caracterizar histoquimicamente o fluido seminal e a formação dos espermatóforos (se houver); (3) descrever a ultraestrutura do espermatóforo e do espermatozoide, realizando a posteriori uma análise de semelhança comparativa com outras espécies de Dromioidea disponíveis na literatura. Machos adultos de H. parasitica serão coletados por meio de arrasto com barco de pesca camaroneira em Ubatuba- SP. Para a descrição histológica e histoquímica, o sistema reprodutor será processado para historesina e corado ao H-E e técnicas para polissacarídeos neutros, ácidos e proteínas. Para a caracterização ultraestrutural do espermatozoide, as amostras serão processadas de acordo com a rotina para microscopia eletrônica de transmissão em resina Epon-Araldite. Espera-se que o sistema reprodutor em Podotramata tenha testículo do tipo lobular, o qual é o mais comum em Brachyura, e que associado à produção de fluido seminal, os espermatozoides estejam empacotados em espermatóforos arredondados (coenospermicos), típicos desta infraordem. Adicionalmente, espera-se posicionar a ultraestrutura do espermatozoide de Hypoconchinae em relação à Dromiidae e as famílias de Dromioidea. (AU)</text:p>
          </table:table-cell>
          <table:table-cell office:value-type="string" calcext:value-type="string">
            <text:p>Studies on Hypoconcha parasitica are related to the external morphology, larval development and spatial distribution among other crabs. However there is no work on the reproductive system of Dromiidae, as well to Hypoconchinae sperm. Therefore, the aim of this study is describe the male reproductive system of H. parasitica and use sperm traits to understand the phylogenetic relations in Dromioidea. The specific aims are (1) testis <text:s text:c="2"/>classification and spermatogenesis description of this Podotremata; (2) histochemical characterization of seminal fluid and spermatophores development (if they are present) (3) describe spermatophores and sperm ultrastructure, in order to realize a comparative analysis of similarity with other species within available literature about Dromioidea. Mature males of H. parasitica will be collected by trawling at Ubatuba, SP, Brazil. For the histological and histochemical analysis, the reproductive system will be processed for historesin and stained with Hematoxylin and Eosin (H&amp;E), and also stain techniques to neutral and acidic polysaccharides and for proteins. To sperm ultrastructure the samples will be processed according to routine for transmission electron microscopy in Epon-Araldite resin. It is expected that the reproductive system in Podotramata show a lobular type testis, which is widespread type of Brachyura. It is also expected that the sperm would be packaged into rounded spermatophores (coenospermics) typical of this Infraorder. Additionally, the sperm ultrastructure of Hypoconchinae could be raised some phylogenetic points in relation to Dromiidae and other Families of Dromioidea. (AU)</text:p>
          </table:table-cell>
          <table:table-cell table:style-name="Default"/>
          <table:table-cell table:number-columns-repeated="998"/>
        </table:table-row>
        <table:table-row table:style-name="ro1">
          <table:table-cell office:value-type="string" calcext:value-type="string">
            <text:p>04/11781-4</text:p>
          </table:table-cell>
          <table:table-cell office:value-type="string" calcext:value-type="string">
            <text:p>Subsídios para o zoneamento marinho no litoral norte do Estado de SP: um estudo do sucesso do assentamento larval de decápodos costeiros</text:p>
          </table:table-cell>
          <table:table-cell table:style-name="Default"/>
          <table:table-cell office:value-type="string" calcext:value-type="string">
            <text:p>Fabiana Tavares Moreira</text:p>
          </table:table-cell>
          <table:table-cell office:value-type="string" calcext:value-type="string">
            <text:p>Universidade de São Paulo (USP). Pró-Reitoria de Pós-Graduação (PRO-PGRAD)</text:p>
          </table:table-cell>
          <table:table-cell table:number-columns-repeated="3"/>
          <table:table-cell office:value-type="string" calcext:value-type="string">
            <text:p>Augusto Alberto Valero Flore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2005-03-01" calcext:value-type="date">
            <text:p>1/3/2005</text:p>
          </table:table-cell>
          <table:table-cell table:style-name="ce2" office:value-type="date" office:date-value="2006-04-30" calcext:value-type="date">
            <text:p>30/4/2006</text:p>
          </table:table-cell>
          <table:table-cell table:number-columns-repeated="3"/>
          <table:table-cell office:value-type="string" calcext:value-type="string">
            <text:p>Apesar de extrema importância para a regulação de populações bentônicas de invertebrados meroplanctônicos, alguns processos relacionados ao assentamento larval ainda não são bem conhecidos. Uma questão ainda pendente é se a taxa de assentamento depende do suprimento de larvas às áreas adjacentes aos estoques parentais. Essa questão será abordada no presente projeto levando em consideração diferentes escalas espaciais. Durante o período de assentamento de 2005, serão instalados coletores artificiais para estimar a taxa de assentamento de braquiúros em seis costões, distribuídos em duas enseadas no município de Ubatuba, SP. Paralelamente, serão realizados arrastos de plâncton nas áreas contíguas aos costões e, durante os eventos principais de assentamento, em estações pré-definidas nas duas baías de estudo. Pretende-se correlacionar as séries temporais nos coletores e no plâncton adjacente para verificar se existe uma relação de causa e efeito entre estas variáveis. O grau de competência larval dos indivíduos obtidos nos coletores e daqueles amostrados no plâncton será determinado para melhor avaliar essa associação. As amostras obtidas dentro das enseadas permitirão descrever a dinâmica das manchas larvais durante a fase final da migração em direção à costa e tentar explicar em parte a variação espacial da taxa de assentamento entre os costões de estudo. (AU)</text:p>
          </table:table-cell>
          <table:table-cell table:style-name="Default" table:number-columns-repeated="2"/>
          <table:table-cell table:number-columns-repeated="998"/>
        </table:table-row>
        <table:table-row table:style-name="ro1">
          <table:table-cell office:value-type="string" calcext:value-type="string">
            <text:p>12/09374-8</text:p>
          </table:table-cell>
          <table:table-cell office:value-type="string" calcext:value-type="string">
            <text:p>Taxonomia de gastrópodes (Mollusca) associados às algas pardas do gênero Sargassum c. Agardh, 1820 (Sargassaceae) do Canal de São Sebastião e Ubatuba, litoral norte do Estado de São Paulo</text:p>
          </table:table-cell>
          <table:table-cell office:value-type="string" calcext:value-type="string">
            <text:p>Taxonomy of gastropods (Mollusca) associated with the brown algae of the genus Sargassum c. Agardh, 1820 (Sargassaceae) from São Sebastião Channel and Ubatuba, northern cost of the State of São Paulo</text:p>
          </table:table-cell>
          <table:table-cell office:value-type="string" calcext:value-type="string">
            <text:p>Pedro Augusto dos Santos Longo</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Flávio Dias Passos</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Taxonomia dos Grupos Recentes</text:p>
          </table:table-cell>
          <table:table-cell table:style-name="ce2" office:value-type="date" office:date-value="2012-08-01" calcext:value-type="date">
            <text:p>1/8/2012</text:p>
          </table:table-cell>
          <table:table-cell table:style-name="ce2" office:value-type="date" office:date-value="2013-07-31" calcext:value-type="date">
            <text:p>31/7/2013</text:p>
          </table:table-cell>
          <table:table-cell table:number-columns-repeated="3"/>
          <table:table-cell office:value-type="string" calcext:value-type="string">
            <text:p>O fitobentos apresenta grande importância ecológica para a manutenção do equilíbrio dos ecossistemas marinhos, pois está entre os principais organismos produtores destes ambientes. As algas servem de abrigo e refúgio para uma fauna bastante diversa e abundante, que representa vários níveis tróficos nas cadeias alimentares marinhas. A interação estabelecida entre estes dois componentes, associada aos fatores bióticos e abióticos que a regula, caracteriza um Ecossistema de Fital. Dentre a fauna de invertebrados de fital, a malacofauna apresenta posição de destaque tanto em relação à abundância quanto à diversidade, sendo que, nesta, a predominância é de gastrópodes, os quais são importantes assimiladores de energia neste ambiente. São poucos os trabalhos realizados no Brasil evidenciando a fauna de gastrópodes de fital, e, apesar de alguns táxons serem recorrentes e abundantes, como por exemplo, os gêneros Anachis H. Adams &amp; A. Adams, 1853 e Eulithidium Pilsbry, 1898 (= Tricolia Risso, 1826), a diversidade de táxons encontrada é grande, sendo o conhecimento sobre a maioria das espécies ainda muito restrito. Assim, o principal objetivo deste estudo será o de contribuir na área da taxonomia de gastrópodes associados a bancos da alga parda do gênero Sargassum. O material de estudo é proveniente de coletas realizadas no Canal de São Sebastião e em praias do litoral de Ubatuba, SP. Este estudo será feito através da análise do material sob estereomicroscópio, identificação dos indivíduos com auxílio da literatura adequada e ilustração dos melhores exemplares através de fotografias e pela MEV. O material estudado será depositado no Museu de Zoologia da Unicamp. (AU)</text:p>
          </table:table-cell>
          <table:table-cell office:value-type="string" calcext:value-type="string">
            <text:p>The phytobenthos are substantial producer organisms in the marine ecosystems, representing ecological importance for its maintenance. The algae act as shelter and refuge to a very diverse and abundant fauna, which represents many of the trophic levels of the marine food webs. The interaction established between these two components, associated to the biotic and abiotic factors that regulate it, characterizes a Phytal Ecosystem. Among the phytal invertebrate fauna, the malacofauna has a prominent position both regarding to the abundance and diversity. The gastropods are predominant, and act as important energy assimilators in this environment. There are few studies conducted in Brazil evidencing the fauna of phytal gastropods and, even though some of the taxa are recurrent and abundant, such as the genera Anachis H. Adams &amp; A. Adams, 1853 and Eulithidium Pilsbry, 1898 (= Tricolia Risso, 1826), the diversity of taxa found is large, and the knowledge about most of the species is still very restricted. Therefore, the aim of this study will be to contribute in the field of taxonomy of gastropods associated to seabeds of the brown algae from the genus Sargassum. The material studied was collected in São Sebastião Channel and in beaches from the coast of Ubatuba, SP. This study will be conducted through the analysis of the material under stereomicroscope, identification of the individuals, by using the appropriate literature, and illustration of the best specimens by photographing them, or through SEM. The material studied will be deposited in the Museum of Zoology at Unicamp. (AU)</text:p>
          </table:table-cell>
          <table:table-cell table:style-name="Default"/>
          <table:table-cell table:number-columns-repeated="998"/>
        </table:table-row>
        <table:table-row table:style-name="ro1">
          <table:table-cell office:value-type="string" calcext:value-type="string">
            <text:p>94/01469-0</text:p>
          </table:table-cell>
          <table:table-cell office:value-type="string" calcext:value-type="string">
            <text:p>Uso de recursos e dieta da população de caiçaras da praia da Almada (Ubatuba - SP)</text:p>
          </table:table-cell>
          <table:table-cell table:style-name="Default"/>
          <table:table-cell office:value-type="string" calcext:value-type="string">
            <text:p>Natalia Hanazaki</text:p>
          </table:table-cell>
          <table:table-cell office:value-type="string" calcext:value-type="string">
            <text:p>Universidade Estadual de Campinas (UNICAMP). Coordenadoria de Centros e Núcleos Disciplinares (COCEN). Núcleo de Estudos e Pesquisas Ambientais (NEPAM)</text:p>
          </table:table-cell>
          <table:table-cell table:number-columns-repeated="3"/>
          <table:table-cell office:value-type="string" calcext:value-type="string">
            <text:p>Alpina Begossi</text:p>
          </table:table-cell>
          <table:table-cell table:number-columns-repeated="3"/>
          <table:table-cell table:style-name="Default" table:number-columns-repeated="2"/>
          <table:table-cell office:value-type="string" calcext:value-type="string">
            <text:p>Bolsas no Brasil - Aperfeiçoament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4-08-01" calcext:value-type="date">
            <text:p>1/8/1994</text:p>
          </table:table-cell>
          <table:table-cell table:style-name="ce2" office:value-type="date" office:date-value="1995-02-28" calcext:value-type="date">
            <text:p>28/2/1995</text:p>
          </table:table-cell>
          <table:table-cell table:number-columns-repeated="3"/>
          <table:table-cell office:value-type="string" calcext:value-type="string">
            <text:p>Para a conservação da biodiversidade, é de grande relevância o conhecimento das populações tradicionais sobre o ambiente. Este trabalho visa fazer um levantamento do uso de recursos por caiçaras, em particular plantas e peixes, à luz de conceitos oriundos da teoria ecológica. Os dados serão obtidos através de questionários e do acompanhamento sistemático da dieta de algumas famílias. A análise dos dados será feita através de índices de diversidade e de regressões entre consumo e disponibilidade de peixes. (AU)</text:p>
          </table:table-cell>
          <table:table-cell table:style-name="Default" table:number-columns-repeated="2"/>
          <table:table-cell table:number-columns-repeated="998"/>
        </table:table-row>
        <table:table-row table:style-name="ro1">
          <table:table-cell office:value-type="string" calcext:value-type="string">
            <text:p>95/01659-6</text:p>
          </table:table-cell>
          <table:table-cell office:value-type="string" calcext:value-type="string">
            <text:p>Uso de recursos, dieta e pesca em comunidades caiçaras da região de Ubatuba (Estado de São Paulo, Brasil)</text:p>
          </table:table-cell>
          <table:table-cell table:style-name="Default"/>
          <table:table-cell office:value-type="string" calcext:value-type="string">
            <text:p>Natalia Hanazaki</text:p>
          </table:table-cell>
          <table:table-cell office:value-type="string" calcext:value-type="string">
            <text:p>Universidade Estadual de Campinas (UNICAMP). Coordenadoria de Centros e Núcleos Disciplinares (COCEN). Núcleo de Estudos e Pesquisas Ambientais (NEPAM)</text:p>
          </table:table-cell>
          <table:table-cell table:number-columns-repeated="3"/>
          <table:table-cell office:value-type="string" calcext:value-type="string">
            <text:p>Alpina Begossi</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5-08-01" calcext:value-type="date">
            <text:p>1/8/1995</text:p>
          </table:table-cell>
          <table:table-cell table:style-name="ce2" office:value-type="date" office:date-value="1997-06-30" calcext:value-type="date">
            <text:p>30/6/1997</text:p>
          </table:table-cell>
          <table:table-cell table:number-columns-repeated="3"/>
          <table:table-cell office:value-type="string" calcext:value-type="string">
            <text:p>Comunidades caiçaras podem exercer um importante papel para a conservação da Mata Atlântica do litoral brasileiro, em função de seus conhecimentos a respeito da natureza, acumulados ao longo de gerações. A análise da dieta e das escolhas alimentares são abordagens que têm se mostrado muito úteis para a compreensão das relações entre populações humanas e recursos naturais. O objetivo deste trabalho é fazer um estudo comparativo da dieta e da pesca nas comunidades caiçaras da Ponta do Almada e Camburí (Ubatuba-SP), incluindo análises da amplitude da dieta e escolha de itens alimentares, com base na teoria de forrageamento ótimo. Os dados serão coletados através de entrevistas e de observações sistemáticas para dieta e pesca. Será também avaliado o conteúdo calórico da dieta. A análise dos dados será feita através do cálculo de medidas de correlação entre a pesca e o consumo de pescado e de índices de diversidade como estimadores da amplitude da dieta. (AU)</text:p>
          </table:table-cell>
          <table:table-cell table:style-name="Default" table:number-columns-repeated="2"/>
          <table:table-cell table:number-columns-repeated="998"/>
        </table:table-row>
        <table:table-row table:style-name="ro1">
          <table:table-cell office:value-type="string" calcext:value-type="string">
            <text:p>11/18513-9</text:p>
          </table:table-cell>
          <table:table-cell office:value-type="string" calcext:value-type="string">
            <text:p>Uso de submersíveis não-tripulados e telemetria acústica para o estudo do comportamento de elasmobrânquios no estado de São Paulo</text:p>
          </table:table-cell>
          <table:table-cell office:value-type="string" calcext:value-type="string">
            <text:p>Use of unmanned submersible and acoustic telemetry for the study of elasmobranchs behavior in São Paulo, Brazil</text:p>
          </table:table-cell>
          <table:table-cell office:value-type="string" calcext:value-type="string">
            <text:p>Otto Bismarck Fazzano Gadig</text:p>
          </table:table-cell>
          <table:table-cell office:value-type="string" calcext:value-type="string">
            <text:p>Universidade Estadual Paulista (UNESP). Campus Experimental do Litoral Paulista</text:p>
          </table:table-cell>
          <table:table-cell table:number-columns-repeated="3"/>
          <table:table-cell office:value-type="string" calcext:value-type="string">
            <text:p>Otto Bismarck Fazzano Gadig</text:p>
          </table:table-cell>
          <table:table-cell table:number-columns-repeated="3"/>
          <table:table-cell table:style-name="Default" table:number-columns-repeated="2"/>
          <table:table-cell office:value-type="string" calcext:value-type="string">
            <text:p>Auxílio à Pesquisa - Regular</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Comportamento Animal</text:p>
          </table:table-cell>
          <table:table-cell table:style-name="ce2" office:value-type="date" office:date-value="2012-01-01" calcext:value-type="date">
            <text:p>1/1/2012</text:p>
          </table:table-cell>
          <table:table-cell table:style-name="ce2" office:value-type="date" office:date-value="2013-12-31" calcext:value-type="date">
            <text:p>31/12/2013</text:p>
          </table:table-cell>
          <table:table-cell table:number-columns-repeated="3"/>
          <table:table-cell office:value-type="string" calcext:value-type="string">
            <text:p>Estudos sobre o comportamento de raias e tubarões in situ são escassos no Brasil e boa parte das informações existentes está baseada em inferências obtidas a partir de observações indiretas, com as devidas limitações inerentes a esse método. Na presente proposta objetiva-se obter recursos para a aquisição e utilização de submersíveis não-tripulados e equipamentos de telemetria acústica para o estudo do comportamento de elasmobrânquios na costa e em águas interiores do estado de São Paulo, incorporando-se novas tecnologias às pesquisas e aos métodos tradicionais de amostragem existentes. Os trabalhos serão realizados na bacia do Alto Paraná (Castilho e Itapura - SP) e nas imediações do Parque Estadual da Ilha Anchieta (Ubatuba - SP), para a compreensão de fenômenos importantes que ocorrem nessas regiões, como a colonização dos rios do oeste paulista por raias e o uso de determinadas áreas do litoral norte do estado por elasmobrânquios como berçários, sítios de alimentação e refúgio. Espera-se, ainda, que o emprego de tecnologia de ponta em estudos naturalísticos permita o registro de comportamentos não descritos e o entendimento de outros aspectos ecológicos e fisiológicos de raias e tubarões, com base em dados obtidos diretamente no ambiente, produzindo informações inéditas no contexto da ictiologia e do mergulho científico do Brasil. (AU)</text:p>
          </table:table-cell>
          <table:table-cell office:value-type="string" calcext:value-type="string">
            <text:p>Studies on the behavior of rays and sharks in situ are scarce in Brazil and much of the existing information is based on inferences derived from indirect observations, with the inherent limitations of this method. In this proposal we aim to raise funds for the acquisition and use of unmanned submersible and acoustic telemetry equipment to study the behavior of elasmobranchs on the coast and in rivers of São Paulo state, incorporating new technologies to the existing traditional methods of sampling. The research will be conducted in the Upper Paraná basin (municipalities of Castilho and Itapura) and in the Anchieta Island State Park (municipality of Ubatuba) for understanding important phenomena that occur in these regions, such the colonization of rivers in the west of São Paulo state by rays and the use of certain areas of the north coast of São Paulo state for elasmobranchs as nurseries, feeding sites and refuge. We hope that the use of cutting-edge technology in naturalistic studies allow the registration of undescribed behavior and the understanding of another aspects of the ecology and physiology of several species of rays and sharks, based on data obtained directly from the environment, revealing unprecedented information in the context of ichthyology and scientific diving of Brazil. (AU)</text:p>
          </table:table-cell>
          <table:table-cell office:value-type="string" calcext:value-type="string">
            <text:p>12/07760-8</text:p>
          </table:table-cell>
          <table:table-cell table:number-columns-repeated="998"/>
        </table:table-row>
        <table:table-row table:style-name="ro1">
          <table:table-cell office:value-type="string" calcext:value-type="string">
            <text:p>12/07760-8</text:p>
          </table:table-cell>
          <table:table-cell office:value-type="string" calcext:value-type="string">
            <text:p>Uso de submersíveis não-tripulados para o estudo do comportamento de elasmobrânquios no litoral norte do Estado de São Paulo</text:p>
          </table:table-cell>
          <table:table-cell table:style-name="Default"/>
          <table:table-cell office:value-type="string" calcext:value-type="string">
            <text:p>Carolina Bonfim Tiveron</text:p>
          </table:table-cell>
          <table:table-cell office:value-type="string" calcext:value-type="string">
            <text:p>Universidade Estadual Paulista (UNESP). Campus Experimental do Litoral Paulista</text:p>
          </table:table-cell>
          <table:table-cell table:number-columns-repeated="3"/>
          <table:table-cell office:value-type="string" calcext:value-type="string">
            <text:p>Otto Bismarck Fazzano Gadig</text:p>
          </table:table-cell>
          <table:table-cell table:number-columns-repeated="3"/>
          <table:table-cell table:style-name="Default" table:number-columns-repeated="2"/>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Zoologia</text:p>
          </table:table-cell>
          <table:table-cell office:value-type="string" calcext:value-type="string">
            <text:p>Comportamento Animal</text:p>
          </table:table-cell>
          <table:table-cell table:style-name="ce2" office:value-type="date" office:date-value="2012-05-01" calcext:value-type="date">
            <text:p>1/5/2012</text:p>
          </table:table-cell>
          <table:table-cell table:style-name="ce2" office:value-type="date" office:date-value="2013-04-30" calcext:value-type="date">
            <text:p>30/4/2013</text:p>
          </table:table-cell>
          <table:table-cell table:number-columns-repeated="3"/>
          <table:table-cell office:value-type="string" calcext:value-type="string">
            <text:p>Estudos sobre o comportamento de raias e tubarões in situ são escassos no Brasil e boa parte das informações existentes está baseada em inferências obtidas a partir de observações indiretas, com as devidas limitações inerentes a esse método. Na presente proposta objetiva-se utilizar submersíveis não-tripulados e equipamentos de telemetria acústica para o estudo do comportamento de elasmobrânquios na costa e em águas interiores do estado de São Paulo, incorporando-se novas tecnologias às pesquisas e aos métodos tradicionais de amostragem existentes. Os trabalhos serão realizados na bacia do Alto Paraná (Castilho e Itapura - SP), no Parque Estadual da Ilha Anchieta e na Área de Proteção Ambiental do Litoral Norte (Ubatuba - SP), para a compreensão de fenômenos importantes que ocorrem nessas regiões, como a colonização dos rios do oeste paulista por raias e o uso de determinadas áreas do litoral norte do estado por elasmobrânquios como berçários, sítios de alimentação e refúgio. Espera-se, ainda, que o emprego de tecnologia de ponta em estudos naturalísticos permita o registro de comportamentos não descritos e o entendimento de outros aspectos ecológicos e fisiológicos de raias e tubarões, com base em dados obtidos diretamente no ambiente, produzindo informações inéditas no contexto da ictiologia e do mergulho científico do Brasil. (AU)</text:p>
          </table:table-cell>
          <table:table-cell table:style-name="Default"/>
          <table:table-cell table:number-columns-repeated="999"/>
        </table:table-row>
        <table:table-row table:style-name="ro1">
          <table:table-cell office:value-type="string" calcext:value-type="string">
            <text:p>93/03976-3</text:p>
          </table:table-cell>
          <table:table-cell office:value-type="string" calcext:value-type="string">
            <text:p>Utilização de plantas por comunidades da região de Ubatuba, estado de São Paulo</text:p>
          </table:table-cell>
          <table:table-cell table:style-name="Default"/>
          <table:table-cell office:value-type="string" calcext:value-type="string">
            <text:p>Silvia Cristina Rossato</text:p>
          </table:table-cell>
          <table:table-cell office:value-type="string" calcext:value-type="string">
            <text:p>Universidade de São Paulo (USP). Instituto de Biociências (IB)</text:p>
          </table:table-cell>
          <table:table-cell table:number-columns-repeated="3"/>
          <table:table-cell office:value-type="string" calcext:value-type="string">
            <text:p>Alpina Begossi</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Biológicas</text:p>
          </table:table-cell>
          <table:table-cell office:value-type="string" calcext:value-type="string">
            <text:p>Ecologia</text:p>
          </table:table-cell>
          <table:table-cell table:style-name="Default"/>
          <table:table-cell table:style-name="ce2" office:value-type="date" office:date-value="1994-03-01" calcext:value-type="date">
            <text:p>1/3/1994</text:p>
          </table:table-cell>
          <table:table-cell table:style-name="ce2" office:value-type="date" office:date-value="1995-10-31" calcext:value-type="date">
            <text:p>31/10/1995</text:p>
          </table:table-cell>
          <table:table-cell table:number-columns-repeated="3"/>
          <table:table-cell office:value-type="string" calcext:value-type="string">
            <text:p>Este estudo tem como objetivo estudar a utilização de plantas por cinco comunidades do município de Ubatuba. Serão realizadas entrevistas, na forma de questionários, para se conhecer o uso de plantas na medicina caseira, artesanato, construção de casas canoas e alimentação. Para os dados obtidos serão calculados os índices de diversidade de Simpson e Shannon-Wiener. Os dados serão comparados entre as comunidades e com os dados existentes para as Ilhas de Búzios, Sepetiba e Jaguanum. (AU)</text:p>
          </table:table-cell>
          <table:table-cell table:style-name="Default"/>
          <table:table-cell table:number-columns-repeated="999"/>
        </table:table-row>
        <table:table-row table:style-name="ro1">
          <table:table-cell office:value-type="string" calcext:value-type="string">
            <text:p>09/06848-6</text:p>
          </table:table-cell>
          <table:table-cell office:value-type="string" calcext:value-type="string">
            <text:p>Valorização do espaço, urbanização e fragilidade ambiental no litoral norte do Estado de São Paulo: um estudo de caso nos municípios de Caraguatatuba, Ubatuba, São Sebastião e Ilha Bela</text:p>
          </table:table-cell>
          <table:table-cell office:value-type="string" calcext:value-type="string">
            <text:p>Valoring of space, urbanization and environmental fragilty in nort litoral of São Paulo State. the case of Caraguatatuba, Ubatuba, São Sebastião and Ilha bella municipality</text:p>
          </table:table-cell>
          <table:table-cell office:value-type="string" calcext:value-type="string">
            <text:p>Kenia Nogueira Diógenes da Rocha</text:p>
          </table:table-cell>
          <table:table-cell office:value-type="string" calcext:value-type="string">
            <text:p>Universidade Estadual de Campinas (UNICAMP). Instituto de Geociências (IG)</text:p>
          </table:table-cell>
          <table:table-cell table:number-columns-repeated="3"/>
          <table:table-cell office:value-type="string" calcext:value-type="string">
            <text:p>Antonio Carlos VITTE</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Humanas</text:p>
          </table:table-cell>
          <table:table-cell office:value-type="string" calcext:value-type="string">
            <text:p>Geografia</text:p>
          </table:table-cell>
          <table:table-cell office:value-type="string" calcext:value-type="string">
            <text:p>Geografia Humana</text:p>
          </table:table-cell>
          <table:table-cell table:style-name="ce2" office:value-type="date" office:date-value="2010-03-01" calcext:value-type="date">
            <text:p>1/3/2010</text:p>
          </table:table-cell>
          <table:table-cell table:style-name="ce2" office:value-type="date" office:date-value="2011-02-28" calcext:value-type="date">
            <text:p>28/2/2011</text:p>
          </table:table-cell>
          <table:table-cell table:number-columns-repeated="3"/>
          <table:table-cell office:value-type="string" calcext:value-type="string">
            <text:p>A produção do espaço, expresso na histórica relação sociedade/natureza, vem sendo feita dentro dos moldes capitalistas de apropriação do espaço, este vem sendo entendido como palco dessa relação. <text:s/>Com o desenvolvimento da sociedade capitalista o espaço foi sendo valorizado a medida que este foi servindo para atender as novas demandas da sociedade industrial. O processo intenso de urbanização brasileiro, principalmente a partir da década de 60, transformou os espaços e contribuiu para uma apropriação e consumo da natureza de forma mais significativa e sob diversos aspectos. O litoral norte de paulista, composto por quatro municípios que se localizam entre a planície litorânea e a encosta da Serra do mar, teve seu espaço valorado e valorizado dentro da lógica capitalista de especulação imobiliária e sua natureza consumida pela população de veraneio e pelos agentes do turismo na região. A associação de todos esses fatores pode implicar numa situação de fragilidade ambiental. O objetivo desse trabalho é fazer a caracterização da fragilidade ambiental do litoral Norte do Estado de São Paulo frente a crescente apropriação e valorização do espaço e o consumo da natureza sob a ótica da organização social capitalista. (AU)</text:p>
          </table:table-cell>
          <table:table-cell table:style-name="Default"/>
          <table:table-cell table:number-columns-repeated="999"/>
        </table:table-row>
        <table:table-row table:style-name="ro1">
          <table:table-cell office:value-type="string" calcext:value-type="string">
            <text:p>99/07883-6</text:p>
          </table:table-cell>
          <table:table-cell office:value-type="string" calcext:value-type="string">
            <text:p>Variabilidade sazonal (outono-primavera) da produtividade primária e biomassa fitoplanctônica na Enseada do Flamengo, Ubatuba, litoral norte do Estado de São Paulo</text:p>
          </table:table-cell>
          <table:table-cell table:style-name="Default"/>
          <table:table-cell office:value-type="string" calcext:value-type="string">
            <text:p>Gabriela Fernandes de Oliveira e Azevedo</text:p>
          </table:table-cell>
          <table:table-cell office:value-type="string" calcext:value-type="string">
            <text:p>Universidade de São Paulo (USP). Instituto Oceanográfico (IO)</text:p>
          </table:table-cell>
          <table:table-cell table:number-columns-repeated="3"/>
          <table:table-cell office:value-type="string" calcext:value-type="string">
            <text:p>Salvador Airton Gaeta</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1999-11-01" calcext:value-type="date">
            <text:p>1/11/1999</text:p>
          </table:table-cell>
          <table:table-cell table:style-name="ce2" office:value-type="date" office:date-value="2001-10-31" calcext:value-type="date">
            <text:p>31/10/2001</text:p>
          </table:table-cell>
          <table:table-cell table:number-columns-repeated="3"/>
          <table:table-cell office:value-type="string" calcext:value-type="string">
            <text:p>O projeto visa testar a hipótese de a Água Central do Atlântico Sul-ACAS pode ser a principal forçante na determinação do enriquecimento e acúmulo de biomassa fitoplanctônica no interior da Enseada do Flamengo, uma típica enseada do litoral norte do Estado de São Paulo. Esta hipótese será testada através da comparação sazonal (outono e primavera) dos campos de nutrientes, luz submarina, material em suspensão, biomassa e produtividade primária fitoplanctônica, amostrados em microescala espacial sinótica através de uma rede de estações oceanográficas ocupando o interior e adjacências da referida enseada. A escala sazonal (outono, primavera) visa minimizar os efeitos antrópicas da intensa ocupação (marinas e praias) a que está sujeito esse ecossistema costeiro notadamente durante os períodos de férias escolares. (AU)</text:p>
          </table:table-cell>
          <table:table-cell table:style-name="Default"/>
          <table:table-cell table:number-columns-repeated="999"/>
        </table:table-row>
        <table:table-row table:style-name="ro1">
          <table:table-cell office:value-type="string" calcext:value-type="string">
            <text:p>11/12268-2</text:p>
          </table:table-cell>
          <table:table-cell office:value-type="string" calcext:value-type="string">
            <text:p>Variação da densidade de bactérias do gênero Enterococcus na água do mar em um costão rochoso no município de Ubatuba, Litoral Norte de São Paulo</text:p>
          </table:table-cell>
          <table:table-cell table:style-name="Default"/>
          <table:table-cell office:value-type="string" calcext:value-type="string">
            <text:p>Thais Leandra Siems</text:p>
          </table:table-cell>
          <table:table-cell office:value-type="string" calcext:value-type="string">
            <text:p>Secretaria do Meio Ambiente (São Paulo - Estado). Instituto Geológico</text:p>
          </table:table-cell>
          <table:table-cell table:number-columns-repeated="3"/>
          <table:table-cell office:value-type="string" calcext:value-type="string">
            <text:p>Celia Regina de Gouveia Souza</text:p>
          </table:table-cell>
          <table:table-cell table:number-columns-repeated="3"/>
          <table:table-cell table:style-name="Default" table:number-columns-repeated="2"/>
          <table:table-cell office:value-type="string" calcext:value-type="string">
            <text:p>Bolsas no Brasil - Programa Capacitação - Treinamento Técnico</text:p>
          </table:table-cell>
          <table:table-cell office:value-type="string" calcext:value-type="string">
            <text:p>Ciências Biológicas</text:p>
          </table:table-cell>
          <table:table-cell office:value-type="string" calcext:value-type="string">
            <text:p>Microbiologia</text:p>
          </table:table-cell>
          <table:table-cell office:value-type="string" calcext:value-type="string">
            <text:p>Microbiologia Aplicada</text:p>
          </table:table-cell>
          <table:table-cell table:style-name="ce2" office:value-type="date" office:date-value="2011-08-01" calcext:value-type="date">
            <text:p>1/8/2011</text:p>
          </table:table-cell>
          <table:table-cell table:style-name="ce2" office:value-type="date" office:date-value="2013-01-31" calcext:value-type="date">
            <text:p>31/1/2013</text:p>
          </table:table-cell>
          <table:table-cell table:number-columns-repeated="3"/>
          <table:table-cell office:value-type="string" calcext:value-type="string">
            <text:p>No Brasil, o uso de águas costeiras para várias atividades recreacionais atrai pessoas para as regiões litorâneas e incrementa o turismo, que representa a principal fonte de receita dos municípios, o que torna evidente a necessidade de se manter a qualidade das águas recreacionais costeiras. Estas águas podem conter organismos patogênicos e não patogênicos, cujas fontes estão associadas à presença de esgotos não tratados, lixo, águas pluviais e fluviais, urina e fezes de animais e pessoas. A presença desses organismos, tanto na areia quanto na água das praias, é uma ameaça à saúde pública e do ambiente. (AU)</text:p>
          </table:table-cell>
          <table:table-cell table:style-name="Default"/>
          <table:table-cell table:number-columns-repeated="999"/>
        </table:table-row>
        <table:table-row table:style-name="ro1">
          <table:table-cell office:value-type="string" calcext:value-type="string">
            <text:p>98/00744-8</text:p>
          </table:table-cell>
          <table:table-cell office:value-type="string" calcext:value-type="string">
            <text:p>Variação diária da fauna de caprelideos associada a Sargassum em duas praias de diferentes graus de turbidez da região de Ubatuba, SP</text:p>
          </table:table-cell>
          <table:table-cell table:style-name="Default"/>
          <table:table-cell office:value-type="string" calcext:value-type="string">
            <text:p>Daniela Bueno Sudatti</text:p>
          </table:table-cell>
          <table:table-cell office:value-type="string" calcext:value-type="string">
            <text:p>Universidade Estadual de Campinas (UNICAMP). Instituto de Biologia (IB)</text:p>
          </table:table-cell>
          <table:table-cell table:number-columns-repeated="3"/>
          <table:table-cell office:value-type="string" calcext:value-type="string">
            <text:p>Fosca Pedini Pereira Leite</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Biológicas</text:p>
          </table:table-cell>
          <table:table-cell office:value-type="string" calcext:value-type="string">
            <text:p>Ecologia</text:p>
          </table:table-cell>
          <table:table-cell office:value-type="string" calcext:value-type="string">
            <text:p>Ecologia de Ecossistemas</text:p>
          </table:table-cell>
          <table:table-cell table:style-name="ce2" office:value-type="date" office:date-value="1998-05-01" calcext:value-type="date">
            <text:p>1/5/1998</text:p>
          </table:table-cell>
          <table:table-cell table:style-name="ce2" office:value-type="date" office:date-value="1999-10-31" calcext:value-type="date">
            <text:p>31/10/1999</text:p>
          </table:table-cell>
          <table:table-cell table:number-columns-repeated="3"/>
          <table:table-cell table:style-name="Default" table:number-columns-repeated="2"/>
          <table:table-cell table:number-columns-repeated="999"/>
        </table:table-row>
        <table:table-row table:style-name="ro1">
          <table:table-cell office:value-type="string" calcext:value-type="string">
            <text:p>01/14967-3</text:p>
          </table:table-cell>
          <table:table-cell office:value-type="string" calcext:value-type="string">
            <text:p>Variação espaço-temporal da meiofauna na plataforma interna e externa ao largo de Ubatuba - influência da ACAS</text:p>
          </table:table-cell>
          <table:table-cell table:style-name="Default"/>
          <table:table-cell office:value-type="string" calcext:value-type="string">
            <text:p>Margarete Siquelli Gouveia Louza</text:p>
          </table:table-cell>
          <table:table-cell office:value-type="string" calcext:value-type="string">
            <text:p>Universidade de São Paulo (USP). Instituto Oceanográfico (IO)</text:p>
          </table:table-cell>
          <table:table-cell table:number-columns-repeated="3"/>
          <table:table-cell office:value-type="string" calcext:value-type="string">
            <text:p>Thais Navajas Corbisier</text:p>
          </table:table-cell>
          <table:table-cell table:number-columns-repeated="3"/>
          <table:table-cell table:style-name="Default" table:number-columns-repeated="2"/>
          <table:table-cell office:value-type="string" calcext:value-type="string">
            <text:p>Bolsas no Brasil - Iniciação Científica</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02-04-01" calcext:value-type="date">
            <text:p>1/4/2002</text:p>
          </table:table-cell>
          <table:table-cell table:style-name="ce2" office:value-type="date" office:date-value="2003-11-30" calcext:value-type="date">
            <text:p>30/11/2003</text:p>
          </table:table-cell>
          <table:table-cell table:number-columns-repeated="3"/>
          <table:table-cell office:value-type="string" calcext:value-type="string">
            <text:p>Praias arenosas constituem ambientes extremamente dinâmicos, possuem grande diversidade e alto valor de biomassa de meiofauna, e também são áreas de recreação. Durante a época de veraneio, na Praia da Enseada no Guarujá ocorre o aumento do efeito mecânico no sedimento, causado pelo movimento dos turistas na praia, e também há um aumento na descarga de esgotos e na quantidade de detritos deixados nas praias. Recentemente foram encontrados (Projeto "Ecologia da Meiofauna de Duas Praias do Litoral Sul de São Paulo: Efeito Antropogênico" - Projeto FAPESP n° 98/15416-6) indícios de que estes impactos afetaram adversamente a meiofauna daquela praia. Em função desses fatos e também porque a meiofauna é um grupo ideal para o estudo de efeitos impactantes em praias arenosas, é que se tem o objetivo de estudar mais detalhadamente e localmente a comunidade meiofaunística da Praia da Enseada, no Guarujá, em duas datas, uma durante o veraneio e outra quando o fluxo de pessoas no local é menor. (AU)</text:p>
          </table:table-cell>
          <table:table-cell table:style-name="Default"/>
          <table:table-cell table:number-columns-repeated="999"/>
        </table:table-row>
        <table:table-row table:style-name="ro1">
          <table:table-cell office:value-type="string" calcext:value-type="string">
            <text:p>99/05454-0</text:p>
          </table:table-cell>
          <table:table-cell office:value-type="string" calcext:value-type="string">
            <text:p>Variações isotópicas de delta 13C e delta 15N em peixes demerso-pelagicos do ecossistema de plataforma ao largo de Ubatuba (SP) e Cabo Frio (RJ)</text:p>
          </table:table-cell>
          <table:table-cell table:style-name="Default"/>
          <table:table-cell office:value-type="string" calcext:value-type="string">
            <text:p>Elizabeti Yuriko Muto</text:p>
          </table:table-cell>
          <table:table-cell office:value-type="string" calcext:value-type="string">
            <text:p>Universidade de São Paulo (USP). Instituto Oceanográfico (IO)</text:p>
          </table:table-cell>
          <table:table-cell table:number-columns-repeated="3"/>
          <table:table-cell office:value-type="string" calcext:value-type="string">
            <text:p>Lucy Satiko Hashimoto Soares</text:p>
          </table:table-cell>
          <table:table-cell table:number-columns-repeated="3"/>
          <table:table-cell table:style-name="Default" table:number-columns-repeated="2"/>
          <table:table-cell office:value-type="string" calcext:value-type="string">
            <text:p>Bolsas no Brasil - Douto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1999-08-01" calcext:value-type="date">
            <text:p>1/8/1999</text:p>
          </table:table-cell>
          <table:table-cell table:style-name="ce2" office:value-type="date" office:date-value="2003-07-31" calcext:value-type="date">
            <text:p>31/7/2003</text:p>
          </table:table-cell>
          <table:table-cell table:number-columns-repeated="3"/>
          <table:table-cell office:value-type="string" calcext:value-type="string">
            <text:p>O presente estudo tem como objetivo estudar a ecologia alimentar de Trachurus lathami (Nichols, 1920), Porichthys porosissimus (Valenciennes, 1837), Merluccius hubsi (Marine, 1933) e Cynoscion guatucupa (Cuvier, 1830), no sistema de plataforma de Ubatuba (SP) e Cabo Frio (RJ). As espécies objeto deste estudo foram selecionadas por apresentarem alta biomassa nos dois sistemas e por serem importantes recursos pesqueiros na região sul-sudeste do Brasil. Com o objetivo de se identificar variações inter e intra-específicas da posição trófica e assinatura isotópica de cada espécie, serão determinadas as razões de 13C/12C e l5N/14N de tecido muscular dos peixes, baseando-se no conhecimento de que a composição isotópica do corpo do animal é o reflexo de sua dieta. Análises de conteúdos estomacais também serão realizadas, visando a identificação das presas principais e sua contribuição relativa em massa. Será comparada a composição isotópica e dieta das espécies nos dois sistemas, no verão e inverno, a fim de se avaliar a influência das condições oceanográficas na dinâmica alimentar das espécies. No final da primavera e início de verão, a intrusão da massa de água fria denominada Água Central do Atlântico Sul (ACAS) na região interna da plataforma, promove o enriquecimento da camada eufótica, favorecendo o aumento da produção primária e, portanto, da quantidade disponível de alimento para os níveis trófícos superiores. Com o recuo da ACAS durante o outono e inverno, a área mais costeira é ocupada por águas oligotróficas (Água Costeira). A principal fonte de matéria orgânica neste período provém do detrito, que é remobilizado com a passagem de frentes frias. (AU)</text:p>
          </table:table-cell>
          <table:table-cell table:style-name="Default"/>
          <table:table-cell table:number-columns-repeated="999"/>
        </table:table-row>
        <table:table-row table:style-name="ro1">
          <table:table-cell office:value-type="string" calcext:value-type="string">
            <text:p>99/07526-9</text:p>
          </table:table-cell>
          <table:table-cell office:value-type="string" calcext:value-type="string">
            <text:p>Variações temporais na estrutura da comunidade de peixes demersais da plataforma continental de ubatuba,sp</text:p>
          </table:table-cell>
          <table:table-cell table:style-name="Default"/>
          <table:table-cell office:value-type="string" calcext:value-type="string">
            <text:p>Corrine do Rosario Timas Almeida</text:p>
          </table:table-cell>
          <table:table-cell office:value-type="string" calcext:value-type="string">
            <text:p>Universidade de São Paulo (USP). Instituto Oceanográfico (IO)</text:p>
          </table:table-cell>
          <table:table-cell table:number-columns-repeated="3"/>
          <table:table-cell office:value-type="string" calcext:value-type="string">
            <text:p>Lucy Satiko Hashimoto Soares</text:p>
          </table:table-cell>
          <table:table-cell table:number-columns-repeated="3"/>
          <table:table-cell table:style-name="Default" table:number-columns-repeated="2"/>
          <table:table-cell office:value-type="string" calcext:value-type="string">
            <text:p>Bolsas no Brasil - Mest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1999-10-01" calcext:value-type="date">
            <text:p>1/10/1999</text:p>
          </table:table-cell>
          <table:table-cell table:style-name="ce2" office:value-type="date" office:date-value="2001-09-30" calcext:value-type="date">
            <text:p>30/9/2001</text:p>
          </table:table-cell>
          <table:table-cell table:number-columns-repeated="3"/>
          <table:table-cell office:value-type="string" calcext:value-type="string">
            <text:p>Com a finalidade de identificar as variações temporais, diária e intra-anual, na estrutura da comunidade de peixes demersais da plataforma continental de Ubatuba, SP, serão determinados diversos parâmetros populacionais e de comunidades, a partir dos dados de captura de cinco séries de coletas realizadas ao longo do ciclo geofísico de 24 horas, entre os anos de 1987 e 1988, em diferentes profundidades. Por conseguinte, as relações entre os fatores ambientais e a comunidade de peixes demersais serão analisadas. Baseando-se nas variáveis biológicas (peso e tamanho) das espécies mais abundantes, serão feitas comparações na estrutura populacional, ao longo de um ciclo geofísico de 24 horas, considerando as estações do ano (inverno e verão) e a profundidade de coleta. Este estudo tem também um propósito metodológico, que consistirá em analisar a metodologia de coleta e a sua aplicação em estudos de distribuição espacial e temporal de peixes demersais. (AU)</text:p>
          </table:table-cell>
          <table:table-cell table:style-name="Default"/>
          <table:table-cell table:number-columns-repeated="999"/>
        </table:table-row>
        <table:table-row table:style-name="ro1">
          <table:table-cell office:value-type="string" calcext:value-type="string">
            <text:p>12/06121-1</text:p>
          </table:table-cell>
          <table:table-cell office:value-type="string" calcext:value-type="string">
            <text:p>Vias de degradação da matéria orgânica em sedimentos costeiros marinhos: implicações para o funcionamento do ecossistema (pathways)</text:p>
          </table:table-cell>
          <table:table-cell office:value-type="string" calcext:value-type="string">
            <text:p>Pathways of organic matter degradation in marine coastal sediments: implications to ecosystem functioning</text:p>
          </table:table-cell>
          <table:table-cell office:value-type="string" calcext:value-type="string">
            <text:p>Cintia Organo Quintana</text:p>
          </table:table-cell>
          <table:table-cell office:value-type="string" calcext:value-type="string">
            <text:p>Universidade de São Paulo (USP). Instituto Oceanográfico (IO)</text:p>
          </table:table-cell>
          <table:table-cell table:number-columns-repeated="3"/>
          <table:table-cell office:value-type="string" calcext:value-type="string">
            <text:p>Paulo Yukio Gomes Sumida</text:p>
          </table:table-cell>
          <table:table-cell table:number-columns-repeated="3"/>
          <table:table-cell table:style-name="Default" table:number-columns-repeated="2"/>
          <table:table-cell office:value-type="string" calcext:value-type="string">
            <text:p>Bolsas no Brasil - Pós-Doutorado</text:p>
          </table:table-cell>
          <table:table-cell office:value-type="string" calcext:value-type="string">
            <text:p>Ciências Exatas e da Terra</text:p>
          </table:table-cell>
          <table:table-cell office:value-type="string" calcext:value-type="string">
            <text:p>Oceanografia</text:p>
          </table:table-cell>
          <table:table-cell office:value-type="string" calcext:value-type="string">
            <text:p>Oceanografia Biológica</text:p>
          </table:table-cell>
          <table:table-cell table:style-name="ce2" office:value-type="date" office:date-value="2012-07-01" calcext:value-type="date">
            <text:p>1/7/2012</text:p>
          </table:table-cell>
          <table:table-cell table:style-name="ce2" office:value-type="date" office:date-value="2015-03-31" calcext:value-type="date">
            <text:p>31/3/2015</text:p>
          </table:table-cell>
          <table:table-cell table:number-columns-repeated="3"/>
          <table:table-cell office:value-type="string" calcext:value-type="string">
            <text:p>Os principais mecanismos que regulam a mineralização da matéria orgânica (MO) nos sedimentos marinhos estão divididos entre a distribuição e concentração de aceptores de elétrons, qualidade/quantidade de matéria orgânica e bioturbação da macrofauna bêntica. Os processos de degradação que ocorrem no sedimento são fundamentais para o funcionamento dos ecossistemas costeiros de sublitoral, como exemplo para o retorno de nutrientes para água, acoplamento bento-pelágico, produção primária pelágica/bêntica e fluxo de energia. No entanto, pouco se sabe sobre os processos biogeoquímicos envolvidos na degradação da MO em sedimentos da costa brasileira. O objetivo da presente proposta de pesquisa é investigar as vias de degradação da MO em um gradiente de sedimentos lodosos à arenosos de Ubatuba, SP, e os principais fatores que podem alterar tais processos, como a participação de diferentes aceptores de elétrons e da fauna bêntica tanto por assimilação quanto por estimulação da mineralização da MO. Um conjunto de experimentos laboratoriais utilizando técnicas e análises inovadoras serão conduzidos para testar tal objetivo. Os fluxos de O2, CO2, carbono orgânico dissolvido e nutrientes na interface sedimento-água serão medidos em cores mantidos em laboratório em condições similares às in situ. Os mesmos solutos serão medidos na água intersticial do sedimento, permitindo assim o cálculo de compostos produzidos, acumulados ou exportados para a coluna de água. Condições óxicas e redutoras do sedimento serão medidas utilizando microeletrodos de O2 e potencial redox. Em outra série experimental, microalgas enriquecidas com 13C, serão adicionadas na superfície do sedimento. A análise isotópica do 13C dos tecidos dos animais no final do experimento revelará quanto da MO é assimilada pela fauna, enquanto que a análise isotópica dos biomarcadores lipídicos de bactéria quantificará a incorporação bacteriana. As análises químicas e de isótopos estáveis serão realizadas em cooperação internacional com o Institute of Biology, University of Southern Denmark e Netherlands Institute of Marine Ecology. Esperamos encontrar maior reatividade e taxas de mineralização em sedimentos arenosos do que lodosos, pois a camada óxica é mais extensa e a degradação via O2 é mais eficiente. A participação da fauna deve também variar de acordo com o tipo do sedimento e com a estrutura da comunidade bêntica. (AU)</text:p>
          </table:table-cell>
          <table:table-cell office:value-type="string" calcext:value-type="string">
            <text:p>The main mechanisms that regulate organic matter (OM) mineralization in marine sediments include distribution and concentration of electron acceptors, quantity and quality of OM and bioturbation of benthic macrofauna. Degradation processes that occur in the sediment play a key role on coastal ecosystem functioning, for example to return nutrients to the water, to establish benthic-pelagic coupling, to stimulate pelagic and benthic primary production and to yield energy flux. Very little is known about the biogeochemical processes involved in the OM degradation and total rates of carbon and nitrogen mineralization in sediments of Brazilian coast. It is thus important to understand the mechanisms regulating the OM degradation, since these processes are vital to ecosystem functioning. The main goal of this project is to investigate the OM degradation pathways in several sediments types of Ubatuba coastal area, Sao Paulo and the major factors altering these processes, such as the participation of different electron acceptors and benthic fauna assimilation and stimulation. Laboratory experiments will apply the latest methods and analysis to study the project goal. Fluxes of O2, CO2, dissolved organic carbon and nutrients in the sediment-water interface will be measured in cores maintained in laboratory conditions similar to in situ. The same solutes will be quantified in the porewater to calculate the amount of compounds produced, accumulated in sediments and exported to the water column. Oxic and reduced conditions in the sediment will be accessed by microelectrodes of O2 and redox. In another experimental set-up, enriched microalgae (13C), will be added to the sediment surface of cores to access the amount of organic matter assimilated by fauna and bacteria. The isotope analysis of 13C in the animal tissues at the end of the experiment will reveal the amount of OM consumed by fauna, while the 13C isotope analysis in bacterial lipid biomarkers will reveal bacterial incorporation. The chemical and isotope analysis will be done in collaboration with Institute of Biology, University of Southern Denmark and Netherlands Institute of Marine Ecology. We expect to find high reactivity and mineralization rates in sandy sediments, since the oxic layer should be broader and degradation via O2 is more efficient. Fauna participation should vary according to sediment type and the structure of benthic community. (AU)</text:p>
          </table:table-cell>
          <table:table-cell table:number-columns-repeated="999"/>
        </table:table-row>
        <table:table-row table:style-name="ro1">
          <table:table-cell office:value-type="string" calcext:value-type="string">
            <text:p>01/10842-1</text:p>
          </table:table-cell>
          <table:table-cell office:value-type="string" calcext:value-type="string">
            <text:p>William Craig Burnett | Florida State University - Estados Unidos</text:p>
          </table:table-cell>
          <table:table-cell table:style-name="Default"/>
          <table:table-cell office:value-type="string" calcext:value-type="string">
            <text:p>Joselene de Oliveira</text:p>
          </table:table-cell>
          <table:table-cell office:value-type="string" calcext:value-type="string">
            <text:p>Secretaria de Desenvolvimento Econômico, Ciência e Tecnologia (São Paulo - Estado). Instituto de Pesquisas Energéticas e Nucleares (IPEN)</text:p>
          </table:table-cell>
          <table:table-cell table:number-columns-repeated="3"/>
          <table:table-cell office:value-type="string" calcext:value-type="string">
            <text:p>Joselene de Oliveira</text:p>
          </table:table-cell>
          <table:table-cell table:number-columns-repeated="3"/>
          <table:table-cell office:value-type="string" calcext:value-type="string">
            <text:p>William Craig Burnett</text:p>
          </table:table-cell>
          <table:table-cell office:value-type="string" calcext:value-type="string">
            <text:p>Florida State University</text:p>
          </table:table-cell>
          <table:table-cell office:value-type="string" calcext:value-type="string">
            <text:p>Auxílio à Pesquisa - Pesquisador Visitante - Internacional</text:p>
          </table:table-cell>
          <table:table-cell office:value-type="string" calcext:value-type="string">
            <text:p>Ciências Exatas e da Terra</text:p>
          </table:table-cell>
          <table:table-cell office:value-type="string" calcext:value-type="string">
            <text:p>Química</text:p>
          </table:table-cell>
          <table:table-cell office:value-type="string" calcext:value-type="string">
            <text:p>Química Analítica</text:p>
          </table:table-cell>
          <table:table-cell table:style-name="ce2" office:value-type="date" office:date-value="2002-02-14" calcext:value-type="date">
            <text:p>14/2/2002</text:p>
          </table:table-cell>
          <table:table-cell table:style-name="ce2" office:value-type="date" office:date-value="2002-02-23" calcext:value-type="date">
            <text:p>23/2/2002</text:p>
          </table:table-cell>
          <table:table-cell table:number-columns-repeated="3"/>
          <table:table-cell office:value-type="string" calcext:value-type="string">
            <text:p>O pesquisador visitante coordenará a segunda coleta de amostras de água do mar e sedimentos, em Ubatuba/SP, planejada para o período de 14 a 23 de Fevereiro de 2002. A segunda campanha de amostragem faz parte das atividades de campo previstas no projeto intitulado "Estudo da descarga de águas subterrâneas em regiões costeiras utilizando Rn-222 como traçador natural", Processo FAPESP 1999/08361-3. Em todas as amostras, serão determinadas as concentrações de Rn-222 em excesso e a partir destes resultados, estimados os respectivos inventários na coluna d'água observados em cada enseada estudada. Considerando-se os inventários de Rn-222 em excesso obtidos nos locais estudados, os fluxos de água subterrânea poderão ser quantificados utilizando-se um modelo uni-dimensional de advecção-difusão vertical. (AU)</text:p>
          </table:table-cell>
          <table:table-cell table:number-columns-repeated="1000"/>
        </table:table-row>
        <table:table-row table:style-name="ro1">
          <table:table-cell office:value-type="string" calcext:value-type="string">
            <text:p>03/06868-0</text:p>
          </table:table-cell>
          <table:table-cell table:number-columns-repeated="2" office:value-type="string" calcext:value-type="string">
            <text:p>Workshop on combinatorics, algorithms and applications | Ubatuba - SP</text:p>
          </table:table-cell>
          <table:table-cell office:value-type="string" calcext:value-type="string">
            <text:p>Yoshiharu Kohayakawa</text:p>
          </table:table-cell>
          <table:table-cell office:value-type="string" calcext:value-type="string">
            <text:p>Universidade de São Paulo (USP). Instituto de Matemática e Estatística (IME)</text:p>
          </table:table-cell>
          <table:table-cell table:number-columns-repeated="3"/>
          <table:table-cell office:value-type="string" calcext:value-type="string">
            <text:p>Yoshiharu Kohayakawa</text:p>
          </table:table-cell>
          <table:table-cell table:number-columns-repeated="5"/>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Ciência da Computação</text:p>
          </table:table-cell>
          <table:table-cell office:value-type="string" calcext:value-type="string">
            <text:p>Teoria da Computação</text:p>
          </table:table-cell>
          <table:table-cell table:style-name="ce2" office:value-type="date" office:date-value="2003-09-01" calcext:value-type="date">
            <text:p>1/9/2003</text:p>
          </table:table-cell>
          <table:table-cell table:style-name="ce2" office:value-type="date" office:date-value="2003-09-05" calcext:value-type="date">
            <text:p>5/9/2003</text:p>
          </table:table-cell>
          <table:table-cell table:number-columns-repeated="1004"/>
        </table:table-row>
        <table:table-row table:style-name="ro1">
          <table:table-cell office:value-type="string" calcext:value-type="string">
            <text:p>03/05634-6</text:p>
          </table:table-cell>
          <table:table-cell/>
          <table:table-cell office:value-type="string" calcext:value-type="string">
            <text:p>1st Brazilian Conference Statistical Modelling Insurance Finance | Ubatuba - SP</text:p>
          </table:table-cell>
          <table:table-cell office:value-type="string" calcext:value-type="string">
            <text:p>Nikolai Valtchev Kolev</text:p>
          </table:table-cell>
          <table:table-cell office:value-type="string" calcext:value-type="string">
            <text:p>Universidade de São Paulo (USP). Instituto de Matemática e Estatística (IME)</text:p>
          </table:table-cell>
          <table:table-cell table:number-columns-repeated="3"/>
          <table:table-cell office:value-type="string" calcext:value-type="string">
            <text:p>Nikolai Valtchev Kolev</text:p>
          </table:table-cell>
          <table:table-cell table:number-columns-repeated="5"/>
          <table:table-cell office:value-type="string" calcext:value-type="string">
            <text:p>Auxílio à Pesquisa - Organização de Reunião Científica</text:p>
          </table:table-cell>
          <table:table-cell office:value-type="string" calcext:value-type="string">
            <text:p>Ciências Exatas e da Terra</text:p>
          </table:table-cell>
          <table:table-cell office:value-type="string" calcext:value-type="string">
            <text:p>Probabilidade e Estatística</text:p>
          </table:table-cell>
          <table:table-cell office:value-type="string" calcext:value-type="string">
            <text:p>Probabilidade e Estatística Aplicadas</text:p>
          </table:table-cell>
          <table:table-cell table:style-name="ce2" office:value-type="date" office:date-value="2003-09-01" calcext:value-type="date">
            <text:p>1/9/2003</text:p>
          </table:table-cell>
          <table:table-cell table:style-name="ce2" office:value-type="date" office:date-value="2003-09-06" calcext:value-type="date">
            <text:p>6/9/2003</text:p>
          </table:table-cell>
          <table:table-cell table:number-columns-repeated="1004"/>
        </table:table-row>
        <table:table-row table:style-name="ro1" table:number-rows-repeated="1048337">
          <table:table-cell table:number-columns-repeated="1024"/>
        </table:table-row>
        <table:table-row table:style-name="ro1">
          <table:table-cell table:number-columns-repeated="1024"/>
        </table:table-row>
      </table:table>
      <table:table table:name="PlanilhaDinâmica" table:style-name="ta2">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6" table:default-cell-style-name="Default"/>
        <table:table-column table:style-name="co51" table:number-columns-repeated="1000" table:default-cell-style-name="Default"/>
        <table:table-row table:style-name="ro2" table:number-rows-repeated="2">
          <table:table-cell table:number-columns-repeated="1024"/>
        </table:table-row>
        <table:table-row table:style-name="ro2">
          <table:table-cell table:style-name="ce3" office:value-type="string" calcext:value-type="string">
            <text:p>Rótulos de Linha</text:p>
          </table:table-cell>
          <table:table-cell office:value-type="string" calcext:value-type="string">
            <text:p>Contagem de N. Processo</text:p>
          </table:table-cell>
          <table:table-cell table:number-columns-repeated="1022"/>
        </table:table-row>
        <table:table-row table:style-name="ro2">
          <table:table-cell table:style-name="ce4" office:value-type="string" calcext:value-type="string">
            <text:p>Zoologia</text:p>
          </table:table-cell>
          <table:table-cell table:style-name="ce5" office:value-type="float" office:value="69" calcext:value-type="float">
            <text:p>69</text:p>
          </table:table-cell>
          <table:table-cell table:number-columns-repeated="1022"/>
        </table:table-row>
        <table:table-row table:style-name="ro2">
          <table:table-cell table:style-name="ce4" office:value-type="string" calcext:value-type="string">
            <text:p>Ecologia</text:p>
          </table:table-cell>
          <table:table-cell table:style-name="ce5" office:value-type="float" office:value="51" calcext:value-type="float">
            <text:p>51</text:p>
          </table:table-cell>
          <table:table-cell table:number-columns-repeated="1022"/>
        </table:table-row>
        <table:table-row table:style-name="ro2">
          <table:table-cell table:style-name="ce4" office:value-type="string" calcext:value-type="string">
            <text:p>Oceanografia</text:p>
          </table:table-cell>
          <table:table-cell table:style-name="ce5" office:value-type="float" office:value="33" calcext:value-type="float">
            <text:p>33</text:p>
          </table:table-cell>
          <table:table-cell table:number-columns-repeated="1022"/>
        </table:table-row>
        <table:table-row table:style-name="ro2">
          <table:table-cell table:style-name="ce4" office:value-type="string" calcext:value-type="string">
            <text:p>Geociências</text:p>
          </table:table-cell>
          <table:table-cell table:style-name="ce5" office:value-type="float" office:value="19" calcext:value-type="float">
            <text:p>19</text:p>
          </table:table-cell>
          <table:table-cell table:number-columns-repeated="1022"/>
        </table:table-row>
        <table:table-row table:style-name="ro2">
          <table:table-cell table:style-name="ce4" office:value-type="string" calcext:value-type="string">
            <text:p>Botânica</text:p>
          </table:table-cell>
          <table:table-cell table:style-name="ce5" office:value-type="float" office:value="8" calcext:value-type="float">
            <text:p>8</text:p>
          </table:table-cell>
          <table:table-cell table:number-columns-repeated="1022"/>
        </table:table-row>
        <table:table-row table:style-name="ro2">
          <table:table-cell table:style-name="ce4" office:value-type="string" calcext:value-type="string">
            <text:p>Química</text:p>
          </table:table-cell>
          <table:table-cell table:style-name="ce5" office:value-type="float" office:value="7" calcext:value-type="float">
            <text:p>7</text:p>
          </table:table-cell>
          <table:table-cell table:number-columns-repeated="1022"/>
        </table:table-row>
        <table:table-row table:style-name="ro2">
          <table:table-cell table:style-name="ce4" office:value-type="string" calcext:value-type="string">
            <text:p>Recursos Florestais e Engenharia Florestal</text:p>
          </table:table-cell>
          <table:table-cell table:style-name="ce5" office:value-type="float" office:value="7" calcext:value-type="float">
            <text:p>7</text:p>
          </table:table-cell>
          <table:table-cell table:number-columns-repeated="1022"/>
        </table:table-row>
        <table:table-row table:style-name="ro2">
          <table:table-cell table:style-name="ce4" office:value-type="string" calcext:value-type="string">
            <text:p>Microbiologia</text:p>
          </table:table-cell>
          <table:table-cell table:style-name="ce5" office:value-type="float" office:value="5" calcext:value-type="float">
            <text:p>5</text:p>
          </table:table-cell>
          <table:table-cell table:number-columns-repeated="1022"/>
        </table:table-row>
        <table:table-row table:style-name="ro2">
          <table:table-cell table:style-name="ce4" office:value-type="string" calcext:value-type="string">
            <text:p>Probabilidade e Estatística</text:p>
          </table:table-cell>
          <table:table-cell table:style-name="ce5" office:value-type="float" office:value="5" calcext:value-type="float">
            <text:p>5</text:p>
          </table:table-cell>
          <table:table-cell table:number-columns-repeated="1022"/>
        </table:table-row>
        <table:table-row table:style-name="ro2">
          <table:table-cell table:style-name="ce4" office:value-type="string" calcext:value-type="string">
            <text:p>Matemática</text:p>
          </table:table-cell>
          <table:table-cell table:style-name="ce5" office:value-type="float" office:value="3" calcext:value-type="float">
            <text:p>3</text:p>
          </table:table-cell>
          <table:table-cell table:number-columns-repeated="1022"/>
        </table:table-row>
        <table:table-row table:style-name="ro2">
          <table:table-cell table:style-name="ce4" office:value-type="string" calcext:value-type="string">
            <text:p>Astronomia</text:p>
          </table:table-cell>
          <table:table-cell table:style-name="ce5" office:value-type="float" office:value="3" calcext:value-type="float">
            <text:p>3</text:p>
          </table:table-cell>
          <table:table-cell table:number-columns-repeated="1022"/>
        </table:table-row>
        <table:table-row table:style-name="ro2">
          <table:table-cell table:style-name="ce4" office:value-type="string" calcext:value-type="string">
            <text:p>Geografia</text:p>
          </table:table-cell>
          <table:table-cell table:style-name="ce5" office:value-type="float" office:value="3" calcext:value-type="float">
            <text:p>3</text:p>
          </table:table-cell>
          <table:table-cell table:number-columns-repeated="1022"/>
        </table:table-row>
        <table:table-row table:style-name="ro2">
          <table:table-cell table:style-name="ce4" office:value-type="string" calcext:value-type="string">
            <text:p>Bioquímica</text:p>
          </table:table-cell>
          <table:table-cell table:style-name="ce5" office:value-type="float" office:value="2" calcext:value-type="float">
            <text:p>2</text:p>
          </table:table-cell>
          <table:table-cell table:number-columns-repeated="1022"/>
        </table:table-row>
        <table:table-row table:style-name="ro2">
          <table:table-cell table:style-name="ce4" office:value-type="string" calcext:value-type="string">
            <text:p>Genética</text:p>
          </table:table-cell>
          <table:table-cell table:style-name="ce5" office:value-type="float" office:value="2" calcext:value-type="float">
            <text:p>2</text:p>
          </table:table-cell>
          <table:table-cell table:number-columns-repeated="1022"/>
        </table:table-row>
        <table:table-row table:style-name="ro2">
          <table:table-cell table:style-name="ce4" office:value-type="string" calcext:value-type="string">
            <text:p>História</text:p>
          </table:table-cell>
          <table:table-cell table:style-name="ce5" office:value-type="float" office:value="2" calcext:value-type="float">
            <text:p>2</text:p>
          </table:table-cell>
          <table:table-cell table:number-columns-repeated="1022"/>
        </table:table-row>
        <table:table-row table:style-name="ro2">
          <table:table-cell table:style-name="ce4" office:value-type="string" calcext:value-type="string">
            <text:p>Ciência da Computação</text:p>
          </table:table-cell>
          <table:table-cell table:style-name="ce5" office:value-type="float" office:value="2" calcext:value-type="float">
            <text:p>2</text:p>
          </table:table-cell>
          <table:table-cell table:number-columns-repeated="1022"/>
        </table:table-row>
        <table:table-row table:style-name="ro2">
          <table:table-cell table:style-name="ce4" office:value-type="string" calcext:value-type="string">
            <text:p>Engenharia Mecânica</text:p>
          </table:table-cell>
          <table:table-cell table:style-name="ce5" office:value-type="float" office:value="2" calcext:value-type="float">
            <text:p>2</text:p>
          </table:table-cell>
          <table:table-cell table:number-columns-repeated="1022"/>
        </table:table-row>
        <table:table-row table:style-name="ro2">
          <table:table-cell table:style-name="ce4" office:value-type="string" calcext:value-type="string">
            <text:p>Agronomi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Medicina Veterinári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Fisioterapia e Terapia Ocupacional</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Ciência e Tecnologia de Alimentos</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Artes</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Biologia Geral</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Parasitologi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Engenharia Civil</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Arqueologi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Arquitetura e Urbanismo</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Antropologi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Sociologi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Engenharia Sanitári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Física</text:p>
          </table:table-cell>
          <table:table-cell table:style-name="ce5" office:value-type="float" office:value="1" calcext:value-type="float">
            <text:p>1</text:p>
          </table:table-cell>
          <table:table-cell table:number-columns-repeated="1022"/>
        </table:table-row>
        <table:table-row table:style-name="ro2">
          <table:table-cell table:style-name="ce4" office:value-type="string" calcext:value-type="string">
            <text:p>Total Geral</text:p>
          </table:table-cell>
          <table:table-cell table:style-name="ce5" office:value-type="float" office:value="237" calcext:value-type="float">
            <text:p>237</text:p>
          </table:table-cell>
          <table:table-cell table:number-columns-repeated="1022"/>
        </table:table-row>
        <table:table-row table:style-name="ro2" table:number-rows-repeated="1048540">
          <table:table-cell table:number-columns-repeated="1024"/>
        </table:table-row>
        <table:table-row table:style-name="ro2">
          <table:table-cell table:number-columns-repeated="1024"/>
        </table:table-row>
      </table:table>
      <table:named-expressions>
        <table:named-expression table:name="_xlcn.WorksheetConnection_consulta_fapesp_20150917_pchave.xlsxTabela2" table:base-cell-address="$Filtro_Ùnicos.$A$1" table:expression="tabela2[]"/>
      </table:named-expressions>
      <table:database-ranges>
        <table:database-range table:name="Tabela2" table:target-range-address="Filtro_Ùnicos.A1:Filtro_Ùnicos.Z23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0106P0" style:volatile="true" number:language="pt" number:country="BR">
      <number:text>R$ </number:text>
      <number:number number:decimal-places="0" number:min-integer-digits="1" number:grouping="true"/>
      <number:text> </number:text>
    </number:number-style>
    <number:number-style style:name="N10106" number:language="pt" number:country="BR">
      <number:text>(R$ </number:text>
      <number:number number:decimal-places="0" number:min-integer-digits="1" number:grouping="true"/>
      <number:text>)</number:text>
      <style:map style:condition="value()&gt;=0" style:apply-style-name="N10106P0"/>
    </number:number-style>
    <number:number-style style:name="N10107P0" style:volatile="true" number:language="pt" number:country="BR">
      <number:text>R$ </number:text>
      <number:number number:decimal-places="0" number:min-integer-digits="1" number:grouping="true"/>
      <number:text> </number:text>
    </number:number-style>
    <number:number-style style:name="N10107" number:language="pt" number:country="BR">
      <style:text-properties fo:color="#ff0000"/>
      <number:text>(R$ </number:text>
      <number:number number: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2" number:min-integer-digits="1" number:grouping="true"/>
      <number:text> </number:text>
    </number:number-style>
    <number:number-style style:name="N10108" number:language="pt" number:country="BR">
      <number:text>(R$ </number:text>
      <number:number number:decimal-places="2"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number:min-integer-digits="1" number:grouping="true"/>
      <number:text> </number:text>
    </number:number-style>
    <number:number-style style:name="N10109" number:language="pt" number:country="BR">
      <style:text-properties fo:color="#ff0000"/>
      <number:text>(R$ </number:text>
      <number:number number:decimal-places="2" number:min-integer-digits="1" number:grouping="true"/>
      <number:text>)</number:text>
      <style:map style:condition="value()&gt;=0" style:apply-style-name="N10109P0"/>
    </number:number-style>
    <number:date-style style:name="N10110" number:language="pt" number:country="BR">
      <number:day/>
      <number:text>/</number:text>
      <number:month/>
      <number:text>/</number:text>
      <number:year number:style="long"/>
    </number:date-style>
    <number:date-style style:name="N10111" number:language="pt" number:country="BR">
      <number:day/>
      <number:text>/</number:text>
      <number:month number:textual="true"/>
      <number:text>/</number:text>
      <number:year/>
    </number:date-style>
    <number:date-style style:name="N10112" number:language="pt" number:country="BR">
      <number:day/>
      <number:text>/</number:text>
      <number:month number:textual="true"/>
    </number:date-style>
    <number:date-style style:name="N10113" number:language="pt" number:country="BR">
      <number:month number:textual="true"/>
      <number:text>/</number:text>
      <number:year/>
    </number:date-style>
    <number:time-style style:name="N10114" number:language="pt" number:country="BR">
      <number:hours/>
      <number:text>:</number:text>
      <number:minutes number:style="long"/>
      <number:text> </number:text>
      <number:am-pm/>
    </number:time-style>
    <number:time-style style:name="N10115" number:language="pt" number:country="BR">
      <number:hours/>
      <number:text>:</number:text>
      <number:minutes number:style="long"/>
      <number:text>:</number:text>
      <number:seconds number:style="long"/>
      <number:text> </number:text>
      <number:am-pm/>
    </number:time-style>
    <number:date-style style:name="N10116" number:language="pt" number:country="BR">
      <number:day/>
      <number:text>/</number:text>
      <number:month/>
      <number:text>/</number:text>
      <number:year number:style="long"/>
      <number:text> </number:text>
      <number:hours number:style="long"/>
      <number:text>:</number:text>
      <number:minutes number:style="long"/>
    </number:date-style>
    <number:number-style style:name="N10117P0" style:volatile="true" number:language="pt" number:country="BR">
      <number:number number:decimal-places="0" number:min-integer-digits="1" number:grouping="true"/>
      <number:text> </number:text>
    </number:number-style>
    <number:number-style style:name="N10117" number:language="pt" number:country="BR">
      <number:text>(</number:text>
      <number:number number:decimal-places="0" number:min-integer-digits="1" number:grouping="true"/>
      <number:text>)</number:text>
      <style:map style:condition="value()&gt;=0" style:apply-style-name="N10117P0"/>
    </number:number-style>
    <number:number-style style:name="N10118P0" style:volatile="true" number:language="pt" number:country="BR">
      <number:number number:decimal-places="0" number:min-integer-digits="1" number:grouping="true"/>
      <number:text> </number:text>
    </number:number-style>
    <number:number-style style:name="N10118" number:language="pt" number:country="BR">
      <style:text-properties fo:color="#ff0000"/>
      <number:text>(</number:text>
      <number:number number:decimal-places="0" number:min-integer-digits="1" number:grouping="true"/>
      <number:text>)</number:text>
      <style:map style:condition="value()&gt;=0" style:apply-style-name="N10118P0"/>
    </number:number-style>
    <number:number-style style:name="N10119P0" style:volatile="true" number:language="pt" number:country="BR">
      <number:number number:decimal-places="2" number:min-integer-digits="1" number:grouping="true"/>
      <number:text> </number:text>
    </number:number-style>
    <number:number-style style:name="N10119" number:language="pt" number:country="BR">
      <number:text>(</number:text>
      <number:number number:decimal-places="2" number:min-integer-digits="1" number:grouping="true"/>
      <number:text>)</number:text>
      <style:map style:condition="value()&gt;=0" style:apply-style-name="N10119P0"/>
    </number:number-style>
    <number:number-style style:name="N10120P0" style:volatile="true" number:language="pt" number:country="BR">
      <number:number number:decimal-places="2" number:min-integer-digits="1" number:grouping="true"/>
      <number:text> </number:text>
    </number:number-style>
    <number:number-style style:name="N10120" number:language="pt" number:country="BR">
      <style:text-properties fo:color="#ff0000"/>
      <number:text>(</number:text>
      <number:number number:decimal-places="2" number:min-integer-digits="1" number:grouping="true"/>
      <number:text>)</number:text>
      <style:map style:condition="value()&gt;=0" style:apply-style-name="N10120P0"/>
    </number:number-style>
    <number:number-style style:name="N10121P0" style:volatile="true" number:language="pt" number:country="BR">
      <number:text> </number:text>
      <loext:fill-character> </loext:fill-character>
      <number:number number:decimal-places="0" number:min-integer-digits="1" number:grouping="true"/>
      <number:text> </number:text>
    </number:number-style>
    <number:number-style style:name="N10121P1" style:volatile="true" number:language="pt" number:country="BR">
      <number:text> </number:text>
      <loext:fill-character> </loext:fill-character>
      <number:text>(</number:text>
      <number:number number:decimal-places="0" number:min-integer-digits="1" number:grouping="true"/>
      <number:text>)</number:text>
    </number:number-style>
    <number:number-style style:name="N10121P2" style:volatile="true" number:language="pt" number:country="BR">
      <number:text> </number:text>
      <loext:fill-character> </loext:fill-character>
      <number:text>- </number:text>
    </number:number-style>
    <number:text-style style:name="N10121" number:language="pt" number:country="B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pt" number:country="BR">
      <number:text> R$ </number:text>
      <loext:fill-character> </loext:fill-character>
      <number:number number:decimal-places="0" number:min-integer-digits="1" number:grouping="true"/>
      <number:text> </number:text>
    </number:number-style>
    <number:number-style style:name="N10122P1" style:volatile="true" number:language="pt" number:country="BR">
      <number:text> R$ </number:text>
      <loext:fill-character> </loext:fill-character>
      <number:text>(</number:text>
      <number:number number:decimal-places="0" number:min-integer-digits="1" number:grouping="true"/>
      <number:text>)</number:text>
    </number:number-style>
    <number:number-style style:name="N10122P2" style:volatile="true" number:language="pt" number:country="BR">
      <number:text> R$ </number: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number:text> </number:text>
      <loext:fill-character> </loext:fill-character>
      <number:number number:decimal-places="2" number:min-integer-digits="1" number:grouping="true"/>
      <number:text> </number:text>
    </number:number-style>
    <number:number-style style:name="N10123P1" style:volatile="true" number:language="pt" number:country="BR">
      <number:text> </number:text>
      <loext:fill-character> </loext:fill-character>
      <number:text>(</number:text>
      <number:number number:decimal-places="2" number:min-integer-digits="1" number:grouping="true"/>
      <number:text>)</number:text>
    </number:number-style>
    <number:number-style style:name="N10123P2" style:volatile="true" number:language="pt" number:country="BR">
      <number:text> </number:text>
      <loext:fill-character> </loext:fill-character>
      <number:text>-</number:text>
      <number:number number:decimal-places="0" number:min-integer-digits="0"/>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number:text> R$ </number:text>
      <loext:fill-character> </loext:fill-character>
      <number:number number:decimal-places="2" number:min-integer-digits="1" number:grouping="true"/>
      <number:text> </number:text>
    </number:number-style>
    <number:number-style style:name="N10124P1" style:volatile="true" number:language="pt" number:country="BR">
      <number:text> R$ </number:text>
      <loext:fill-character> </loext:fill-character>
      <number:text>(</number:text>
      <number:number number:decimal-places="2" number:min-integer-digits="1" number:grouping="true"/>
      <number:text>)</number:text>
    </number:number-style>
    <number:number-style style:name="N10124P2" style:volatile="true" number:language="pt" number:country="BR">
      <number:text> R$ </number:text>
      <loext:fill-character> </loext:fill-character>
      <number:text>-</number:text>
      <number:number number: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style:font-family-asian="'Droid Sans'"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2.49pt double-thin #3f3f3f" style:border-line-width="0.018cm 0.053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2.49pt double-thin #ff8001" style:border-line-width-bottom="0.018cm 0.053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2.49pt double-thin #5b9bd5" style:border-line-width-bottom="0.018cm 0.053cm 0.018cm" style:diagonal-bl-tr="none" style:diagonal-tl-br="none" fo:border-left="none" fo:border-right="none" fo:border-top="0.74pt solid #5b9bd5"/>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8">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Filtro_5f_Ùnicos" style:display-name="PageStyle_Filtro_Ùnicos" style:page-layout-name="Mpm3">
      <style:header style:display="false"/>
      <style:header-left style:display="false"/>
      <style:footer style:display="false"/>
      <style:footer-left style:display="false"/>
    </style:master-page>
    <style:master-page style:name="PageStyle_5f_PlanilhaDinâmica" style:display-name="PageStyle_PlanilhaDinâmic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rtal</meta:initial-creator>
    <dc:creator>Revisor</dc:creator>
    <meta:creation-date>2015-09-17T16:13:37</meta:creation-date>
    <dc:date>2015-10-12T23:44:00</dc:date>
    <meta:generator>LibreOffice/4.2.6.3$Linux_x86 LibreOffice_project/420m0$Build-3</meta:generator>
    <meta:document-statistic meta:table-count="2" meta:cell-count="2976"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